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dlg_import_running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4pt"/>
    </style:style>
    <style:style style:name="co2" style:family="table-column">
      <style:table-column-properties fo:break-before="auto" style:column-width="34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59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source xlink:type="simple" xlink:href="../LicenseCount.csv" table:table-name="Sheet1" table:filter-name="Text - txt - csv (StarCalc)" table:filter-options="44,39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541615029.84" calcext:value-type="float">
            <text:p>1541615029.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1615195.97" calcext:value-type="float">
            <text:p>1541615195.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1622791.98" calcext:value-type="float">
            <text:p>1541622791.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41623503.1" calcext:value-type="float">
            <text:p>1541623503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41624479.35" calcext:value-type="float">
            <text:p>1541624479.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1624632.67" calcext:value-type="float">
            <text:p>1541624632.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1624717.89" calcext:value-type="float">
            <text:p>1541624717.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41625487.01" calcext:value-type="float">
            <text:p>1541625487.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1625585.4" calcext:value-type="float">
            <text:p>1541625585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1626075.07" calcext:value-type="float">
            <text:p>1541626075.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41626431.58" calcext:value-type="float">
            <text:p>1541626431.58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rigger" table:style-name="ta1" table:print="false">
        <table:shapes>
          <draw:frame draw:z-index="0" draw:style-name="gr1" draw:text-style-name="P1" svg:width="1030.56pt" svg:height="418.59pt" svg:x="285.19pt" svg:y="6.83pt">
            <draw:object draw:notify-on-update-of-ranges="Trigger.A1:Trigger.A2 Trigger.B3:Trigger.B1000 Trigger.B1:Trigger.B2 Trigger.A3:Trigger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able:cell-range-source table:name="RANGE_IMPORT" xlink:type="simple" xlink:href="../TXT_Autoimport/HELP.ods" table:filter-name="calc8" table:last-column-spanned="1" table:last-row-spanned="1" table:refresh-delay="PT00H01M00S"/>
            <text:p>A</text:p>
          </table:table-cell>
          <table:table-cell table:style-name="Default" table:formula="of:=REFRESH_SHEET_LINK([.A1])">
            <text:p/>
          </table:table-cell>
          <table:table-cell office:value-type="float" office:value="25569" calcext:value-type="float">
            <text:p>25569</text:p>
          </table:table-cell>
        </table:table-row>
        <table:table-row table:style-name="ro2">
          <table:table-cell table:style-name="ce1" table:formula="of:=[Sheet1.B1]" office:value-type="string" office:string-value="Count" calcext:value-type="string">
            <text:p>Count</text:p>
          </table:table-cell>
          <table:table-cell table:style-name="Default" table:formula="of:=[Sheet1.A1]" office:value-type="string" office:string-value="Time" calcext:value-type="string">
            <text:p>Time</text:p>
          </table:table-cell>
          <table:table-cell/>
        </table:table-row>
        <table:table-row table:style-name="ro1">
          <table:table-cell table:style-name="ce1" table:formula="of:=IF([Sheet1.B2]&lt;&gt;&quot;&quot;;[Sheet1.B2];&quot;&quot;)" office:value-type="float" office:value="55" calcext:value-type="float">
            <text:p>55</text:p>
          </table:table-cell>
          <table:table-cell table:formula="of:=IF([Sheet1.A2]&lt;&gt;&quot;&quot;;++([Sheet1.A2]-5*60*60)/(24*60*60)+[.$C$1];&quot;&quot;)" office:value-type="date" office:date-value="2018-11-07T13:23:49.84" calcext:value-type="date">
            <text:p>11/07/18 13:23</text:p>
          </table:table-cell>
          <table:table-cell/>
        </table:table-row>
        <table:table-row table:style-name="ro1">
          <table:table-cell table:style-name="ce1" table:formula="of:=IF([Sheet1.B3]&lt;&gt;&quot;&quot;;[Sheet1.B3];&quot;&quot;)" office:value-type="float" office:value="55" calcext:value-type="float">
            <text:p>55</text:p>
          </table:table-cell>
          <table:table-cell table:formula="of:=IF([Sheet1.A3]&lt;&gt;&quot;&quot;;++([Sheet1.A3]-5*60*60)/(24*60*60)+[.$C$1];&quot;&quot;)" office:value-type="date" office:date-value="2018-11-07T13:26:35.97" calcext:value-type="date">
            <text:p>11/07/18 13:26</text:p>
          </table:table-cell>
          <table:table-cell/>
        </table:table-row>
        <table:table-row table:style-name="ro1">
          <table:table-cell table:style-name="ce1" table:formula="of:=IF([Sheet1.B4]&lt;&gt;&quot;&quot;;[Sheet1.B4];&quot;&quot;)" office:value-type="float" office:value="44" calcext:value-type="float">
            <text:p>44</text:p>
          </table:table-cell>
          <table:table-cell table:formula="of:=IF([Sheet1.A4]&lt;&gt;&quot;&quot;;++([Sheet1.A4]-5*60*60)/(24*60*60)+[.$C$1];&quot;&quot;)" office:value-type="date" office:date-value="2018-11-07T15:33:11.98" calcext:value-type="date">
            <text:p>11/07/18 15:33</text:p>
          </table:table-cell>
          <table:table-cell/>
        </table:table-row>
        <table:table-row table:style-name="ro1">
          <table:table-cell table:style-name="ce1" table:formula="of:=IF([Sheet1.B5]&lt;&gt;&quot;&quot;;[Sheet1.B5];&quot;&quot;)" office:value-type="float" office:value="45" calcext:value-type="float">
            <text:p>45</text:p>
          </table:table-cell>
          <table:table-cell table:formula="of:=IF([Sheet1.A5]&lt;&gt;&quot;&quot;;++([Sheet1.A5]-5*60*60)/(24*60*60)+[.$C$1];&quot;&quot;)" office:value-type="date" office:date-value="2018-11-07T15:45:03.1" calcext:value-type="date">
            <text:p>11/07/18 15:45</text:p>
          </table:table-cell>
          <table:table-cell/>
        </table:table-row>
        <table:table-row table:style-name="ro1">
          <table:table-cell table:style-name="ce1" table:formula="of:=IF([Sheet1.B6]&lt;&gt;&quot;&quot;;[Sheet1.B6];&quot;&quot;)" office:value-type="float" office:value="48" calcext:value-type="float">
            <text:p>48</text:p>
          </table:table-cell>
          <table:table-cell table:formula="of:=IF([Sheet1.A6]&lt;&gt;&quot;&quot;;++([Sheet1.A6]-5*60*60)/(24*60*60)+[.$C$1];&quot;&quot;)" office:value-type="date" office:date-value="2018-11-07T16:01:19.35" calcext:value-type="date">
            <text:p>11/07/18 16:01</text:p>
          </table:table-cell>
          <table:table-cell/>
        </table:table-row>
        <table:table-row table:style-name="ro1">
          <table:table-cell table:style-name="ce1" table:formula="of:=IF([Sheet1.B7]&lt;&gt;&quot;&quot;;[Sheet1.B7];&quot;&quot;)" office:value-type="float" office:value="48" calcext:value-type="float">
            <text:p>48</text:p>
          </table:table-cell>
          <table:table-cell table:formula="of:=IF([Sheet1.A7]&lt;&gt;&quot;&quot;;++([Sheet1.A7]-5*60*60)/(24*60*60)+[.$C$1];&quot;&quot;)" office:value-type="date" office:date-value="2018-11-07T16:03:52.67" calcext:value-type="date">
            <text:p>11/07/18 16:03</text:p>
          </table:table-cell>
          <table:table-cell/>
        </table:table-row>
        <table:table-row table:style-name="ro1">
          <table:table-cell table:style-name="ce1" table:formula="of:=IF([Sheet1.B8]&lt;&gt;&quot;&quot;;[Sheet1.B8];&quot;&quot;)" office:value-type="float" office:value="49" calcext:value-type="float">
            <text:p>49</text:p>
          </table:table-cell>
          <table:table-cell table:formula="of:=IF([Sheet1.A8]&lt;&gt;&quot;&quot;;++([Sheet1.A8]-5*60*60)/(24*60*60)+[.$C$1];&quot;&quot;)" office:value-type="date" office:date-value="2018-11-07T16:05:17.89" calcext:value-type="date">
            <text:p>11/07/18 16:05</text:p>
          </table:table-cell>
          <table:table-cell/>
        </table:table-row>
        <table:table-row table:style-name="ro1">
          <table:table-cell table:style-name="ce1" table:formula="of:=IF([Sheet1.B9]&lt;&gt;&quot;&quot;;[Sheet1.B9];&quot;&quot;)" office:value-type="float" office:value="53" calcext:value-type="float">
            <text:p>53</text:p>
          </table:table-cell>
          <table:table-cell table:formula="of:=IF([Sheet1.A9]&lt;&gt;&quot;&quot;;++([Sheet1.A9]-5*60*60)/(24*60*60)+[.$C$1];&quot;&quot;)" office:value-type="date" office:date-value="2018-11-07T16:18:07.01" calcext:value-type="date">
            <text:p>11/07/18 16:18</text:p>
          </table:table-cell>
          <table:table-cell/>
        </table:table-row>
        <table:table-row table:style-name="ro1">
          <table:table-cell table:style-name="ce1" table:formula="of:=IF([Sheet1.B10]&lt;&gt;&quot;&quot;;[Sheet1.B10];&quot;&quot;)" office:value-type="float" office:value="53" calcext:value-type="float">
            <text:p>53</text:p>
          </table:table-cell>
          <table:table-cell table:formula="of:=IF([Sheet1.A10]&lt;&gt;&quot;&quot;;++([Sheet1.A10]-5*60*60)/(24*60*60)+[.$C$1];&quot;&quot;)" office:value-type="date" office:date-value="2018-11-07T16:19:45.400001" calcext:value-type="date">
            <text:p>11/07/18 16:19</text:p>
          </table:table-cell>
          <table:table-cell/>
        </table:table-row>
        <table:table-row table:style-name="ro1">
          <table:table-cell table:style-name="ce1" table:formula="of:=IF([Sheet1.B11]&lt;&gt;&quot;&quot;;[Sheet1.B11];&quot;&quot;)" office:value-type="float" office:value="50" calcext:value-type="float">
            <text:p>50</text:p>
          </table:table-cell>
          <table:table-cell table:formula="of:=IF([Sheet1.A11]&lt;&gt;&quot;&quot;;++([Sheet1.A11]-5*60*60)/(24*60*60)+[.$C$1];&quot;&quot;)" office:value-type="date" office:date-value="2018-11-07T16:27:55.07" calcext:value-type="date">
            <text:p>11/07/18 16:27</text:p>
          </table:table-cell>
          <table:table-cell/>
        </table:table-row>
        <table:table-row table:style-name="ro1">
          <table:table-cell table:style-name="ce1" table:formula="of:=IF([Sheet1.B12]&lt;&gt;&quot;&quot;;[Sheet1.B12];&quot;&quot;)" office:value-type="float" office:value="50" calcext:value-type="float">
            <text:p>50</text:p>
          </table:table-cell>
          <table:table-cell table:formula="of:=IF([Sheet1.A12]&lt;&gt;&quot;&quot;;++([Sheet1.A12]-5*60*60)/(24*60*60)+[.$C$1];&quot;&quot;)" office:value-type="date" office:date-value="2018-11-07T16:33:51.58" calcext:value-type="date">
            <text:p>11/07/18 16:33</text:p>
          </table:table-cell>
          <table:table-cell/>
        </table:table-row>
        <table:table-row table:style-name="ro1">
          <table:table-cell table:style-name="ce1" table:formula="of:=IF([Sheet1.B13]&lt;&gt;&quot;&quot;;[Sheet1.B13];&quot;&quot;)">
            <text:p/>
          </table:table-cell>
          <table:table-cell table:formula="of:=IF([Sheet1.A13]&lt;&gt;&quot;&quot;;++([Sheet1.A13]-5*60*60)/(24*60*60)+[.$C$1];&quot;&quot;)">
            <text:p/>
          </table:table-cell>
          <table:table-cell/>
        </table:table-row>
        <table:table-row table:style-name="ro1">
          <table:table-cell table:formula="of:=IF([Sheet1.B14]&lt;&gt;&quot;&quot;;[Sheet1.B14];&quot;&quot;)">
            <text:p/>
          </table:table-cell>
          <table:table-cell table:formula="of:=IF([Sheet1.A14]&lt;&gt;&quot;&quot;;++([Sheet1.A14]-5*60*60)/(24*60*60)+[.$C$1];&quot;&quot;)">
            <text:p/>
          </table:table-cell>
          <table:table-cell/>
        </table:table-row>
        <table:table-row table:style-name="ro1">
          <table:table-cell table:formula="of:=IF([Sheet1.B15]&lt;&gt;&quot;&quot;;[Sheet1.B15];&quot;&quot;)">
            <text:p/>
          </table:table-cell>
          <table:table-cell table:formula="of:=IF([Sheet1.A15]&lt;&gt;&quot;&quot;;++([Sheet1.A15]-5*60*60)/(24*60*60)+[.$C$1];&quot;&quot;)">
            <text:p/>
          </table:table-cell>
          <table:table-cell/>
        </table:table-row>
        <table:table-row table:style-name="ro1">
          <table:table-cell table:formula="of:=IF([Sheet1.B16]&lt;&gt;&quot;&quot;;[Sheet1.B16];&quot;&quot;)">
            <text:p/>
          </table:table-cell>
          <table:table-cell table:formula="of:=IF([Sheet1.A16]&lt;&gt;&quot;&quot;;++([Sheet1.A16]-5*60*60)/(24*60*60)+[.$C$1];&quot;&quot;)">
            <text:p/>
          </table:table-cell>
          <table:table-cell/>
        </table:table-row>
        <table:table-row table:style-name="ro1">
          <table:table-cell table:formula="of:=IF([Sheet1.B17]&lt;&gt;&quot;&quot;;[Sheet1.B17];&quot;&quot;)">
            <text:p/>
          </table:table-cell>
          <table:table-cell table:formula="of:=IF([Sheet1.A17]&lt;&gt;&quot;&quot;;++([Sheet1.A17]-5*60*60)/(24*60*60)+[.$C$1];&quot;&quot;)">
            <text:p/>
          </table:table-cell>
          <table:table-cell/>
        </table:table-row>
        <table:table-row table:style-name="ro1">
          <table:table-cell table:formula="of:=IF([Sheet1.B18]&lt;&gt;&quot;&quot;;[Sheet1.B18];&quot;&quot;)">
            <text:p/>
          </table:table-cell>
          <table:table-cell table:formula="of:=IF([Sheet1.A18]&lt;&gt;&quot;&quot;;++([Sheet1.A18]-5*60*60)/(24*60*60)+[.$C$1];&quot;&quot;)">
            <text:p/>
          </table:table-cell>
          <table:table-cell/>
        </table:table-row>
        <table:table-row table:style-name="ro1">
          <table:table-cell table:formula="of:=IF([Sheet1.B19]&lt;&gt;&quot;&quot;;[Sheet1.B19];&quot;&quot;)">
            <text:p/>
          </table:table-cell>
          <table:table-cell table:formula="of:=IF([Sheet1.A19]&lt;&gt;&quot;&quot;;++([Sheet1.A19]-5*60*60)/(24*60*60)+[.$C$1];&quot;&quot;)">
            <text:p/>
          </table:table-cell>
          <table:table-cell/>
        </table:table-row>
        <table:table-row table:style-name="ro1">
          <table:table-cell table:formula="of:=IF([Sheet1.B20]&lt;&gt;&quot;&quot;;[Sheet1.B20];&quot;&quot;)">
            <text:p/>
          </table:table-cell>
          <table:table-cell table:formula="of:=IF([Sheet1.A20]&lt;&gt;&quot;&quot;;++([Sheet1.A20]-5*60*60)/(24*60*60)+[.$C$1];&quot;&quot;)">
            <text:p/>
          </table:table-cell>
          <table:table-cell/>
        </table:table-row>
        <table:table-row table:style-name="ro1">
          <table:table-cell table:formula="of:=IF([Sheet1.B21]&lt;&gt;&quot;&quot;;[Sheet1.B21];&quot;&quot;)">
            <text:p/>
          </table:table-cell>
          <table:table-cell table:formula="of:=IF([Sheet1.A21]&lt;&gt;&quot;&quot;;++([Sheet1.A21]-5*60*60)/(24*60*60)+[.$C$1];&quot;&quot;)">
            <text:p/>
          </table:table-cell>
          <table:table-cell/>
        </table:table-row>
        <table:table-row table:style-name="ro1">
          <table:table-cell table:formula="of:=IF([Sheet1.B22]&lt;&gt;&quot;&quot;;[Sheet1.B22];&quot;&quot;)">
            <text:p/>
          </table:table-cell>
          <table:table-cell table:formula="of:=IF([Sheet1.A22]&lt;&gt;&quot;&quot;;++([Sheet1.A22]-5*60*60)/(24*60*60)+[.$C$1];&quot;&quot;)">
            <text:p/>
          </table:table-cell>
          <table:table-cell/>
        </table:table-row>
        <table:table-row table:style-name="ro1">
          <table:table-cell table:formula="of:=IF([Sheet1.B23]&lt;&gt;&quot;&quot;;[Sheet1.B23];&quot;&quot;)">
            <text:p/>
          </table:table-cell>
          <table:table-cell table:formula="of:=IF([Sheet1.A23]&lt;&gt;&quot;&quot;;++([Sheet1.A23]-5*60*60)/(24*60*60)+[.$C$1];&quot;&quot;)">
            <text:p/>
          </table:table-cell>
          <table:table-cell/>
        </table:table-row>
        <table:table-row table:style-name="ro1">
          <table:table-cell table:formula="of:=IF([Sheet1.B24]&lt;&gt;&quot;&quot;;[Sheet1.B24];&quot;&quot;)">
            <text:p/>
          </table:table-cell>
          <table:table-cell table:formula="of:=IF([Sheet1.A24]&lt;&gt;&quot;&quot;;++([Sheet1.A24]-5*60*60)/(24*60*60)+[.$C$1];&quot;&quot;)">
            <text:p/>
          </table:table-cell>
          <table:table-cell/>
        </table:table-row>
        <table:table-row table:style-name="ro1">
          <table:table-cell table:formula="of:=IF([Sheet1.B25]&lt;&gt;&quot;&quot;;[Sheet1.B25];&quot;&quot;)">
            <text:p/>
          </table:table-cell>
          <table:table-cell table:formula="of:=IF([Sheet1.A25]&lt;&gt;&quot;&quot;;++([Sheet1.A25]-5*60*60)/(24*60*60)+[.$C$1];&quot;&quot;)">
            <text:p/>
          </table:table-cell>
          <table:table-cell/>
        </table:table-row>
        <table:table-row table:style-name="ro1">
          <table:table-cell table:formula="of:=IF([Sheet1.B26]&lt;&gt;&quot;&quot;;[Sheet1.B26];&quot;&quot;)">
            <text:p/>
          </table:table-cell>
          <table:table-cell table:formula="of:=IF([Sheet1.A26]&lt;&gt;&quot;&quot;;++([Sheet1.A26]-5*60*60)/(24*60*60)+[.$C$1];&quot;&quot;)">
            <text:p/>
          </table:table-cell>
          <table:table-cell/>
        </table:table-row>
        <table:table-row table:style-name="ro1">
          <table:table-cell table:formula="of:=IF([Sheet1.B27]&lt;&gt;&quot;&quot;;[Sheet1.B27];&quot;&quot;)">
            <text:p/>
          </table:table-cell>
          <table:table-cell table:formula="of:=IF([Sheet1.A27]&lt;&gt;&quot;&quot;;++([Sheet1.A27]-5*60*60)/(24*60*60)+[.$C$1];&quot;&quot;)">
            <text:p/>
          </table:table-cell>
          <table:table-cell/>
        </table:table-row>
        <table:table-row table:style-name="ro1">
          <table:table-cell table:formula="of:=IF([Sheet1.B28]&lt;&gt;&quot;&quot;;[Sheet1.B28];&quot;&quot;)">
            <text:p/>
          </table:table-cell>
          <table:table-cell table:formula="of:=IF([Sheet1.A28]&lt;&gt;&quot;&quot;;++([Sheet1.A28]-5*60*60)/(24*60*60)+[.$C$1];&quot;&quot;)">
            <text:p/>
          </table:table-cell>
          <table:table-cell/>
        </table:table-row>
        <table:table-row table:style-name="ro1">
          <table:table-cell table:formula="of:=IF([Sheet1.B29]&lt;&gt;&quot;&quot;;[Sheet1.B29];&quot;&quot;)">
            <text:p/>
          </table:table-cell>
          <table:table-cell table:formula="of:=IF([Sheet1.A29]&lt;&gt;&quot;&quot;;++([Sheet1.A29]-5*60*60)/(24*60*60)+[.$C$1];&quot;&quot;)">
            <text:p/>
          </table:table-cell>
          <table:table-cell/>
        </table:table-row>
        <table:table-row table:style-name="ro1">
          <table:table-cell table:formula="of:=IF([Sheet1.B30]&lt;&gt;&quot;&quot;;[Sheet1.B30];&quot;&quot;)">
            <text:p/>
          </table:table-cell>
          <table:table-cell table:formula="of:=IF([Sheet1.A30]&lt;&gt;&quot;&quot;;++([Sheet1.A30]-5*60*60)/(24*60*60)+[.$C$1];&quot;&quot;)">
            <text:p/>
          </table:table-cell>
          <table:table-cell/>
        </table:table-row>
        <table:table-row table:style-name="ro1">
          <table:table-cell table:formula="of:=IF([Sheet1.B31]&lt;&gt;&quot;&quot;;[Sheet1.B31];&quot;&quot;)">
            <text:p/>
          </table:table-cell>
          <table:table-cell table:formula="of:=IF([Sheet1.A31]&lt;&gt;&quot;&quot;;++([Sheet1.A31]-5*60*60)/(24*60*60)+[.$C$1];&quot;&quot;)">
            <text:p/>
          </table:table-cell>
          <table:table-cell/>
        </table:table-row>
        <table:table-row table:style-name="ro1">
          <table:table-cell table:formula="of:=IF([Sheet1.B32]&lt;&gt;&quot;&quot;;[Sheet1.B32];&quot;&quot;)">
            <text:p/>
          </table:table-cell>
          <table:table-cell table:formula="of:=IF([Sheet1.A32]&lt;&gt;&quot;&quot;;++([Sheet1.A32]-5*60*60)/(24*60*60)+[.$C$1];&quot;&quot;)">
            <text:p/>
          </table:table-cell>
          <table:table-cell/>
        </table:table-row>
        <table:table-row table:style-name="ro1">
          <table:table-cell table:formula="of:=IF([Sheet1.B33]&lt;&gt;&quot;&quot;;[Sheet1.B33];&quot;&quot;)">
            <text:p/>
          </table:table-cell>
          <table:table-cell table:formula="of:=IF([Sheet1.A33]&lt;&gt;&quot;&quot;;++([Sheet1.A33]-5*60*60)/(24*60*60)+[.$C$1];&quot;&quot;)">
            <text:p/>
          </table:table-cell>
          <table:table-cell/>
        </table:table-row>
        <table:table-row table:style-name="ro1">
          <table:table-cell table:formula="of:=IF([Sheet1.B34]&lt;&gt;&quot;&quot;;[Sheet1.B34];&quot;&quot;)">
            <text:p/>
          </table:table-cell>
          <table:table-cell table:formula="of:=IF([Sheet1.A34]&lt;&gt;&quot;&quot;;++([Sheet1.A34]-5*60*60)/(24*60*60)+[.$C$1];&quot;&quot;)">
            <text:p/>
          </table:table-cell>
          <table:table-cell/>
        </table:table-row>
        <table:table-row table:style-name="ro1">
          <table:table-cell table:formula="of:=IF([Sheet1.B35]&lt;&gt;&quot;&quot;;[Sheet1.B35];&quot;&quot;)">
            <text:p/>
          </table:table-cell>
          <table:table-cell table:formula="of:=IF([Sheet1.A35]&lt;&gt;&quot;&quot;;++([Sheet1.A35]-5*60*60)/(24*60*60)+[.$C$1];&quot;&quot;)">
            <text:p/>
          </table:table-cell>
          <table:table-cell/>
        </table:table-row>
        <table:table-row table:style-name="ro1">
          <table:table-cell table:formula="of:=IF([Sheet1.B36]&lt;&gt;&quot;&quot;;[Sheet1.B36];&quot;&quot;)">
            <text:p/>
          </table:table-cell>
          <table:table-cell table:formula="of:=IF([Sheet1.A36]&lt;&gt;&quot;&quot;;++([Sheet1.A36]-5*60*60)/(24*60*60)+[.$C$1];&quot;&quot;)">
            <text:p/>
          </table:table-cell>
          <table:table-cell/>
        </table:table-row>
        <table:table-row table:style-name="ro1">
          <table:table-cell table:formula="of:=IF([Sheet1.B37]&lt;&gt;&quot;&quot;;[Sheet1.B37];&quot;&quot;)">
            <text:p/>
          </table:table-cell>
          <table:table-cell table:formula="of:=IF([Sheet1.A37]&lt;&gt;&quot;&quot;;++([Sheet1.A37]-5*60*60)/(24*60*60)+[.$C$1];&quot;&quot;)">
            <text:p/>
          </table:table-cell>
          <table:table-cell/>
        </table:table-row>
        <table:table-row table:style-name="ro1">
          <table:table-cell table:formula="of:=IF([Sheet1.B38]&lt;&gt;&quot;&quot;;[Sheet1.B38];&quot;&quot;)">
            <text:p/>
          </table:table-cell>
          <table:table-cell table:formula="of:=IF([Sheet1.A38]&lt;&gt;&quot;&quot;;++([Sheet1.A38]-5*60*60)/(24*60*60)+[.$C$1];&quot;&quot;)">
            <text:p/>
          </table:table-cell>
          <table:table-cell/>
        </table:table-row>
        <table:table-row table:style-name="ro1">
          <table:table-cell table:formula="of:=IF([Sheet1.B39]&lt;&gt;&quot;&quot;;[Sheet1.B39];&quot;&quot;)">
            <text:p/>
          </table:table-cell>
          <table:table-cell table:formula="of:=IF([Sheet1.A39]&lt;&gt;&quot;&quot;;++([Sheet1.A39]-5*60*60)/(24*60*60)+[.$C$1];&quot;&quot;)">
            <text:p/>
          </table:table-cell>
          <table:table-cell/>
        </table:table-row>
        <table:table-row table:style-name="ro1">
          <table:table-cell table:formula="of:=IF([Sheet1.B40]&lt;&gt;&quot;&quot;;[Sheet1.B40];&quot;&quot;)">
            <text:p/>
          </table:table-cell>
          <table:table-cell table:formula="of:=IF([Sheet1.A40]&lt;&gt;&quot;&quot;;++([Sheet1.A40]-5*60*60)/(24*60*60)+[.$C$1];&quot;&quot;)">
            <text:p/>
          </table:table-cell>
          <table:table-cell/>
        </table:table-row>
        <table:table-row table:style-name="ro1">
          <table:table-cell table:formula="of:=IF([Sheet1.B41]&lt;&gt;&quot;&quot;;[Sheet1.B41];&quot;&quot;)">
            <text:p/>
          </table:table-cell>
          <table:table-cell table:formula="of:=IF([Sheet1.A41]&lt;&gt;&quot;&quot;;++([Sheet1.A41]-5*60*60)/(24*60*60)+[.$C$1];&quot;&quot;)">
            <text:p/>
          </table:table-cell>
          <table:table-cell/>
        </table:table-row>
        <table:table-row table:style-name="ro1">
          <table:table-cell table:formula="of:=IF([Sheet1.B42]&lt;&gt;&quot;&quot;;[Sheet1.B42];&quot;&quot;)">
            <text:p/>
          </table:table-cell>
          <table:table-cell table:formula="of:=IF([Sheet1.A42]&lt;&gt;&quot;&quot;;++([Sheet1.A42]-5*60*60)/(24*60*60)+[.$C$1];&quot;&quot;)">
            <text:p/>
          </table:table-cell>
          <table:table-cell/>
        </table:table-row>
        <table:table-row table:style-name="ro1">
          <table:table-cell table:formula="of:=IF([Sheet1.B43]&lt;&gt;&quot;&quot;;[Sheet1.B43];&quot;&quot;)">
            <text:p/>
          </table:table-cell>
          <table:table-cell table:formula="of:=IF([Sheet1.A43]&lt;&gt;&quot;&quot;;++([Sheet1.A43]-5*60*60)/(24*60*60)+[.$C$1];&quot;&quot;)">
            <text:p/>
          </table:table-cell>
          <table:table-cell/>
        </table:table-row>
        <table:table-row table:style-name="ro1">
          <table:table-cell table:formula="of:=IF([Sheet1.B44]&lt;&gt;&quot;&quot;;[Sheet1.B44];&quot;&quot;)">
            <text:p/>
          </table:table-cell>
          <table:table-cell table:formula="of:=IF([Sheet1.A44]&lt;&gt;&quot;&quot;;++([Sheet1.A44]-5*60*60)/(24*60*60)+[.$C$1];&quot;&quot;)">
            <text:p/>
          </table:table-cell>
          <table:table-cell/>
        </table:table-row>
        <table:table-row table:style-name="ro1">
          <table:table-cell table:formula="of:=IF([Sheet1.B45]&lt;&gt;&quot;&quot;;[Sheet1.B45];&quot;&quot;)">
            <text:p/>
          </table:table-cell>
          <table:table-cell table:formula="of:=IF([Sheet1.A45]&lt;&gt;&quot;&quot;;++([Sheet1.A45]-5*60*60)/(24*60*60)+[.$C$1];&quot;&quot;)">
            <text:p/>
          </table:table-cell>
          <table:table-cell/>
        </table:table-row>
        <table:table-row table:style-name="ro1">
          <table:table-cell table:formula="of:=IF([Sheet1.B46]&lt;&gt;&quot;&quot;;[Sheet1.B46];&quot;&quot;)">
            <text:p/>
          </table:table-cell>
          <table:table-cell table:formula="of:=IF([Sheet1.A46]&lt;&gt;&quot;&quot;;++([Sheet1.A46]-5*60*60)/(24*60*60)+[.$C$1];&quot;&quot;)">
            <text:p/>
          </table:table-cell>
          <table:table-cell/>
        </table:table-row>
        <table:table-row table:style-name="ro1">
          <table:table-cell table:formula="of:=IF([Sheet1.B47]&lt;&gt;&quot;&quot;;[Sheet1.B47];&quot;&quot;)">
            <text:p/>
          </table:table-cell>
          <table:table-cell table:formula="of:=IF([Sheet1.A47]&lt;&gt;&quot;&quot;;++([Sheet1.A47]-5*60*60)/(24*60*60)+[.$C$1];&quot;&quot;)">
            <text:p/>
          </table:table-cell>
          <table:table-cell/>
        </table:table-row>
        <table:table-row table:style-name="ro1">
          <table:table-cell table:formula="of:=IF([Sheet1.B48]&lt;&gt;&quot;&quot;;[Sheet1.B48];&quot;&quot;)">
            <text:p/>
          </table:table-cell>
          <table:table-cell table:formula="of:=IF([Sheet1.A48]&lt;&gt;&quot;&quot;;++([Sheet1.A48]-5*60*60)/(24*60*60)+[.$C$1];&quot;&quot;)">
            <text:p/>
          </table:table-cell>
          <table:table-cell/>
        </table:table-row>
        <table:table-row table:style-name="ro1">
          <table:table-cell table:formula="of:=IF([Sheet1.B49]&lt;&gt;&quot;&quot;;[Sheet1.B49];&quot;&quot;)">
            <text:p/>
          </table:table-cell>
          <table:table-cell table:formula="of:=IF([Sheet1.A49]&lt;&gt;&quot;&quot;;++([Sheet1.A49]-5*60*60)/(24*60*60)+[.$C$1];&quot;&quot;)">
            <text:p/>
          </table:table-cell>
          <table:table-cell/>
        </table:table-row>
        <table:table-row table:style-name="ro1">
          <table:table-cell table:formula="of:=IF([Sheet1.B50]&lt;&gt;&quot;&quot;;[Sheet1.B50];&quot;&quot;)">
            <text:p/>
          </table:table-cell>
          <table:table-cell table:formula="of:=IF([Sheet1.A50]&lt;&gt;&quot;&quot;;++([Sheet1.A50]-5*60*60)/(24*60*60)+[.$C$1];&quot;&quot;)">
            <text:p/>
          </table:table-cell>
          <table:table-cell/>
        </table:table-row>
        <table:table-row table:style-name="ro1">
          <table:table-cell table:formula="of:=IF([Sheet1.B51]&lt;&gt;&quot;&quot;;[Sheet1.B51];&quot;&quot;)">
            <text:p/>
          </table:table-cell>
          <table:table-cell table:formula="of:=IF([Sheet1.A51]&lt;&gt;&quot;&quot;;++([Sheet1.A51]-5*60*60)/(24*60*60)+[.$C$1];&quot;&quot;)">
            <text:p/>
          </table:table-cell>
          <table:table-cell/>
        </table:table-row>
        <table:table-row table:style-name="ro1">
          <table:table-cell table:formula="of:=IF([Sheet1.B52]&lt;&gt;&quot;&quot;;[Sheet1.B52];&quot;&quot;)">
            <text:p/>
          </table:table-cell>
          <table:table-cell table:formula="of:=IF([Sheet1.A52]&lt;&gt;&quot;&quot;;++([Sheet1.A52]-5*60*60)/(24*60*60)+[.$C$1];&quot;&quot;)">
            <text:p/>
          </table:table-cell>
          <table:table-cell/>
        </table:table-row>
        <table:table-row table:style-name="ro1">
          <table:table-cell table:formula="of:=IF([Sheet1.B53]&lt;&gt;&quot;&quot;;[Sheet1.B53];&quot;&quot;)">
            <text:p/>
          </table:table-cell>
          <table:table-cell table:formula="of:=IF([Sheet1.A53]&lt;&gt;&quot;&quot;;++([Sheet1.A53]-5*60*60)/(24*60*60)+[.$C$1];&quot;&quot;)">
            <text:p/>
          </table:table-cell>
          <table:table-cell/>
        </table:table-row>
        <table:table-row table:style-name="ro1">
          <table:table-cell table:formula="of:=IF([Sheet1.B54]&lt;&gt;&quot;&quot;;[Sheet1.B54];&quot;&quot;)">
            <text:p/>
          </table:table-cell>
          <table:table-cell table:formula="of:=IF([Sheet1.A54]&lt;&gt;&quot;&quot;;++([Sheet1.A54]-5*60*60)/(24*60*60)+[.$C$1];&quot;&quot;)">
            <text:p/>
          </table:table-cell>
          <table:table-cell/>
        </table:table-row>
        <table:table-row table:style-name="ro1">
          <table:table-cell table:formula="of:=IF([Sheet1.B55]&lt;&gt;&quot;&quot;;[Sheet1.B55];&quot;&quot;)">
            <text:p/>
          </table:table-cell>
          <table:table-cell table:formula="of:=IF([Sheet1.A55]&lt;&gt;&quot;&quot;;++([Sheet1.A55]-5*60*60)/(24*60*60)+[.$C$1];&quot;&quot;)">
            <text:p/>
          </table:table-cell>
          <table:table-cell/>
        </table:table-row>
        <table:table-row table:style-name="ro1">
          <table:table-cell table:formula="of:=IF([Sheet1.B56]&lt;&gt;&quot;&quot;;[Sheet1.B56];&quot;&quot;)">
            <text:p/>
          </table:table-cell>
          <table:table-cell table:formula="of:=IF([Sheet1.A56]&lt;&gt;&quot;&quot;;++([Sheet1.A56]-5*60*60)/(24*60*60)+[.$C$1];&quot;&quot;)">
            <text:p/>
          </table:table-cell>
          <table:table-cell/>
        </table:table-row>
        <table:table-row table:style-name="ro1">
          <table:table-cell table:formula="of:=IF([Sheet1.B57]&lt;&gt;&quot;&quot;;[Sheet1.B57];&quot;&quot;)">
            <text:p/>
          </table:table-cell>
          <table:table-cell table:formula="of:=IF([Sheet1.A57]&lt;&gt;&quot;&quot;;++([Sheet1.A57]-5*60*60)/(24*60*60)+[.$C$1];&quot;&quot;)">
            <text:p/>
          </table:table-cell>
          <table:table-cell/>
        </table:table-row>
        <table:table-row table:style-name="ro1">
          <table:table-cell table:formula="of:=IF([Sheet1.B58]&lt;&gt;&quot;&quot;;[Sheet1.B58];&quot;&quot;)">
            <text:p/>
          </table:table-cell>
          <table:table-cell table:formula="of:=IF([Sheet1.A58]&lt;&gt;&quot;&quot;;++([Sheet1.A58]-5*60*60)/(24*60*60)+[.$C$1];&quot;&quot;)">
            <text:p/>
          </table:table-cell>
          <table:table-cell/>
        </table:table-row>
        <table:table-row table:style-name="ro1">
          <table:table-cell table:formula="of:=IF([Sheet1.B59]&lt;&gt;&quot;&quot;;[Sheet1.B59];&quot;&quot;)">
            <text:p/>
          </table:table-cell>
          <table:table-cell table:formula="of:=IF([Sheet1.A59]&lt;&gt;&quot;&quot;;++([Sheet1.A59]-5*60*60)/(24*60*60)+[.$C$1];&quot;&quot;)">
            <text:p/>
          </table:table-cell>
          <table:table-cell/>
        </table:table-row>
        <table:table-row table:style-name="ro1">
          <table:table-cell table:formula="of:=IF([Sheet1.B60]&lt;&gt;&quot;&quot;;[Sheet1.B60];&quot;&quot;)">
            <text:p/>
          </table:table-cell>
          <table:table-cell table:formula="of:=IF([Sheet1.A60]&lt;&gt;&quot;&quot;;++([Sheet1.A60]-5*60*60)/(24*60*60)+[.$C$1];&quot;&quot;)">
            <text:p/>
          </table:table-cell>
          <table:table-cell/>
        </table:table-row>
        <table:table-row table:style-name="ro1">
          <table:table-cell table:formula="of:=IF([Sheet1.B61]&lt;&gt;&quot;&quot;;[Sheet1.B61];&quot;&quot;)">
            <text:p/>
          </table:table-cell>
          <table:table-cell table:formula="of:=IF([Sheet1.A61]&lt;&gt;&quot;&quot;;++([Sheet1.A61]-5*60*60)/(24*60*60)+[.$C$1];&quot;&quot;)">
            <text:p/>
          </table:table-cell>
          <table:table-cell/>
        </table:table-row>
        <table:table-row table:style-name="ro1">
          <table:table-cell table:formula="of:=IF([Sheet1.B62]&lt;&gt;&quot;&quot;;[Sheet1.B62];&quot;&quot;)">
            <text:p/>
          </table:table-cell>
          <table:table-cell table:formula="of:=IF([Sheet1.A62]&lt;&gt;&quot;&quot;;++([Sheet1.A62]-5*60*60)/(24*60*60)+[.$C$1];&quot;&quot;)">
            <text:p/>
          </table:table-cell>
          <table:table-cell/>
        </table:table-row>
        <table:table-row table:style-name="ro1">
          <table:table-cell table:formula="of:=IF([Sheet1.B63]&lt;&gt;&quot;&quot;;[Sheet1.B63];&quot;&quot;)">
            <text:p/>
          </table:table-cell>
          <table:table-cell table:formula="of:=IF([Sheet1.A63]&lt;&gt;&quot;&quot;;++([Sheet1.A63]-5*60*60)/(24*60*60)+[.$C$1];&quot;&quot;)">
            <text:p/>
          </table:table-cell>
          <table:table-cell/>
        </table:table-row>
        <table:table-row table:style-name="ro1">
          <table:table-cell table:formula="of:=IF([Sheet1.B64]&lt;&gt;&quot;&quot;;[Sheet1.B64];&quot;&quot;)">
            <text:p/>
          </table:table-cell>
          <table:table-cell table:formula="of:=IF([Sheet1.A64]&lt;&gt;&quot;&quot;;++([Sheet1.A64]-5*60*60)/(24*60*60)+[.$C$1];&quot;&quot;)">
            <text:p/>
          </table:table-cell>
          <table:table-cell/>
        </table:table-row>
        <table:table-row table:style-name="ro1">
          <table:table-cell table:formula="of:=IF([Sheet1.B65]&lt;&gt;&quot;&quot;;[Sheet1.B65];&quot;&quot;)">
            <text:p/>
          </table:table-cell>
          <table:table-cell table:formula="of:=IF([Sheet1.A65]&lt;&gt;&quot;&quot;;++([Sheet1.A65]-5*60*60)/(24*60*60)+[.$C$1];&quot;&quot;)">
            <text:p/>
          </table:table-cell>
          <table:table-cell/>
        </table:table-row>
        <table:table-row table:style-name="ro1">
          <table:table-cell table:formula="of:=IF([Sheet1.B66]&lt;&gt;&quot;&quot;;[Sheet1.B66];&quot;&quot;)">
            <text:p/>
          </table:table-cell>
          <table:table-cell table:formula="of:=IF([Sheet1.A66]&lt;&gt;&quot;&quot;;++([Sheet1.A66]-5*60*60)/(24*60*60)+[.$C$1];&quot;&quot;)">
            <text:p/>
          </table:table-cell>
          <table:table-cell/>
        </table:table-row>
        <table:table-row table:style-name="ro1">
          <table:table-cell table:formula="of:=IF([Sheet1.B67]&lt;&gt;&quot;&quot;;[Sheet1.B67];&quot;&quot;)">
            <text:p/>
          </table:table-cell>
          <table:table-cell table:formula="of:=IF([Sheet1.A67]&lt;&gt;&quot;&quot;;++([Sheet1.A67]-5*60*60)/(24*60*60)+[.$C$1];&quot;&quot;)">
            <text:p/>
          </table:table-cell>
          <table:table-cell/>
        </table:table-row>
        <table:table-row table:style-name="ro1">
          <table:table-cell table:formula="of:=IF([Sheet1.B68]&lt;&gt;&quot;&quot;;[Sheet1.B68];&quot;&quot;)">
            <text:p/>
          </table:table-cell>
          <table:table-cell table:formula="of:=IF([Sheet1.A68]&lt;&gt;&quot;&quot;;++([Sheet1.A68]-5*60*60)/(24*60*60)+[.$C$1];&quot;&quot;)">
            <text:p/>
          </table:table-cell>
          <table:table-cell/>
        </table:table-row>
        <table:table-row table:style-name="ro1">
          <table:table-cell table:formula="of:=IF([Sheet1.B69]&lt;&gt;&quot;&quot;;[Sheet1.B69];&quot;&quot;)">
            <text:p/>
          </table:table-cell>
          <table:table-cell table:formula="of:=IF([Sheet1.A69]&lt;&gt;&quot;&quot;;++([Sheet1.A69]-5*60*60)/(24*60*60)+[.$C$1];&quot;&quot;)">
            <text:p/>
          </table:table-cell>
          <table:table-cell/>
        </table:table-row>
        <table:table-row table:style-name="ro1">
          <table:table-cell table:formula="of:=IF([Sheet1.B70]&lt;&gt;&quot;&quot;;[Sheet1.B70];&quot;&quot;)">
            <text:p/>
          </table:table-cell>
          <table:table-cell table:formula="of:=IF([Sheet1.A70]&lt;&gt;&quot;&quot;;++([Sheet1.A70]-5*60*60)/(24*60*60)+[.$C$1];&quot;&quot;)">
            <text:p/>
          </table:table-cell>
          <table:table-cell/>
        </table:table-row>
        <table:table-row table:style-name="ro1">
          <table:table-cell table:formula="of:=IF([Sheet1.B71]&lt;&gt;&quot;&quot;;[Sheet1.B71];&quot;&quot;)">
            <text:p/>
          </table:table-cell>
          <table:table-cell table:formula="of:=IF([Sheet1.A71]&lt;&gt;&quot;&quot;;++([Sheet1.A71]-5*60*60)/(24*60*60)+[.$C$1];&quot;&quot;)">
            <text:p/>
          </table:table-cell>
          <table:table-cell/>
        </table:table-row>
        <table:table-row table:style-name="ro1">
          <table:table-cell table:formula="of:=IF([Sheet1.B72]&lt;&gt;&quot;&quot;;[Sheet1.B72];&quot;&quot;)">
            <text:p/>
          </table:table-cell>
          <table:table-cell table:formula="of:=IF([Sheet1.A72]&lt;&gt;&quot;&quot;;++([Sheet1.A72]-5*60*60)/(24*60*60)+[.$C$1];&quot;&quot;)">
            <text:p/>
          </table:table-cell>
          <table:table-cell/>
        </table:table-row>
        <table:table-row table:style-name="ro1">
          <table:table-cell table:formula="of:=IF([Sheet1.B73]&lt;&gt;&quot;&quot;;[Sheet1.B73];&quot;&quot;)">
            <text:p/>
          </table:table-cell>
          <table:table-cell table:formula="of:=IF([Sheet1.A73]&lt;&gt;&quot;&quot;;++([Sheet1.A73]-5*60*60)/(24*60*60)+[.$C$1];&quot;&quot;)">
            <text:p/>
          </table:table-cell>
          <table:table-cell/>
        </table:table-row>
        <table:table-row table:style-name="ro1">
          <table:table-cell table:formula="of:=IF([Sheet1.B74]&lt;&gt;&quot;&quot;;[Sheet1.B74];&quot;&quot;)">
            <text:p/>
          </table:table-cell>
          <table:table-cell table:formula="of:=IF([Sheet1.A74]&lt;&gt;&quot;&quot;;++([Sheet1.A74]-5*60*60)/(24*60*60)+[.$C$1];&quot;&quot;)">
            <text:p/>
          </table:table-cell>
          <table:table-cell/>
        </table:table-row>
        <table:table-row table:style-name="ro1">
          <table:table-cell table:formula="of:=IF([Sheet1.B75]&lt;&gt;&quot;&quot;;[Sheet1.B75];&quot;&quot;)">
            <text:p/>
          </table:table-cell>
          <table:table-cell table:formula="of:=IF([Sheet1.A75]&lt;&gt;&quot;&quot;;++([Sheet1.A75]-5*60*60)/(24*60*60)+[.$C$1];&quot;&quot;)">
            <text:p/>
          </table:table-cell>
          <table:table-cell/>
        </table:table-row>
        <table:table-row table:style-name="ro1">
          <table:table-cell table:formula="of:=IF([Sheet1.B76]&lt;&gt;&quot;&quot;;[Sheet1.B76];&quot;&quot;)">
            <text:p/>
          </table:table-cell>
          <table:table-cell table:formula="of:=IF([Sheet1.A76]&lt;&gt;&quot;&quot;;++([Sheet1.A76]-5*60*60)/(24*60*60)+[.$C$1];&quot;&quot;)">
            <text:p/>
          </table:table-cell>
          <table:table-cell/>
        </table:table-row>
        <table:table-row table:style-name="ro1">
          <table:table-cell table:formula="of:=IF([Sheet1.B77]&lt;&gt;&quot;&quot;;[Sheet1.B77];&quot;&quot;)">
            <text:p/>
          </table:table-cell>
          <table:table-cell table:formula="of:=IF([Sheet1.A77]&lt;&gt;&quot;&quot;;++([Sheet1.A77]-5*60*60)/(24*60*60)+[.$C$1];&quot;&quot;)">
            <text:p/>
          </table:table-cell>
          <table:table-cell/>
        </table:table-row>
        <table:table-row table:style-name="ro1">
          <table:table-cell table:formula="of:=IF([Sheet1.B78]&lt;&gt;&quot;&quot;;[Sheet1.B78];&quot;&quot;)">
            <text:p/>
          </table:table-cell>
          <table:table-cell table:formula="of:=IF([Sheet1.A78]&lt;&gt;&quot;&quot;;++([Sheet1.A78]-5*60*60)/(24*60*60)+[.$C$1];&quot;&quot;)">
            <text:p/>
          </table:table-cell>
          <table:table-cell/>
        </table:table-row>
        <table:table-row table:style-name="ro1">
          <table:table-cell table:formula="of:=IF([Sheet1.B79]&lt;&gt;&quot;&quot;;[Sheet1.B79];&quot;&quot;)">
            <text:p/>
          </table:table-cell>
          <table:table-cell table:formula="of:=IF([Sheet1.A79]&lt;&gt;&quot;&quot;;++([Sheet1.A79]-5*60*60)/(24*60*60)+[.$C$1];&quot;&quot;)">
            <text:p/>
          </table:table-cell>
          <table:table-cell/>
        </table:table-row>
        <table:table-row table:style-name="ro1">
          <table:table-cell table:formula="of:=IF([Sheet1.B80]&lt;&gt;&quot;&quot;;[Sheet1.B80];&quot;&quot;)">
            <text:p/>
          </table:table-cell>
          <table:table-cell table:formula="of:=IF([Sheet1.A80]&lt;&gt;&quot;&quot;;++([Sheet1.A80]-5*60*60)/(24*60*60)+[.$C$1];&quot;&quot;)">
            <text:p/>
          </table:table-cell>
          <table:table-cell/>
        </table:table-row>
        <table:table-row table:style-name="ro1">
          <table:table-cell table:formula="of:=IF([Sheet1.B81]&lt;&gt;&quot;&quot;;[Sheet1.B81];&quot;&quot;)">
            <text:p/>
          </table:table-cell>
          <table:table-cell table:formula="of:=IF([Sheet1.A81]&lt;&gt;&quot;&quot;;++([Sheet1.A81]-5*60*60)/(24*60*60)+[.$C$1];&quot;&quot;)">
            <text:p/>
          </table:table-cell>
          <table:table-cell/>
        </table:table-row>
        <table:table-row table:style-name="ro1">
          <table:table-cell table:formula="of:=IF([Sheet1.B82]&lt;&gt;&quot;&quot;;[Sheet1.B82];&quot;&quot;)">
            <text:p/>
          </table:table-cell>
          <table:table-cell table:formula="of:=IF([Sheet1.A82]&lt;&gt;&quot;&quot;;++([Sheet1.A82]-5*60*60)/(24*60*60)+[.$C$1];&quot;&quot;)">
            <text:p/>
          </table:table-cell>
          <table:table-cell/>
        </table:table-row>
        <table:table-row table:style-name="ro1">
          <table:table-cell table:formula="of:=IF([Sheet1.B83]&lt;&gt;&quot;&quot;;[Sheet1.B83];&quot;&quot;)">
            <text:p/>
          </table:table-cell>
          <table:table-cell table:formula="of:=IF([Sheet1.A83]&lt;&gt;&quot;&quot;;++([Sheet1.A83]-5*60*60)/(24*60*60)+[.$C$1];&quot;&quot;)">
            <text:p/>
          </table:table-cell>
          <table:table-cell/>
        </table:table-row>
        <table:table-row table:style-name="ro1">
          <table:table-cell table:formula="of:=IF([Sheet1.B84]&lt;&gt;&quot;&quot;;[Sheet1.B84];&quot;&quot;)">
            <text:p/>
          </table:table-cell>
          <table:table-cell table:formula="of:=IF([Sheet1.A84]&lt;&gt;&quot;&quot;;++([Sheet1.A84]-5*60*60)/(24*60*60)+[.$C$1];&quot;&quot;)">
            <text:p/>
          </table:table-cell>
          <table:table-cell/>
        </table:table-row>
        <table:table-row table:style-name="ro1">
          <table:table-cell table:formula="of:=IF([Sheet1.B85]&lt;&gt;&quot;&quot;;[Sheet1.B85];&quot;&quot;)">
            <text:p/>
          </table:table-cell>
          <table:table-cell table:formula="of:=IF([Sheet1.A85]&lt;&gt;&quot;&quot;;++([Sheet1.A85]-5*60*60)/(24*60*60)+[.$C$1];&quot;&quot;)">
            <text:p/>
          </table:table-cell>
          <table:table-cell/>
        </table:table-row>
        <table:table-row table:style-name="ro1">
          <table:table-cell table:formula="of:=IF([Sheet1.B86]&lt;&gt;&quot;&quot;;[Sheet1.B86];&quot;&quot;)">
            <text:p/>
          </table:table-cell>
          <table:table-cell table:formula="of:=IF([Sheet1.A86]&lt;&gt;&quot;&quot;;++([Sheet1.A86]-5*60*60)/(24*60*60)+[.$C$1];&quot;&quot;)">
            <text:p/>
          </table:table-cell>
          <table:table-cell/>
        </table:table-row>
        <table:table-row table:style-name="ro1">
          <table:table-cell table:formula="of:=IF([Sheet1.B87]&lt;&gt;&quot;&quot;;[Sheet1.B87];&quot;&quot;)">
            <text:p/>
          </table:table-cell>
          <table:table-cell table:formula="of:=IF([Sheet1.A87]&lt;&gt;&quot;&quot;;++([Sheet1.A87]-5*60*60)/(24*60*60)+[.$C$1];&quot;&quot;)">
            <text:p/>
          </table:table-cell>
          <table:table-cell/>
        </table:table-row>
        <table:table-row table:style-name="ro1">
          <table:table-cell table:formula="of:=IF([Sheet1.B88]&lt;&gt;&quot;&quot;;[Sheet1.B88];&quot;&quot;)">
            <text:p/>
          </table:table-cell>
          <table:table-cell table:formula="of:=IF([Sheet1.A88]&lt;&gt;&quot;&quot;;++([Sheet1.A88]-5*60*60)/(24*60*60)+[.$C$1];&quot;&quot;)">
            <text:p/>
          </table:table-cell>
          <table:table-cell/>
        </table:table-row>
        <table:table-row table:style-name="ro1">
          <table:table-cell table:formula="of:=IF([Sheet1.B89]&lt;&gt;&quot;&quot;;[Sheet1.B89];&quot;&quot;)">
            <text:p/>
          </table:table-cell>
          <table:table-cell table:formula="of:=IF([Sheet1.A89]&lt;&gt;&quot;&quot;;++([Sheet1.A89]-5*60*60)/(24*60*60)+[.$C$1];&quot;&quot;)">
            <text:p/>
          </table:table-cell>
          <table:table-cell/>
        </table:table-row>
        <table:table-row table:style-name="ro1">
          <table:table-cell table:formula="of:=IF([Sheet1.B90]&lt;&gt;&quot;&quot;;[Sheet1.B90];&quot;&quot;)">
            <text:p/>
          </table:table-cell>
          <table:table-cell table:formula="of:=IF([Sheet1.A90]&lt;&gt;&quot;&quot;;++([Sheet1.A90]-5*60*60)/(24*60*60)+[.$C$1];&quot;&quot;)">
            <text:p/>
          </table:table-cell>
          <table:table-cell/>
        </table:table-row>
        <table:table-row table:style-name="ro1">
          <table:table-cell table:formula="of:=IF([Sheet1.B91]&lt;&gt;&quot;&quot;;[Sheet1.B91];&quot;&quot;)">
            <text:p/>
          </table:table-cell>
          <table:table-cell table:formula="of:=IF([Sheet1.A91]&lt;&gt;&quot;&quot;;++([Sheet1.A91]-5*60*60)/(24*60*60)+[.$C$1];&quot;&quot;)">
            <text:p/>
          </table:table-cell>
          <table:table-cell/>
        </table:table-row>
        <table:table-row table:style-name="ro1">
          <table:table-cell table:formula="of:=IF([Sheet1.B92]&lt;&gt;&quot;&quot;;[Sheet1.B92];&quot;&quot;)">
            <text:p/>
          </table:table-cell>
          <table:table-cell table:formula="of:=IF([Sheet1.A92]&lt;&gt;&quot;&quot;;++([Sheet1.A92]-5*60*60)/(24*60*60)+[.$C$1];&quot;&quot;)">
            <text:p/>
          </table:table-cell>
          <table:table-cell/>
        </table:table-row>
        <table:table-row table:style-name="ro1">
          <table:table-cell table:formula="of:=IF([Sheet1.B93]&lt;&gt;&quot;&quot;;[Sheet1.B93];&quot;&quot;)">
            <text:p/>
          </table:table-cell>
          <table:table-cell table:formula="of:=IF([Sheet1.A93]&lt;&gt;&quot;&quot;;++([Sheet1.A93]-5*60*60)/(24*60*60)+[.$C$1];&quot;&quot;)">
            <text:p/>
          </table:table-cell>
          <table:table-cell/>
        </table:table-row>
        <table:table-row table:style-name="ro1">
          <table:table-cell table:formula="of:=IF([Sheet1.B94]&lt;&gt;&quot;&quot;;[Sheet1.B94];&quot;&quot;)">
            <text:p/>
          </table:table-cell>
          <table:table-cell table:formula="of:=IF([Sheet1.A94]&lt;&gt;&quot;&quot;;++([Sheet1.A94]-5*60*60)/(24*60*60)+[.$C$1];&quot;&quot;)">
            <text:p/>
          </table:table-cell>
          <table:table-cell/>
        </table:table-row>
        <table:table-row table:style-name="ro1">
          <table:table-cell table:formula="of:=IF([Sheet1.B95]&lt;&gt;&quot;&quot;;[Sheet1.B95];&quot;&quot;)">
            <text:p/>
          </table:table-cell>
          <table:table-cell table:formula="of:=IF([Sheet1.A95]&lt;&gt;&quot;&quot;;++([Sheet1.A95]-5*60*60)/(24*60*60)+[.$C$1];&quot;&quot;)">
            <text:p/>
          </table:table-cell>
          <table:table-cell/>
        </table:table-row>
        <table:table-row table:style-name="ro1">
          <table:table-cell table:formula="of:=IF([Sheet1.B96]&lt;&gt;&quot;&quot;;[Sheet1.B96];&quot;&quot;)">
            <text:p/>
          </table:table-cell>
          <table:table-cell table:formula="of:=IF([Sheet1.A96]&lt;&gt;&quot;&quot;;++([Sheet1.A96]-5*60*60)/(24*60*60)+[.$C$1];&quot;&quot;)">
            <text:p/>
          </table:table-cell>
          <table:table-cell/>
        </table:table-row>
        <table:table-row table:style-name="ro1">
          <table:table-cell table:formula="of:=IF([Sheet1.B97]&lt;&gt;&quot;&quot;;[Sheet1.B97];&quot;&quot;)">
            <text:p/>
          </table:table-cell>
          <table:table-cell table:formula="of:=IF([Sheet1.A97]&lt;&gt;&quot;&quot;;++([Sheet1.A97]-5*60*60)/(24*60*60)+[.$C$1];&quot;&quot;)">
            <text:p/>
          </table:table-cell>
          <table:table-cell/>
        </table:table-row>
        <table:table-row table:style-name="ro1">
          <table:table-cell table:formula="of:=IF([Sheet1.B98]&lt;&gt;&quot;&quot;;[Sheet1.B98];&quot;&quot;)">
            <text:p/>
          </table:table-cell>
          <table:table-cell table:formula="of:=IF([Sheet1.A98]&lt;&gt;&quot;&quot;;++([Sheet1.A98]-5*60*60)/(24*60*60)+[.$C$1];&quot;&quot;)">
            <text:p/>
          </table:table-cell>
          <table:table-cell/>
        </table:table-row>
        <table:table-row table:style-name="ro1">
          <table:table-cell table:formula="of:=IF([Sheet1.B99]&lt;&gt;&quot;&quot;;[Sheet1.B99];&quot;&quot;)">
            <text:p/>
          </table:table-cell>
          <table:table-cell table:formula="of:=IF([Sheet1.A99]&lt;&gt;&quot;&quot;;++([Sheet1.A99]-5*60*60)/(24*60*60)+[.$C$1];&quot;&quot;)">
            <text:p/>
          </table:table-cell>
          <table:table-cell/>
        </table:table-row>
        <table:table-row table:style-name="ro1">
          <table:table-cell table:formula="of:=IF([Sheet1.B100]&lt;&gt;&quot;&quot;;[Sheet1.B100];&quot;&quot;)">
            <text:p/>
          </table:table-cell>
          <table:table-cell table:formula="of:=IF([Sheet1.A100]&lt;&gt;&quot;&quot;;++([Sheet1.A100]-5*60*60)/(24*60*60)+[.$C$1];&quot;&quot;)">
            <text:p/>
          </table:table-cell>
          <table:table-cell/>
        </table:table-row>
        <table:table-row table:style-name="ro1">
          <table:table-cell table:formula="of:=IF([Sheet1.B101]&lt;&gt;&quot;&quot;;[Sheet1.B101];&quot;&quot;)">
            <text:p/>
          </table:table-cell>
          <table:table-cell table:formula="of:=IF([Sheet1.A101]&lt;&gt;&quot;&quot;;++([Sheet1.A101]-5*60*60)/(24*60*60)+[.$C$1];&quot;&quot;)">
            <text:p/>
          </table:table-cell>
          <table:table-cell/>
        </table:table-row>
        <table:table-row table:style-name="ro1">
          <table:table-cell table:formula="of:=IF([Sheet1.B102]&lt;&gt;&quot;&quot;;[Sheet1.B102];&quot;&quot;)">
            <text:p/>
          </table:table-cell>
          <table:table-cell table:formula="of:=IF([Sheet1.A102]&lt;&gt;&quot;&quot;;++([Sheet1.A102]-5*60*60)/(24*60*60)+[.$C$1];&quot;&quot;)">
            <text:p/>
          </table:table-cell>
          <table:table-cell/>
        </table:table-row>
        <table:table-row table:style-name="ro1">
          <table:table-cell table:formula="of:=IF([Sheet1.B103]&lt;&gt;&quot;&quot;;[Sheet1.B103];&quot;&quot;)">
            <text:p/>
          </table:table-cell>
          <table:table-cell table:formula="of:=IF([Sheet1.A103]&lt;&gt;&quot;&quot;;++([Sheet1.A103]-5*60*60)/(24*60*60)+[.$C$1];&quot;&quot;)">
            <text:p/>
          </table:table-cell>
          <table:table-cell/>
        </table:table-row>
        <table:table-row table:style-name="ro1">
          <table:table-cell table:formula="of:=IF([Sheet1.B104]&lt;&gt;&quot;&quot;;[Sheet1.B104];&quot;&quot;)">
            <text:p/>
          </table:table-cell>
          <table:table-cell table:formula="of:=IF([Sheet1.A104]&lt;&gt;&quot;&quot;;++([Sheet1.A104]-5*60*60)/(24*60*60)+[.$C$1];&quot;&quot;)">
            <text:p/>
          </table:table-cell>
          <table:table-cell/>
        </table:table-row>
        <table:table-row table:style-name="ro1">
          <table:table-cell table:formula="of:=IF([Sheet1.B105]&lt;&gt;&quot;&quot;;[Sheet1.B105];&quot;&quot;)">
            <text:p/>
          </table:table-cell>
          <table:table-cell table:formula="of:=IF([Sheet1.A105]&lt;&gt;&quot;&quot;;++([Sheet1.A105]-5*60*60)/(24*60*60)+[.$C$1];&quot;&quot;)">
            <text:p/>
          </table:table-cell>
          <table:table-cell/>
        </table:table-row>
        <table:table-row table:style-name="ro1">
          <table:table-cell table:formula="of:=IF([Sheet1.B106]&lt;&gt;&quot;&quot;;[Sheet1.B106];&quot;&quot;)">
            <text:p/>
          </table:table-cell>
          <table:table-cell table:formula="of:=IF([Sheet1.A106]&lt;&gt;&quot;&quot;;++([Sheet1.A106]-5*60*60)/(24*60*60)+[.$C$1];&quot;&quot;)">
            <text:p/>
          </table:table-cell>
          <table:table-cell/>
        </table:table-row>
        <table:table-row table:style-name="ro1">
          <table:table-cell table:formula="of:=IF([Sheet1.B107]&lt;&gt;&quot;&quot;;[Sheet1.B107];&quot;&quot;)">
            <text:p/>
          </table:table-cell>
          <table:table-cell table:formula="of:=IF([Sheet1.A107]&lt;&gt;&quot;&quot;;++([Sheet1.A107]-5*60*60)/(24*60*60)+[.$C$1];&quot;&quot;)">
            <text:p/>
          </table:table-cell>
          <table:table-cell/>
        </table:table-row>
        <table:table-row table:style-name="ro1">
          <table:table-cell table:formula="of:=IF([Sheet1.B108]&lt;&gt;&quot;&quot;;[Sheet1.B108];&quot;&quot;)">
            <text:p/>
          </table:table-cell>
          <table:table-cell table:formula="of:=IF([Sheet1.A108]&lt;&gt;&quot;&quot;;++([Sheet1.A108]-5*60*60)/(24*60*60)+[.$C$1];&quot;&quot;)">
            <text:p/>
          </table:table-cell>
          <table:table-cell/>
        </table:table-row>
        <table:table-row table:style-name="ro1">
          <table:table-cell table:formula="of:=IF([Sheet1.B109]&lt;&gt;&quot;&quot;;[Sheet1.B109];&quot;&quot;)">
            <text:p/>
          </table:table-cell>
          <table:table-cell table:formula="of:=IF([Sheet1.A109]&lt;&gt;&quot;&quot;;++([Sheet1.A109]-5*60*60)/(24*60*60)+[.$C$1];&quot;&quot;)">
            <text:p/>
          </table:table-cell>
          <table:table-cell/>
        </table:table-row>
        <table:table-row table:style-name="ro1">
          <table:table-cell table:formula="of:=IF([Sheet1.B110]&lt;&gt;&quot;&quot;;[Sheet1.B110];&quot;&quot;)">
            <text:p/>
          </table:table-cell>
          <table:table-cell table:formula="of:=IF([Sheet1.A110]&lt;&gt;&quot;&quot;;++([Sheet1.A110]-5*60*60)/(24*60*60)+[.$C$1];&quot;&quot;)">
            <text:p/>
          </table:table-cell>
          <table:table-cell/>
        </table:table-row>
        <table:table-row table:style-name="ro1">
          <table:table-cell table:formula="of:=IF([Sheet1.B111]&lt;&gt;&quot;&quot;;[Sheet1.B111];&quot;&quot;)">
            <text:p/>
          </table:table-cell>
          <table:table-cell table:formula="of:=IF([Sheet1.A111]&lt;&gt;&quot;&quot;;++([Sheet1.A111]-5*60*60)/(24*60*60)+[.$C$1];&quot;&quot;)">
            <text:p/>
          </table:table-cell>
          <table:table-cell/>
        </table:table-row>
        <table:table-row table:style-name="ro1">
          <table:table-cell table:formula="of:=IF([Sheet1.B112]&lt;&gt;&quot;&quot;;[Sheet1.B112];&quot;&quot;)">
            <text:p/>
          </table:table-cell>
          <table:table-cell table:formula="of:=IF([Sheet1.A112]&lt;&gt;&quot;&quot;;++([Sheet1.A112]-5*60*60)/(24*60*60)+[.$C$1];&quot;&quot;)">
            <text:p/>
          </table:table-cell>
          <table:table-cell/>
        </table:table-row>
        <table:table-row table:style-name="ro1">
          <table:table-cell table:formula="of:=IF([Sheet1.B113]&lt;&gt;&quot;&quot;;[Sheet1.B113];&quot;&quot;)">
            <text:p/>
          </table:table-cell>
          <table:table-cell table:formula="of:=IF([Sheet1.A113]&lt;&gt;&quot;&quot;;++([Sheet1.A113]-5*60*60)/(24*60*60)+[.$C$1];&quot;&quot;)">
            <text:p/>
          </table:table-cell>
          <table:table-cell/>
        </table:table-row>
        <table:table-row table:style-name="ro1">
          <table:table-cell table:formula="of:=IF([Sheet1.B114]&lt;&gt;&quot;&quot;;[Sheet1.B114];&quot;&quot;)">
            <text:p/>
          </table:table-cell>
          <table:table-cell table:formula="of:=IF([Sheet1.A114]&lt;&gt;&quot;&quot;;++([Sheet1.A114]-5*60*60)/(24*60*60)+[.$C$1];&quot;&quot;)">
            <text:p/>
          </table:table-cell>
          <table:table-cell/>
        </table:table-row>
        <table:table-row table:style-name="ro1">
          <table:table-cell table:formula="of:=IF([Sheet1.B115]&lt;&gt;&quot;&quot;;[Sheet1.B115];&quot;&quot;)">
            <text:p/>
          </table:table-cell>
          <table:table-cell table:formula="of:=IF([Sheet1.A115]&lt;&gt;&quot;&quot;;++([Sheet1.A115]-5*60*60)/(24*60*60)+[.$C$1];&quot;&quot;)">
            <text:p/>
          </table:table-cell>
          <table:table-cell/>
        </table:table-row>
        <table:table-row table:style-name="ro1">
          <table:table-cell table:formula="of:=IF([Sheet1.B116]&lt;&gt;&quot;&quot;;[Sheet1.B116];&quot;&quot;)">
            <text:p/>
          </table:table-cell>
          <table:table-cell table:formula="of:=IF([Sheet1.A116]&lt;&gt;&quot;&quot;;++([Sheet1.A116]-5*60*60)/(24*60*60)+[.$C$1];&quot;&quot;)">
            <text:p/>
          </table:table-cell>
          <table:table-cell/>
        </table:table-row>
        <table:table-row table:style-name="ro1">
          <table:table-cell table:formula="of:=IF([Sheet1.B117]&lt;&gt;&quot;&quot;;[Sheet1.B117];&quot;&quot;)">
            <text:p/>
          </table:table-cell>
          <table:table-cell table:formula="of:=IF([Sheet1.A117]&lt;&gt;&quot;&quot;;++([Sheet1.A117]-5*60*60)/(24*60*60)+[.$C$1];&quot;&quot;)">
            <text:p/>
          </table:table-cell>
          <table:table-cell/>
        </table:table-row>
        <table:table-row table:style-name="ro1">
          <table:table-cell table:formula="of:=IF([Sheet1.B118]&lt;&gt;&quot;&quot;;[Sheet1.B118];&quot;&quot;)">
            <text:p/>
          </table:table-cell>
          <table:table-cell table:formula="of:=IF([Sheet1.A118]&lt;&gt;&quot;&quot;;++([Sheet1.A118]-5*60*60)/(24*60*60)+[.$C$1];&quot;&quot;)">
            <text:p/>
          </table:table-cell>
          <table:table-cell/>
        </table:table-row>
        <table:table-row table:style-name="ro1">
          <table:table-cell table:formula="of:=IF([Sheet1.B119]&lt;&gt;&quot;&quot;;[Sheet1.B119];&quot;&quot;)">
            <text:p/>
          </table:table-cell>
          <table:table-cell table:formula="of:=IF([Sheet1.A119]&lt;&gt;&quot;&quot;;++([Sheet1.A119]-5*60*60)/(24*60*60)+[.$C$1];&quot;&quot;)">
            <text:p/>
          </table:table-cell>
          <table:table-cell/>
        </table:table-row>
        <table:table-row table:style-name="ro1">
          <table:table-cell table:formula="of:=IF([Sheet1.B120]&lt;&gt;&quot;&quot;;[Sheet1.B120];&quot;&quot;)">
            <text:p/>
          </table:table-cell>
          <table:table-cell table:formula="of:=IF([Sheet1.A120]&lt;&gt;&quot;&quot;;++([Sheet1.A120]-5*60*60)/(24*60*60)+[.$C$1];&quot;&quot;)">
            <text:p/>
          </table:table-cell>
          <table:table-cell/>
        </table:table-row>
        <table:table-row table:style-name="ro1">
          <table:table-cell table:formula="of:=IF([Sheet1.B121]&lt;&gt;&quot;&quot;;[Sheet1.B121];&quot;&quot;)">
            <text:p/>
          </table:table-cell>
          <table:table-cell table:formula="of:=IF([Sheet1.A121]&lt;&gt;&quot;&quot;;++([Sheet1.A121]-5*60*60)/(24*60*60)+[.$C$1];&quot;&quot;)">
            <text:p/>
          </table:table-cell>
          <table:table-cell/>
        </table:table-row>
        <table:table-row table:style-name="ro1">
          <table:table-cell table:formula="of:=IF([Sheet1.B122]&lt;&gt;&quot;&quot;;[Sheet1.B122];&quot;&quot;)">
            <text:p/>
          </table:table-cell>
          <table:table-cell table:formula="of:=IF([Sheet1.A122]&lt;&gt;&quot;&quot;;++([Sheet1.A122]-5*60*60)/(24*60*60)+[.$C$1];&quot;&quot;)">
            <text:p/>
          </table:table-cell>
          <table:table-cell/>
        </table:table-row>
        <table:table-row table:style-name="ro1">
          <table:table-cell table:formula="of:=IF([Sheet1.B123]&lt;&gt;&quot;&quot;;[Sheet1.B123];&quot;&quot;)">
            <text:p/>
          </table:table-cell>
          <table:table-cell table:formula="of:=IF([Sheet1.A123]&lt;&gt;&quot;&quot;;++([Sheet1.A123]-5*60*60)/(24*60*60)+[.$C$1];&quot;&quot;)">
            <text:p/>
          </table:table-cell>
          <table:table-cell/>
        </table:table-row>
        <table:table-row table:style-name="ro1">
          <table:table-cell table:formula="of:=IF([Sheet1.B124]&lt;&gt;&quot;&quot;;[Sheet1.B124];&quot;&quot;)">
            <text:p/>
          </table:table-cell>
          <table:table-cell table:formula="of:=IF([Sheet1.A124]&lt;&gt;&quot;&quot;;++([Sheet1.A124]-5*60*60)/(24*60*60)+[.$C$1];&quot;&quot;)">
            <text:p/>
          </table:table-cell>
          <table:table-cell/>
        </table:table-row>
        <table:table-row table:style-name="ro1">
          <table:table-cell table:formula="of:=IF([Sheet1.B125]&lt;&gt;&quot;&quot;;[Sheet1.B125];&quot;&quot;)">
            <text:p/>
          </table:table-cell>
          <table:table-cell table:formula="of:=IF([Sheet1.A125]&lt;&gt;&quot;&quot;;++([Sheet1.A125]-5*60*60)/(24*60*60)+[.$C$1];&quot;&quot;)">
            <text:p/>
          </table:table-cell>
          <table:table-cell/>
        </table:table-row>
        <table:table-row table:style-name="ro1">
          <table:table-cell table:formula="of:=IF([Sheet1.B126]&lt;&gt;&quot;&quot;;[Sheet1.B126];&quot;&quot;)">
            <text:p/>
          </table:table-cell>
          <table:table-cell table:formula="of:=IF([Sheet1.A126]&lt;&gt;&quot;&quot;;++([Sheet1.A126]-5*60*60)/(24*60*60)+[.$C$1];&quot;&quot;)">
            <text:p/>
          </table:table-cell>
          <table:table-cell/>
        </table:table-row>
        <table:table-row table:style-name="ro1">
          <table:table-cell table:formula="of:=IF([Sheet1.B127]&lt;&gt;&quot;&quot;;[Sheet1.B127];&quot;&quot;)">
            <text:p/>
          </table:table-cell>
          <table:table-cell table:formula="of:=IF([Sheet1.A127]&lt;&gt;&quot;&quot;;++([Sheet1.A127]-5*60*60)/(24*60*60)+[.$C$1];&quot;&quot;)">
            <text:p/>
          </table:table-cell>
          <table:table-cell/>
        </table:table-row>
        <table:table-row table:style-name="ro1">
          <table:table-cell table:formula="of:=IF([Sheet1.B128]&lt;&gt;&quot;&quot;;[Sheet1.B128];&quot;&quot;)">
            <text:p/>
          </table:table-cell>
          <table:table-cell table:formula="of:=IF([Sheet1.A128]&lt;&gt;&quot;&quot;;++([Sheet1.A128]-5*60*60)/(24*60*60)+[.$C$1];&quot;&quot;)">
            <text:p/>
          </table:table-cell>
          <table:table-cell/>
        </table:table-row>
        <table:table-row table:style-name="ro1">
          <table:table-cell table:formula="of:=IF([Sheet1.B129]&lt;&gt;&quot;&quot;;[Sheet1.B129];&quot;&quot;)">
            <text:p/>
          </table:table-cell>
          <table:table-cell table:formula="of:=IF([Sheet1.A129]&lt;&gt;&quot;&quot;;++([Sheet1.A129]-5*60*60)/(24*60*60)+[.$C$1];&quot;&quot;)">
            <text:p/>
          </table:table-cell>
          <table:table-cell/>
        </table:table-row>
        <table:table-row table:style-name="ro1">
          <table:table-cell table:formula="of:=IF([Sheet1.B130]&lt;&gt;&quot;&quot;;[Sheet1.B130];&quot;&quot;)">
            <text:p/>
          </table:table-cell>
          <table:table-cell table:formula="of:=IF([Sheet1.A130]&lt;&gt;&quot;&quot;;++([Sheet1.A130]-5*60*60)/(24*60*60)+[.$C$1];&quot;&quot;)">
            <text:p/>
          </table:table-cell>
          <table:table-cell/>
        </table:table-row>
        <table:table-row table:style-name="ro1">
          <table:table-cell table:formula="of:=IF([Sheet1.B131]&lt;&gt;&quot;&quot;;[Sheet1.B131];&quot;&quot;)">
            <text:p/>
          </table:table-cell>
          <table:table-cell table:formula="of:=IF([Sheet1.A131]&lt;&gt;&quot;&quot;;++([Sheet1.A131]-5*60*60)/(24*60*60)+[.$C$1];&quot;&quot;)">
            <text:p/>
          </table:table-cell>
          <table:table-cell/>
        </table:table-row>
        <table:table-row table:style-name="ro1">
          <table:table-cell table:formula="of:=IF([Sheet1.B132]&lt;&gt;&quot;&quot;;[Sheet1.B132];&quot;&quot;)">
            <text:p/>
          </table:table-cell>
          <table:table-cell table:formula="of:=IF([Sheet1.A132]&lt;&gt;&quot;&quot;;++([Sheet1.A132]-5*60*60)/(24*60*60)+[.$C$1];&quot;&quot;)">
            <text:p/>
          </table:table-cell>
          <table:table-cell/>
        </table:table-row>
        <table:table-row table:style-name="ro1">
          <table:table-cell table:formula="of:=IF([Sheet1.B133]&lt;&gt;&quot;&quot;;[Sheet1.B133];&quot;&quot;)">
            <text:p/>
          </table:table-cell>
          <table:table-cell table:formula="of:=IF([Sheet1.A133]&lt;&gt;&quot;&quot;;++([Sheet1.A133]-5*60*60)/(24*60*60)+[.$C$1];&quot;&quot;)">
            <text:p/>
          </table:table-cell>
          <table:table-cell/>
        </table:table-row>
        <table:table-row table:style-name="ro1">
          <table:table-cell table:formula="of:=IF([Sheet1.B134]&lt;&gt;&quot;&quot;;[Sheet1.B134];&quot;&quot;)">
            <text:p/>
          </table:table-cell>
          <table:table-cell table:formula="of:=IF([Sheet1.A134]&lt;&gt;&quot;&quot;;++([Sheet1.A134]-5*60*60)/(24*60*60)+[.$C$1];&quot;&quot;)">
            <text:p/>
          </table:table-cell>
          <table:table-cell/>
        </table:table-row>
        <table:table-row table:style-name="ro1">
          <table:table-cell table:formula="of:=IF([Sheet1.B135]&lt;&gt;&quot;&quot;;[Sheet1.B135];&quot;&quot;)">
            <text:p/>
          </table:table-cell>
          <table:table-cell table:formula="of:=IF([Sheet1.A135]&lt;&gt;&quot;&quot;;++([Sheet1.A135]-5*60*60)/(24*60*60)+[.$C$1];&quot;&quot;)">
            <text:p/>
          </table:table-cell>
          <table:table-cell/>
        </table:table-row>
        <table:table-row table:style-name="ro1">
          <table:table-cell table:formula="of:=IF([Sheet1.B136]&lt;&gt;&quot;&quot;;[Sheet1.B136];&quot;&quot;)">
            <text:p/>
          </table:table-cell>
          <table:table-cell table:formula="of:=IF([Sheet1.A136]&lt;&gt;&quot;&quot;;++([Sheet1.A136]-5*60*60)/(24*60*60)+[.$C$1];&quot;&quot;)">
            <text:p/>
          </table:table-cell>
          <table:table-cell/>
        </table:table-row>
        <table:table-row table:style-name="ro1">
          <table:table-cell table:formula="of:=IF([Sheet1.B137]&lt;&gt;&quot;&quot;;[Sheet1.B137];&quot;&quot;)">
            <text:p/>
          </table:table-cell>
          <table:table-cell table:formula="of:=IF([Sheet1.A137]&lt;&gt;&quot;&quot;;++([Sheet1.A137]-5*60*60)/(24*60*60)+[.$C$1];&quot;&quot;)">
            <text:p/>
          </table:table-cell>
          <table:table-cell/>
        </table:table-row>
        <table:table-row table:style-name="ro1">
          <table:table-cell table:formula="of:=IF([Sheet1.B138]&lt;&gt;&quot;&quot;;[Sheet1.B138];&quot;&quot;)">
            <text:p/>
          </table:table-cell>
          <table:table-cell table:formula="of:=IF([Sheet1.A138]&lt;&gt;&quot;&quot;;++([Sheet1.A138]-5*60*60)/(24*60*60)+[.$C$1];&quot;&quot;)">
            <text:p/>
          </table:table-cell>
          <table:table-cell/>
        </table:table-row>
        <table:table-row table:style-name="ro1">
          <table:table-cell table:formula="of:=IF([Sheet1.B139]&lt;&gt;&quot;&quot;;[Sheet1.B139];&quot;&quot;)">
            <text:p/>
          </table:table-cell>
          <table:table-cell table:formula="of:=IF([Sheet1.A139]&lt;&gt;&quot;&quot;;++([Sheet1.A139]-5*60*60)/(24*60*60)+[.$C$1];&quot;&quot;)">
            <text:p/>
          </table:table-cell>
          <table:table-cell/>
        </table:table-row>
        <table:table-row table:style-name="ro1">
          <table:table-cell table:formula="of:=IF([Sheet1.B140]&lt;&gt;&quot;&quot;;[Sheet1.B140];&quot;&quot;)">
            <text:p/>
          </table:table-cell>
          <table:table-cell table:formula="of:=IF([Sheet1.A140]&lt;&gt;&quot;&quot;;++([Sheet1.A140]-5*60*60)/(24*60*60)+[.$C$1];&quot;&quot;)">
            <text:p/>
          </table:table-cell>
          <table:table-cell/>
        </table:table-row>
        <table:table-row table:style-name="ro1">
          <table:table-cell table:formula="of:=IF([Sheet1.B141]&lt;&gt;&quot;&quot;;[Sheet1.B141];&quot;&quot;)">
            <text:p/>
          </table:table-cell>
          <table:table-cell table:formula="of:=IF([Sheet1.A141]&lt;&gt;&quot;&quot;;++([Sheet1.A141]-5*60*60)/(24*60*60)+[.$C$1];&quot;&quot;)">
            <text:p/>
          </table:table-cell>
          <table:table-cell/>
        </table:table-row>
        <table:table-row table:style-name="ro1">
          <table:table-cell table:formula="of:=IF([Sheet1.B142]&lt;&gt;&quot;&quot;;[Sheet1.B142];&quot;&quot;)">
            <text:p/>
          </table:table-cell>
          <table:table-cell table:formula="of:=IF([Sheet1.A142]&lt;&gt;&quot;&quot;;++([Sheet1.A142]-5*60*60)/(24*60*60)+[.$C$1];&quot;&quot;)">
            <text:p/>
          </table:table-cell>
          <table:table-cell/>
        </table:table-row>
        <table:table-row table:style-name="ro1">
          <table:table-cell table:formula="of:=IF([Sheet1.B143]&lt;&gt;&quot;&quot;;[Sheet1.B143];&quot;&quot;)">
            <text:p/>
          </table:table-cell>
          <table:table-cell table:formula="of:=IF([Sheet1.A143]&lt;&gt;&quot;&quot;;++([Sheet1.A143]-5*60*60)/(24*60*60)+[.$C$1];&quot;&quot;)">
            <text:p/>
          </table:table-cell>
          <table:table-cell/>
        </table:table-row>
        <table:table-row table:style-name="ro1">
          <table:table-cell table:formula="of:=IF([Sheet1.B144]&lt;&gt;&quot;&quot;;[Sheet1.B144];&quot;&quot;)">
            <text:p/>
          </table:table-cell>
          <table:table-cell table:formula="of:=IF([Sheet1.A144]&lt;&gt;&quot;&quot;;++([Sheet1.A144]-5*60*60)/(24*60*60)+[.$C$1];&quot;&quot;)">
            <text:p/>
          </table:table-cell>
          <table:table-cell/>
        </table:table-row>
        <table:table-row table:style-name="ro1">
          <table:table-cell table:formula="of:=IF([Sheet1.B145]&lt;&gt;&quot;&quot;;[Sheet1.B145];&quot;&quot;)">
            <text:p/>
          </table:table-cell>
          <table:table-cell table:formula="of:=IF([Sheet1.A145]&lt;&gt;&quot;&quot;;++([Sheet1.A145]-5*60*60)/(24*60*60)+[.$C$1];&quot;&quot;)">
            <text:p/>
          </table:table-cell>
          <table:table-cell/>
        </table:table-row>
        <table:table-row table:style-name="ro1">
          <table:table-cell table:formula="of:=IF([Sheet1.B146]&lt;&gt;&quot;&quot;;[Sheet1.B146];&quot;&quot;)">
            <text:p/>
          </table:table-cell>
          <table:table-cell table:formula="of:=IF([Sheet1.A146]&lt;&gt;&quot;&quot;;++([Sheet1.A146]-5*60*60)/(24*60*60)+[.$C$1];&quot;&quot;)">
            <text:p/>
          </table:table-cell>
          <table:table-cell/>
        </table:table-row>
        <table:table-row table:style-name="ro1">
          <table:table-cell table:formula="of:=IF([Sheet1.B147]&lt;&gt;&quot;&quot;;[Sheet1.B147];&quot;&quot;)">
            <text:p/>
          </table:table-cell>
          <table:table-cell table:formula="of:=IF([Sheet1.A147]&lt;&gt;&quot;&quot;;++([Sheet1.A147]-5*60*60)/(24*60*60)+[.$C$1];&quot;&quot;)">
            <text:p/>
          </table:table-cell>
          <table:table-cell/>
        </table:table-row>
        <table:table-row table:style-name="ro1">
          <table:table-cell table:formula="of:=IF([Sheet1.B148]&lt;&gt;&quot;&quot;;[Sheet1.B148];&quot;&quot;)">
            <text:p/>
          </table:table-cell>
          <table:table-cell table:formula="of:=IF([Sheet1.A148]&lt;&gt;&quot;&quot;;++([Sheet1.A148]-5*60*60)/(24*60*60)+[.$C$1];&quot;&quot;)">
            <text:p/>
          </table:table-cell>
          <table:table-cell/>
        </table:table-row>
        <table:table-row table:style-name="ro1">
          <table:table-cell table:formula="of:=IF([Sheet1.B149]&lt;&gt;&quot;&quot;;[Sheet1.B149];&quot;&quot;)">
            <text:p/>
          </table:table-cell>
          <table:table-cell table:formula="of:=IF([Sheet1.A149]&lt;&gt;&quot;&quot;;++([Sheet1.A149]-5*60*60)/(24*60*60)+[.$C$1];&quot;&quot;)">
            <text:p/>
          </table:table-cell>
          <table:table-cell/>
        </table:table-row>
        <table:table-row table:style-name="ro1">
          <table:table-cell table:formula="of:=IF([Sheet1.B150]&lt;&gt;&quot;&quot;;[Sheet1.B150];&quot;&quot;)">
            <text:p/>
          </table:table-cell>
          <table:table-cell table:formula="of:=IF([Sheet1.A150]&lt;&gt;&quot;&quot;;++([Sheet1.A150]-5*60*60)/(24*60*60)+[.$C$1];&quot;&quot;)">
            <text:p/>
          </table:table-cell>
          <table:table-cell/>
        </table:table-row>
        <table:table-row table:style-name="ro1">
          <table:table-cell table:formula="of:=IF([Sheet1.B151]&lt;&gt;&quot;&quot;;[Sheet1.B151];&quot;&quot;)">
            <text:p/>
          </table:table-cell>
          <table:table-cell table:formula="of:=IF([Sheet1.A151]&lt;&gt;&quot;&quot;;++([Sheet1.A151]-5*60*60)/(24*60*60)+[.$C$1];&quot;&quot;)">
            <text:p/>
          </table:table-cell>
          <table:table-cell/>
        </table:table-row>
        <table:table-row table:style-name="ro1">
          <table:table-cell table:formula="of:=IF([Sheet1.B152]&lt;&gt;&quot;&quot;;[Sheet1.B152];&quot;&quot;)">
            <text:p/>
          </table:table-cell>
          <table:table-cell table:formula="of:=IF([Sheet1.A152]&lt;&gt;&quot;&quot;;++([Sheet1.A152]-5*60*60)/(24*60*60)+[.$C$1];&quot;&quot;)">
            <text:p/>
          </table:table-cell>
          <table:table-cell/>
        </table:table-row>
        <table:table-row table:style-name="ro1">
          <table:table-cell table:formula="of:=IF([Sheet1.B153]&lt;&gt;&quot;&quot;;[Sheet1.B153];&quot;&quot;)">
            <text:p/>
          </table:table-cell>
          <table:table-cell table:formula="of:=IF([Sheet1.A153]&lt;&gt;&quot;&quot;;++([Sheet1.A153]-5*60*60)/(24*60*60)+[.$C$1];&quot;&quot;)">
            <text:p/>
          </table:table-cell>
          <table:table-cell/>
        </table:table-row>
        <table:table-row table:style-name="ro1">
          <table:table-cell table:formula="of:=IF([Sheet1.B154]&lt;&gt;&quot;&quot;;[Sheet1.B154];&quot;&quot;)">
            <text:p/>
          </table:table-cell>
          <table:table-cell table:formula="of:=IF([Sheet1.A154]&lt;&gt;&quot;&quot;;++([Sheet1.A154]-5*60*60)/(24*60*60)+[.$C$1];&quot;&quot;)">
            <text:p/>
          </table:table-cell>
          <table:table-cell/>
        </table:table-row>
        <table:table-row table:style-name="ro1">
          <table:table-cell table:formula="of:=IF([Sheet1.B155]&lt;&gt;&quot;&quot;;[Sheet1.B155];&quot;&quot;)">
            <text:p/>
          </table:table-cell>
          <table:table-cell table:formula="of:=IF([Sheet1.A155]&lt;&gt;&quot;&quot;;++([Sheet1.A155]-5*60*60)/(24*60*60)+[.$C$1];&quot;&quot;)">
            <text:p/>
          </table:table-cell>
          <table:table-cell/>
        </table:table-row>
        <table:table-row table:style-name="ro1">
          <table:table-cell table:formula="of:=IF([Sheet1.B156]&lt;&gt;&quot;&quot;;[Sheet1.B156];&quot;&quot;)">
            <text:p/>
          </table:table-cell>
          <table:table-cell table:formula="of:=IF([Sheet1.A156]&lt;&gt;&quot;&quot;;++([Sheet1.A156]-5*60*60)/(24*60*60)+[.$C$1];&quot;&quot;)">
            <text:p/>
          </table:table-cell>
          <table:table-cell/>
        </table:table-row>
        <table:table-row table:style-name="ro1">
          <table:table-cell table:formula="of:=IF([Sheet1.B157]&lt;&gt;&quot;&quot;;[Sheet1.B157];&quot;&quot;)">
            <text:p/>
          </table:table-cell>
          <table:table-cell table:formula="of:=IF([Sheet1.A157]&lt;&gt;&quot;&quot;;++([Sheet1.A157]-5*60*60)/(24*60*60)+[.$C$1];&quot;&quot;)">
            <text:p/>
          </table:table-cell>
          <table:table-cell/>
        </table:table-row>
        <table:table-row table:style-name="ro1">
          <table:table-cell table:formula="of:=IF([Sheet1.B158]&lt;&gt;&quot;&quot;;[Sheet1.B158];&quot;&quot;)">
            <text:p/>
          </table:table-cell>
          <table:table-cell table:formula="of:=IF([Sheet1.A158]&lt;&gt;&quot;&quot;;++([Sheet1.A158]-5*60*60)/(24*60*60)+[.$C$1];&quot;&quot;)">
            <text:p/>
          </table:table-cell>
          <table:table-cell/>
        </table:table-row>
        <table:table-row table:style-name="ro1">
          <table:table-cell table:formula="of:=IF([Sheet1.B159]&lt;&gt;&quot;&quot;;[Sheet1.B159];&quot;&quot;)">
            <text:p/>
          </table:table-cell>
          <table:table-cell table:formula="of:=IF([Sheet1.A159]&lt;&gt;&quot;&quot;;++([Sheet1.A159]-5*60*60)/(24*60*60)+[.$C$1];&quot;&quot;)">
            <text:p/>
          </table:table-cell>
          <table:table-cell/>
        </table:table-row>
        <table:table-row table:style-name="ro1">
          <table:table-cell table:formula="of:=IF([Sheet1.B160]&lt;&gt;&quot;&quot;;[Sheet1.B160];&quot;&quot;)">
            <text:p/>
          </table:table-cell>
          <table:table-cell table:formula="of:=IF([Sheet1.A160]&lt;&gt;&quot;&quot;;++([Sheet1.A160]-5*60*60)/(24*60*60)+[.$C$1];&quot;&quot;)">
            <text:p/>
          </table:table-cell>
          <table:table-cell/>
        </table:table-row>
        <table:table-row table:style-name="ro1">
          <table:table-cell table:formula="of:=IF([Sheet1.B161]&lt;&gt;&quot;&quot;;[Sheet1.B161];&quot;&quot;)">
            <text:p/>
          </table:table-cell>
          <table:table-cell table:formula="of:=IF([Sheet1.A161]&lt;&gt;&quot;&quot;;++([Sheet1.A161]-5*60*60)/(24*60*60)+[.$C$1];&quot;&quot;)">
            <text:p/>
          </table:table-cell>
          <table:table-cell/>
        </table:table-row>
        <table:table-row table:style-name="ro1">
          <table:table-cell table:formula="of:=IF([Sheet1.B162]&lt;&gt;&quot;&quot;;[Sheet1.B162];&quot;&quot;)">
            <text:p/>
          </table:table-cell>
          <table:table-cell table:formula="of:=IF([Sheet1.A162]&lt;&gt;&quot;&quot;;++([Sheet1.A162]-5*60*60)/(24*60*60)+[.$C$1];&quot;&quot;)">
            <text:p/>
          </table:table-cell>
          <table:table-cell/>
        </table:table-row>
        <table:table-row table:style-name="ro1">
          <table:table-cell table:formula="of:=IF([Sheet1.B163]&lt;&gt;&quot;&quot;;[Sheet1.B163];&quot;&quot;)">
            <text:p/>
          </table:table-cell>
          <table:table-cell table:formula="of:=IF([Sheet1.A163]&lt;&gt;&quot;&quot;;++([Sheet1.A163]-5*60*60)/(24*60*60)+[.$C$1];&quot;&quot;)">
            <text:p/>
          </table:table-cell>
          <table:table-cell/>
        </table:table-row>
        <table:table-row table:style-name="ro1">
          <table:table-cell table:formula="of:=IF([Sheet1.B164]&lt;&gt;&quot;&quot;;[Sheet1.B164];&quot;&quot;)">
            <text:p/>
          </table:table-cell>
          <table:table-cell table:formula="of:=IF([Sheet1.A164]&lt;&gt;&quot;&quot;;++([Sheet1.A164]-5*60*60)/(24*60*60)+[.$C$1];&quot;&quot;)">
            <text:p/>
          </table:table-cell>
          <table:table-cell/>
        </table:table-row>
        <table:table-row table:style-name="ro1">
          <table:table-cell table:formula="of:=IF([Sheet1.B165]&lt;&gt;&quot;&quot;;[Sheet1.B165];&quot;&quot;)">
            <text:p/>
          </table:table-cell>
          <table:table-cell table:formula="of:=IF([Sheet1.A165]&lt;&gt;&quot;&quot;;++([Sheet1.A165]-5*60*60)/(24*60*60)+[.$C$1];&quot;&quot;)">
            <text:p/>
          </table:table-cell>
          <table:table-cell/>
        </table:table-row>
        <table:table-row table:style-name="ro1">
          <table:table-cell table:formula="of:=IF([Sheet1.B166]&lt;&gt;&quot;&quot;;[Sheet1.B166];&quot;&quot;)">
            <text:p/>
          </table:table-cell>
          <table:table-cell table:formula="of:=IF([Sheet1.A166]&lt;&gt;&quot;&quot;;++([Sheet1.A166]-5*60*60)/(24*60*60)+[.$C$1];&quot;&quot;)">
            <text:p/>
          </table:table-cell>
          <table:table-cell/>
        </table:table-row>
        <table:table-row table:style-name="ro1">
          <table:table-cell table:formula="of:=IF([Sheet1.B167]&lt;&gt;&quot;&quot;;[Sheet1.B167];&quot;&quot;)">
            <text:p/>
          </table:table-cell>
          <table:table-cell table:formula="of:=IF([Sheet1.A167]&lt;&gt;&quot;&quot;;++([Sheet1.A167]-5*60*60)/(24*60*60)+[.$C$1];&quot;&quot;)">
            <text:p/>
          </table:table-cell>
          <table:table-cell/>
        </table:table-row>
        <table:table-row table:style-name="ro1">
          <table:table-cell table:formula="of:=IF([Sheet1.B168]&lt;&gt;&quot;&quot;;[Sheet1.B168];&quot;&quot;)">
            <text:p/>
          </table:table-cell>
          <table:table-cell table:formula="of:=IF([Sheet1.A168]&lt;&gt;&quot;&quot;;++([Sheet1.A168]-5*60*60)/(24*60*60)+[.$C$1];&quot;&quot;)">
            <text:p/>
          </table:table-cell>
          <table:table-cell/>
        </table:table-row>
        <table:table-row table:style-name="ro1">
          <table:table-cell table:formula="of:=IF([Sheet1.B169]&lt;&gt;&quot;&quot;;[Sheet1.B169];&quot;&quot;)">
            <text:p/>
          </table:table-cell>
          <table:table-cell table:formula="of:=IF([Sheet1.A169]&lt;&gt;&quot;&quot;;++([Sheet1.A169]-5*60*60)/(24*60*60)+[.$C$1];&quot;&quot;)">
            <text:p/>
          </table:table-cell>
          <table:table-cell/>
        </table:table-row>
        <table:table-row table:style-name="ro1">
          <table:table-cell table:formula="of:=IF([Sheet1.B170]&lt;&gt;&quot;&quot;;[Sheet1.B170];&quot;&quot;)">
            <text:p/>
          </table:table-cell>
          <table:table-cell table:formula="of:=IF([Sheet1.A170]&lt;&gt;&quot;&quot;;++([Sheet1.A170]-5*60*60)/(24*60*60)+[.$C$1];&quot;&quot;)">
            <text:p/>
          </table:table-cell>
          <table:table-cell/>
        </table:table-row>
        <table:table-row table:style-name="ro1">
          <table:table-cell table:formula="of:=IF([Sheet1.B171]&lt;&gt;&quot;&quot;;[Sheet1.B171];&quot;&quot;)">
            <text:p/>
          </table:table-cell>
          <table:table-cell table:formula="of:=IF([Sheet1.A171]&lt;&gt;&quot;&quot;;++([Sheet1.A171]-5*60*60)/(24*60*60)+[.$C$1];&quot;&quot;)">
            <text:p/>
          </table:table-cell>
          <table:table-cell/>
        </table:table-row>
        <table:table-row table:style-name="ro1">
          <table:table-cell table:formula="of:=IF([Sheet1.B172]&lt;&gt;&quot;&quot;;[Sheet1.B172];&quot;&quot;)">
            <text:p/>
          </table:table-cell>
          <table:table-cell table:formula="of:=IF([Sheet1.A172]&lt;&gt;&quot;&quot;;++([Sheet1.A172]-5*60*60)/(24*60*60)+[.$C$1];&quot;&quot;)">
            <text:p/>
          </table:table-cell>
          <table:table-cell/>
        </table:table-row>
        <table:table-row table:style-name="ro1">
          <table:table-cell table:formula="of:=IF([Sheet1.B173]&lt;&gt;&quot;&quot;;[Sheet1.B173];&quot;&quot;)">
            <text:p/>
          </table:table-cell>
          <table:table-cell table:formula="of:=IF([Sheet1.A173]&lt;&gt;&quot;&quot;;++([Sheet1.A173]-5*60*60)/(24*60*60)+[.$C$1];&quot;&quot;)">
            <text:p/>
          </table:table-cell>
          <table:table-cell/>
        </table:table-row>
        <table:table-row table:style-name="ro1">
          <table:table-cell table:formula="of:=IF([Sheet1.B174]&lt;&gt;&quot;&quot;;[Sheet1.B174];&quot;&quot;)">
            <text:p/>
          </table:table-cell>
          <table:table-cell table:formula="of:=IF([Sheet1.A174]&lt;&gt;&quot;&quot;;++([Sheet1.A174]-5*60*60)/(24*60*60)+[.$C$1];&quot;&quot;)">
            <text:p/>
          </table:table-cell>
          <table:table-cell/>
        </table:table-row>
        <table:table-row table:style-name="ro1">
          <table:table-cell table:formula="of:=IF([Sheet1.B175]&lt;&gt;&quot;&quot;;[Sheet1.B175];&quot;&quot;)">
            <text:p/>
          </table:table-cell>
          <table:table-cell table:formula="of:=IF([Sheet1.A175]&lt;&gt;&quot;&quot;;++([Sheet1.A175]-5*60*60)/(24*60*60)+[.$C$1];&quot;&quot;)">
            <text:p/>
          </table:table-cell>
          <table:table-cell/>
        </table:table-row>
        <table:table-row table:style-name="ro1">
          <table:table-cell table:formula="of:=IF([Sheet1.B176]&lt;&gt;&quot;&quot;;[Sheet1.B176];&quot;&quot;)">
            <text:p/>
          </table:table-cell>
          <table:table-cell table:formula="of:=IF([Sheet1.A176]&lt;&gt;&quot;&quot;;++([Sheet1.A176]-5*60*60)/(24*60*60)+[.$C$1];&quot;&quot;)">
            <text:p/>
          </table:table-cell>
          <table:table-cell/>
        </table:table-row>
        <table:table-row table:style-name="ro1">
          <table:table-cell table:formula="of:=IF([Sheet1.B177]&lt;&gt;&quot;&quot;;[Sheet1.B177];&quot;&quot;)">
            <text:p/>
          </table:table-cell>
          <table:table-cell table:formula="of:=IF([Sheet1.A177]&lt;&gt;&quot;&quot;;++([Sheet1.A177]-5*60*60)/(24*60*60)+[.$C$1];&quot;&quot;)">
            <text:p/>
          </table:table-cell>
          <table:table-cell/>
        </table:table-row>
        <table:table-row table:style-name="ro1">
          <table:table-cell table:formula="of:=IF([Sheet1.B178]&lt;&gt;&quot;&quot;;[Sheet1.B178];&quot;&quot;)">
            <text:p/>
          </table:table-cell>
          <table:table-cell table:formula="of:=IF([Sheet1.A178]&lt;&gt;&quot;&quot;;++([Sheet1.A178]-5*60*60)/(24*60*60)+[.$C$1];&quot;&quot;)">
            <text:p/>
          </table:table-cell>
          <table:table-cell/>
        </table:table-row>
        <table:table-row table:style-name="ro1">
          <table:table-cell table:formula="of:=IF([Sheet1.B179]&lt;&gt;&quot;&quot;;[Sheet1.B179];&quot;&quot;)">
            <text:p/>
          </table:table-cell>
          <table:table-cell table:formula="of:=IF([Sheet1.A179]&lt;&gt;&quot;&quot;;++([Sheet1.A179]-5*60*60)/(24*60*60)+[.$C$1];&quot;&quot;)">
            <text:p/>
          </table:table-cell>
          <table:table-cell/>
        </table:table-row>
        <table:table-row table:style-name="ro1">
          <table:table-cell table:formula="of:=IF([Sheet1.B180]&lt;&gt;&quot;&quot;;[Sheet1.B180];&quot;&quot;)">
            <text:p/>
          </table:table-cell>
          <table:table-cell table:formula="of:=IF([Sheet1.A180]&lt;&gt;&quot;&quot;;++([Sheet1.A180]-5*60*60)/(24*60*60)+[.$C$1];&quot;&quot;)">
            <text:p/>
          </table:table-cell>
          <table:table-cell/>
        </table:table-row>
        <table:table-row table:style-name="ro1">
          <table:table-cell table:formula="of:=IF([Sheet1.B181]&lt;&gt;&quot;&quot;;[Sheet1.B181];&quot;&quot;)">
            <text:p/>
          </table:table-cell>
          <table:table-cell table:formula="of:=IF([Sheet1.A181]&lt;&gt;&quot;&quot;;++([Sheet1.A181]-5*60*60)/(24*60*60)+[.$C$1];&quot;&quot;)">
            <text:p/>
          </table:table-cell>
          <table:table-cell/>
        </table:table-row>
        <table:table-row table:style-name="ro1">
          <table:table-cell table:formula="of:=IF([Sheet1.B182]&lt;&gt;&quot;&quot;;[Sheet1.B182];&quot;&quot;)">
            <text:p/>
          </table:table-cell>
          <table:table-cell table:formula="of:=IF([Sheet1.A182]&lt;&gt;&quot;&quot;;++([Sheet1.A182]-5*60*60)/(24*60*60)+[.$C$1];&quot;&quot;)">
            <text:p/>
          </table:table-cell>
          <table:table-cell/>
        </table:table-row>
        <table:table-row table:style-name="ro1">
          <table:table-cell table:formula="of:=IF([Sheet1.B183]&lt;&gt;&quot;&quot;;[Sheet1.B183];&quot;&quot;)">
            <text:p/>
          </table:table-cell>
          <table:table-cell table:formula="of:=IF([Sheet1.A183]&lt;&gt;&quot;&quot;;++([Sheet1.A183]-5*60*60)/(24*60*60)+[.$C$1];&quot;&quot;)">
            <text:p/>
          </table:table-cell>
          <table:table-cell/>
        </table:table-row>
        <table:table-row table:style-name="ro1">
          <table:table-cell table:formula="of:=IF([Sheet1.B184]&lt;&gt;&quot;&quot;;[Sheet1.B184];&quot;&quot;)">
            <text:p/>
          </table:table-cell>
          <table:table-cell table:formula="of:=IF([Sheet1.A184]&lt;&gt;&quot;&quot;;++([Sheet1.A184]-5*60*60)/(24*60*60)+[.$C$1];&quot;&quot;)">
            <text:p/>
          </table:table-cell>
          <table:table-cell/>
        </table:table-row>
        <table:table-row table:style-name="ro1">
          <table:table-cell table:formula="of:=IF([Sheet1.B185]&lt;&gt;&quot;&quot;;[Sheet1.B185];&quot;&quot;)">
            <text:p/>
          </table:table-cell>
          <table:table-cell table:formula="of:=IF([Sheet1.A185]&lt;&gt;&quot;&quot;;++([Sheet1.A185]-5*60*60)/(24*60*60)+[.$C$1];&quot;&quot;)">
            <text:p/>
          </table:table-cell>
          <table:table-cell/>
        </table:table-row>
        <table:table-row table:style-name="ro1">
          <table:table-cell table:formula="of:=IF([Sheet1.B186]&lt;&gt;&quot;&quot;;[Sheet1.B186];&quot;&quot;)">
            <text:p/>
          </table:table-cell>
          <table:table-cell table:formula="of:=IF([Sheet1.A186]&lt;&gt;&quot;&quot;;++([Sheet1.A186]-5*60*60)/(24*60*60)+[.$C$1];&quot;&quot;)">
            <text:p/>
          </table:table-cell>
          <table:table-cell/>
        </table:table-row>
        <table:table-row table:style-name="ro1">
          <table:table-cell table:formula="of:=IF([Sheet1.B187]&lt;&gt;&quot;&quot;;[Sheet1.B187];&quot;&quot;)">
            <text:p/>
          </table:table-cell>
          <table:table-cell table:formula="of:=IF([Sheet1.A187]&lt;&gt;&quot;&quot;;++([Sheet1.A187]-5*60*60)/(24*60*60)+[.$C$1];&quot;&quot;)">
            <text:p/>
          </table:table-cell>
          <table:table-cell/>
        </table:table-row>
        <table:table-row table:style-name="ro1">
          <table:table-cell table:formula="of:=IF([Sheet1.B188]&lt;&gt;&quot;&quot;;[Sheet1.B188];&quot;&quot;)">
            <text:p/>
          </table:table-cell>
          <table:table-cell table:formula="of:=IF([Sheet1.A188]&lt;&gt;&quot;&quot;;++([Sheet1.A188]-5*60*60)/(24*60*60)+[.$C$1];&quot;&quot;)">
            <text:p/>
          </table:table-cell>
          <table:table-cell/>
        </table:table-row>
        <table:table-row table:style-name="ro1">
          <table:table-cell table:formula="of:=IF([Sheet1.B189]&lt;&gt;&quot;&quot;;[Sheet1.B189];&quot;&quot;)">
            <text:p/>
          </table:table-cell>
          <table:table-cell table:formula="of:=IF([Sheet1.A189]&lt;&gt;&quot;&quot;;++([Sheet1.A189]-5*60*60)/(24*60*60)+[.$C$1];&quot;&quot;)">
            <text:p/>
          </table:table-cell>
          <table:table-cell/>
        </table:table-row>
        <table:table-row table:style-name="ro1">
          <table:table-cell table:formula="of:=IF([Sheet1.B190]&lt;&gt;&quot;&quot;;[Sheet1.B190];&quot;&quot;)">
            <text:p/>
          </table:table-cell>
          <table:table-cell table:formula="of:=IF([Sheet1.A190]&lt;&gt;&quot;&quot;;++([Sheet1.A190]-5*60*60)/(24*60*60)+[.$C$1];&quot;&quot;)">
            <text:p/>
          </table:table-cell>
          <table:table-cell/>
        </table:table-row>
        <table:table-row table:style-name="ro1">
          <table:table-cell table:formula="of:=IF([Sheet1.B191]&lt;&gt;&quot;&quot;;[Sheet1.B191];&quot;&quot;)">
            <text:p/>
          </table:table-cell>
          <table:table-cell table:formula="of:=IF([Sheet1.A191]&lt;&gt;&quot;&quot;;++([Sheet1.A191]-5*60*60)/(24*60*60)+[.$C$1];&quot;&quot;)">
            <text:p/>
          </table:table-cell>
          <table:table-cell/>
        </table:table-row>
        <table:table-row table:style-name="ro1">
          <table:table-cell table:formula="of:=IF([Sheet1.B192]&lt;&gt;&quot;&quot;;[Sheet1.B192];&quot;&quot;)">
            <text:p/>
          </table:table-cell>
          <table:table-cell table:formula="of:=IF([Sheet1.A192]&lt;&gt;&quot;&quot;;++([Sheet1.A192]-5*60*60)/(24*60*60)+[.$C$1];&quot;&quot;)">
            <text:p/>
          </table:table-cell>
          <table:table-cell/>
        </table:table-row>
        <table:table-row table:style-name="ro1">
          <table:table-cell table:formula="of:=IF([Sheet1.B193]&lt;&gt;&quot;&quot;;[Sheet1.B193];&quot;&quot;)">
            <text:p/>
          </table:table-cell>
          <table:table-cell table:formula="of:=IF([Sheet1.A193]&lt;&gt;&quot;&quot;;++([Sheet1.A193]-5*60*60)/(24*60*60)+[.$C$1];&quot;&quot;)">
            <text:p/>
          </table:table-cell>
          <table:table-cell/>
        </table:table-row>
        <table:table-row table:style-name="ro1">
          <table:table-cell table:formula="of:=IF([Sheet1.B194]&lt;&gt;&quot;&quot;;[Sheet1.B194];&quot;&quot;)">
            <text:p/>
          </table:table-cell>
          <table:table-cell table:formula="of:=IF([Sheet1.A194]&lt;&gt;&quot;&quot;;++([Sheet1.A194]-5*60*60)/(24*60*60)+[.$C$1];&quot;&quot;)">
            <text:p/>
          </table:table-cell>
          <table:table-cell/>
        </table:table-row>
        <table:table-row table:style-name="ro1">
          <table:table-cell table:formula="of:=IF([Sheet1.B195]&lt;&gt;&quot;&quot;;[Sheet1.B195];&quot;&quot;)">
            <text:p/>
          </table:table-cell>
          <table:table-cell table:formula="of:=IF([Sheet1.A195]&lt;&gt;&quot;&quot;;++([Sheet1.A195]-5*60*60)/(24*60*60)+[.$C$1];&quot;&quot;)">
            <text:p/>
          </table:table-cell>
          <table:table-cell/>
        </table:table-row>
        <table:table-row table:style-name="ro1">
          <table:table-cell table:formula="of:=IF([Sheet1.B196]&lt;&gt;&quot;&quot;;[Sheet1.B196];&quot;&quot;)">
            <text:p/>
          </table:table-cell>
          <table:table-cell table:formula="of:=IF([Sheet1.A196]&lt;&gt;&quot;&quot;;++([Sheet1.A196]-5*60*60)/(24*60*60)+[.$C$1];&quot;&quot;)">
            <text:p/>
          </table:table-cell>
          <table:table-cell/>
        </table:table-row>
        <table:table-row table:style-name="ro1">
          <table:table-cell table:formula="of:=IF([Sheet1.B197]&lt;&gt;&quot;&quot;;[Sheet1.B197];&quot;&quot;)">
            <text:p/>
          </table:table-cell>
          <table:table-cell table:formula="of:=IF([Sheet1.A197]&lt;&gt;&quot;&quot;;++([Sheet1.A197]-5*60*60)/(24*60*60)+[.$C$1];&quot;&quot;)">
            <text:p/>
          </table:table-cell>
          <table:table-cell/>
        </table:table-row>
        <table:table-row table:style-name="ro1">
          <table:table-cell table:formula="of:=IF([Sheet1.B198]&lt;&gt;&quot;&quot;;[Sheet1.B198];&quot;&quot;)">
            <text:p/>
          </table:table-cell>
          <table:table-cell table:formula="of:=IF([Sheet1.A198]&lt;&gt;&quot;&quot;;++([Sheet1.A198]-5*60*60)/(24*60*60)+[.$C$1];&quot;&quot;)">
            <text:p/>
          </table:table-cell>
          <table:table-cell/>
        </table:table-row>
        <table:table-row table:style-name="ro1">
          <table:table-cell table:formula="of:=IF([Sheet1.B199]&lt;&gt;&quot;&quot;;[Sheet1.B199];&quot;&quot;)">
            <text:p/>
          </table:table-cell>
          <table:table-cell table:formula="of:=IF([Sheet1.A199]&lt;&gt;&quot;&quot;;++([Sheet1.A199]-5*60*60)/(24*60*60)+[.$C$1];&quot;&quot;)">
            <text:p/>
          </table:table-cell>
          <table:table-cell/>
        </table:table-row>
        <table:table-row table:style-name="ro1">
          <table:table-cell table:formula="of:=IF([Sheet1.B200]&lt;&gt;&quot;&quot;;[Sheet1.B200];&quot;&quot;)">
            <text:p/>
          </table:table-cell>
          <table:table-cell table:formula="of:=IF([Sheet1.A200]&lt;&gt;&quot;&quot;;++([Sheet1.A200]-5*60*60)/(24*60*60)+[.$C$1];&quot;&quot;)">
            <text:p/>
          </table:table-cell>
          <table:table-cell/>
        </table:table-row>
        <table:table-row table:style-name="ro1">
          <table:table-cell table:formula="of:=IF([Sheet1.B201]&lt;&gt;&quot;&quot;;[Sheet1.B201];&quot;&quot;)">
            <text:p/>
          </table:table-cell>
          <table:table-cell table:formula="of:=IF([Sheet1.A201]&lt;&gt;&quot;&quot;;++([Sheet1.A201]-5*60*60)/(24*60*60)+[.$C$1];&quot;&quot;)">
            <text:p/>
          </table:table-cell>
          <table:table-cell/>
        </table:table-row>
        <table:table-row table:style-name="ro1">
          <table:table-cell table:formula="of:=IF([Sheet1.B202]&lt;&gt;&quot;&quot;;[Sheet1.B202];&quot;&quot;)">
            <text:p/>
          </table:table-cell>
          <table:table-cell table:formula="of:=IF([Sheet1.A202]&lt;&gt;&quot;&quot;;++([Sheet1.A202]-5*60*60)/(24*60*60)+[.$C$1];&quot;&quot;)">
            <text:p/>
          </table:table-cell>
          <table:table-cell/>
        </table:table-row>
        <table:table-row table:style-name="ro1">
          <table:table-cell table:formula="of:=IF([Sheet1.B203]&lt;&gt;&quot;&quot;;[Sheet1.B203];&quot;&quot;)">
            <text:p/>
          </table:table-cell>
          <table:table-cell table:formula="of:=IF([Sheet1.A203]&lt;&gt;&quot;&quot;;++([Sheet1.A203]-5*60*60)/(24*60*60)+[.$C$1];&quot;&quot;)">
            <text:p/>
          </table:table-cell>
          <table:table-cell/>
        </table:table-row>
        <table:table-row table:style-name="ro1">
          <table:table-cell table:formula="of:=IF([Sheet1.B204]&lt;&gt;&quot;&quot;;[Sheet1.B204];&quot;&quot;)">
            <text:p/>
          </table:table-cell>
          <table:table-cell table:formula="of:=IF([Sheet1.A204]&lt;&gt;&quot;&quot;;++([Sheet1.A204]-5*60*60)/(24*60*60)+[.$C$1];&quot;&quot;)">
            <text:p/>
          </table:table-cell>
          <table:table-cell/>
        </table:table-row>
        <table:table-row table:style-name="ro1">
          <table:table-cell table:formula="of:=IF([Sheet1.B205]&lt;&gt;&quot;&quot;;[Sheet1.B205];&quot;&quot;)">
            <text:p/>
          </table:table-cell>
          <table:table-cell table:formula="of:=IF([Sheet1.A205]&lt;&gt;&quot;&quot;;++([Sheet1.A205]-5*60*60)/(24*60*60)+[.$C$1];&quot;&quot;)">
            <text:p/>
          </table:table-cell>
          <table:table-cell/>
        </table:table-row>
        <table:table-row table:style-name="ro1">
          <table:table-cell table:formula="of:=IF([Sheet1.B206]&lt;&gt;&quot;&quot;;[Sheet1.B206];&quot;&quot;)">
            <text:p/>
          </table:table-cell>
          <table:table-cell table:formula="of:=IF([Sheet1.A206]&lt;&gt;&quot;&quot;;++([Sheet1.A206]-5*60*60)/(24*60*60)+[.$C$1];&quot;&quot;)">
            <text:p/>
          </table:table-cell>
          <table:table-cell/>
        </table:table-row>
        <table:table-row table:style-name="ro1">
          <table:table-cell table:formula="of:=IF([Sheet1.B207]&lt;&gt;&quot;&quot;;[Sheet1.B207];&quot;&quot;)">
            <text:p/>
          </table:table-cell>
          <table:table-cell table:formula="of:=IF([Sheet1.A207]&lt;&gt;&quot;&quot;;++([Sheet1.A207]-5*60*60)/(24*60*60)+[.$C$1];&quot;&quot;)">
            <text:p/>
          </table:table-cell>
          <table:table-cell/>
        </table:table-row>
        <table:table-row table:style-name="ro1">
          <table:table-cell table:formula="of:=IF([Sheet1.B208]&lt;&gt;&quot;&quot;;[Sheet1.B208];&quot;&quot;)">
            <text:p/>
          </table:table-cell>
          <table:table-cell table:formula="of:=IF([Sheet1.A208]&lt;&gt;&quot;&quot;;++([Sheet1.A208]-5*60*60)/(24*60*60)+[.$C$1];&quot;&quot;)">
            <text:p/>
          </table:table-cell>
          <table:table-cell/>
        </table:table-row>
        <table:table-row table:style-name="ro1">
          <table:table-cell table:formula="of:=IF([Sheet1.B209]&lt;&gt;&quot;&quot;;[Sheet1.B209];&quot;&quot;)">
            <text:p/>
          </table:table-cell>
          <table:table-cell table:formula="of:=IF([Sheet1.A209]&lt;&gt;&quot;&quot;;++([Sheet1.A209]-5*60*60)/(24*60*60)+[.$C$1];&quot;&quot;)">
            <text:p/>
          </table:table-cell>
          <table:table-cell/>
        </table:table-row>
        <table:table-row table:style-name="ro1">
          <table:table-cell table:formula="of:=IF([Sheet1.B210]&lt;&gt;&quot;&quot;;[Sheet1.B210];&quot;&quot;)">
            <text:p/>
          </table:table-cell>
          <table:table-cell table:formula="of:=IF([Sheet1.A210]&lt;&gt;&quot;&quot;;++([Sheet1.A210]-5*60*60)/(24*60*60)+[.$C$1];&quot;&quot;)">
            <text:p/>
          </table:table-cell>
          <table:table-cell/>
        </table:table-row>
        <table:table-row table:style-name="ro1">
          <table:table-cell table:formula="of:=IF([Sheet1.B211]&lt;&gt;&quot;&quot;;[Sheet1.B211];&quot;&quot;)">
            <text:p/>
          </table:table-cell>
          <table:table-cell table:formula="of:=IF([Sheet1.A211]&lt;&gt;&quot;&quot;;++([Sheet1.A211]-5*60*60)/(24*60*60)+[.$C$1];&quot;&quot;)">
            <text:p/>
          </table:table-cell>
          <table:table-cell/>
        </table:table-row>
        <table:table-row table:style-name="ro1">
          <table:table-cell table:formula="of:=IF([Sheet1.B212]&lt;&gt;&quot;&quot;;[Sheet1.B212];&quot;&quot;)">
            <text:p/>
          </table:table-cell>
          <table:table-cell table:formula="of:=IF([Sheet1.A212]&lt;&gt;&quot;&quot;;++([Sheet1.A212]-5*60*60)/(24*60*60)+[.$C$1];&quot;&quot;)">
            <text:p/>
          </table:table-cell>
          <table:table-cell/>
        </table:table-row>
        <table:table-row table:style-name="ro1">
          <table:table-cell table:formula="of:=IF([Sheet1.B213]&lt;&gt;&quot;&quot;;[Sheet1.B213];&quot;&quot;)">
            <text:p/>
          </table:table-cell>
          <table:table-cell table:formula="of:=IF([Sheet1.A213]&lt;&gt;&quot;&quot;;++([Sheet1.A213]-5*60*60)/(24*60*60)+[.$C$1];&quot;&quot;)">
            <text:p/>
          </table:table-cell>
          <table:table-cell/>
        </table:table-row>
        <table:table-row table:style-name="ro1">
          <table:table-cell table:formula="of:=IF([Sheet1.B214]&lt;&gt;&quot;&quot;;[Sheet1.B214];&quot;&quot;)">
            <text:p/>
          </table:table-cell>
          <table:table-cell table:formula="of:=IF([Sheet1.A214]&lt;&gt;&quot;&quot;;++([Sheet1.A214]-5*60*60)/(24*60*60)+[.$C$1];&quot;&quot;)">
            <text:p/>
          </table:table-cell>
          <table:table-cell/>
        </table:table-row>
        <table:table-row table:style-name="ro1">
          <table:table-cell table:formula="of:=IF([Sheet1.B215]&lt;&gt;&quot;&quot;;[Sheet1.B215];&quot;&quot;)">
            <text:p/>
          </table:table-cell>
          <table:table-cell table:formula="of:=IF([Sheet1.A215]&lt;&gt;&quot;&quot;;++([Sheet1.A215]-5*60*60)/(24*60*60)+[.$C$1];&quot;&quot;)">
            <text:p/>
          </table:table-cell>
          <table:table-cell/>
        </table:table-row>
        <table:table-row table:style-name="ro1">
          <table:table-cell table:formula="of:=IF([Sheet1.B216]&lt;&gt;&quot;&quot;;[Sheet1.B216];&quot;&quot;)">
            <text:p/>
          </table:table-cell>
          <table:table-cell table:formula="of:=IF([Sheet1.A216]&lt;&gt;&quot;&quot;;++([Sheet1.A216]-5*60*60)/(24*60*60)+[.$C$1];&quot;&quot;)">
            <text:p/>
          </table:table-cell>
          <table:table-cell/>
        </table:table-row>
        <table:table-row table:style-name="ro1">
          <table:table-cell table:formula="of:=IF([Sheet1.B217]&lt;&gt;&quot;&quot;;[Sheet1.B217];&quot;&quot;)">
            <text:p/>
          </table:table-cell>
          <table:table-cell table:formula="of:=IF([Sheet1.A217]&lt;&gt;&quot;&quot;;++([Sheet1.A217]-5*60*60)/(24*60*60)+[.$C$1];&quot;&quot;)">
            <text:p/>
          </table:table-cell>
          <table:table-cell/>
        </table:table-row>
        <table:table-row table:style-name="ro1">
          <table:table-cell table:formula="of:=IF([Sheet1.B218]&lt;&gt;&quot;&quot;;[Sheet1.B218];&quot;&quot;)">
            <text:p/>
          </table:table-cell>
          <table:table-cell table:formula="of:=IF([Sheet1.A218]&lt;&gt;&quot;&quot;;++([Sheet1.A218]-5*60*60)/(24*60*60)+[.$C$1];&quot;&quot;)">
            <text:p/>
          </table:table-cell>
          <table:table-cell/>
        </table:table-row>
        <table:table-row table:style-name="ro1">
          <table:table-cell table:formula="of:=IF([Sheet1.B219]&lt;&gt;&quot;&quot;;[Sheet1.B219];&quot;&quot;)">
            <text:p/>
          </table:table-cell>
          <table:table-cell table:formula="of:=IF([Sheet1.A219]&lt;&gt;&quot;&quot;;++([Sheet1.A219]-5*60*60)/(24*60*60)+[.$C$1];&quot;&quot;)">
            <text:p/>
          </table:table-cell>
          <table:table-cell/>
        </table:table-row>
        <table:table-row table:style-name="ro1">
          <table:table-cell table:formula="of:=IF([Sheet1.B220]&lt;&gt;&quot;&quot;;[Sheet1.B220];&quot;&quot;)">
            <text:p/>
          </table:table-cell>
          <table:table-cell table:formula="of:=IF([Sheet1.A220]&lt;&gt;&quot;&quot;;++([Sheet1.A220]-5*60*60)/(24*60*60)+[.$C$1];&quot;&quot;)">
            <text:p/>
          </table:table-cell>
          <table:table-cell/>
        </table:table-row>
        <table:table-row table:style-name="ro1">
          <table:table-cell table:formula="of:=IF([Sheet1.B221]&lt;&gt;&quot;&quot;;[Sheet1.B221];&quot;&quot;)">
            <text:p/>
          </table:table-cell>
          <table:table-cell table:formula="of:=IF([Sheet1.A221]&lt;&gt;&quot;&quot;;++([Sheet1.A221]-5*60*60)/(24*60*60)+[.$C$1];&quot;&quot;)">
            <text:p/>
          </table:table-cell>
          <table:table-cell/>
        </table:table-row>
        <table:table-row table:style-name="ro1">
          <table:table-cell table:formula="of:=IF([Sheet1.B222]&lt;&gt;&quot;&quot;;[Sheet1.B222];&quot;&quot;)">
            <text:p/>
          </table:table-cell>
          <table:table-cell table:formula="of:=IF([Sheet1.A222]&lt;&gt;&quot;&quot;;++([Sheet1.A222]-5*60*60)/(24*60*60)+[.$C$1];&quot;&quot;)">
            <text:p/>
          </table:table-cell>
          <table:table-cell/>
        </table:table-row>
        <table:table-row table:style-name="ro1">
          <table:table-cell table:formula="of:=IF([Sheet1.B223]&lt;&gt;&quot;&quot;;[Sheet1.B223];&quot;&quot;)">
            <text:p/>
          </table:table-cell>
          <table:table-cell table:formula="of:=IF([Sheet1.A223]&lt;&gt;&quot;&quot;;++([Sheet1.A223]-5*60*60)/(24*60*60)+[.$C$1];&quot;&quot;)">
            <text:p/>
          </table:table-cell>
          <table:table-cell/>
        </table:table-row>
        <table:table-row table:style-name="ro1">
          <table:table-cell table:formula="of:=IF([Sheet1.B224]&lt;&gt;&quot;&quot;;[Sheet1.B224];&quot;&quot;)">
            <text:p/>
          </table:table-cell>
          <table:table-cell table:formula="of:=IF([Sheet1.A224]&lt;&gt;&quot;&quot;;++([Sheet1.A224]-5*60*60)/(24*60*60)+[.$C$1];&quot;&quot;)">
            <text:p/>
          </table:table-cell>
          <table:table-cell/>
        </table:table-row>
        <table:table-row table:style-name="ro1">
          <table:table-cell table:formula="of:=IF([Sheet1.B225]&lt;&gt;&quot;&quot;;[Sheet1.B225];&quot;&quot;)">
            <text:p/>
          </table:table-cell>
          <table:table-cell table:formula="of:=IF([Sheet1.A225]&lt;&gt;&quot;&quot;;++([Sheet1.A225]-5*60*60)/(24*60*60)+[.$C$1];&quot;&quot;)">
            <text:p/>
          </table:table-cell>
          <table:table-cell/>
        </table:table-row>
        <table:table-row table:style-name="ro1">
          <table:table-cell table:formula="of:=IF([Sheet1.B226]&lt;&gt;&quot;&quot;;[Sheet1.B226];&quot;&quot;)">
            <text:p/>
          </table:table-cell>
          <table:table-cell table:formula="of:=IF([Sheet1.A226]&lt;&gt;&quot;&quot;;++([Sheet1.A226]-5*60*60)/(24*60*60)+[.$C$1];&quot;&quot;)">
            <text:p/>
          </table:table-cell>
          <table:table-cell/>
        </table:table-row>
        <table:table-row table:style-name="ro1">
          <table:table-cell table:formula="of:=IF([Sheet1.B227]&lt;&gt;&quot;&quot;;[Sheet1.B227];&quot;&quot;)">
            <text:p/>
          </table:table-cell>
          <table:table-cell table:formula="of:=IF([Sheet1.A227]&lt;&gt;&quot;&quot;;++([Sheet1.A227]-5*60*60)/(24*60*60)+[.$C$1];&quot;&quot;)">
            <text:p/>
          </table:table-cell>
          <table:table-cell/>
        </table:table-row>
        <table:table-row table:style-name="ro1">
          <table:table-cell table:formula="of:=IF([Sheet1.B228]&lt;&gt;&quot;&quot;;[Sheet1.B228];&quot;&quot;)">
            <text:p/>
          </table:table-cell>
          <table:table-cell table:formula="of:=IF([Sheet1.A228]&lt;&gt;&quot;&quot;;++([Sheet1.A228]-5*60*60)/(24*60*60)+[.$C$1];&quot;&quot;)">
            <text:p/>
          </table:table-cell>
          <table:table-cell/>
        </table:table-row>
        <table:table-row table:style-name="ro1">
          <table:table-cell table:formula="of:=IF([Sheet1.B229]&lt;&gt;&quot;&quot;;[Sheet1.B229];&quot;&quot;)">
            <text:p/>
          </table:table-cell>
          <table:table-cell table:formula="of:=IF([Sheet1.A229]&lt;&gt;&quot;&quot;;++([Sheet1.A229]-5*60*60)/(24*60*60)+[.$C$1];&quot;&quot;)">
            <text:p/>
          </table:table-cell>
          <table:table-cell/>
        </table:table-row>
        <table:table-row table:style-name="ro1">
          <table:table-cell table:formula="of:=IF([Sheet1.B230]&lt;&gt;&quot;&quot;;[Sheet1.B230];&quot;&quot;)">
            <text:p/>
          </table:table-cell>
          <table:table-cell table:formula="of:=IF([Sheet1.A230]&lt;&gt;&quot;&quot;;++([Sheet1.A230]-5*60*60)/(24*60*60)+[.$C$1];&quot;&quot;)">
            <text:p/>
          </table:table-cell>
          <table:table-cell/>
        </table:table-row>
        <table:table-row table:style-name="ro1">
          <table:table-cell table:formula="of:=IF([Sheet1.B231]&lt;&gt;&quot;&quot;;[Sheet1.B231];&quot;&quot;)">
            <text:p/>
          </table:table-cell>
          <table:table-cell table:formula="of:=IF([Sheet1.A231]&lt;&gt;&quot;&quot;;++([Sheet1.A231]-5*60*60)/(24*60*60)+[.$C$1];&quot;&quot;)">
            <text:p/>
          </table:table-cell>
          <table:table-cell/>
        </table:table-row>
        <table:table-row table:style-name="ro1">
          <table:table-cell table:formula="of:=IF([Sheet1.B232]&lt;&gt;&quot;&quot;;[Sheet1.B232];&quot;&quot;)">
            <text:p/>
          </table:table-cell>
          <table:table-cell table:formula="of:=IF([Sheet1.A232]&lt;&gt;&quot;&quot;;++([Sheet1.A232]-5*60*60)/(24*60*60)+[.$C$1];&quot;&quot;)">
            <text:p/>
          </table:table-cell>
          <table:table-cell/>
        </table:table-row>
        <table:table-row table:style-name="ro1">
          <table:table-cell table:formula="of:=IF([Sheet1.B233]&lt;&gt;&quot;&quot;;[Sheet1.B233];&quot;&quot;)">
            <text:p/>
          </table:table-cell>
          <table:table-cell table:formula="of:=IF([Sheet1.A233]&lt;&gt;&quot;&quot;;++([Sheet1.A233]-5*60*60)/(24*60*60)+[.$C$1];&quot;&quot;)">
            <text:p/>
          </table:table-cell>
          <table:table-cell/>
        </table:table-row>
        <table:table-row table:style-name="ro1">
          <table:table-cell table:formula="of:=IF([Sheet1.B234]&lt;&gt;&quot;&quot;;[Sheet1.B234];&quot;&quot;)">
            <text:p/>
          </table:table-cell>
          <table:table-cell table:formula="of:=IF([Sheet1.A234]&lt;&gt;&quot;&quot;;++([Sheet1.A234]-5*60*60)/(24*60*60)+[.$C$1];&quot;&quot;)">
            <text:p/>
          </table:table-cell>
          <table:table-cell/>
        </table:table-row>
        <table:table-row table:style-name="ro1">
          <table:table-cell table:formula="of:=IF([Sheet1.B235]&lt;&gt;&quot;&quot;;[Sheet1.B235];&quot;&quot;)">
            <text:p/>
          </table:table-cell>
          <table:table-cell table:formula="of:=IF([Sheet1.A235]&lt;&gt;&quot;&quot;;++([Sheet1.A235]-5*60*60)/(24*60*60)+[.$C$1];&quot;&quot;)">
            <text:p/>
          </table:table-cell>
          <table:table-cell/>
        </table:table-row>
        <table:table-row table:style-name="ro1">
          <table:table-cell table:formula="of:=IF([Sheet1.B236]&lt;&gt;&quot;&quot;;[Sheet1.B236];&quot;&quot;)">
            <text:p/>
          </table:table-cell>
          <table:table-cell table:formula="of:=IF([Sheet1.A236]&lt;&gt;&quot;&quot;;++([Sheet1.A236]-5*60*60)/(24*60*60)+[.$C$1];&quot;&quot;)">
            <text:p/>
          </table:table-cell>
          <table:table-cell/>
        </table:table-row>
        <table:table-row table:style-name="ro1">
          <table:table-cell table:formula="of:=IF([Sheet1.B237]&lt;&gt;&quot;&quot;;[Sheet1.B237];&quot;&quot;)">
            <text:p/>
          </table:table-cell>
          <table:table-cell table:formula="of:=IF([Sheet1.A237]&lt;&gt;&quot;&quot;;++([Sheet1.A237]-5*60*60)/(24*60*60)+[.$C$1];&quot;&quot;)">
            <text:p/>
          </table:table-cell>
          <table:table-cell/>
        </table:table-row>
        <table:table-row table:style-name="ro1">
          <table:table-cell table:formula="of:=IF([Sheet1.B238]&lt;&gt;&quot;&quot;;[Sheet1.B238];&quot;&quot;)">
            <text:p/>
          </table:table-cell>
          <table:table-cell table:formula="of:=IF([Sheet1.A238]&lt;&gt;&quot;&quot;;++([Sheet1.A238]-5*60*60)/(24*60*60)+[.$C$1];&quot;&quot;)">
            <text:p/>
          </table:table-cell>
          <table:table-cell/>
        </table:table-row>
        <table:table-row table:style-name="ro1">
          <table:table-cell table:formula="of:=IF([Sheet1.B239]&lt;&gt;&quot;&quot;;[Sheet1.B239];&quot;&quot;)">
            <text:p/>
          </table:table-cell>
          <table:table-cell table:formula="of:=IF([Sheet1.A239]&lt;&gt;&quot;&quot;;++([Sheet1.A239]-5*60*60)/(24*60*60)+[.$C$1];&quot;&quot;)">
            <text:p/>
          </table:table-cell>
          <table:table-cell/>
        </table:table-row>
        <table:table-row table:style-name="ro1">
          <table:table-cell table:formula="of:=IF([Sheet1.B240]&lt;&gt;&quot;&quot;;[Sheet1.B240];&quot;&quot;)">
            <text:p/>
          </table:table-cell>
          <table:table-cell table:formula="of:=IF([Sheet1.A240]&lt;&gt;&quot;&quot;;++([Sheet1.A240]-5*60*60)/(24*60*60)+[.$C$1];&quot;&quot;)">
            <text:p/>
          </table:table-cell>
          <table:table-cell/>
        </table:table-row>
        <table:table-row table:style-name="ro1">
          <table:table-cell table:formula="of:=IF([Sheet1.B241]&lt;&gt;&quot;&quot;;[Sheet1.B241];&quot;&quot;)">
            <text:p/>
          </table:table-cell>
          <table:table-cell table:formula="of:=IF([Sheet1.A241]&lt;&gt;&quot;&quot;;++([Sheet1.A241]-5*60*60)/(24*60*60)+[.$C$1];&quot;&quot;)">
            <text:p/>
          </table:table-cell>
          <table:table-cell/>
        </table:table-row>
        <table:table-row table:style-name="ro1">
          <table:table-cell table:formula="of:=IF([Sheet1.B242]&lt;&gt;&quot;&quot;;[Sheet1.B242];&quot;&quot;)">
            <text:p/>
          </table:table-cell>
          <table:table-cell table:formula="of:=IF([Sheet1.A242]&lt;&gt;&quot;&quot;;++([Sheet1.A242]-5*60*60)/(24*60*60)+[.$C$1];&quot;&quot;)">
            <text:p/>
          </table:table-cell>
          <table:table-cell/>
        </table:table-row>
        <table:table-row table:style-name="ro1">
          <table:table-cell table:formula="of:=IF([Sheet1.B243]&lt;&gt;&quot;&quot;;[Sheet1.B243];&quot;&quot;)">
            <text:p/>
          </table:table-cell>
          <table:table-cell table:formula="of:=IF([Sheet1.A243]&lt;&gt;&quot;&quot;;++([Sheet1.A243]-5*60*60)/(24*60*60)+[.$C$1];&quot;&quot;)">
            <text:p/>
          </table:table-cell>
          <table:table-cell/>
        </table:table-row>
        <table:table-row table:style-name="ro1">
          <table:table-cell table:formula="of:=IF([Sheet1.B244]&lt;&gt;&quot;&quot;;[Sheet1.B244];&quot;&quot;)">
            <text:p/>
          </table:table-cell>
          <table:table-cell table:formula="of:=IF([Sheet1.A244]&lt;&gt;&quot;&quot;;++([Sheet1.A244]-5*60*60)/(24*60*60)+[.$C$1];&quot;&quot;)">
            <text:p/>
          </table:table-cell>
          <table:table-cell/>
        </table:table-row>
        <table:table-row table:style-name="ro1">
          <table:table-cell table:formula="of:=IF([Sheet1.B245]&lt;&gt;&quot;&quot;;[Sheet1.B245];&quot;&quot;)">
            <text:p/>
          </table:table-cell>
          <table:table-cell table:formula="of:=IF([Sheet1.A245]&lt;&gt;&quot;&quot;;++([Sheet1.A245]-5*60*60)/(24*60*60)+[.$C$1];&quot;&quot;)">
            <text:p/>
          </table:table-cell>
          <table:table-cell/>
        </table:table-row>
        <table:table-row table:style-name="ro1">
          <table:table-cell table:formula="of:=IF([Sheet1.B246]&lt;&gt;&quot;&quot;;[Sheet1.B246];&quot;&quot;)">
            <text:p/>
          </table:table-cell>
          <table:table-cell table:formula="of:=IF([Sheet1.A246]&lt;&gt;&quot;&quot;;++([Sheet1.A246]-5*60*60)/(24*60*60)+[.$C$1];&quot;&quot;)">
            <text:p/>
          </table:table-cell>
          <table:table-cell/>
        </table:table-row>
        <table:table-row table:style-name="ro1">
          <table:table-cell table:formula="of:=IF([Sheet1.B247]&lt;&gt;&quot;&quot;;[Sheet1.B247];&quot;&quot;)">
            <text:p/>
          </table:table-cell>
          <table:table-cell table:formula="of:=IF([Sheet1.A247]&lt;&gt;&quot;&quot;;++([Sheet1.A247]-5*60*60)/(24*60*60)+[.$C$1];&quot;&quot;)">
            <text:p/>
          </table:table-cell>
          <table:table-cell/>
        </table:table-row>
        <table:table-row table:style-name="ro1">
          <table:table-cell table:formula="of:=IF([Sheet1.B248]&lt;&gt;&quot;&quot;;[Sheet1.B248];&quot;&quot;)">
            <text:p/>
          </table:table-cell>
          <table:table-cell table:formula="of:=IF([Sheet1.A248]&lt;&gt;&quot;&quot;;++([Sheet1.A248]-5*60*60)/(24*60*60)+[.$C$1];&quot;&quot;)">
            <text:p/>
          </table:table-cell>
          <table:table-cell/>
        </table:table-row>
        <table:table-row table:style-name="ro1">
          <table:table-cell table:formula="of:=IF([Sheet1.B249]&lt;&gt;&quot;&quot;;[Sheet1.B249];&quot;&quot;)">
            <text:p/>
          </table:table-cell>
          <table:table-cell table:formula="of:=IF([Sheet1.A249]&lt;&gt;&quot;&quot;;++([Sheet1.A249]-5*60*60)/(24*60*60)+[.$C$1];&quot;&quot;)">
            <text:p/>
          </table:table-cell>
          <table:table-cell/>
        </table:table-row>
        <table:table-row table:style-name="ro1">
          <table:table-cell table:formula="of:=IF([Sheet1.B250]&lt;&gt;&quot;&quot;;[Sheet1.B250];&quot;&quot;)">
            <text:p/>
          </table:table-cell>
          <table:table-cell table:formula="of:=IF([Sheet1.A250]&lt;&gt;&quot;&quot;;++([Sheet1.A250]-5*60*60)/(24*60*60)+[.$C$1];&quot;&quot;)">
            <text:p/>
          </table:table-cell>
          <table:table-cell/>
        </table:table-row>
        <table:table-row table:style-name="ro1">
          <table:table-cell table:formula="of:=IF([Sheet1.B251]&lt;&gt;&quot;&quot;;[Sheet1.B251];&quot;&quot;)">
            <text:p/>
          </table:table-cell>
          <table:table-cell table:formula="of:=IF([Sheet1.A251]&lt;&gt;&quot;&quot;;++([Sheet1.A251]-5*60*60)/(24*60*60)+[.$C$1];&quot;&quot;)">
            <text:p/>
          </table:table-cell>
          <table:table-cell/>
        </table:table-row>
        <table:table-row table:style-name="ro1">
          <table:table-cell table:formula="of:=IF([Sheet1.B252]&lt;&gt;&quot;&quot;;[Sheet1.B252];&quot;&quot;)">
            <text:p/>
          </table:table-cell>
          <table:table-cell table:formula="of:=IF([Sheet1.A252]&lt;&gt;&quot;&quot;;++([Sheet1.A252]-5*60*60)/(24*60*60)+[.$C$1];&quot;&quot;)">
            <text:p/>
          </table:table-cell>
          <table:table-cell/>
        </table:table-row>
        <table:table-row table:style-name="ro1">
          <table:table-cell table:formula="of:=IF([Sheet1.B253]&lt;&gt;&quot;&quot;;[Sheet1.B253];&quot;&quot;)">
            <text:p/>
          </table:table-cell>
          <table:table-cell table:formula="of:=IF([Sheet1.A253]&lt;&gt;&quot;&quot;;++([Sheet1.A253]-5*60*60)/(24*60*60)+[.$C$1];&quot;&quot;)">
            <text:p/>
          </table:table-cell>
          <table:table-cell/>
        </table:table-row>
        <table:table-row table:style-name="ro1">
          <table:table-cell table:formula="of:=IF([Sheet1.B254]&lt;&gt;&quot;&quot;;[Sheet1.B254];&quot;&quot;)">
            <text:p/>
          </table:table-cell>
          <table:table-cell table:formula="of:=IF([Sheet1.A254]&lt;&gt;&quot;&quot;;++([Sheet1.A254]-5*60*60)/(24*60*60)+[.$C$1];&quot;&quot;)">
            <text:p/>
          </table:table-cell>
          <table:table-cell/>
        </table:table-row>
        <table:table-row table:style-name="ro1">
          <table:table-cell table:formula="of:=IF([Sheet1.B255]&lt;&gt;&quot;&quot;;[Sheet1.B255];&quot;&quot;)">
            <text:p/>
          </table:table-cell>
          <table:table-cell table:formula="of:=IF([Sheet1.A255]&lt;&gt;&quot;&quot;;++([Sheet1.A255]-5*60*60)/(24*60*60)+[.$C$1];&quot;&quot;)">
            <text:p/>
          </table:table-cell>
          <table:table-cell/>
        </table:table-row>
        <table:table-row table:style-name="ro1">
          <table:table-cell table:formula="of:=IF([Sheet1.B256]&lt;&gt;&quot;&quot;;[Sheet1.B256];&quot;&quot;)">
            <text:p/>
          </table:table-cell>
          <table:table-cell table:formula="of:=IF([Sheet1.A256]&lt;&gt;&quot;&quot;;++([Sheet1.A256]-5*60*60)/(24*60*60)+[.$C$1];&quot;&quot;)">
            <text:p/>
          </table:table-cell>
          <table:table-cell/>
        </table:table-row>
        <table:table-row table:style-name="ro1">
          <table:table-cell table:formula="of:=IF([Sheet1.B257]&lt;&gt;&quot;&quot;;[Sheet1.B257];&quot;&quot;)">
            <text:p/>
          </table:table-cell>
          <table:table-cell table:formula="of:=IF([Sheet1.A257]&lt;&gt;&quot;&quot;;++([Sheet1.A257]-5*60*60)/(24*60*60)+[.$C$1];&quot;&quot;)">
            <text:p/>
          </table:table-cell>
          <table:table-cell/>
        </table:table-row>
        <table:table-row table:style-name="ro1">
          <table:table-cell table:formula="of:=IF([Sheet1.B258]&lt;&gt;&quot;&quot;;[Sheet1.B258];&quot;&quot;)">
            <text:p/>
          </table:table-cell>
          <table:table-cell table:formula="of:=IF([Sheet1.A258]&lt;&gt;&quot;&quot;;++([Sheet1.A258]-5*60*60)/(24*60*60)+[.$C$1];&quot;&quot;)">
            <text:p/>
          </table:table-cell>
          <table:table-cell/>
        </table:table-row>
        <table:table-row table:style-name="ro1">
          <table:table-cell table:formula="of:=IF([Sheet1.B259]&lt;&gt;&quot;&quot;;[Sheet1.B259];&quot;&quot;)">
            <text:p/>
          </table:table-cell>
          <table:table-cell table:formula="of:=IF([Sheet1.A259]&lt;&gt;&quot;&quot;;++([Sheet1.A259]-5*60*60)/(24*60*60)+[.$C$1];&quot;&quot;)">
            <text:p/>
          </table:table-cell>
          <table:table-cell/>
        </table:table-row>
        <table:table-row table:style-name="ro1">
          <table:table-cell table:formula="of:=IF([Sheet1.B260]&lt;&gt;&quot;&quot;;[Sheet1.B260];&quot;&quot;)">
            <text:p/>
          </table:table-cell>
          <table:table-cell table:formula="of:=IF([Sheet1.A260]&lt;&gt;&quot;&quot;;++([Sheet1.A260]-5*60*60)/(24*60*60)+[.$C$1];&quot;&quot;)">
            <text:p/>
          </table:table-cell>
          <table:table-cell/>
        </table:table-row>
        <table:table-row table:style-name="ro1">
          <table:table-cell table:formula="of:=IF([Sheet1.B261]&lt;&gt;&quot;&quot;;[Sheet1.B261];&quot;&quot;)">
            <text:p/>
          </table:table-cell>
          <table:table-cell table:formula="of:=IF([Sheet1.A261]&lt;&gt;&quot;&quot;;++([Sheet1.A261]-5*60*60)/(24*60*60)+[.$C$1];&quot;&quot;)">
            <text:p/>
          </table:table-cell>
          <table:table-cell/>
        </table:table-row>
        <table:table-row table:style-name="ro1">
          <table:table-cell table:formula="of:=IF([Sheet1.B262]&lt;&gt;&quot;&quot;;[Sheet1.B262];&quot;&quot;)">
            <text:p/>
          </table:table-cell>
          <table:table-cell table:formula="of:=IF([Sheet1.A262]&lt;&gt;&quot;&quot;;++([Sheet1.A262]-5*60*60)/(24*60*60)+[.$C$1];&quot;&quot;)">
            <text:p/>
          </table:table-cell>
          <table:table-cell/>
        </table:table-row>
        <table:table-row table:style-name="ro1">
          <table:table-cell table:formula="of:=IF([Sheet1.B263]&lt;&gt;&quot;&quot;;[Sheet1.B263];&quot;&quot;)">
            <text:p/>
          </table:table-cell>
          <table:table-cell table:formula="of:=IF([Sheet1.A263]&lt;&gt;&quot;&quot;;++([Sheet1.A263]-5*60*60)/(24*60*60)+[.$C$1];&quot;&quot;)">
            <text:p/>
          </table:table-cell>
          <table:table-cell/>
        </table:table-row>
        <table:table-row table:style-name="ro1">
          <table:table-cell table:formula="of:=IF([Sheet1.B264]&lt;&gt;&quot;&quot;;[Sheet1.B264];&quot;&quot;)">
            <text:p/>
          </table:table-cell>
          <table:table-cell table:formula="of:=IF([Sheet1.A264]&lt;&gt;&quot;&quot;;++([Sheet1.A264]-5*60*60)/(24*60*60)+[.$C$1];&quot;&quot;)">
            <text:p/>
          </table:table-cell>
          <table:table-cell/>
        </table:table-row>
        <table:table-row table:style-name="ro1">
          <table:table-cell table:formula="of:=IF([Sheet1.B265]&lt;&gt;&quot;&quot;;[Sheet1.B265];&quot;&quot;)">
            <text:p/>
          </table:table-cell>
          <table:table-cell table:formula="of:=IF([Sheet1.A265]&lt;&gt;&quot;&quot;;++([Sheet1.A265]-5*60*60)/(24*60*60)+[.$C$1];&quot;&quot;)">
            <text:p/>
          </table:table-cell>
          <table:table-cell/>
        </table:table-row>
        <table:table-row table:style-name="ro1">
          <table:table-cell table:formula="of:=IF([Sheet1.B266]&lt;&gt;&quot;&quot;;[Sheet1.B266];&quot;&quot;)">
            <text:p/>
          </table:table-cell>
          <table:table-cell table:formula="of:=IF([Sheet1.A266]&lt;&gt;&quot;&quot;;++([Sheet1.A266]-5*60*60)/(24*60*60)+[.$C$1];&quot;&quot;)">
            <text:p/>
          </table:table-cell>
          <table:table-cell/>
        </table:table-row>
        <table:table-row table:style-name="ro1">
          <table:table-cell table:formula="of:=IF([Sheet1.B267]&lt;&gt;&quot;&quot;;[Sheet1.B267];&quot;&quot;)">
            <text:p/>
          </table:table-cell>
          <table:table-cell table:formula="of:=IF([Sheet1.A267]&lt;&gt;&quot;&quot;;++([Sheet1.A267]-5*60*60)/(24*60*60)+[.$C$1];&quot;&quot;)">
            <text:p/>
          </table:table-cell>
          <table:table-cell/>
        </table:table-row>
        <table:table-row table:style-name="ro1">
          <table:table-cell table:formula="of:=IF([Sheet1.B268]&lt;&gt;&quot;&quot;;[Sheet1.B268];&quot;&quot;)">
            <text:p/>
          </table:table-cell>
          <table:table-cell table:formula="of:=IF([Sheet1.A268]&lt;&gt;&quot;&quot;;++([Sheet1.A268]-5*60*60)/(24*60*60)+[.$C$1];&quot;&quot;)">
            <text:p/>
          </table:table-cell>
          <table:table-cell/>
        </table:table-row>
        <table:table-row table:style-name="ro1">
          <table:table-cell table:formula="of:=IF([Sheet1.B269]&lt;&gt;&quot;&quot;;[Sheet1.B269];&quot;&quot;)">
            <text:p/>
          </table:table-cell>
          <table:table-cell table:formula="of:=IF([Sheet1.A269]&lt;&gt;&quot;&quot;;++([Sheet1.A269]-5*60*60)/(24*60*60)+[.$C$1];&quot;&quot;)">
            <text:p/>
          </table:table-cell>
          <table:table-cell/>
        </table:table-row>
        <table:table-row table:style-name="ro1">
          <table:table-cell table:formula="of:=IF([Sheet1.B270]&lt;&gt;&quot;&quot;;[Sheet1.B270];&quot;&quot;)">
            <text:p/>
          </table:table-cell>
          <table:table-cell table:formula="of:=IF([Sheet1.A270]&lt;&gt;&quot;&quot;;++([Sheet1.A270]-5*60*60)/(24*60*60)+[.$C$1];&quot;&quot;)">
            <text:p/>
          </table:table-cell>
          <table:table-cell/>
        </table:table-row>
        <table:table-row table:style-name="ro1">
          <table:table-cell table:formula="of:=IF([Sheet1.B271]&lt;&gt;&quot;&quot;;[Sheet1.B271];&quot;&quot;)">
            <text:p/>
          </table:table-cell>
          <table:table-cell table:formula="of:=IF([Sheet1.A271]&lt;&gt;&quot;&quot;;++([Sheet1.A271]-5*60*60)/(24*60*60)+[.$C$1];&quot;&quot;)">
            <text:p/>
          </table:table-cell>
          <table:table-cell/>
        </table:table-row>
        <table:table-row table:style-name="ro1">
          <table:table-cell table:formula="of:=IF([Sheet1.B272]&lt;&gt;&quot;&quot;;[Sheet1.B272];&quot;&quot;)">
            <text:p/>
          </table:table-cell>
          <table:table-cell table:formula="of:=IF([Sheet1.A272]&lt;&gt;&quot;&quot;;++([Sheet1.A272]-5*60*60)/(24*60*60)+[.$C$1];&quot;&quot;)">
            <text:p/>
          </table:table-cell>
          <table:table-cell/>
        </table:table-row>
        <table:table-row table:style-name="ro1">
          <table:table-cell table:formula="of:=IF([Sheet1.B273]&lt;&gt;&quot;&quot;;[Sheet1.B273];&quot;&quot;)">
            <text:p/>
          </table:table-cell>
          <table:table-cell table:formula="of:=IF([Sheet1.A273]&lt;&gt;&quot;&quot;;++([Sheet1.A273]-5*60*60)/(24*60*60)+[.$C$1];&quot;&quot;)">
            <text:p/>
          </table:table-cell>
          <table:table-cell/>
        </table:table-row>
        <table:table-row table:style-name="ro1">
          <table:table-cell table:formula="of:=IF([Sheet1.B274]&lt;&gt;&quot;&quot;;[Sheet1.B274];&quot;&quot;)">
            <text:p/>
          </table:table-cell>
          <table:table-cell table:formula="of:=IF([Sheet1.A274]&lt;&gt;&quot;&quot;;++([Sheet1.A274]-5*60*60)/(24*60*60)+[.$C$1];&quot;&quot;)">
            <text:p/>
          </table:table-cell>
          <table:table-cell/>
        </table:table-row>
        <table:table-row table:style-name="ro1">
          <table:table-cell table:formula="of:=IF([Sheet1.B275]&lt;&gt;&quot;&quot;;[Sheet1.B275];&quot;&quot;)">
            <text:p/>
          </table:table-cell>
          <table:table-cell table:formula="of:=IF([Sheet1.A275]&lt;&gt;&quot;&quot;;++([Sheet1.A275]-5*60*60)/(24*60*60)+[.$C$1];&quot;&quot;)">
            <text:p/>
          </table:table-cell>
          <table:table-cell/>
        </table:table-row>
        <table:table-row table:style-name="ro1">
          <table:table-cell table:formula="of:=IF([Sheet1.B276]&lt;&gt;&quot;&quot;;[Sheet1.B276];&quot;&quot;)">
            <text:p/>
          </table:table-cell>
          <table:table-cell table:formula="of:=IF([Sheet1.A276]&lt;&gt;&quot;&quot;;++([Sheet1.A276]-5*60*60)/(24*60*60)+[.$C$1];&quot;&quot;)">
            <text:p/>
          </table:table-cell>
          <table:table-cell/>
        </table:table-row>
        <table:table-row table:style-name="ro1">
          <table:table-cell table:formula="of:=IF([Sheet1.B277]&lt;&gt;&quot;&quot;;[Sheet1.B277];&quot;&quot;)">
            <text:p/>
          </table:table-cell>
          <table:table-cell table:formula="of:=IF([Sheet1.A277]&lt;&gt;&quot;&quot;;++([Sheet1.A277]-5*60*60)/(24*60*60)+[.$C$1];&quot;&quot;)">
            <text:p/>
          </table:table-cell>
          <table:table-cell/>
        </table:table-row>
        <table:table-row table:style-name="ro1">
          <table:table-cell table:formula="of:=IF([Sheet1.B278]&lt;&gt;&quot;&quot;;[Sheet1.B278];&quot;&quot;)">
            <text:p/>
          </table:table-cell>
          <table:table-cell table:formula="of:=IF([Sheet1.A278]&lt;&gt;&quot;&quot;;++([Sheet1.A278]-5*60*60)/(24*60*60)+[.$C$1];&quot;&quot;)">
            <text:p/>
          </table:table-cell>
          <table:table-cell/>
        </table:table-row>
        <table:table-row table:style-name="ro1">
          <table:table-cell table:formula="of:=IF([Sheet1.B279]&lt;&gt;&quot;&quot;;[Sheet1.B279];&quot;&quot;)">
            <text:p/>
          </table:table-cell>
          <table:table-cell table:formula="of:=IF([Sheet1.A279]&lt;&gt;&quot;&quot;;++([Sheet1.A279]-5*60*60)/(24*60*60)+[.$C$1];&quot;&quot;)">
            <text:p/>
          </table:table-cell>
          <table:table-cell/>
        </table:table-row>
        <table:table-row table:style-name="ro1">
          <table:table-cell table:formula="of:=IF([Sheet1.B280]&lt;&gt;&quot;&quot;;[Sheet1.B280];&quot;&quot;)">
            <text:p/>
          </table:table-cell>
          <table:table-cell table:formula="of:=IF([Sheet1.A280]&lt;&gt;&quot;&quot;;++([Sheet1.A280]-5*60*60)/(24*60*60)+[.$C$1];&quot;&quot;)">
            <text:p/>
          </table:table-cell>
          <table:table-cell/>
        </table:table-row>
        <table:table-row table:style-name="ro1">
          <table:table-cell table:formula="of:=IF([Sheet1.B281]&lt;&gt;&quot;&quot;;[Sheet1.B281];&quot;&quot;)">
            <text:p/>
          </table:table-cell>
          <table:table-cell table:formula="of:=IF([Sheet1.A281]&lt;&gt;&quot;&quot;;++([Sheet1.A281]-5*60*60)/(24*60*60)+[.$C$1];&quot;&quot;)">
            <text:p/>
          </table:table-cell>
          <table:table-cell/>
        </table:table-row>
        <table:table-row table:style-name="ro1">
          <table:table-cell table:formula="of:=IF([Sheet1.B282]&lt;&gt;&quot;&quot;;[Sheet1.B282];&quot;&quot;)">
            <text:p/>
          </table:table-cell>
          <table:table-cell table:formula="of:=IF([Sheet1.A282]&lt;&gt;&quot;&quot;;++([Sheet1.A282]-5*60*60)/(24*60*60)+[.$C$1];&quot;&quot;)">
            <text:p/>
          </table:table-cell>
          <table:table-cell/>
        </table:table-row>
        <table:table-row table:style-name="ro1">
          <table:table-cell table:formula="of:=IF([Sheet1.B283]&lt;&gt;&quot;&quot;;[Sheet1.B283];&quot;&quot;)">
            <text:p/>
          </table:table-cell>
          <table:table-cell table:formula="of:=IF([Sheet1.A283]&lt;&gt;&quot;&quot;;++([Sheet1.A283]-5*60*60)/(24*60*60)+[.$C$1];&quot;&quot;)">
            <text:p/>
          </table:table-cell>
          <table:table-cell/>
        </table:table-row>
        <table:table-row table:style-name="ro1">
          <table:table-cell table:formula="of:=IF([Sheet1.B284]&lt;&gt;&quot;&quot;;[Sheet1.B284];&quot;&quot;)">
            <text:p/>
          </table:table-cell>
          <table:table-cell table:formula="of:=IF([Sheet1.A284]&lt;&gt;&quot;&quot;;++([Sheet1.A284]-5*60*60)/(24*60*60)+[.$C$1];&quot;&quot;)">
            <text:p/>
          </table:table-cell>
          <table:table-cell/>
        </table:table-row>
        <table:table-row table:style-name="ro1">
          <table:table-cell table:formula="of:=IF([Sheet1.B285]&lt;&gt;&quot;&quot;;[Sheet1.B285];&quot;&quot;)">
            <text:p/>
          </table:table-cell>
          <table:table-cell table:formula="of:=IF([Sheet1.A285]&lt;&gt;&quot;&quot;;++([Sheet1.A285]-5*60*60)/(24*60*60)+[.$C$1];&quot;&quot;)">
            <text:p/>
          </table:table-cell>
          <table:table-cell/>
        </table:table-row>
        <table:table-row table:style-name="ro1">
          <table:table-cell table:formula="of:=IF([Sheet1.B286]&lt;&gt;&quot;&quot;;[Sheet1.B286];&quot;&quot;)">
            <text:p/>
          </table:table-cell>
          <table:table-cell table:formula="of:=IF([Sheet1.A286]&lt;&gt;&quot;&quot;;++([Sheet1.A286]-5*60*60)/(24*60*60)+[.$C$1];&quot;&quot;)">
            <text:p/>
          </table:table-cell>
          <table:table-cell/>
        </table:table-row>
        <table:table-row table:style-name="ro1">
          <table:table-cell table:formula="of:=IF([Sheet1.B287]&lt;&gt;&quot;&quot;;[Sheet1.B287];&quot;&quot;)">
            <text:p/>
          </table:table-cell>
          <table:table-cell table:formula="of:=IF([Sheet1.A287]&lt;&gt;&quot;&quot;;++([Sheet1.A287]-5*60*60)/(24*60*60)+[.$C$1];&quot;&quot;)">
            <text:p/>
          </table:table-cell>
          <table:table-cell/>
        </table:table-row>
        <table:table-row table:style-name="ro1">
          <table:table-cell table:formula="of:=IF([Sheet1.B288]&lt;&gt;&quot;&quot;;[Sheet1.B288];&quot;&quot;)">
            <text:p/>
          </table:table-cell>
          <table:table-cell table:formula="of:=IF([Sheet1.A288]&lt;&gt;&quot;&quot;;++([Sheet1.A288]-5*60*60)/(24*60*60)+[.$C$1];&quot;&quot;)">
            <text:p/>
          </table:table-cell>
          <table:table-cell/>
        </table:table-row>
        <table:table-row table:style-name="ro1">
          <table:table-cell table:formula="of:=IF([Sheet1.B289]&lt;&gt;&quot;&quot;;[Sheet1.B289];&quot;&quot;)">
            <text:p/>
          </table:table-cell>
          <table:table-cell table:formula="of:=IF([Sheet1.A289]&lt;&gt;&quot;&quot;;++([Sheet1.A289]-5*60*60)/(24*60*60)+[.$C$1];&quot;&quot;)">
            <text:p/>
          </table:table-cell>
          <table:table-cell/>
        </table:table-row>
        <table:table-row table:style-name="ro1">
          <table:table-cell table:formula="of:=IF([Sheet1.B290]&lt;&gt;&quot;&quot;;[Sheet1.B290];&quot;&quot;)">
            <text:p/>
          </table:table-cell>
          <table:table-cell table:formula="of:=IF([Sheet1.A290]&lt;&gt;&quot;&quot;;++([Sheet1.A290]-5*60*60)/(24*60*60)+[.$C$1];&quot;&quot;)">
            <text:p/>
          </table:table-cell>
          <table:table-cell/>
        </table:table-row>
        <table:table-row table:style-name="ro1">
          <table:table-cell table:formula="of:=IF([Sheet1.B291]&lt;&gt;&quot;&quot;;[Sheet1.B291];&quot;&quot;)">
            <text:p/>
          </table:table-cell>
          <table:table-cell table:formula="of:=IF([Sheet1.A291]&lt;&gt;&quot;&quot;;++([Sheet1.A291]-5*60*60)/(24*60*60)+[.$C$1];&quot;&quot;)">
            <text:p/>
          </table:table-cell>
          <table:table-cell/>
        </table:table-row>
        <table:table-row table:style-name="ro1">
          <table:table-cell table:formula="of:=IF([Sheet1.B292]&lt;&gt;&quot;&quot;;[Sheet1.B292];&quot;&quot;)">
            <text:p/>
          </table:table-cell>
          <table:table-cell table:formula="of:=IF([Sheet1.A292]&lt;&gt;&quot;&quot;;++([Sheet1.A292]-5*60*60)/(24*60*60)+[.$C$1];&quot;&quot;)">
            <text:p/>
          </table:table-cell>
          <table:table-cell/>
        </table:table-row>
        <table:table-row table:style-name="ro1">
          <table:table-cell table:formula="of:=IF([Sheet1.B293]&lt;&gt;&quot;&quot;;[Sheet1.B293];&quot;&quot;)">
            <text:p/>
          </table:table-cell>
          <table:table-cell table:formula="of:=IF([Sheet1.A293]&lt;&gt;&quot;&quot;;++([Sheet1.A293]-5*60*60)/(24*60*60)+[.$C$1];&quot;&quot;)">
            <text:p/>
          </table:table-cell>
          <table:table-cell/>
        </table:table-row>
        <table:table-row table:style-name="ro1">
          <table:table-cell table:formula="of:=IF([Sheet1.B294]&lt;&gt;&quot;&quot;;[Sheet1.B294];&quot;&quot;)">
            <text:p/>
          </table:table-cell>
          <table:table-cell table:formula="of:=IF([Sheet1.A294]&lt;&gt;&quot;&quot;;++([Sheet1.A294]-5*60*60)/(24*60*60)+[.$C$1];&quot;&quot;)">
            <text:p/>
          </table:table-cell>
          <table:table-cell/>
        </table:table-row>
        <table:table-row table:style-name="ro1">
          <table:table-cell table:formula="of:=IF([Sheet1.B295]&lt;&gt;&quot;&quot;;[Sheet1.B295];&quot;&quot;)">
            <text:p/>
          </table:table-cell>
          <table:table-cell table:formula="of:=IF([Sheet1.A295]&lt;&gt;&quot;&quot;;++([Sheet1.A295]-5*60*60)/(24*60*60)+[.$C$1];&quot;&quot;)">
            <text:p/>
          </table:table-cell>
          <table:table-cell/>
        </table:table-row>
        <table:table-row table:style-name="ro1">
          <table:table-cell table:formula="of:=IF([Sheet1.B296]&lt;&gt;&quot;&quot;;[Sheet1.B296];&quot;&quot;)">
            <text:p/>
          </table:table-cell>
          <table:table-cell table:formula="of:=IF([Sheet1.A296]&lt;&gt;&quot;&quot;;++([Sheet1.A296]-5*60*60)/(24*60*60)+[.$C$1];&quot;&quot;)">
            <text:p/>
          </table:table-cell>
          <table:table-cell/>
        </table:table-row>
        <table:table-row table:style-name="ro1">
          <table:table-cell table:formula="of:=IF([Sheet1.B297]&lt;&gt;&quot;&quot;;[Sheet1.B297];&quot;&quot;)">
            <text:p/>
          </table:table-cell>
          <table:table-cell table:formula="of:=IF([Sheet1.A297]&lt;&gt;&quot;&quot;;++([Sheet1.A297]-5*60*60)/(24*60*60)+[.$C$1];&quot;&quot;)">
            <text:p/>
          </table:table-cell>
          <table:table-cell/>
        </table:table-row>
        <table:table-row table:style-name="ro1">
          <table:table-cell table:formula="of:=IF([Sheet1.B298]&lt;&gt;&quot;&quot;;[Sheet1.B298];&quot;&quot;)">
            <text:p/>
          </table:table-cell>
          <table:table-cell table:formula="of:=IF([Sheet1.A298]&lt;&gt;&quot;&quot;;++([Sheet1.A298]-5*60*60)/(24*60*60)+[.$C$1];&quot;&quot;)">
            <text:p/>
          </table:table-cell>
          <table:table-cell/>
        </table:table-row>
        <table:table-row table:style-name="ro1">
          <table:table-cell table:formula="of:=IF([Sheet1.B299]&lt;&gt;&quot;&quot;;[Sheet1.B299];&quot;&quot;)">
            <text:p/>
          </table:table-cell>
          <table:table-cell table:formula="of:=IF([Sheet1.A299]&lt;&gt;&quot;&quot;;++([Sheet1.A299]-5*60*60)/(24*60*60)+[.$C$1];&quot;&quot;)">
            <text:p/>
          </table:table-cell>
          <table:table-cell/>
        </table:table-row>
        <table:table-row table:style-name="ro1">
          <table:table-cell table:formula="of:=IF([Sheet1.B300]&lt;&gt;&quot;&quot;;[Sheet1.B300];&quot;&quot;)">
            <text:p/>
          </table:table-cell>
          <table:table-cell table:formula="of:=IF([Sheet1.A300]&lt;&gt;&quot;&quot;;++([Sheet1.A300]-5*60*60)/(24*60*60)+[.$C$1];&quot;&quot;)">
            <text:p/>
          </table:table-cell>
          <table:table-cell/>
        </table:table-row>
        <table:table-row table:style-name="ro1">
          <table:table-cell table:formula="of:=IF([Sheet1.B301]&lt;&gt;&quot;&quot;;[Sheet1.B301];&quot;&quot;)">
            <text:p/>
          </table:table-cell>
          <table:table-cell table:formula="of:=IF([Sheet1.A301]&lt;&gt;&quot;&quot;;++([Sheet1.A301]-5*60*60)/(24*60*60)+[.$C$1];&quot;&quot;)">
            <text:p/>
          </table:table-cell>
          <table:table-cell/>
        </table:table-row>
        <table:table-row table:style-name="ro1">
          <table:table-cell table:formula="of:=IF([Sheet1.B302]&lt;&gt;&quot;&quot;;[Sheet1.B302];&quot;&quot;)">
            <text:p/>
          </table:table-cell>
          <table:table-cell table:formula="of:=IF([Sheet1.A302]&lt;&gt;&quot;&quot;;++([Sheet1.A302]-5*60*60)/(24*60*60)+[.$C$1];&quot;&quot;)">
            <text:p/>
          </table:table-cell>
          <table:table-cell/>
        </table:table-row>
        <table:table-row table:style-name="ro1">
          <table:table-cell table:formula="of:=IF([Sheet1.B303]&lt;&gt;&quot;&quot;;[Sheet1.B303];&quot;&quot;)">
            <text:p/>
          </table:table-cell>
          <table:table-cell table:formula="of:=IF([Sheet1.A303]&lt;&gt;&quot;&quot;;++([Sheet1.A303]-5*60*60)/(24*60*60)+[.$C$1];&quot;&quot;)">
            <text:p/>
          </table:table-cell>
          <table:table-cell/>
        </table:table-row>
        <table:table-row table:style-name="ro1">
          <table:table-cell table:formula="of:=IF([Sheet1.B304]&lt;&gt;&quot;&quot;;[Sheet1.B304];&quot;&quot;)">
            <text:p/>
          </table:table-cell>
          <table:table-cell table:formula="of:=IF([Sheet1.A304]&lt;&gt;&quot;&quot;;++([Sheet1.A304]-5*60*60)/(24*60*60)+[.$C$1];&quot;&quot;)">
            <text:p/>
          </table:table-cell>
          <table:table-cell/>
        </table:table-row>
        <table:table-row table:style-name="ro1">
          <table:table-cell table:formula="of:=IF([Sheet1.B305]&lt;&gt;&quot;&quot;;[Sheet1.B305];&quot;&quot;)">
            <text:p/>
          </table:table-cell>
          <table:table-cell table:formula="of:=IF([Sheet1.A305]&lt;&gt;&quot;&quot;;++([Sheet1.A305]-5*60*60)/(24*60*60)+[.$C$1];&quot;&quot;)">
            <text:p/>
          </table:table-cell>
          <table:table-cell/>
        </table:table-row>
        <table:table-row table:style-name="ro1">
          <table:table-cell table:formula="of:=IF([Sheet1.B306]&lt;&gt;&quot;&quot;;[Sheet1.B306];&quot;&quot;)">
            <text:p/>
          </table:table-cell>
          <table:table-cell table:formula="of:=IF([Sheet1.A306]&lt;&gt;&quot;&quot;;++([Sheet1.A306]-5*60*60)/(24*60*60)+[.$C$1];&quot;&quot;)">
            <text:p/>
          </table:table-cell>
          <table:table-cell/>
        </table:table-row>
        <table:table-row table:style-name="ro1">
          <table:table-cell table:formula="of:=IF([Sheet1.B307]&lt;&gt;&quot;&quot;;[Sheet1.B307];&quot;&quot;)">
            <text:p/>
          </table:table-cell>
          <table:table-cell table:formula="of:=IF([Sheet1.A307]&lt;&gt;&quot;&quot;;++([Sheet1.A307]-5*60*60)/(24*60*60)+[.$C$1];&quot;&quot;)">
            <text:p/>
          </table:table-cell>
          <table:table-cell/>
        </table:table-row>
        <table:table-row table:style-name="ro1">
          <table:table-cell table:formula="of:=IF([Sheet1.B308]&lt;&gt;&quot;&quot;;[Sheet1.B308];&quot;&quot;)">
            <text:p/>
          </table:table-cell>
          <table:table-cell table:formula="of:=IF([Sheet1.A308]&lt;&gt;&quot;&quot;;++([Sheet1.A308]-5*60*60)/(24*60*60)+[.$C$1];&quot;&quot;)">
            <text:p/>
          </table:table-cell>
          <table:table-cell/>
        </table:table-row>
        <table:table-row table:style-name="ro1">
          <table:table-cell table:formula="of:=IF([Sheet1.B309]&lt;&gt;&quot;&quot;;[Sheet1.B309];&quot;&quot;)">
            <text:p/>
          </table:table-cell>
          <table:table-cell table:formula="of:=IF([Sheet1.A309]&lt;&gt;&quot;&quot;;++([Sheet1.A309]-5*60*60)/(24*60*60)+[.$C$1];&quot;&quot;)">
            <text:p/>
          </table:table-cell>
          <table:table-cell/>
        </table:table-row>
        <table:table-row table:style-name="ro1">
          <table:table-cell table:formula="of:=IF([Sheet1.B310]&lt;&gt;&quot;&quot;;[Sheet1.B310];&quot;&quot;)">
            <text:p/>
          </table:table-cell>
          <table:table-cell table:formula="of:=IF([Sheet1.A310]&lt;&gt;&quot;&quot;;++([Sheet1.A310]-5*60*60)/(24*60*60)+[.$C$1];&quot;&quot;)">
            <text:p/>
          </table:table-cell>
          <table:table-cell/>
        </table:table-row>
        <table:table-row table:style-name="ro1">
          <table:table-cell table:formula="of:=IF([Sheet1.B311]&lt;&gt;&quot;&quot;;[Sheet1.B311];&quot;&quot;)">
            <text:p/>
          </table:table-cell>
          <table:table-cell table:formula="of:=IF([Sheet1.A311]&lt;&gt;&quot;&quot;;++([Sheet1.A311]-5*60*60)/(24*60*60)+[.$C$1];&quot;&quot;)">
            <text:p/>
          </table:table-cell>
          <table:table-cell/>
        </table:table-row>
        <table:table-row table:style-name="ro1">
          <table:table-cell table:formula="of:=IF([Sheet1.B312]&lt;&gt;&quot;&quot;;[Sheet1.B312];&quot;&quot;)">
            <text:p/>
          </table:table-cell>
          <table:table-cell table:formula="of:=IF([Sheet1.A312]&lt;&gt;&quot;&quot;;++([Sheet1.A312]-5*60*60)/(24*60*60)+[.$C$1];&quot;&quot;)">
            <text:p/>
          </table:table-cell>
          <table:table-cell/>
        </table:table-row>
        <table:table-row table:style-name="ro1">
          <table:table-cell table:formula="of:=IF([Sheet1.B313]&lt;&gt;&quot;&quot;;[Sheet1.B313];&quot;&quot;)">
            <text:p/>
          </table:table-cell>
          <table:table-cell table:formula="of:=IF([Sheet1.A313]&lt;&gt;&quot;&quot;;++([Sheet1.A313]-5*60*60)/(24*60*60)+[.$C$1];&quot;&quot;)">
            <text:p/>
          </table:table-cell>
          <table:table-cell/>
        </table:table-row>
        <table:table-row table:style-name="ro1">
          <table:table-cell table:formula="of:=IF([Sheet1.B314]&lt;&gt;&quot;&quot;;[Sheet1.B314];&quot;&quot;)">
            <text:p/>
          </table:table-cell>
          <table:table-cell table:formula="of:=IF([Sheet1.A314]&lt;&gt;&quot;&quot;;++([Sheet1.A314]-5*60*60)/(24*60*60)+[.$C$1];&quot;&quot;)">
            <text:p/>
          </table:table-cell>
          <table:table-cell/>
        </table:table-row>
        <table:table-row table:style-name="ro1">
          <table:table-cell table:formula="of:=IF([Sheet1.B315]&lt;&gt;&quot;&quot;;[Sheet1.B315];&quot;&quot;)">
            <text:p/>
          </table:table-cell>
          <table:table-cell table:formula="of:=IF([Sheet1.A315]&lt;&gt;&quot;&quot;;++([Sheet1.A315]-5*60*60)/(24*60*60)+[.$C$1];&quot;&quot;)">
            <text:p/>
          </table:table-cell>
          <table:table-cell/>
        </table:table-row>
        <table:table-row table:style-name="ro1">
          <table:table-cell table:formula="of:=IF([Sheet1.B316]&lt;&gt;&quot;&quot;;[Sheet1.B316];&quot;&quot;)">
            <text:p/>
          </table:table-cell>
          <table:table-cell table:formula="of:=IF([Sheet1.A316]&lt;&gt;&quot;&quot;;++([Sheet1.A316]-5*60*60)/(24*60*60)+[.$C$1];&quot;&quot;)">
            <text:p/>
          </table:table-cell>
          <table:table-cell/>
        </table:table-row>
        <table:table-row table:style-name="ro1">
          <table:table-cell table:formula="of:=IF([Sheet1.B317]&lt;&gt;&quot;&quot;;[Sheet1.B317];&quot;&quot;)">
            <text:p/>
          </table:table-cell>
          <table:table-cell table:formula="of:=IF([Sheet1.A317]&lt;&gt;&quot;&quot;;++([Sheet1.A317]-5*60*60)/(24*60*60)+[.$C$1];&quot;&quot;)">
            <text:p/>
          </table:table-cell>
          <table:table-cell/>
        </table:table-row>
        <table:table-row table:style-name="ro1">
          <table:table-cell table:formula="of:=IF([Sheet1.B318]&lt;&gt;&quot;&quot;;[Sheet1.B318];&quot;&quot;)">
            <text:p/>
          </table:table-cell>
          <table:table-cell table:formula="of:=IF([Sheet1.A318]&lt;&gt;&quot;&quot;;++([Sheet1.A318]-5*60*60)/(24*60*60)+[.$C$1];&quot;&quot;)">
            <text:p/>
          </table:table-cell>
          <table:table-cell/>
        </table:table-row>
        <table:table-row table:style-name="ro1">
          <table:table-cell table:formula="of:=IF([Sheet1.B319]&lt;&gt;&quot;&quot;;[Sheet1.B319];&quot;&quot;)">
            <text:p/>
          </table:table-cell>
          <table:table-cell table:formula="of:=IF([Sheet1.A319]&lt;&gt;&quot;&quot;;++([Sheet1.A319]-5*60*60)/(24*60*60)+[.$C$1];&quot;&quot;)">
            <text:p/>
          </table:table-cell>
          <table:table-cell/>
        </table:table-row>
        <table:table-row table:style-name="ro1">
          <table:table-cell table:formula="of:=IF([Sheet1.B320]&lt;&gt;&quot;&quot;;[Sheet1.B320];&quot;&quot;)">
            <text:p/>
          </table:table-cell>
          <table:table-cell table:formula="of:=IF([Sheet1.A320]&lt;&gt;&quot;&quot;;++([Sheet1.A320]-5*60*60)/(24*60*60)+[.$C$1];&quot;&quot;)">
            <text:p/>
          </table:table-cell>
          <table:table-cell/>
        </table:table-row>
        <table:table-row table:style-name="ro1">
          <table:table-cell table:formula="of:=IF([Sheet1.B321]&lt;&gt;&quot;&quot;;[Sheet1.B321];&quot;&quot;)">
            <text:p/>
          </table:table-cell>
          <table:table-cell table:formula="of:=IF([Sheet1.A321]&lt;&gt;&quot;&quot;;++([Sheet1.A321]-5*60*60)/(24*60*60)+[.$C$1];&quot;&quot;)">
            <text:p/>
          </table:table-cell>
          <table:table-cell/>
        </table:table-row>
        <table:table-row table:style-name="ro1">
          <table:table-cell table:formula="of:=IF([Sheet1.B322]&lt;&gt;&quot;&quot;;[Sheet1.B322];&quot;&quot;)">
            <text:p/>
          </table:table-cell>
          <table:table-cell table:formula="of:=IF([Sheet1.A322]&lt;&gt;&quot;&quot;;++([Sheet1.A322]-5*60*60)/(24*60*60)+[.$C$1];&quot;&quot;)">
            <text:p/>
          </table:table-cell>
          <table:table-cell/>
        </table:table-row>
        <table:table-row table:style-name="ro1">
          <table:table-cell table:formula="of:=IF([Sheet1.B323]&lt;&gt;&quot;&quot;;[Sheet1.B323];&quot;&quot;)">
            <text:p/>
          </table:table-cell>
          <table:table-cell table:formula="of:=IF([Sheet1.A323]&lt;&gt;&quot;&quot;;++([Sheet1.A323]-5*60*60)/(24*60*60)+[.$C$1];&quot;&quot;)">
            <text:p/>
          </table:table-cell>
          <table:table-cell/>
        </table:table-row>
        <table:table-row table:style-name="ro1">
          <table:table-cell table:formula="of:=IF([Sheet1.B324]&lt;&gt;&quot;&quot;;[Sheet1.B324];&quot;&quot;)">
            <text:p/>
          </table:table-cell>
          <table:table-cell table:formula="of:=IF([Sheet1.A324]&lt;&gt;&quot;&quot;;++([Sheet1.A324]-5*60*60)/(24*60*60)+[.$C$1];&quot;&quot;)">
            <text:p/>
          </table:table-cell>
          <table:table-cell/>
        </table:table-row>
        <table:table-row table:style-name="ro1">
          <table:table-cell table:formula="of:=IF([Sheet1.B325]&lt;&gt;&quot;&quot;;[Sheet1.B325];&quot;&quot;)">
            <text:p/>
          </table:table-cell>
          <table:table-cell table:formula="of:=IF([Sheet1.A325]&lt;&gt;&quot;&quot;;++([Sheet1.A325]-5*60*60)/(24*60*60)+[.$C$1];&quot;&quot;)">
            <text:p/>
          </table:table-cell>
          <table:table-cell/>
        </table:table-row>
        <table:table-row table:style-name="ro1">
          <table:table-cell table:formula="of:=IF([Sheet1.B326]&lt;&gt;&quot;&quot;;[Sheet1.B326];&quot;&quot;)">
            <text:p/>
          </table:table-cell>
          <table:table-cell table:formula="of:=IF([Sheet1.A326]&lt;&gt;&quot;&quot;;++([Sheet1.A326]-5*60*60)/(24*60*60)+[.$C$1];&quot;&quot;)">
            <text:p/>
          </table:table-cell>
          <table:table-cell/>
        </table:table-row>
        <table:table-row table:style-name="ro1">
          <table:table-cell table:formula="of:=IF([Sheet1.B327]&lt;&gt;&quot;&quot;;[Sheet1.B327];&quot;&quot;)">
            <text:p/>
          </table:table-cell>
          <table:table-cell table:formula="of:=IF([Sheet1.A327]&lt;&gt;&quot;&quot;;++([Sheet1.A327]-5*60*60)/(24*60*60)+[.$C$1];&quot;&quot;)">
            <text:p/>
          </table:table-cell>
          <table:table-cell/>
        </table:table-row>
        <table:table-row table:style-name="ro1">
          <table:table-cell table:formula="of:=IF([Sheet1.B328]&lt;&gt;&quot;&quot;;[Sheet1.B328];&quot;&quot;)">
            <text:p/>
          </table:table-cell>
          <table:table-cell table:formula="of:=IF([Sheet1.A328]&lt;&gt;&quot;&quot;;++([Sheet1.A328]-5*60*60)/(24*60*60)+[.$C$1];&quot;&quot;)">
            <text:p/>
          </table:table-cell>
          <table:table-cell/>
        </table:table-row>
        <table:table-row table:style-name="ro1">
          <table:table-cell table:formula="of:=IF([Sheet1.B329]&lt;&gt;&quot;&quot;;[Sheet1.B329];&quot;&quot;)">
            <text:p/>
          </table:table-cell>
          <table:table-cell table:formula="of:=IF([Sheet1.A329]&lt;&gt;&quot;&quot;;++([Sheet1.A329]-5*60*60)/(24*60*60)+[.$C$1];&quot;&quot;)">
            <text:p/>
          </table:table-cell>
          <table:table-cell/>
        </table:table-row>
        <table:table-row table:style-name="ro1">
          <table:table-cell table:formula="of:=IF([Sheet1.B330]&lt;&gt;&quot;&quot;;[Sheet1.B330];&quot;&quot;)">
            <text:p/>
          </table:table-cell>
          <table:table-cell table:formula="of:=IF([Sheet1.A330]&lt;&gt;&quot;&quot;;++([Sheet1.A330]-5*60*60)/(24*60*60)+[.$C$1];&quot;&quot;)">
            <text:p/>
          </table:table-cell>
          <table:table-cell/>
        </table:table-row>
        <table:table-row table:style-name="ro1">
          <table:table-cell table:formula="of:=IF([Sheet1.B331]&lt;&gt;&quot;&quot;;[Sheet1.B331];&quot;&quot;)">
            <text:p/>
          </table:table-cell>
          <table:table-cell table:formula="of:=IF([Sheet1.A331]&lt;&gt;&quot;&quot;;++([Sheet1.A331]-5*60*60)/(24*60*60)+[.$C$1];&quot;&quot;)">
            <text:p/>
          </table:table-cell>
          <table:table-cell/>
        </table:table-row>
        <table:table-row table:style-name="ro1">
          <table:table-cell table:formula="of:=IF([Sheet1.B332]&lt;&gt;&quot;&quot;;[Sheet1.B332];&quot;&quot;)">
            <text:p/>
          </table:table-cell>
          <table:table-cell table:formula="of:=IF([Sheet1.A332]&lt;&gt;&quot;&quot;;++([Sheet1.A332]-5*60*60)/(24*60*60)+[.$C$1];&quot;&quot;)">
            <text:p/>
          </table:table-cell>
          <table:table-cell/>
        </table:table-row>
        <table:table-row table:style-name="ro1">
          <table:table-cell table:formula="of:=IF([Sheet1.B333]&lt;&gt;&quot;&quot;;[Sheet1.B333];&quot;&quot;)">
            <text:p/>
          </table:table-cell>
          <table:table-cell table:formula="of:=IF([Sheet1.A333]&lt;&gt;&quot;&quot;;++([Sheet1.A333]-5*60*60)/(24*60*60)+[.$C$1];&quot;&quot;)">
            <text:p/>
          </table:table-cell>
          <table:table-cell/>
        </table:table-row>
        <table:table-row table:style-name="ro1">
          <table:table-cell table:formula="of:=IF([Sheet1.B334]&lt;&gt;&quot;&quot;;[Sheet1.B334];&quot;&quot;)">
            <text:p/>
          </table:table-cell>
          <table:table-cell table:formula="of:=IF([Sheet1.A334]&lt;&gt;&quot;&quot;;++([Sheet1.A334]-5*60*60)/(24*60*60)+[.$C$1];&quot;&quot;)">
            <text:p/>
          </table:table-cell>
          <table:table-cell/>
        </table:table-row>
        <table:table-row table:style-name="ro1">
          <table:table-cell table:formula="of:=IF([Sheet1.B335]&lt;&gt;&quot;&quot;;[Sheet1.B335];&quot;&quot;)">
            <text:p/>
          </table:table-cell>
          <table:table-cell table:formula="of:=IF([Sheet1.A335]&lt;&gt;&quot;&quot;;++([Sheet1.A335]-5*60*60)/(24*60*60)+[.$C$1];&quot;&quot;)">
            <text:p/>
          </table:table-cell>
          <table:table-cell/>
        </table:table-row>
        <table:table-row table:style-name="ro1">
          <table:table-cell table:formula="of:=IF([Sheet1.B336]&lt;&gt;&quot;&quot;;[Sheet1.B336];&quot;&quot;)">
            <text:p/>
          </table:table-cell>
          <table:table-cell table:formula="of:=IF([Sheet1.A336]&lt;&gt;&quot;&quot;;++([Sheet1.A336]-5*60*60)/(24*60*60)+[.$C$1];&quot;&quot;)">
            <text:p/>
          </table:table-cell>
          <table:table-cell/>
        </table:table-row>
        <table:table-row table:style-name="ro1">
          <table:table-cell table:formula="of:=IF([Sheet1.B337]&lt;&gt;&quot;&quot;;[Sheet1.B337];&quot;&quot;)">
            <text:p/>
          </table:table-cell>
          <table:table-cell table:formula="of:=IF([Sheet1.A337]&lt;&gt;&quot;&quot;;++([Sheet1.A337]-5*60*60)/(24*60*60)+[.$C$1];&quot;&quot;)">
            <text:p/>
          </table:table-cell>
          <table:table-cell/>
        </table:table-row>
        <table:table-row table:style-name="ro1">
          <table:table-cell table:formula="of:=IF([Sheet1.B338]&lt;&gt;&quot;&quot;;[Sheet1.B338];&quot;&quot;)">
            <text:p/>
          </table:table-cell>
          <table:table-cell table:formula="of:=IF([Sheet1.A338]&lt;&gt;&quot;&quot;;++([Sheet1.A338]-5*60*60)/(24*60*60)+[.$C$1];&quot;&quot;)">
            <text:p/>
          </table:table-cell>
          <table:table-cell/>
        </table:table-row>
        <table:table-row table:style-name="ro1">
          <table:table-cell table:formula="of:=IF([Sheet1.B339]&lt;&gt;&quot;&quot;;[Sheet1.B339];&quot;&quot;)">
            <text:p/>
          </table:table-cell>
          <table:table-cell table:formula="of:=IF([Sheet1.A339]&lt;&gt;&quot;&quot;;++([Sheet1.A339]-5*60*60)/(24*60*60)+[.$C$1];&quot;&quot;)">
            <text:p/>
          </table:table-cell>
          <table:table-cell/>
        </table:table-row>
        <table:table-row table:style-name="ro1">
          <table:table-cell table:formula="of:=IF([Sheet1.B340]&lt;&gt;&quot;&quot;;[Sheet1.B340];&quot;&quot;)">
            <text:p/>
          </table:table-cell>
          <table:table-cell table:formula="of:=IF([Sheet1.A340]&lt;&gt;&quot;&quot;;++([Sheet1.A340]-5*60*60)/(24*60*60)+[.$C$1];&quot;&quot;)">
            <text:p/>
          </table:table-cell>
          <table:table-cell/>
        </table:table-row>
        <table:table-row table:style-name="ro1">
          <table:table-cell table:formula="of:=IF([Sheet1.B341]&lt;&gt;&quot;&quot;;[Sheet1.B341];&quot;&quot;)">
            <text:p/>
          </table:table-cell>
          <table:table-cell table:formula="of:=IF([Sheet1.A341]&lt;&gt;&quot;&quot;;++([Sheet1.A341]-5*60*60)/(24*60*60)+[.$C$1];&quot;&quot;)">
            <text:p/>
          </table:table-cell>
          <table:table-cell/>
        </table:table-row>
        <table:table-row table:style-name="ro1">
          <table:table-cell table:formula="of:=IF([Sheet1.B342]&lt;&gt;&quot;&quot;;[Sheet1.B342];&quot;&quot;)">
            <text:p/>
          </table:table-cell>
          <table:table-cell table:formula="of:=IF([Sheet1.A342]&lt;&gt;&quot;&quot;;++([Sheet1.A342]-5*60*60)/(24*60*60)+[.$C$1];&quot;&quot;)">
            <text:p/>
          </table:table-cell>
          <table:table-cell/>
        </table:table-row>
        <table:table-row table:style-name="ro1">
          <table:table-cell table:formula="of:=IF([Sheet1.B343]&lt;&gt;&quot;&quot;;[Sheet1.B343];&quot;&quot;)">
            <text:p/>
          </table:table-cell>
          <table:table-cell table:formula="of:=IF([Sheet1.A343]&lt;&gt;&quot;&quot;;++([Sheet1.A343]-5*60*60)/(24*60*60)+[.$C$1];&quot;&quot;)">
            <text:p/>
          </table:table-cell>
          <table:table-cell/>
        </table:table-row>
        <table:table-row table:style-name="ro1">
          <table:table-cell table:formula="of:=IF([Sheet1.B344]&lt;&gt;&quot;&quot;;[Sheet1.B344];&quot;&quot;)">
            <text:p/>
          </table:table-cell>
          <table:table-cell table:formula="of:=IF([Sheet1.A344]&lt;&gt;&quot;&quot;;++([Sheet1.A344]-5*60*60)/(24*60*60)+[.$C$1];&quot;&quot;)">
            <text:p/>
          </table:table-cell>
          <table:table-cell/>
        </table:table-row>
        <table:table-row table:style-name="ro1">
          <table:table-cell table:formula="of:=IF([Sheet1.B345]&lt;&gt;&quot;&quot;;[Sheet1.B345];&quot;&quot;)">
            <text:p/>
          </table:table-cell>
          <table:table-cell table:formula="of:=IF([Sheet1.A345]&lt;&gt;&quot;&quot;;++([Sheet1.A345]-5*60*60)/(24*60*60)+[.$C$1];&quot;&quot;)">
            <text:p/>
          </table:table-cell>
          <table:table-cell/>
        </table:table-row>
        <table:table-row table:style-name="ro1">
          <table:table-cell table:formula="of:=IF([Sheet1.B346]&lt;&gt;&quot;&quot;;[Sheet1.B346];&quot;&quot;)">
            <text:p/>
          </table:table-cell>
          <table:table-cell table:formula="of:=IF([Sheet1.A346]&lt;&gt;&quot;&quot;;++([Sheet1.A346]-5*60*60)/(24*60*60)+[.$C$1];&quot;&quot;)">
            <text:p/>
          </table:table-cell>
          <table:table-cell/>
        </table:table-row>
        <table:table-row table:style-name="ro1">
          <table:table-cell table:formula="of:=IF([Sheet1.B347]&lt;&gt;&quot;&quot;;[Sheet1.B347];&quot;&quot;)">
            <text:p/>
          </table:table-cell>
          <table:table-cell table:formula="of:=IF([Sheet1.A347]&lt;&gt;&quot;&quot;;++([Sheet1.A347]-5*60*60)/(24*60*60)+[.$C$1];&quot;&quot;)">
            <text:p/>
          </table:table-cell>
          <table:table-cell/>
        </table:table-row>
        <table:table-row table:style-name="ro1">
          <table:table-cell table:formula="of:=IF([Sheet1.B348]&lt;&gt;&quot;&quot;;[Sheet1.B348];&quot;&quot;)">
            <text:p/>
          </table:table-cell>
          <table:table-cell table:formula="of:=IF([Sheet1.A348]&lt;&gt;&quot;&quot;;++([Sheet1.A348]-5*60*60)/(24*60*60)+[.$C$1];&quot;&quot;)">
            <text:p/>
          </table:table-cell>
          <table:table-cell/>
        </table:table-row>
        <table:table-row table:style-name="ro1">
          <table:table-cell table:formula="of:=IF([Sheet1.B349]&lt;&gt;&quot;&quot;;[Sheet1.B349];&quot;&quot;)">
            <text:p/>
          </table:table-cell>
          <table:table-cell table:formula="of:=IF([Sheet1.A349]&lt;&gt;&quot;&quot;;++([Sheet1.A349]-5*60*60)/(24*60*60)+[.$C$1];&quot;&quot;)">
            <text:p/>
          </table:table-cell>
          <table:table-cell/>
        </table:table-row>
        <table:table-row table:style-name="ro1">
          <table:table-cell table:formula="of:=IF([Sheet1.B350]&lt;&gt;&quot;&quot;;[Sheet1.B350];&quot;&quot;)">
            <text:p/>
          </table:table-cell>
          <table:table-cell table:formula="of:=IF([Sheet1.A350]&lt;&gt;&quot;&quot;;++([Sheet1.A350]-5*60*60)/(24*60*60)+[.$C$1];&quot;&quot;)">
            <text:p/>
          </table:table-cell>
          <table:table-cell/>
        </table:table-row>
        <table:table-row table:style-name="ro1">
          <table:table-cell table:formula="of:=IF([Sheet1.B351]&lt;&gt;&quot;&quot;;[Sheet1.B351];&quot;&quot;)">
            <text:p/>
          </table:table-cell>
          <table:table-cell table:formula="of:=IF([Sheet1.A351]&lt;&gt;&quot;&quot;;++([Sheet1.A351]-5*60*60)/(24*60*60)+[.$C$1];&quot;&quot;)">
            <text:p/>
          </table:table-cell>
          <table:table-cell/>
        </table:table-row>
        <table:table-row table:style-name="ro1">
          <table:table-cell table:formula="of:=IF([Sheet1.B352]&lt;&gt;&quot;&quot;;[Sheet1.B352];&quot;&quot;)">
            <text:p/>
          </table:table-cell>
          <table:table-cell table:formula="of:=IF([Sheet1.A352]&lt;&gt;&quot;&quot;;++([Sheet1.A352]-5*60*60)/(24*60*60)+[.$C$1];&quot;&quot;)">
            <text:p/>
          </table:table-cell>
          <table:table-cell/>
        </table:table-row>
        <table:table-row table:style-name="ro1">
          <table:table-cell table:formula="of:=IF([Sheet1.B353]&lt;&gt;&quot;&quot;;[Sheet1.B353];&quot;&quot;)">
            <text:p/>
          </table:table-cell>
          <table:table-cell table:formula="of:=IF([Sheet1.A353]&lt;&gt;&quot;&quot;;++([Sheet1.A353]-5*60*60)/(24*60*60)+[.$C$1];&quot;&quot;)">
            <text:p/>
          </table:table-cell>
          <table:table-cell/>
        </table:table-row>
        <table:table-row table:style-name="ro1">
          <table:table-cell table:formula="of:=IF([Sheet1.B354]&lt;&gt;&quot;&quot;;[Sheet1.B354];&quot;&quot;)">
            <text:p/>
          </table:table-cell>
          <table:table-cell table:formula="of:=IF([Sheet1.A354]&lt;&gt;&quot;&quot;;++([Sheet1.A354]-5*60*60)/(24*60*60)+[.$C$1];&quot;&quot;)">
            <text:p/>
          </table:table-cell>
          <table:table-cell/>
        </table:table-row>
        <table:table-row table:style-name="ro1">
          <table:table-cell table:formula="of:=IF([Sheet1.B355]&lt;&gt;&quot;&quot;;[Sheet1.B355];&quot;&quot;)">
            <text:p/>
          </table:table-cell>
          <table:table-cell table:formula="of:=IF([Sheet1.A355]&lt;&gt;&quot;&quot;;++([Sheet1.A355]-5*60*60)/(24*60*60)+[.$C$1];&quot;&quot;)">
            <text:p/>
          </table:table-cell>
          <table:table-cell/>
        </table:table-row>
        <table:table-row table:style-name="ro1">
          <table:table-cell table:formula="of:=IF([Sheet1.B356]&lt;&gt;&quot;&quot;;[Sheet1.B356];&quot;&quot;)">
            <text:p/>
          </table:table-cell>
          <table:table-cell table:formula="of:=IF([Sheet1.A356]&lt;&gt;&quot;&quot;;++([Sheet1.A356]-5*60*60)/(24*60*60)+[.$C$1];&quot;&quot;)">
            <text:p/>
          </table:table-cell>
          <table:table-cell/>
        </table:table-row>
        <table:table-row table:style-name="ro1">
          <table:table-cell table:formula="of:=IF([Sheet1.B357]&lt;&gt;&quot;&quot;;[Sheet1.B357];&quot;&quot;)">
            <text:p/>
          </table:table-cell>
          <table:table-cell table:formula="of:=IF([Sheet1.A357]&lt;&gt;&quot;&quot;;++([Sheet1.A357]-5*60*60)/(24*60*60)+[.$C$1];&quot;&quot;)">
            <text:p/>
          </table:table-cell>
          <table:table-cell/>
        </table:table-row>
        <table:table-row table:style-name="ro1">
          <table:table-cell table:formula="of:=IF([Sheet1.B358]&lt;&gt;&quot;&quot;;[Sheet1.B358];&quot;&quot;)">
            <text:p/>
          </table:table-cell>
          <table:table-cell table:formula="of:=IF([Sheet1.A358]&lt;&gt;&quot;&quot;;++([Sheet1.A358]-5*60*60)/(24*60*60)+[.$C$1];&quot;&quot;)">
            <text:p/>
          </table:table-cell>
          <table:table-cell/>
        </table:table-row>
        <table:table-row table:style-name="ro1">
          <table:table-cell table:formula="of:=IF([Sheet1.B359]&lt;&gt;&quot;&quot;;[Sheet1.B359];&quot;&quot;)">
            <text:p/>
          </table:table-cell>
          <table:table-cell table:formula="of:=IF([Sheet1.A359]&lt;&gt;&quot;&quot;;++([Sheet1.A359]-5*60*60)/(24*60*60)+[.$C$1];&quot;&quot;)">
            <text:p/>
          </table:table-cell>
          <table:table-cell/>
        </table:table-row>
        <table:table-row table:style-name="ro1">
          <table:table-cell table:formula="of:=IF([Sheet1.B360]&lt;&gt;&quot;&quot;;[Sheet1.B360];&quot;&quot;)">
            <text:p/>
          </table:table-cell>
          <table:table-cell table:formula="of:=IF([Sheet1.A360]&lt;&gt;&quot;&quot;;++([Sheet1.A360]-5*60*60)/(24*60*60)+[.$C$1];&quot;&quot;)">
            <text:p/>
          </table:table-cell>
          <table:table-cell/>
        </table:table-row>
        <table:table-row table:style-name="ro1">
          <table:table-cell table:formula="of:=IF([Sheet1.B361]&lt;&gt;&quot;&quot;;[Sheet1.B361];&quot;&quot;)">
            <text:p/>
          </table:table-cell>
          <table:table-cell table:formula="of:=IF([Sheet1.A361]&lt;&gt;&quot;&quot;;++([Sheet1.A361]-5*60*60)/(24*60*60)+[.$C$1];&quot;&quot;)">
            <text:p/>
          </table:table-cell>
          <table:table-cell/>
        </table:table-row>
        <table:table-row table:style-name="ro1">
          <table:table-cell table:formula="of:=IF([Sheet1.B362]&lt;&gt;&quot;&quot;;[Sheet1.B362];&quot;&quot;)">
            <text:p/>
          </table:table-cell>
          <table:table-cell table:formula="of:=IF([Sheet1.A362]&lt;&gt;&quot;&quot;;++([Sheet1.A362]-5*60*60)/(24*60*60)+[.$C$1];&quot;&quot;)">
            <text:p/>
          </table:table-cell>
          <table:table-cell/>
        </table:table-row>
        <table:table-row table:style-name="ro1">
          <table:table-cell table:formula="of:=IF([Sheet1.B363]&lt;&gt;&quot;&quot;;[Sheet1.B363];&quot;&quot;)">
            <text:p/>
          </table:table-cell>
          <table:table-cell table:formula="of:=IF([Sheet1.A363]&lt;&gt;&quot;&quot;;++([Sheet1.A363]-5*60*60)/(24*60*60)+[.$C$1];&quot;&quot;)">
            <text:p/>
          </table:table-cell>
          <table:table-cell/>
        </table:table-row>
        <table:table-row table:style-name="ro1">
          <table:table-cell table:formula="of:=IF([Sheet1.B364]&lt;&gt;&quot;&quot;;[Sheet1.B364];&quot;&quot;)">
            <text:p/>
          </table:table-cell>
          <table:table-cell table:formula="of:=IF([Sheet1.A364]&lt;&gt;&quot;&quot;;++([Sheet1.A364]-5*60*60)/(24*60*60)+[.$C$1];&quot;&quot;)">
            <text:p/>
          </table:table-cell>
          <table:table-cell/>
        </table:table-row>
        <table:table-row table:style-name="ro1">
          <table:table-cell table:formula="of:=IF([Sheet1.B365]&lt;&gt;&quot;&quot;;[Sheet1.B365];&quot;&quot;)">
            <text:p/>
          </table:table-cell>
          <table:table-cell table:formula="of:=IF([Sheet1.A365]&lt;&gt;&quot;&quot;;++([Sheet1.A365]-5*60*60)/(24*60*60)+[.$C$1];&quot;&quot;)">
            <text:p/>
          </table:table-cell>
          <table:table-cell/>
        </table:table-row>
        <table:table-row table:style-name="ro1">
          <table:table-cell table:formula="of:=IF([Sheet1.B366]&lt;&gt;&quot;&quot;;[Sheet1.B366];&quot;&quot;)">
            <text:p/>
          </table:table-cell>
          <table:table-cell table:formula="of:=IF([Sheet1.A366]&lt;&gt;&quot;&quot;;++([Sheet1.A366]-5*60*60)/(24*60*60)+[.$C$1];&quot;&quot;)">
            <text:p/>
          </table:table-cell>
          <table:table-cell/>
        </table:table-row>
        <table:table-row table:style-name="ro1">
          <table:table-cell table:formula="of:=IF([Sheet1.B367]&lt;&gt;&quot;&quot;;[Sheet1.B367];&quot;&quot;)">
            <text:p/>
          </table:table-cell>
          <table:table-cell table:formula="of:=IF([Sheet1.A367]&lt;&gt;&quot;&quot;;++([Sheet1.A367]-5*60*60)/(24*60*60)+[.$C$1];&quot;&quot;)">
            <text:p/>
          </table:table-cell>
          <table:table-cell/>
        </table:table-row>
        <table:table-row table:style-name="ro1">
          <table:table-cell table:formula="of:=IF([Sheet1.B368]&lt;&gt;&quot;&quot;;[Sheet1.B368];&quot;&quot;)">
            <text:p/>
          </table:table-cell>
          <table:table-cell table:formula="of:=IF([Sheet1.A368]&lt;&gt;&quot;&quot;;++([Sheet1.A368]-5*60*60)/(24*60*60)+[.$C$1];&quot;&quot;)">
            <text:p/>
          </table:table-cell>
          <table:table-cell/>
        </table:table-row>
        <table:table-row table:style-name="ro1">
          <table:table-cell table:formula="of:=IF([Sheet1.B369]&lt;&gt;&quot;&quot;;[Sheet1.B369];&quot;&quot;)">
            <text:p/>
          </table:table-cell>
          <table:table-cell table:formula="of:=IF([Sheet1.A369]&lt;&gt;&quot;&quot;;++([Sheet1.A369]-5*60*60)/(24*60*60)+[.$C$1];&quot;&quot;)">
            <text:p/>
          </table:table-cell>
          <table:table-cell/>
        </table:table-row>
        <table:table-row table:style-name="ro1">
          <table:table-cell table:formula="of:=IF([Sheet1.B370]&lt;&gt;&quot;&quot;;[Sheet1.B370];&quot;&quot;)">
            <text:p/>
          </table:table-cell>
          <table:table-cell table:formula="of:=IF([Sheet1.A370]&lt;&gt;&quot;&quot;;++([Sheet1.A370]-5*60*60)/(24*60*60)+[.$C$1];&quot;&quot;)">
            <text:p/>
          </table:table-cell>
          <table:table-cell/>
        </table:table-row>
        <table:table-row table:style-name="ro1">
          <table:table-cell table:formula="of:=IF([Sheet1.B371]&lt;&gt;&quot;&quot;;[Sheet1.B371];&quot;&quot;)">
            <text:p/>
          </table:table-cell>
          <table:table-cell table:formula="of:=IF([Sheet1.A371]&lt;&gt;&quot;&quot;;++([Sheet1.A371]-5*60*60)/(24*60*60)+[.$C$1];&quot;&quot;)">
            <text:p/>
          </table:table-cell>
          <table:table-cell/>
        </table:table-row>
        <table:table-row table:style-name="ro1">
          <table:table-cell table:formula="of:=IF([Sheet1.B372]&lt;&gt;&quot;&quot;;[Sheet1.B372];&quot;&quot;)">
            <text:p/>
          </table:table-cell>
          <table:table-cell table:formula="of:=IF([Sheet1.A372]&lt;&gt;&quot;&quot;;++([Sheet1.A372]-5*60*60)/(24*60*60)+[.$C$1];&quot;&quot;)">
            <text:p/>
          </table:table-cell>
          <table:table-cell/>
        </table:table-row>
        <table:table-row table:style-name="ro1">
          <table:table-cell table:formula="of:=IF([Sheet1.B373]&lt;&gt;&quot;&quot;;[Sheet1.B373];&quot;&quot;)">
            <text:p/>
          </table:table-cell>
          <table:table-cell table:formula="of:=IF([Sheet1.A373]&lt;&gt;&quot;&quot;;++([Sheet1.A373]-5*60*60)/(24*60*60)+[.$C$1];&quot;&quot;)">
            <text:p/>
          </table:table-cell>
          <table:table-cell/>
        </table:table-row>
        <table:table-row table:style-name="ro1">
          <table:table-cell table:formula="of:=IF([Sheet1.B374]&lt;&gt;&quot;&quot;;[Sheet1.B374];&quot;&quot;)">
            <text:p/>
          </table:table-cell>
          <table:table-cell table:formula="of:=IF([Sheet1.A374]&lt;&gt;&quot;&quot;;++([Sheet1.A374]-5*60*60)/(24*60*60)+[.$C$1];&quot;&quot;)">
            <text:p/>
          </table:table-cell>
          <table:table-cell/>
        </table:table-row>
        <table:table-row table:style-name="ro1">
          <table:table-cell table:formula="of:=IF([Sheet1.B375]&lt;&gt;&quot;&quot;;[Sheet1.B375];&quot;&quot;)">
            <text:p/>
          </table:table-cell>
          <table:table-cell table:formula="of:=IF([Sheet1.A375]&lt;&gt;&quot;&quot;;++([Sheet1.A375]-5*60*60)/(24*60*60)+[.$C$1];&quot;&quot;)">
            <text:p/>
          </table:table-cell>
          <table:table-cell/>
        </table:table-row>
        <table:table-row table:style-name="ro1">
          <table:table-cell table:formula="of:=IF([Sheet1.B376]&lt;&gt;&quot;&quot;;[Sheet1.B376];&quot;&quot;)">
            <text:p/>
          </table:table-cell>
          <table:table-cell table:formula="of:=IF([Sheet1.A376]&lt;&gt;&quot;&quot;;++([Sheet1.A376]-5*60*60)/(24*60*60)+[.$C$1];&quot;&quot;)">
            <text:p/>
          </table:table-cell>
          <table:table-cell/>
        </table:table-row>
        <table:table-row table:style-name="ro1">
          <table:table-cell table:formula="of:=IF([Sheet1.B377]&lt;&gt;&quot;&quot;;[Sheet1.B377];&quot;&quot;)">
            <text:p/>
          </table:table-cell>
          <table:table-cell table:formula="of:=IF([Sheet1.A377]&lt;&gt;&quot;&quot;;++([Sheet1.A377]-5*60*60)/(24*60*60)+[.$C$1];&quot;&quot;)">
            <text:p/>
          </table:table-cell>
          <table:table-cell/>
        </table:table-row>
        <table:table-row table:style-name="ro1">
          <table:table-cell table:formula="of:=IF([Sheet1.B378]&lt;&gt;&quot;&quot;;[Sheet1.B378];&quot;&quot;)">
            <text:p/>
          </table:table-cell>
          <table:table-cell table:formula="of:=IF([Sheet1.A378]&lt;&gt;&quot;&quot;;++([Sheet1.A378]-5*60*60)/(24*60*60)+[.$C$1];&quot;&quot;)">
            <text:p/>
          </table:table-cell>
          <table:table-cell/>
        </table:table-row>
        <table:table-row table:style-name="ro1">
          <table:table-cell table:formula="of:=IF([Sheet1.B379]&lt;&gt;&quot;&quot;;[Sheet1.B379];&quot;&quot;)">
            <text:p/>
          </table:table-cell>
          <table:table-cell table:formula="of:=IF([Sheet1.A379]&lt;&gt;&quot;&quot;;++([Sheet1.A379]-5*60*60)/(24*60*60)+[.$C$1];&quot;&quot;)">
            <text:p/>
          </table:table-cell>
          <table:table-cell/>
        </table:table-row>
        <table:table-row table:style-name="ro1">
          <table:table-cell table:formula="of:=IF([Sheet1.B380]&lt;&gt;&quot;&quot;;[Sheet1.B380];&quot;&quot;)">
            <text:p/>
          </table:table-cell>
          <table:table-cell table:formula="of:=IF([Sheet1.A380]&lt;&gt;&quot;&quot;;++([Sheet1.A380]-5*60*60)/(24*60*60)+[.$C$1];&quot;&quot;)">
            <text:p/>
          </table:table-cell>
          <table:table-cell/>
        </table:table-row>
        <table:table-row table:style-name="ro1">
          <table:table-cell table:formula="of:=IF([Sheet1.B381]&lt;&gt;&quot;&quot;;[Sheet1.B381];&quot;&quot;)">
            <text:p/>
          </table:table-cell>
          <table:table-cell table:formula="of:=IF([Sheet1.A381]&lt;&gt;&quot;&quot;;++([Sheet1.A381]-5*60*60)/(24*60*60)+[.$C$1];&quot;&quot;)">
            <text:p/>
          </table:table-cell>
          <table:table-cell/>
        </table:table-row>
        <table:table-row table:style-name="ro1">
          <table:table-cell table:formula="of:=IF([Sheet1.B382]&lt;&gt;&quot;&quot;;[Sheet1.B382];&quot;&quot;)">
            <text:p/>
          </table:table-cell>
          <table:table-cell table:formula="of:=IF([Sheet1.A382]&lt;&gt;&quot;&quot;;++([Sheet1.A382]-5*60*60)/(24*60*60)+[.$C$1];&quot;&quot;)">
            <text:p/>
          </table:table-cell>
          <table:table-cell/>
        </table:table-row>
        <table:table-row table:style-name="ro1">
          <table:table-cell table:formula="of:=IF([Sheet1.B383]&lt;&gt;&quot;&quot;;[Sheet1.B383];&quot;&quot;)">
            <text:p/>
          </table:table-cell>
          <table:table-cell table:formula="of:=IF([Sheet1.A383]&lt;&gt;&quot;&quot;;++([Sheet1.A383]-5*60*60)/(24*60*60)+[.$C$1];&quot;&quot;)">
            <text:p/>
          </table:table-cell>
          <table:table-cell/>
        </table:table-row>
        <table:table-row table:style-name="ro1">
          <table:table-cell table:formula="of:=IF([Sheet1.B384]&lt;&gt;&quot;&quot;;[Sheet1.B384];&quot;&quot;)">
            <text:p/>
          </table:table-cell>
          <table:table-cell table:formula="of:=IF([Sheet1.A384]&lt;&gt;&quot;&quot;;++([Sheet1.A384]-5*60*60)/(24*60*60)+[.$C$1];&quot;&quot;)">
            <text:p/>
          </table:table-cell>
          <table:table-cell/>
        </table:table-row>
        <table:table-row table:style-name="ro1">
          <table:table-cell table:formula="of:=IF([Sheet1.B385]&lt;&gt;&quot;&quot;;[Sheet1.B385];&quot;&quot;)">
            <text:p/>
          </table:table-cell>
          <table:table-cell table:formula="of:=IF([Sheet1.A385]&lt;&gt;&quot;&quot;;++([Sheet1.A385]-5*60*60)/(24*60*60)+[.$C$1];&quot;&quot;)">
            <text:p/>
          </table:table-cell>
          <table:table-cell/>
        </table:table-row>
        <table:table-row table:style-name="ro1">
          <table:table-cell table:formula="of:=IF([Sheet1.B386]&lt;&gt;&quot;&quot;;[Sheet1.B386];&quot;&quot;)">
            <text:p/>
          </table:table-cell>
          <table:table-cell table:formula="of:=IF([Sheet1.A386]&lt;&gt;&quot;&quot;;++([Sheet1.A386]-5*60*60)/(24*60*60)+[.$C$1];&quot;&quot;)">
            <text:p/>
          </table:table-cell>
          <table:table-cell/>
        </table:table-row>
        <table:table-row table:style-name="ro1">
          <table:table-cell table:formula="of:=IF([Sheet1.B387]&lt;&gt;&quot;&quot;;[Sheet1.B387];&quot;&quot;)">
            <text:p/>
          </table:table-cell>
          <table:table-cell table:formula="of:=IF([Sheet1.A387]&lt;&gt;&quot;&quot;;++([Sheet1.A387]-5*60*60)/(24*60*60)+[.$C$1];&quot;&quot;)">
            <text:p/>
          </table:table-cell>
          <table:table-cell/>
        </table:table-row>
        <table:table-row table:style-name="ro1">
          <table:table-cell table:formula="of:=IF([Sheet1.B388]&lt;&gt;&quot;&quot;;[Sheet1.B388];&quot;&quot;)">
            <text:p/>
          </table:table-cell>
          <table:table-cell table:formula="of:=IF([Sheet1.A388]&lt;&gt;&quot;&quot;;++([Sheet1.A388]-5*60*60)/(24*60*60)+[.$C$1];&quot;&quot;)">
            <text:p/>
          </table:table-cell>
          <table:table-cell/>
        </table:table-row>
        <table:table-row table:style-name="ro1">
          <table:table-cell table:formula="of:=IF([Sheet1.B389]&lt;&gt;&quot;&quot;;[Sheet1.B389];&quot;&quot;)">
            <text:p/>
          </table:table-cell>
          <table:table-cell table:formula="of:=IF([Sheet1.A389]&lt;&gt;&quot;&quot;;++([Sheet1.A389]-5*60*60)/(24*60*60)+[.$C$1];&quot;&quot;)">
            <text:p/>
          </table:table-cell>
          <table:table-cell/>
        </table:table-row>
        <table:table-row table:style-name="ro1">
          <table:table-cell table:formula="of:=IF([Sheet1.B390]&lt;&gt;&quot;&quot;;[Sheet1.B390];&quot;&quot;)">
            <text:p/>
          </table:table-cell>
          <table:table-cell table:formula="of:=IF([Sheet1.A390]&lt;&gt;&quot;&quot;;++([Sheet1.A390]-5*60*60)/(24*60*60)+[.$C$1];&quot;&quot;)">
            <text:p/>
          </table:table-cell>
          <table:table-cell/>
        </table:table-row>
        <table:table-row table:style-name="ro1">
          <table:table-cell table:formula="of:=IF([Sheet1.B391]&lt;&gt;&quot;&quot;;[Sheet1.B391];&quot;&quot;)">
            <text:p/>
          </table:table-cell>
          <table:table-cell table:formula="of:=IF([Sheet1.A391]&lt;&gt;&quot;&quot;;++([Sheet1.A391]-5*60*60)/(24*60*60)+[.$C$1];&quot;&quot;)">
            <text:p/>
          </table:table-cell>
          <table:table-cell/>
        </table:table-row>
        <table:table-row table:style-name="ro1">
          <table:table-cell table:formula="of:=IF([Sheet1.B392]&lt;&gt;&quot;&quot;;[Sheet1.B392];&quot;&quot;)">
            <text:p/>
          </table:table-cell>
          <table:table-cell table:formula="of:=IF([Sheet1.A392]&lt;&gt;&quot;&quot;;++([Sheet1.A392]-5*60*60)/(24*60*60)+[.$C$1];&quot;&quot;)">
            <text:p/>
          </table:table-cell>
          <table:table-cell/>
        </table:table-row>
        <table:table-row table:style-name="ro1">
          <table:table-cell table:formula="of:=IF([Sheet1.B393]&lt;&gt;&quot;&quot;;[Sheet1.B393];&quot;&quot;)">
            <text:p/>
          </table:table-cell>
          <table:table-cell table:formula="of:=IF([Sheet1.A393]&lt;&gt;&quot;&quot;;++([Sheet1.A393]-5*60*60)/(24*60*60)+[.$C$1];&quot;&quot;)">
            <text:p/>
          </table:table-cell>
          <table:table-cell/>
        </table:table-row>
        <table:table-row table:style-name="ro1">
          <table:table-cell table:formula="of:=IF([Sheet1.B394]&lt;&gt;&quot;&quot;;[Sheet1.B394];&quot;&quot;)">
            <text:p/>
          </table:table-cell>
          <table:table-cell table:formula="of:=IF([Sheet1.A394]&lt;&gt;&quot;&quot;;++([Sheet1.A394]-5*60*60)/(24*60*60)+[.$C$1];&quot;&quot;)">
            <text:p/>
          </table:table-cell>
          <table:table-cell/>
        </table:table-row>
        <table:table-row table:style-name="ro1">
          <table:table-cell table:formula="of:=IF([Sheet1.B395]&lt;&gt;&quot;&quot;;[Sheet1.B395];&quot;&quot;)">
            <text:p/>
          </table:table-cell>
          <table:table-cell table:formula="of:=IF([Sheet1.A395]&lt;&gt;&quot;&quot;;++([Sheet1.A395]-5*60*60)/(24*60*60)+[.$C$1];&quot;&quot;)">
            <text:p/>
          </table:table-cell>
          <table:table-cell/>
        </table:table-row>
        <table:table-row table:style-name="ro1">
          <table:table-cell table:formula="of:=IF([Sheet1.B396]&lt;&gt;&quot;&quot;;[Sheet1.B396];&quot;&quot;)">
            <text:p/>
          </table:table-cell>
          <table:table-cell table:formula="of:=IF([Sheet1.A396]&lt;&gt;&quot;&quot;;++([Sheet1.A396]-5*60*60)/(24*60*60)+[.$C$1];&quot;&quot;)">
            <text:p/>
          </table:table-cell>
          <table:table-cell/>
        </table:table-row>
        <table:table-row table:style-name="ro1">
          <table:table-cell table:formula="of:=IF([Sheet1.B397]&lt;&gt;&quot;&quot;;[Sheet1.B397];&quot;&quot;)">
            <text:p/>
          </table:table-cell>
          <table:table-cell table:formula="of:=IF([Sheet1.A397]&lt;&gt;&quot;&quot;;++([Sheet1.A397]-5*60*60)/(24*60*60)+[.$C$1];&quot;&quot;)">
            <text:p/>
          </table:table-cell>
          <table:table-cell/>
        </table:table-row>
        <table:table-row table:style-name="ro1">
          <table:table-cell table:formula="of:=IF([Sheet1.B398]&lt;&gt;&quot;&quot;;[Sheet1.B398];&quot;&quot;)">
            <text:p/>
          </table:table-cell>
          <table:table-cell table:formula="of:=IF([Sheet1.A398]&lt;&gt;&quot;&quot;;++([Sheet1.A398]-5*60*60)/(24*60*60)+[.$C$1];&quot;&quot;)">
            <text:p/>
          </table:table-cell>
          <table:table-cell/>
        </table:table-row>
        <table:table-row table:style-name="ro1">
          <table:table-cell table:formula="of:=IF([Sheet1.B399]&lt;&gt;&quot;&quot;;[Sheet1.B399];&quot;&quot;)">
            <text:p/>
          </table:table-cell>
          <table:table-cell table:formula="of:=IF([Sheet1.A399]&lt;&gt;&quot;&quot;;++([Sheet1.A399]-5*60*60)/(24*60*60)+[.$C$1];&quot;&quot;)">
            <text:p/>
          </table:table-cell>
          <table:table-cell/>
        </table:table-row>
        <table:table-row table:style-name="ro1">
          <table:table-cell table:formula="of:=IF([Sheet1.B400]&lt;&gt;&quot;&quot;;[Sheet1.B400];&quot;&quot;)">
            <text:p/>
          </table:table-cell>
          <table:table-cell table:formula="of:=IF([Sheet1.A400]&lt;&gt;&quot;&quot;;++([Sheet1.A400]-5*60*60)/(24*60*60)+[.$C$1];&quot;&quot;)">
            <text:p/>
          </table:table-cell>
          <table:table-cell/>
        </table:table-row>
        <table:table-row table:style-name="ro1">
          <table:table-cell table:formula="of:=IF([Sheet1.B401]&lt;&gt;&quot;&quot;;[Sheet1.B401];&quot;&quot;)">
            <text:p/>
          </table:table-cell>
          <table:table-cell table:formula="of:=IF([Sheet1.A401]&lt;&gt;&quot;&quot;;++([Sheet1.A401]-5*60*60)/(24*60*60)+[.$C$1];&quot;&quot;)">
            <text:p/>
          </table:table-cell>
          <table:table-cell/>
        </table:table-row>
        <table:table-row table:style-name="ro1">
          <table:table-cell table:formula="of:=IF([Sheet1.B402]&lt;&gt;&quot;&quot;;[Sheet1.B402];&quot;&quot;)">
            <text:p/>
          </table:table-cell>
          <table:table-cell table:formula="of:=IF([Sheet1.A402]&lt;&gt;&quot;&quot;;++([Sheet1.A402]-5*60*60)/(24*60*60)+[.$C$1];&quot;&quot;)">
            <text:p/>
          </table:table-cell>
          <table:table-cell/>
        </table:table-row>
        <table:table-row table:style-name="ro1">
          <table:table-cell table:formula="of:=IF([Sheet1.B403]&lt;&gt;&quot;&quot;;[Sheet1.B403];&quot;&quot;)">
            <text:p/>
          </table:table-cell>
          <table:table-cell table:formula="of:=IF([Sheet1.A403]&lt;&gt;&quot;&quot;;++([Sheet1.A403]-5*60*60)/(24*60*60)+[.$C$1];&quot;&quot;)">
            <text:p/>
          </table:table-cell>
          <table:table-cell/>
        </table:table-row>
        <table:table-row table:style-name="ro1">
          <table:table-cell table:formula="of:=IF([Sheet1.B404]&lt;&gt;&quot;&quot;;[Sheet1.B404];&quot;&quot;)">
            <text:p/>
          </table:table-cell>
          <table:table-cell table:formula="of:=IF([Sheet1.A404]&lt;&gt;&quot;&quot;;++([Sheet1.A404]-5*60*60)/(24*60*60)+[.$C$1];&quot;&quot;)">
            <text:p/>
          </table:table-cell>
          <table:table-cell/>
        </table:table-row>
        <table:table-row table:style-name="ro1">
          <table:table-cell table:formula="of:=IF([Sheet1.B405]&lt;&gt;&quot;&quot;;[Sheet1.B405];&quot;&quot;)">
            <text:p/>
          </table:table-cell>
          <table:table-cell table:formula="of:=IF([Sheet1.A405]&lt;&gt;&quot;&quot;;++([Sheet1.A405]-5*60*60)/(24*60*60)+[.$C$1];&quot;&quot;)">
            <text:p/>
          </table:table-cell>
          <table:table-cell/>
        </table:table-row>
        <table:table-row table:style-name="ro1">
          <table:table-cell table:formula="of:=IF([Sheet1.B406]&lt;&gt;&quot;&quot;;[Sheet1.B406];&quot;&quot;)">
            <text:p/>
          </table:table-cell>
          <table:table-cell table:formula="of:=IF([Sheet1.A406]&lt;&gt;&quot;&quot;;++([Sheet1.A406]-5*60*60)/(24*60*60)+[.$C$1];&quot;&quot;)">
            <text:p/>
          </table:table-cell>
          <table:table-cell/>
        </table:table-row>
        <table:table-row table:style-name="ro1">
          <table:table-cell table:formula="of:=IF([Sheet1.B407]&lt;&gt;&quot;&quot;;[Sheet1.B407];&quot;&quot;)">
            <text:p/>
          </table:table-cell>
          <table:table-cell table:formula="of:=IF([Sheet1.A407]&lt;&gt;&quot;&quot;;++([Sheet1.A407]-5*60*60)/(24*60*60)+[.$C$1];&quot;&quot;)">
            <text:p/>
          </table:table-cell>
          <table:table-cell/>
        </table:table-row>
        <table:table-row table:style-name="ro1">
          <table:table-cell table:formula="of:=IF([Sheet1.B408]&lt;&gt;&quot;&quot;;[Sheet1.B408];&quot;&quot;)">
            <text:p/>
          </table:table-cell>
          <table:table-cell table:formula="of:=IF([Sheet1.A408]&lt;&gt;&quot;&quot;;++([Sheet1.A408]-5*60*60)/(24*60*60)+[.$C$1];&quot;&quot;)">
            <text:p/>
          </table:table-cell>
          <table:table-cell/>
        </table:table-row>
        <table:table-row table:style-name="ro1">
          <table:table-cell table:formula="of:=IF([Sheet1.B409]&lt;&gt;&quot;&quot;;[Sheet1.B409];&quot;&quot;)">
            <text:p/>
          </table:table-cell>
          <table:table-cell table:formula="of:=IF([Sheet1.A409]&lt;&gt;&quot;&quot;;++([Sheet1.A409]-5*60*60)/(24*60*60)+[.$C$1];&quot;&quot;)">
            <text:p/>
          </table:table-cell>
          <table:table-cell/>
        </table:table-row>
        <table:table-row table:style-name="ro1">
          <table:table-cell table:formula="of:=IF([Sheet1.B410]&lt;&gt;&quot;&quot;;[Sheet1.B410];&quot;&quot;)">
            <text:p/>
          </table:table-cell>
          <table:table-cell table:formula="of:=IF([Sheet1.A410]&lt;&gt;&quot;&quot;;++([Sheet1.A410]-5*60*60)/(24*60*60)+[.$C$1];&quot;&quot;)">
            <text:p/>
          </table:table-cell>
          <table:table-cell/>
        </table:table-row>
        <table:table-row table:style-name="ro1">
          <table:table-cell table:formula="of:=IF([Sheet1.B411]&lt;&gt;&quot;&quot;;[Sheet1.B411];&quot;&quot;)">
            <text:p/>
          </table:table-cell>
          <table:table-cell table:formula="of:=IF([Sheet1.A411]&lt;&gt;&quot;&quot;;++([Sheet1.A411]-5*60*60)/(24*60*60)+[.$C$1];&quot;&quot;)">
            <text:p/>
          </table:table-cell>
          <table:table-cell/>
        </table:table-row>
        <table:table-row table:style-name="ro1">
          <table:table-cell table:formula="of:=IF([Sheet1.B412]&lt;&gt;&quot;&quot;;[Sheet1.B412];&quot;&quot;)">
            <text:p/>
          </table:table-cell>
          <table:table-cell table:formula="of:=IF([Sheet1.A412]&lt;&gt;&quot;&quot;;++([Sheet1.A412]-5*60*60)/(24*60*60)+[.$C$1];&quot;&quot;)">
            <text:p/>
          </table:table-cell>
          <table:table-cell/>
        </table:table-row>
        <table:table-row table:style-name="ro1">
          <table:table-cell table:formula="of:=IF([Sheet1.B413]&lt;&gt;&quot;&quot;;[Sheet1.B413];&quot;&quot;)">
            <text:p/>
          </table:table-cell>
          <table:table-cell table:formula="of:=IF([Sheet1.A413]&lt;&gt;&quot;&quot;;++([Sheet1.A413]-5*60*60)/(24*60*60)+[.$C$1];&quot;&quot;)">
            <text:p/>
          </table:table-cell>
          <table:table-cell/>
        </table:table-row>
        <table:table-row table:style-name="ro1">
          <table:table-cell table:formula="of:=IF([Sheet1.B414]&lt;&gt;&quot;&quot;;[Sheet1.B414];&quot;&quot;)">
            <text:p/>
          </table:table-cell>
          <table:table-cell table:formula="of:=IF([Sheet1.A414]&lt;&gt;&quot;&quot;;++([Sheet1.A414]-5*60*60)/(24*60*60)+[.$C$1];&quot;&quot;)">
            <text:p/>
          </table:table-cell>
          <table:table-cell/>
        </table:table-row>
        <table:table-row table:style-name="ro1">
          <table:table-cell table:formula="of:=IF([Sheet1.B415]&lt;&gt;&quot;&quot;;[Sheet1.B415];&quot;&quot;)">
            <text:p/>
          </table:table-cell>
          <table:table-cell table:formula="of:=IF([Sheet1.A415]&lt;&gt;&quot;&quot;;++([Sheet1.A415]-5*60*60)/(24*60*60)+[.$C$1];&quot;&quot;)">
            <text:p/>
          </table:table-cell>
          <table:table-cell/>
        </table:table-row>
        <table:table-row table:style-name="ro1">
          <table:table-cell table:formula="of:=IF([Sheet1.B416]&lt;&gt;&quot;&quot;;[Sheet1.B416];&quot;&quot;)">
            <text:p/>
          </table:table-cell>
          <table:table-cell table:formula="of:=IF([Sheet1.A416]&lt;&gt;&quot;&quot;;++([Sheet1.A416]-5*60*60)/(24*60*60)+[.$C$1];&quot;&quot;)">
            <text:p/>
          </table:table-cell>
          <table:table-cell/>
        </table:table-row>
        <table:table-row table:style-name="ro1">
          <table:table-cell table:formula="of:=IF([Sheet1.B417]&lt;&gt;&quot;&quot;;[Sheet1.B417];&quot;&quot;)">
            <text:p/>
          </table:table-cell>
          <table:table-cell table:formula="of:=IF([Sheet1.A417]&lt;&gt;&quot;&quot;;++([Sheet1.A417]-5*60*60)/(24*60*60)+[.$C$1];&quot;&quot;)">
            <text:p/>
          </table:table-cell>
          <table:table-cell/>
        </table:table-row>
        <table:table-row table:style-name="ro1">
          <table:table-cell table:formula="of:=IF([Sheet1.B418]&lt;&gt;&quot;&quot;;[Sheet1.B418];&quot;&quot;)">
            <text:p/>
          </table:table-cell>
          <table:table-cell table:formula="of:=IF([Sheet1.A418]&lt;&gt;&quot;&quot;;++([Sheet1.A418]-5*60*60)/(24*60*60)+[.$C$1];&quot;&quot;)">
            <text:p/>
          </table:table-cell>
          <table:table-cell/>
        </table:table-row>
        <table:table-row table:style-name="ro1">
          <table:table-cell table:formula="of:=IF([Sheet1.B419]&lt;&gt;&quot;&quot;;[Sheet1.B419];&quot;&quot;)">
            <text:p/>
          </table:table-cell>
          <table:table-cell table:formula="of:=IF([Sheet1.A419]&lt;&gt;&quot;&quot;;++([Sheet1.A419]-5*60*60)/(24*60*60)+[.$C$1];&quot;&quot;)">
            <text:p/>
          </table:table-cell>
          <table:table-cell/>
        </table:table-row>
        <table:table-row table:style-name="ro1">
          <table:table-cell table:formula="of:=IF([Sheet1.B420]&lt;&gt;&quot;&quot;;[Sheet1.B420];&quot;&quot;)">
            <text:p/>
          </table:table-cell>
          <table:table-cell table:formula="of:=IF([Sheet1.A420]&lt;&gt;&quot;&quot;;++([Sheet1.A420]-5*60*60)/(24*60*60)+[.$C$1];&quot;&quot;)">
            <text:p/>
          </table:table-cell>
          <table:table-cell/>
        </table:table-row>
        <table:table-row table:style-name="ro1">
          <table:table-cell table:formula="of:=IF([Sheet1.B421]&lt;&gt;&quot;&quot;;[Sheet1.B421];&quot;&quot;)">
            <text:p/>
          </table:table-cell>
          <table:table-cell table:formula="of:=IF([Sheet1.A421]&lt;&gt;&quot;&quot;;++([Sheet1.A421]-5*60*60)/(24*60*60)+[.$C$1];&quot;&quot;)">
            <text:p/>
          </table:table-cell>
          <table:table-cell/>
        </table:table-row>
        <table:table-row table:style-name="ro1">
          <table:table-cell table:formula="of:=IF([Sheet1.B422]&lt;&gt;&quot;&quot;;[Sheet1.B422];&quot;&quot;)">
            <text:p/>
          </table:table-cell>
          <table:table-cell table:formula="of:=IF([Sheet1.A422]&lt;&gt;&quot;&quot;;++([Sheet1.A422]-5*60*60)/(24*60*60)+[.$C$1];&quot;&quot;)">
            <text:p/>
          </table:table-cell>
          <table:table-cell/>
        </table:table-row>
        <table:table-row table:style-name="ro1">
          <table:table-cell table:formula="of:=IF([Sheet1.B423]&lt;&gt;&quot;&quot;;[Sheet1.B423];&quot;&quot;)">
            <text:p/>
          </table:table-cell>
          <table:table-cell table:formula="of:=IF([Sheet1.A423]&lt;&gt;&quot;&quot;;++([Sheet1.A423]-5*60*60)/(24*60*60)+[.$C$1];&quot;&quot;)">
            <text:p/>
          </table:table-cell>
          <table:table-cell/>
        </table:table-row>
        <table:table-row table:style-name="ro1">
          <table:table-cell table:formula="of:=IF([Sheet1.B424]&lt;&gt;&quot;&quot;;[Sheet1.B424];&quot;&quot;)">
            <text:p/>
          </table:table-cell>
          <table:table-cell table:formula="of:=IF([Sheet1.A424]&lt;&gt;&quot;&quot;;++([Sheet1.A424]-5*60*60)/(24*60*60)+[.$C$1];&quot;&quot;)">
            <text:p/>
          </table:table-cell>
          <table:table-cell/>
        </table:table-row>
        <table:table-row table:style-name="ro1">
          <table:table-cell table:formula="of:=IF([Sheet1.B425]&lt;&gt;&quot;&quot;;[Sheet1.B425];&quot;&quot;)">
            <text:p/>
          </table:table-cell>
          <table:table-cell table:formula="of:=IF([Sheet1.A425]&lt;&gt;&quot;&quot;;++([Sheet1.A425]-5*60*60)/(24*60*60)+[.$C$1];&quot;&quot;)">
            <text:p/>
          </table:table-cell>
          <table:table-cell/>
        </table:table-row>
        <table:table-row table:style-name="ro1">
          <table:table-cell table:formula="of:=IF([Sheet1.B426]&lt;&gt;&quot;&quot;;[Sheet1.B426];&quot;&quot;)">
            <text:p/>
          </table:table-cell>
          <table:table-cell table:formula="of:=IF([Sheet1.A426]&lt;&gt;&quot;&quot;;++([Sheet1.A426]-5*60*60)/(24*60*60)+[.$C$1];&quot;&quot;)">
            <text:p/>
          </table:table-cell>
          <table:table-cell/>
        </table:table-row>
        <table:table-row table:style-name="ro1">
          <table:table-cell table:formula="of:=IF([Sheet1.B427]&lt;&gt;&quot;&quot;;[Sheet1.B427];&quot;&quot;)">
            <text:p/>
          </table:table-cell>
          <table:table-cell table:formula="of:=IF([Sheet1.A427]&lt;&gt;&quot;&quot;;++([Sheet1.A427]-5*60*60)/(24*60*60)+[.$C$1];&quot;&quot;)">
            <text:p/>
          </table:table-cell>
          <table:table-cell/>
        </table:table-row>
        <table:table-row table:style-name="ro1">
          <table:table-cell table:formula="of:=IF([Sheet1.B428]&lt;&gt;&quot;&quot;;[Sheet1.B428];&quot;&quot;)">
            <text:p/>
          </table:table-cell>
          <table:table-cell table:formula="of:=IF([Sheet1.A428]&lt;&gt;&quot;&quot;;++([Sheet1.A428]-5*60*60)/(24*60*60)+[.$C$1];&quot;&quot;)">
            <text:p/>
          </table:table-cell>
          <table:table-cell/>
        </table:table-row>
        <table:table-row table:style-name="ro1">
          <table:table-cell table:formula="of:=IF([Sheet1.B429]&lt;&gt;&quot;&quot;;[Sheet1.B429];&quot;&quot;)">
            <text:p/>
          </table:table-cell>
          <table:table-cell table:formula="of:=IF([Sheet1.A429]&lt;&gt;&quot;&quot;;++([Sheet1.A429]-5*60*60)/(24*60*60)+[.$C$1];&quot;&quot;)">
            <text:p/>
          </table:table-cell>
          <table:table-cell/>
        </table:table-row>
        <table:table-row table:style-name="ro1">
          <table:table-cell table:formula="of:=IF([Sheet1.B430]&lt;&gt;&quot;&quot;;[Sheet1.B430];&quot;&quot;)">
            <text:p/>
          </table:table-cell>
          <table:table-cell table:formula="of:=IF([Sheet1.A430]&lt;&gt;&quot;&quot;;++([Sheet1.A430]-5*60*60)/(24*60*60)+[.$C$1];&quot;&quot;)">
            <text:p/>
          </table:table-cell>
          <table:table-cell/>
        </table:table-row>
        <table:table-row table:style-name="ro1">
          <table:table-cell table:formula="of:=IF([Sheet1.B431]&lt;&gt;&quot;&quot;;[Sheet1.B431];&quot;&quot;)">
            <text:p/>
          </table:table-cell>
          <table:table-cell table:formula="of:=IF([Sheet1.A431]&lt;&gt;&quot;&quot;;++([Sheet1.A431]-5*60*60)/(24*60*60)+[.$C$1];&quot;&quot;)">
            <text:p/>
          </table:table-cell>
          <table:table-cell/>
        </table:table-row>
        <table:table-row table:style-name="ro1">
          <table:table-cell table:formula="of:=IF([Sheet1.B432]&lt;&gt;&quot;&quot;;[Sheet1.B432];&quot;&quot;)">
            <text:p/>
          </table:table-cell>
          <table:table-cell table:formula="of:=IF([Sheet1.A432]&lt;&gt;&quot;&quot;;++([Sheet1.A432]-5*60*60)/(24*60*60)+[.$C$1];&quot;&quot;)">
            <text:p/>
          </table:table-cell>
          <table:table-cell/>
        </table:table-row>
        <table:table-row table:style-name="ro1">
          <table:table-cell table:formula="of:=IF([Sheet1.B433]&lt;&gt;&quot;&quot;;[Sheet1.B433];&quot;&quot;)">
            <text:p/>
          </table:table-cell>
          <table:table-cell table:formula="of:=IF([Sheet1.A433]&lt;&gt;&quot;&quot;;++([Sheet1.A433]-5*60*60)/(24*60*60)+[.$C$1];&quot;&quot;)">
            <text:p/>
          </table:table-cell>
          <table:table-cell/>
        </table:table-row>
        <table:table-row table:style-name="ro1">
          <table:table-cell table:formula="of:=IF([Sheet1.B434]&lt;&gt;&quot;&quot;;[Sheet1.B434];&quot;&quot;)">
            <text:p/>
          </table:table-cell>
          <table:table-cell table:formula="of:=IF([Sheet1.A434]&lt;&gt;&quot;&quot;;++([Sheet1.A434]-5*60*60)/(24*60*60)+[.$C$1];&quot;&quot;)">
            <text:p/>
          </table:table-cell>
          <table:table-cell/>
        </table:table-row>
        <table:table-row table:style-name="ro1">
          <table:table-cell table:formula="of:=IF([Sheet1.B435]&lt;&gt;&quot;&quot;;[Sheet1.B435];&quot;&quot;)">
            <text:p/>
          </table:table-cell>
          <table:table-cell table:formula="of:=IF([Sheet1.A435]&lt;&gt;&quot;&quot;;++([Sheet1.A435]-5*60*60)/(24*60*60)+[.$C$1];&quot;&quot;)">
            <text:p/>
          </table:table-cell>
          <table:table-cell/>
        </table:table-row>
        <table:table-row table:style-name="ro1">
          <table:table-cell table:formula="of:=IF([Sheet1.B436]&lt;&gt;&quot;&quot;;[Sheet1.B436];&quot;&quot;)">
            <text:p/>
          </table:table-cell>
          <table:table-cell table:formula="of:=IF([Sheet1.A436]&lt;&gt;&quot;&quot;;++([Sheet1.A436]-5*60*60)/(24*60*60)+[.$C$1];&quot;&quot;)">
            <text:p/>
          </table:table-cell>
          <table:table-cell/>
        </table:table-row>
        <table:table-row table:style-name="ro1">
          <table:table-cell table:formula="of:=IF([Sheet1.B437]&lt;&gt;&quot;&quot;;[Sheet1.B437];&quot;&quot;)">
            <text:p/>
          </table:table-cell>
          <table:table-cell table:formula="of:=IF([Sheet1.A437]&lt;&gt;&quot;&quot;;++([Sheet1.A437]-5*60*60)/(24*60*60)+[.$C$1];&quot;&quot;)">
            <text:p/>
          </table:table-cell>
          <table:table-cell/>
        </table:table-row>
        <table:table-row table:style-name="ro1">
          <table:table-cell table:formula="of:=IF([Sheet1.B438]&lt;&gt;&quot;&quot;;[Sheet1.B438];&quot;&quot;)">
            <text:p/>
          </table:table-cell>
          <table:table-cell table:formula="of:=IF([Sheet1.A438]&lt;&gt;&quot;&quot;;++([Sheet1.A438]-5*60*60)/(24*60*60)+[.$C$1];&quot;&quot;)">
            <text:p/>
          </table:table-cell>
          <table:table-cell/>
        </table:table-row>
        <table:table-row table:style-name="ro1">
          <table:table-cell table:formula="of:=IF([Sheet1.B439]&lt;&gt;&quot;&quot;;[Sheet1.B439];&quot;&quot;)">
            <text:p/>
          </table:table-cell>
          <table:table-cell table:formula="of:=IF([Sheet1.A439]&lt;&gt;&quot;&quot;;++([Sheet1.A439]-5*60*60)/(24*60*60)+[.$C$1];&quot;&quot;)">
            <text:p/>
          </table:table-cell>
          <table:table-cell/>
        </table:table-row>
        <table:table-row table:style-name="ro1">
          <table:table-cell table:formula="of:=IF([Sheet1.B440]&lt;&gt;&quot;&quot;;[Sheet1.B440];&quot;&quot;)">
            <text:p/>
          </table:table-cell>
          <table:table-cell table:formula="of:=IF([Sheet1.A440]&lt;&gt;&quot;&quot;;++([Sheet1.A440]-5*60*60)/(24*60*60)+[.$C$1];&quot;&quot;)">
            <text:p/>
          </table:table-cell>
          <table:table-cell/>
        </table:table-row>
        <table:table-row table:style-name="ro1">
          <table:table-cell table:formula="of:=IF([Sheet1.B441]&lt;&gt;&quot;&quot;;[Sheet1.B441];&quot;&quot;)">
            <text:p/>
          </table:table-cell>
          <table:table-cell table:formula="of:=IF([Sheet1.A441]&lt;&gt;&quot;&quot;;++([Sheet1.A441]-5*60*60)/(24*60*60)+[.$C$1];&quot;&quot;)">
            <text:p/>
          </table:table-cell>
          <table:table-cell/>
        </table:table-row>
        <table:table-row table:style-name="ro1">
          <table:table-cell table:formula="of:=IF([Sheet1.B442]&lt;&gt;&quot;&quot;;[Sheet1.B442];&quot;&quot;)">
            <text:p/>
          </table:table-cell>
          <table:table-cell table:formula="of:=IF([Sheet1.A442]&lt;&gt;&quot;&quot;;++([Sheet1.A442]-5*60*60)/(24*60*60)+[.$C$1];&quot;&quot;)">
            <text:p/>
          </table:table-cell>
          <table:table-cell/>
        </table:table-row>
        <table:table-row table:style-name="ro1">
          <table:table-cell table:formula="of:=IF([Sheet1.B443]&lt;&gt;&quot;&quot;;[Sheet1.B443];&quot;&quot;)">
            <text:p/>
          </table:table-cell>
          <table:table-cell table:formula="of:=IF([Sheet1.A443]&lt;&gt;&quot;&quot;;++([Sheet1.A443]-5*60*60)/(24*60*60)+[.$C$1];&quot;&quot;)">
            <text:p/>
          </table:table-cell>
          <table:table-cell/>
        </table:table-row>
        <table:table-row table:style-name="ro1">
          <table:table-cell table:formula="of:=IF([Sheet1.B444]&lt;&gt;&quot;&quot;;[Sheet1.B444];&quot;&quot;)">
            <text:p/>
          </table:table-cell>
          <table:table-cell table:formula="of:=IF([Sheet1.A444]&lt;&gt;&quot;&quot;;++([Sheet1.A444]-5*60*60)/(24*60*60)+[.$C$1];&quot;&quot;)">
            <text:p/>
          </table:table-cell>
          <table:table-cell/>
        </table:table-row>
        <table:table-row table:style-name="ro1">
          <table:table-cell table:formula="of:=IF([Sheet1.B445]&lt;&gt;&quot;&quot;;[Sheet1.B445];&quot;&quot;)">
            <text:p/>
          </table:table-cell>
          <table:table-cell table:formula="of:=IF([Sheet1.A445]&lt;&gt;&quot;&quot;;++([Sheet1.A445]-5*60*60)/(24*60*60)+[.$C$1];&quot;&quot;)">
            <text:p/>
          </table:table-cell>
          <table:table-cell/>
        </table:table-row>
        <table:table-row table:style-name="ro1">
          <table:table-cell table:formula="of:=IF([Sheet1.B446]&lt;&gt;&quot;&quot;;[Sheet1.B446];&quot;&quot;)">
            <text:p/>
          </table:table-cell>
          <table:table-cell table:formula="of:=IF([Sheet1.A446]&lt;&gt;&quot;&quot;;++([Sheet1.A446]-5*60*60)/(24*60*60)+[.$C$1];&quot;&quot;)">
            <text:p/>
          </table:table-cell>
          <table:table-cell/>
        </table:table-row>
        <table:table-row table:style-name="ro1">
          <table:table-cell table:formula="of:=IF([Sheet1.B447]&lt;&gt;&quot;&quot;;[Sheet1.B447];&quot;&quot;)">
            <text:p/>
          </table:table-cell>
          <table:table-cell table:formula="of:=IF([Sheet1.A447]&lt;&gt;&quot;&quot;;++([Sheet1.A447]-5*60*60)/(24*60*60)+[.$C$1];&quot;&quot;)">
            <text:p/>
          </table:table-cell>
          <table:table-cell/>
        </table:table-row>
        <table:table-row table:style-name="ro1">
          <table:table-cell table:formula="of:=IF([Sheet1.B448]&lt;&gt;&quot;&quot;;[Sheet1.B448];&quot;&quot;)">
            <text:p/>
          </table:table-cell>
          <table:table-cell table:formula="of:=IF([Sheet1.A448]&lt;&gt;&quot;&quot;;++([Sheet1.A448]-5*60*60)/(24*60*60)+[.$C$1];&quot;&quot;)">
            <text:p/>
          </table:table-cell>
          <table:table-cell/>
        </table:table-row>
        <table:table-row table:style-name="ro1">
          <table:table-cell table:formula="of:=IF([Sheet1.B449]&lt;&gt;&quot;&quot;;[Sheet1.B449];&quot;&quot;)">
            <text:p/>
          </table:table-cell>
          <table:table-cell table:formula="of:=IF([Sheet1.A449]&lt;&gt;&quot;&quot;;++([Sheet1.A449]-5*60*60)/(24*60*60)+[.$C$1];&quot;&quot;)">
            <text:p/>
          </table:table-cell>
          <table:table-cell/>
        </table:table-row>
        <table:table-row table:style-name="ro1">
          <table:table-cell table:formula="of:=IF([Sheet1.B450]&lt;&gt;&quot;&quot;;[Sheet1.B450];&quot;&quot;)">
            <text:p/>
          </table:table-cell>
          <table:table-cell table:formula="of:=IF([Sheet1.A450]&lt;&gt;&quot;&quot;;++([Sheet1.A450]-5*60*60)/(24*60*60)+[.$C$1];&quot;&quot;)">
            <text:p/>
          </table:table-cell>
          <table:table-cell/>
        </table:table-row>
        <table:table-row table:style-name="ro1">
          <table:table-cell table:formula="of:=IF([Sheet1.B451]&lt;&gt;&quot;&quot;;[Sheet1.B451];&quot;&quot;)">
            <text:p/>
          </table:table-cell>
          <table:table-cell table:formula="of:=IF([Sheet1.A451]&lt;&gt;&quot;&quot;;++([Sheet1.A451]-5*60*60)/(24*60*60)+[.$C$1];&quot;&quot;)">
            <text:p/>
          </table:table-cell>
          <table:table-cell/>
        </table:table-row>
        <table:table-row table:style-name="ro1">
          <table:table-cell table:formula="of:=IF([Sheet1.B452]&lt;&gt;&quot;&quot;;[Sheet1.B452];&quot;&quot;)">
            <text:p/>
          </table:table-cell>
          <table:table-cell table:formula="of:=IF([Sheet1.A452]&lt;&gt;&quot;&quot;;++([Sheet1.A452]-5*60*60)/(24*60*60)+[.$C$1];&quot;&quot;)">
            <text:p/>
          </table:table-cell>
          <table:table-cell/>
        </table:table-row>
        <table:table-row table:style-name="ro1">
          <table:table-cell table:formula="of:=IF([Sheet1.B453]&lt;&gt;&quot;&quot;;[Sheet1.B453];&quot;&quot;)">
            <text:p/>
          </table:table-cell>
          <table:table-cell table:formula="of:=IF([Sheet1.A453]&lt;&gt;&quot;&quot;;++([Sheet1.A453]-5*60*60)/(24*60*60)+[.$C$1];&quot;&quot;)">
            <text:p/>
          </table:table-cell>
          <table:table-cell/>
        </table:table-row>
        <table:table-row table:style-name="ro1">
          <table:table-cell table:formula="of:=IF([Sheet1.B454]&lt;&gt;&quot;&quot;;[Sheet1.B454];&quot;&quot;)">
            <text:p/>
          </table:table-cell>
          <table:table-cell table:formula="of:=IF([Sheet1.A454]&lt;&gt;&quot;&quot;;++([Sheet1.A454]-5*60*60)/(24*60*60)+[.$C$1];&quot;&quot;)">
            <text:p/>
          </table:table-cell>
          <table:table-cell/>
        </table:table-row>
        <table:table-row table:style-name="ro1">
          <table:table-cell table:formula="of:=IF([Sheet1.B455]&lt;&gt;&quot;&quot;;[Sheet1.B455];&quot;&quot;)">
            <text:p/>
          </table:table-cell>
          <table:table-cell table:formula="of:=IF([Sheet1.A455]&lt;&gt;&quot;&quot;;++([Sheet1.A455]-5*60*60)/(24*60*60)+[.$C$1];&quot;&quot;)">
            <text:p/>
          </table:table-cell>
          <table:table-cell/>
        </table:table-row>
        <table:table-row table:style-name="ro1">
          <table:table-cell table:formula="of:=IF([Sheet1.B456]&lt;&gt;&quot;&quot;;[Sheet1.B456];&quot;&quot;)">
            <text:p/>
          </table:table-cell>
          <table:table-cell table:formula="of:=IF([Sheet1.A456]&lt;&gt;&quot;&quot;;++([Sheet1.A456]-5*60*60)/(24*60*60)+[.$C$1];&quot;&quot;)">
            <text:p/>
          </table:table-cell>
          <table:table-cell/>
        </table:table-row>
        <table:table-row table:style-name="ro1">
          <table:table-cell table:formula="of:=IF([Sheet1.B457]&lt;&gt;&quot;&quot;;[Sheet1.B457];&quot;&quot;)">
            <text:p/>
          </table:table-cell>
          <table:table-cell table:formula="of:=IF([Sheet1.A457]&lt;&gt;&quot;&quot;;++([Sheet1.A457]-5*60*60)/(24*60*60)+[.$C$1];&quot;&quot;)">
            <text:p/>
          </table:table-cell>
          <table:table-cell/>
        </table:table-row>
        <table:table-row table:style-name="ro1">
          <table:table-cell table:formula="of:=IF([Sheet1.B458]&lt;&gt;&quot;&quot;;[Sheet1.B458];&quot;&quot;)">
            <text:p/>
          </table:table-cell>
          <table:table-cell table:formula="of:=IF([Sheet1.A458]&lt;&gt;&quot;&quot;;++([Sheet1.A458]-5*60*60)/(24*60*60)+[.$C$1];&quot;&quot;)">
            <text:p/>
          </table:table-cell>
          <table:table-cell/>
        </table:table-row>
        <table:table-row table:style-name="ro1">
          <table:table-cell table:formula="of:=IF([Sheet1.B459]&lt;&gt;&quot;&quot;;[Sheet1.B459];&quot;&quot;)">
            <text:p/>
          </table:table-cell>
          <table:table-cell table:formula="of:=IF([Sheet1.A459]&lt;&gt;&quot;&quot;;++([Sheet1.A459]-5*60*60)/(24*60*60)+[.$C$1];&quot;&quot;)">
            <text:p/>
          </table:table-cell>
          <table:table-cell/>
        </table:table-row>
        <table:table-row table:style-name="ro1">
          <table:table-cell table:formula="of:=IF([Sheet1.B460]&lt;&gt;&quot;&quot;;[Sheet1.B460];&quot;&quot;)">
            <text:p/>
          </table:table-cell>
          <table:table-cell table:formula="of:=IF([Sheet1.A460]&lt;&gt;&quot;&quot;;++([Sheet1.A460]-5*60*60)/(24*60*60)+[.$C$1];&quot;&quot;)">
            <text:p/>
          </table:table-cell>
          <table:table-cell/>
        </table:table-row>
        <table:table-row table:style-name="ro1">
          <table:table-cell table:formula="of:=IF([Sheet1.B461]&lt;&gt;&quot;&quot;;[Sheet1.B461];&quot;&quot;)">
            <text:p/>
          </table:table-cell>
          <table:table-cell table:formula="of:=IF([Sheet1.A461]&lt;&gt;&quot;&quot;;++([Sheet1.A461]-5*60*60)/(24*60*60)+[.$C$1];&quot;&quot;)">
            <text:p/>
          </table:table-cell>
          <table:table-cell/>
        </table:table-row>
        <table:table-row table:style-name="ro1">
          <table:table-cell table:formula="of:=IF([Sheet1.B462]&lt;&gt;&quot;&quot;;[Sheet1.B462];&quot;&quot;)">
            <text:p/>
          </table:table-cell>
          <table:table-cell table:formula="of:=IF([Sheet1.A462]&lt;&gt;&quot;&quot;;++([Sheet1.A462]-5*60*60)/(24*60*60)+[.$C$1];&quot;&quot;)">
            <text:p/>
          </table:table-cell>
          <table:table-cell/>
        </table:table-row>
        <table:table-row table:style-name="ro1">
          <table:table-cell table:formula="of:=IF([Sheet1.B463]&lt;&gt;&quot;&quot;;[Sheet1.B463];&quot;&quot;)">
            <text:p/>
          </table:table-cell>
          <table:table-cell table:formula="of:=IF([Sheet1.A463]&lt;&gt;&quot;&quot;;++([Sheet1.A463]-5*60*60)/(24*60*60)+[.$C$1];&quot;&quot;)">
            <text:p/>
          </table:table-cell>
          <table:table-cell/>
        </table:table-row>
        <table:table-row table:style-name="ro1">
          <table:table-cell table:formula="of:=IF([Sheet1.B464]&lt;&gt;&quot;&quot;;[Sheet1.B464];&quot;&quot;)">
            <text:p/>
          </table:table-cell>
          <table:table-cell table:formula="of:=IF([Sheet1.A464]&lt;&gt;&quot;&quot;;++([Sheet1.A464]-5*60*60)/(24*60*60)+[.$C$1];&quot;&quot;)">
            <text:p/>
          </table:table-cell>
          <table:table-cell/>
        </table:table-row>
        <table:table-row table:style-name="ro1">
          <table:table-cell table:formula="of:=IF([Sheet1.B465]&lt;&gt;&quot;&quot;;[Sheet1.B465];&quot;&quot;)">
            <text:p/>
          </table:table-cell>
          <table:table-cell table:formula="of:=IF([Sheet1.A465]&lt;&gt;&quot;&quot;;++([Sheet1.A465]-5*60*60)/(24*60*60)+[.$C$1];&quot;&quot;)">
            <text:p/>
          </table:table-cell>
          <table:table-cell/>
        </table:table-row>
        <table:table-row table:style-name="ro1">
          <table:table-cell table:formula="of:=IF([Sheet1.B466]&lt;&gt;&quot;&quot;;[Sheet1.B466];&quot;&quot;)">
            <text:p/>
          </table:table-cell>
          <table:table-cell table:formula="of:=IF([Sheet1.A466]&lt;&gt;&quot;&quot;;++([Sheet1.A466]-5*60*60)/(24*60*60)+[.$C$1];&quot;&quot;)">
            <text:p/>
          </table:table-cell>
          <table:table-cell/>
        </table:table-row>
        <table:table-row table:style-name="ro1">
          <table:table-cell table:formula="of:=IF([Sheet1.B467]&lt;&gt;&quot;&quot;;[Sheet1.B467];&quot;&quot;)">
            <text:p/>
          </table:table-cell>
          <table:table-cell table:formula="of:=IF([Sheet1.A467]&lt;&gt;&quot;&quot;;++([Sheet1.A467]-5*60*60)/(24*60*60)+[.$C$1];&quot;&quot;)">
            <text:p/>
          </table:table-cell>
          <table:table-cell/>
        </table:table-row>
        <table:table-row table:style-name="ro1">
          <table:table-cell table:formula="of:=IF([Sheet1.B468]&lt;&gt;&quot;&quot;;[Sheet1.B468];&quot;&quot;)">
            <text:p/>
          </table:table-cell>
          <table:table-cell table:formula="of:=IF([Sheet1.A468]&lt;&gt;&quot;&quot;;++([Sheet1.A468]-5*60*60)/(24*60*60)+[.$C$1];&quot;&quot;)">
            <text:p/>
          </table:table-cell>
          <table:table-cell/>
        </table:table-row>
        <table:table-row table:style-name="ro1">
          <table:table-cell table:formula="of:=IF([Sheet1.B469]&lt;&gt;&quot;&quot;;[Sheet1.B469];&quot;&quot;)">
            <text:p/>
          </table:table-cell>
          <table:table-cell table:formula="of:=IF([Sheet1.A469]&lt;&gt;&quot;&quot;;++([Sheet1.A469]-5*60*60)/(24*60*60)+[.$C$1];&quot;&quot;)">
            <text:p/>
          </table:table-cell>
          <table:table-cell/>
        </table:table-row>
        <table:table-row table:style-name="ro1">
          <table:table-cell table:formula="of:=IF([Sheet1.B470]&lt;&gt;&quot;&quot;;[Sheet1.B470];&quot;&quot;)">
            <text:p/>
          </table:table-cell>
          <table:table-cell table:formula="of:=IF([Sheet1.A470]&lt;&gt;&quot;&quot;;++([Sheet1.A470]-5*60*60)/(24*60*60)+[.$C$1];&quot;&quot;)">
            <text:p/>
          </table:table-cell>
          <table:table-cell/>
        </table:table-row>
        <table:table-row table:style-name="ro1">
          <table:table-cell table:formula="of:=IF([Sheet1.B471]&lt;&gt;&quot;&quot;;[Sheet1.B471];&quot;&quot;)">
            <text:p/>
          </table:table-cell>
          <table:table-cell table:formula="of:=IF([Sheet1.A471]&lt;&gt;&quot;&quot;;++([Sheet1.A471]-5*60*60)/(24*60*60)+[.$C$1];&quot;&quot;)">
            <text:p/>
          </table:table-cell>
          <table:table-cell/>
        </table:table-row>
        <table:table-row table:style-name="ro1">
          <table:table-cell table:formula="of:=IF([Sheet1.B472]&lt;&gt;&quot;&quot;;[Sheet1.B472];&quot;&quot;)">
            <text:p/>
          </table:table-cell>
          <table:table-cell table:formula="of:=IF([Sheet1.A472]&lt;&gt;&quot;&quot;;++([Sheet1.A472]-5*60*60)/(24*60*60)+[.$C$1];&quot;&quot;)">
            <text:p/>
          </table:table-cell>
          <table:table-cell/>
        </table:table-row>
        <table:table-row table:style-name="ro1">
          <table:table-cell table:formula="of:=IF([Sheet1.B473]&lt;&gt;&quot;&quot;;[Sheet1.B473];&quot;&quot;)">
            <text:p/>
          </table:table-cell>
          <table:table-cell table:formula="of:=IF([Sheet1.A473]&lt;&gt;&quot;&quot;;++([Sheet1.A473]-5*60*60)/(24*60*60)+[.$C$1];&quot;&quot;)">
            <text:p/>
          </table:table-cell>
          <table:table-cell/>
        </table:table-row>
        <table:table-row table:style-name="ro1">
          <table:table-cell table:formula="of:=IF([Sheet1.B474]&lt;&gt;&quot;&quot;;[Sheet1.B474];&quot;&quot;)">
            <text:p/>
          </table:table-cell>
          <table:table-cell table:formula="of:=IF([Sheet1.A474]&lt;&gt;&quot;&quot;;++([Sheet1.A474]-5*60*60)/(24*60*60)+[.$C$1];&quot;&quot;)">
            <text:p/>
          </table:table-cell>
          <table:table-cell/>
        </table:table-row>
        <table:table-row table:style-name="ro1">
          <table:table-cell table:formula="of:=IF([Sheet1.B475]&lt;&gt;&quot;&quot;;[Sheet1.B475];&quot;&quot;)">
            <text:p/>
          </table:table-cell>
          <table:table-cell table:formula="of:=IF([Sheet1.A475]&lt;&gt;&quot;&quot;;++([Sheet1.A475]-5*60*60)/(24*60*60)+[.$C$1];&quot;&quot;)">
            <text:p/>
          </table:table-cell>
          <table:table-cell/>
        </table:table-row>
        <table:table-row table:style-name="ro1">
          <table:table-cell table:formula="of:=IF([Sheet1.B476]&lt;&gt;&quot;&quot;;[Sheet1.B476];&quot;&quot;)">
            <text:p/>
          </table:table-cell>
          <table:table-cell table:formula="of:=IF([Sheet1.A476]&lt;&gt;&quot;&quot;;++([Sheet1.A476]-5*60*60)/(24*60*60)+[.$C$1];&quot;&quot;)">
            <text:p/>
          </table:table-cell>
          <table:table-cell/>
        </table:table-row>
        <table:table-row table:style-name="ro1">
          <table:table-cell table:formula="of:=IF([Sheet1.B477]&lt;&gt;&quot;&quot;;[Sheet1.B477];&quot;&quot;)">
            <text:p/>
          </table:table-cell>
          <table:table-cell table:formula="of:=IF([Sheet1.A477]&lt;&gt;&quot;&quot;;++([Sheet1.A477]-5*60*60)/(24*60*60)+[.$C$1];&quot;&quot;)">
            <text:p/>
          </table:table-cell>
          <table:table-cell/>
        </table:table-row>
        <table:table-row table:style-name="ro1">
          <table:table-cell table:formula="of:=IF([Sheet1.B478]&lt;&gt;&quot;&quot;;[Sheet1.B478];&quot;&quot;)">
            <text:p/>
          </table:table-cell>
          <table:table-cell table:formula="of:=IF([Sheet1.A478]&lt;&gt;&quot;&quot;;++([Sheet1.A478]-5*60*60)/(24*60*60)+[.$C$1];&quot;&quot;)">
            <text:p/>
          </table:table-cell>
          <table:table-cell/>
        </table:table-row>
        <table:table-row table:style-name="ro1">
          <table:table-cell table:formula="of:=IF([Sheet1.B479]&lt;&gt;&quot;&quot;;[Sheet1.B479];&quot;&quot;)">
            <text:p/>
          </table:table-cell>
          <table:table-cell table:formula="of:=IF([Sheet1.A479]&lt;&gt;&quot;&quot;;++([Sheet1.A479]-5*60*60)/(24*60*60)+[.$C$1];&quot;&quot;)">
            <text:p/>
          </table:table-cell>
          <table:table-cell/>
        </table:table-row>
        <table:table-row table:style-name="ro1">
          <table:table-cell table:formula="of:=IF([Sheet1.B480]&lt;&gt;&quot;&quot;;[Sheet1.B480];&quot;&quot;)">
            <text:p/>
          </table:table-cell>
          <table:table-cell table:formula="of:=IF([Sheet1.A480]&lt;&gt;&quot;&quot;;++([Sheet1.A480]-5*60*60)/(24*60*60)+[.$C$1];&quot;&quot;)">
            <text:p/>
          </table:table-cell>
          <table:table-cell/>
        </table:table-row>
        <table:table-row table:style-name="ro1">
          <table:table-cell table:formula="of:=IF([Sheet1.B481]&lt;&gt;&quot;&quot;;[Sheet1.B481];&quot;&quot;)">
            <text:p/>
          </table:table-cell>
          <table:table-cell table:formula="of:=IF([Sheet1.A481]&lt;&gt;&quot;&quot;;++([Sheet1.A481]-5*60*60)/(24*60*60)+[.$C$1];&quot;&quot;)">
            <text:p/>
          </table:table-cell>
          <table:table-cell/>
        </table:table-row>
        <table:table-row table:style-name="ro1">
          <table:table-cell table:formula="of:=IF([Sheet1.B482]&lt;&gt;&quot;&quot;;[Sheet1.B482];&quot;&quot;)">
            <text:p/>
          </table:table-cell>
          <table:table-cell table:formula="of:=IF([Sheet1.A482]&lt;&gt;&quot;&quot;;++([Sheet1.A482]-5*60*60)/(24*60*60)+[.$C$1];&quot;&quot;)">
            <text:p/>
          </table:table-cell>
          <table:table-cell/>
        </table:table-row>
        <table:table-row table:style-name="ro1">
          <table:table-cell table:formula="of:=IF([Sheet1.B483]&lt;&gt;&quot;&quot;;[Sheet1.B483];&quot;&quot;)">
            <text:p/>
          </table:table-cell>
          <table:table-cell table:formula="of:=IF([Sheet1.A483]&lt;&gt;&quot;&quot;;++([Sheet1.A483]-5*60*60)/(24*60*60)+[.$C$1];&quot;&quot;)">
            <text:p/>
          </table:table-cell>
          <table:table-cell/>
        </table:table-row>
        <table:table-row table:style-name="ro1">
          <table:table-cell table:formula="of:=IF([Sheet1.B484]&lt;&gt;&quot;&quot;;[Sheet1.B484];&quot;&quot;)">
            <text:p/>
          </table:table-cell>
          <table:table-cell table:formula="of:=IF([Sheet1.A484]&lt;&gt;&quot;&quot;;++([Sheet1.A484]-5*60*60)/(24*60*60)+[.$C$1];&quot;&quot;)">
            <text:p/>
          </table:table-cell>
          <table:table-cell/>
        </table:table-row>
        <table:table-row table:style-name="ro1">
          <table:table-cell table:formula="of:=IF([Sheet1.B485]&lt;&gt;&quot;&quot;;[Sheet1.B485];&quot;&quot;)">
            <text:p/>
          </table:table-cell>
          <table:table-cell table:formula="of:=IF([Sheet1.A485]&lt;&gt;&quot;&quot;;++([Sheet1.A485]-5*60*60)/(24*60*60)+[.$C$1];&quot;&quot;)">
            <text:p/>
          </table:table-cell>
          <table:table-cell/>
        </table:table-row>
        <table:table-row table:style-name="ro1">
          <table:table-cell table:formula="of:=IF([Sheet1.B486]&lt;&gt;&quot;&quot;;[Sheet1.B486];&quot;&quot;)">
            <text:p/>
          </table:table-cell>
          <table:table-cell table:formula="of:=IF([Sheet1.A486]&lt;&gt;&quot;&quot;;++([Sheet1.A486]-5*60*60)/(24*60*60)+[.$C$1];&quot;&quot;)">
            <text:p/>
          </table:table-cell>
          <table:table-cell/>
        </table:table-row>
        <table:table-row table:style-name="ro1">
          <table:table-cell table:formula="of:=IF([Sheet1.B487]&lt;&gt;&quot;&quot;;[Sheet1.B487];&quot;&quot;)">
            <text:p/>
          </table:table-cell>
          <table:table-cell table:formula="of:=IF([Sheet1.A487]&lt;&gt;&quot;&quot;;++([Sheet1.A487]-5*60*60)/(24*60*60)+[.$C$1];&quot;&quot;)">
            <text:p/>
          </table:table-cell>
          <table:table-cell/>
        </table:table-row>
        <table:table-row table:style-name="ro1">
          <table:table-cell table:formula="of:=IF([Sheet1.B488]&lt;&gt;&quot;&quot;;[Sheet1.B488];&quot;&quot;)">
            <text:p/>
          </table:table-cell>
          <table:table-cell table:formula="of:=IF([Sheet1.A488]&lt;&gt;&quot;&quot;;++([Sheet1.A488]-5*60*60)/(24*60*60)+[.$C$1];&quot;&quot;)">
            <text:p/>
          </table:table-cell>
          <table:table-cell/>
        </table:table-row>
        <table:table-row table:style-name="ro1">
          <table:table-cell table:formula="of:=IF([Sheet1.B489]&lt;&gt;&quot;&quot;;[Sheet1.B489];&quot;&quot;)">
            <text:p/>
          </table:table-cell>
          <table:table-cell table:formula="of:=IF([Sheet1.A489]&lt;&gt;&quot;&quot;;++([Sheet1.A489]-5*60*60)/(24*60*60)+[.$C$1];&quot;&quot;)">
            <text:p/>
          </table:table-cell>
          <table:table-cell/>
        </table:table-row>
        <table:table-row table:style-name="ro1">
          <table:table-cell table:formula="of:=IF([Sheet1.B490]&lt;&gt;&quot;&quot;;[Sheet1.B490];&quot;&quot;)">
            <text:p/>
          </table:table-cell>
          <table:table-cell table:formula="of:=IF([Sheet1.A490]&lt;&gt;&quot;&quot;;++([Sheet1.A490]-5*60*60)/(24*60*60)+[.$C$1];&quot;&quot;)">
            <text:p/>
          </table:table-cell>
          <table:table-cell/>
        </table:table-row>
        <table:table-row table:style-name="ro1">
          <table:table-cell table:formula="of:=IF([Sheet1.B491]&lt;&gt;&quot;&quot;;[Sheet1.B491];&quot;&quot;)">
            <text:p/>
          </table:table-cell>
          <table:table-cell table:formula="of:=IF([Sheet1.A491]&lt;&gt;&quot;&quot;;++([Sheet1.A491]-5*60*60)/(24*60*60)+[.$C$1];&quot;&quot;)">
            <text:p/>
          </table:table-cell>
          <table:table-cell/>
        </table:table-row>
        <table:table-row table:style-name="ro1">
          <table:table-cell table:formula="of:=IF([Sheet1.B492]&lt;&gt;&quot;&quot;;[Sheet1.B492];&quot;&quot;)">
            <text:p/>
          </table:table-cell>
          <table:table-cell table:formula="of:=IF([Sheet1.A492]&lt;&gt;&quot;&quot;;++([Sheet1.A492]-5*60*60)/(24*60*60)+[.$C$1];&quot;&quot;)">
            <text:p/>
          </table:table-cell>
          <table:table-cell/>
        </table:table-row>
        <table:table-row table:style-name="ro1">
          <table:table-cell table:formula="of:=IF([Sheet1.B493]&lt;&gt;&quot;&quot;;[Sheet1.B493];&quot;&quot;)">
            <text:p/>
          </table:table-cell>
          <table:table-cell table:formula="of:=IF([Sheet1.A493]&lt;&gt;&quot;&quot;;++([Sheet1.A493]-5*60*60)/(24*60*60)+[.$C$1];&quot;&quot;)">
            <text:p/>
          </table:table-cell>
          <table:table-cell/>
        </table:table-row>
        <table:table-row table:style-name="ro1">
          <table:table-cell table:formula="of:=IF([Sheet1.B494]&lt;&gt;&quot;&quot;;[Sheet1.B494];&quot;&quot;)">
            <text:p/>
          </table:table-cell>
          <table:table-cell table:formula="of:=IF([Sheet1.A494]&lt;&gt;&quot;&quot;;++([Sheet1.A494]-5*60*60)/(24*60*60)+[.$C$1];&quot;&quot;)">
            <text:p/>
          </table:table-cell>
          <table:table-cell/>
        </table:table-row>
        <table:table-row table:style-name="ro1">
          <table:table-cell table:formula="of:=IF([Sheet1.B495]&lt;&gt;&quot;&quot;;[Sheet1.B495];&quot;&quot;)">
            <text:p/>
          </table:table-cell>
          <table:table-cell table:formula="of:=IF([Sheet1.A495]&lt;&gt;&quot;&quot;;++([Sheet1.A495]-5*60*60)/(24*60*60)+[.$C$1];&quot;&quot;)">
            <text:p/>
          </table:table-cell>
          <table:table-cell/>
        </table:table-row>
        <table:table-row table:style-name="ro1">
          <table:table-cell table:formula="of:=IF([Sheet1.B496]&lt;&gt;&quot;&quot;;[Sheet1.B496];&quot;&quot;)">
            <text:p/>
          </table:table-cell>
          <table:table-cell table:formula="of:=IF([Sheet1.A496]&lt;&gt;&quot;&quot;;++([Sheet1.A496]-5*60*60)/(24*60*60)+[.$C$1];&quot;&quot;)">
            <text:p/>
          </table:table-cell>
          <table:table-cell/>
        </table:table-row>
        <table:table-row table:style-name="ro1">
          <table:table-cell table:formula="of:=IF([Sheet1.B497]&lt;&gt;&quot;&quot;;[Sheet1.B497];&quot;&quot;)">
            <text:p/>
          </table:table-cell>
          <table:table-cell table:formula="of:=IF([Sheet1.A497]&lt;&gt;&quot;&quot;;++([Sheet1.A497]-5*60*60)/(24*60*60)+[.$C$1];&quot;&quot;)">
            <text:p/>
          </table:table-cell>
          <table:table-cell/>
        </table:table-row>
        <table:table-row table:style-name="ro1">
          <table:table-cell table:formula="of:=IF([Sheet1.B498]&lt;&gt;&quot;&quot;;[Sheet1.B498];&quot;&quot;)">
            <text:p/>
          </table:table-cell>
          <table:table-cell table:formula="of:=IF([Sheet1.A498]&lt;&gt;&quot;&quot;;++([Sheet1.A498]-5*60*60)/(24*60*60)+[.$C$1];&quot;&quot;)">
            <text:p/>
          </table:table-cell>
          <table:table-cell/>
        </table:table-row>
        <table:table-row table:style-name="ro1">
          <table:table-cell table:formula="of:=IF([Sheet1.B499]&lt;&gt;&quot;&quot;;[Sheet1.B499];&quot;&quot;)">
            <text:p/>
          </table:table-cell>
          <table:table-cell table:formula="of:=IF([Sheet1.A499]&lt;&gt;&quot;&quot;;++([Sheet1.A499]-5*60*60)/(24*60*60)+[.$C$1];&quot;&quot;)">
            <text:p/>
          </table:table-cell>
          <table:table-cell/>
        </table:table-row>
        <table:table-row table:style-name="ro1">
          <table:table-cell table:formula="of:=IF([Sheet1.B500]&lt;&gt;&quot;&quot;;[Sheet1.B500];&quot;&quot;)">
            <text:p/>
          </table:table-cell>
          <table:table-cell table:formula="of:=IF([Sheet1.A500]&lt;&gt;&quot;&quot;;++([Sheet1.A500]-5*60*60)/(24*60*60)+[.$C$1];&quot;&quot;)">
            <text:p/>
          </table:table-cell>
          <table:table-cell/>
        </table:table-row>
        <table:table-row table:style-name="ro1">
          <table:table-cell table:formula="of:=IF([Sheet1.B501]&lt;&gt;&quot;&quot;;[Sheet1.B501];&quot;&quot;)">
            <text:p/>
          </table:table-cell>
          <table:table-cell table:formula="of:=IF([Sheet1.A501]&lt;&gt;&quot;&quot;;++([Sheet1.A501]-5*60*60)/(24*60*60)+[.$C$1];&quot;&quot;)">
            <text:p/>
          </table:table-cell>
          <table:table-cell/>
        </table:table-row>
        <table:table-row table:style-name="ro1">
          <table:table-cell table:formula="of:=IF([Sheet1.B502]&lt;&gt;&quot;&quot;;[Sheet1.B502];&quot;&quot;)">
            <text:p/>
          </table:table-cell>
          <table:table-cell table:formula="of:=IF([Sheet1.A502]&lt;&gt;&quot;&quot;;++([Sheet1.A502]-5*60*60)/(24*60*60)+[.$C$1];&quot;&quot;)">
            <text:p/>
          </table:table-cell>
          <table:table-cell/>
        </table:table-row>
        <table:table-row table:style-name="ro1">
          <table:table-cell table:formula="of:=IF([Sheet1.B503]&lt;&gt;&quot;&quot;;[Sheet1.B503];&quot;&quot;)">
            <text:p/>
          </table:table-cell>
          <table:table-cell table:formula="of:=IF([Sheet1.A503]&lt;&gt;&quot;&quot;;++([Sheet1.A503]-5*60*60)/(24*60*60)+[.$C$1];&quot;&quot;)">
            <text:p/>
          </table:table-cell>
          <table:table-cell/>
        </table:table-row>
        <table:table-row table:style-name="ro1">
          <table:table-cell table:formula="of:=IF([Sheet1.B504]&lt;&gt;&quot;&quot;;[Sheet1.B504];&quot;&quot;)">
            <text:p/>
          </table:table-cell>
          <table:table-cell table:formula="of:=IF([Sheet1.A504]&lt;&gt;&quot;&quot;;++([Sheet1.A504]-5*60*60)/(24*60*60)+[.$C$1];&quot;&quot;)">
            <text:p/>
          </table:table-cell>
          <table:table-cell/>
        </table:table-row>
        <table:table-row table:style-name="ro1">
          <table:table-cell table:formula="of:=IF([Sheet1.B505]&lt;&gt;&quot;&quot;;[Sheet1.B505];&quot;&quot;)">
            <text:p/>
          </table:table-cell>
          <table:table-cell table:formula="of:=IF([Sheet1.A505]&lt;&gt;&quot;&quot;;++([Sheet1.A505]-5*60*60)/(24*60*60)+[.$C$1];&quot;&quot;)">
            <text:p/>
          </table:table-cell>
          <table:table-cell/>
        </table:table-row>
        <table:table-row table:style-name="ro1">
          <table:table-cell table:formula="of:=IF([Sheet1.B506]&lt;&gt;&quot;&quot;;[Sheet1.B506];&quot;&quot;)">
            <text:p/>
          </table:table-cell>
          <table:table-cell table:formula="of:=IF([Sheet1.A506]&lt;&gt;&quot;&quot;;++([Sheet1.A506]-5*60*60)/(24*60*60)+[.$C$1];&quot;&quot;)">
            <text:p/>
          </table:table-cell>
          <table:table-cell/>
        </table:table-row>
        <table:table-row table:style-name="ro1">
          <table:table-cell table:formula="of:=IF([Sheet1.B507]&lt;&gt;&quot;&quot;;[Sheet1.B507];&quot;&quot;)">
            <text:p/>
          </table:table-cell>
          <table:table-cell table:formula="of:=IF([Sheet1.A507]&lt;&gt;&quot;&quot;;++([Sheet1.A507]-5*60*60)/(24*60*60)+[.$C$1];&quot;&quot;)">
            <text:p/>
          </table:table-cell>
          <table:table-cell/>
        </table:table-row>
        <table:table-row table:style-name="ro1">
          <table:table-cell table:formula="of:=IF([Sheet1.B508]&lt;&gt;&quot;&quot;;[Sheet1.B508];&quot;&quot;)">
            <text:p/>
          </table:table-cell>
          <table:table-cell table:formula="of:=IF([Sheet1.A508]&lt;&gt;&quot;&quot;;++([Sheet1.A508]-5*60*60)/(24*60*60)+[.$C$1];&quot;&quot;)">
            <text:p/>
          </table:table-cell>
          <table:table-cell/>
        </table:table-row>
        <table:table-row table:style-name="ro1">
          <table:table-cell table:formula="of:=IF([Sheet1.B509]&lt;&gt;&quot;&quot;;[Sheet1.B509];&quot;&quot;)">
            <text:p/>
          </table:table-cell>
          <table:table-cell table:formula="of:=IF([Sheet1.A509]&lt;&gt;&quot;&quot;;++([Sheet1.A509]-5*60*60)/(24*60*60)+[.$C$1];&quot;&quot;)">
            <text:p/>
          </table:table-cell>
          <table:table-cell/>
        </table:table-row>
        <table:table-row table:style-name="ro1">
          <table:table-cell table:formula="of:=IF([Sheet1.B510]&lt;&gt;&quot;&quot;;[Sheet1.B510];&quot;&quot;)">
            <text:p/>
          </table:table-cell>
          <table:table-cell table:formula="of:=IF([Sheet1.A510]&lt;&gt;&quot;&quot;;++([Sheet1.A510]-5*60*60)/(24*60*60)+[.$C$1];&quot;&quot;)">
            <text:p/>
          </table:table-cell>
          <table:table-cell/>
        </table:table-row>
        <table:table-row table:style-name="ro1">
          <table:table-cell table:formula="of:=IF([Sheet1.B511]&lt;&gt;&quot;&quot;;[Sheet1.B511];&quot;&quot;)">
            <text:p/>
          </table:table-cell>
          <table:table-cell table:formula="of:=IF([Sheet1.A511]&lt;&gt;&quot;&quot;;++([Sheet1.A511]-5*60*60)/(24*60*60)+[.$C$1];&quot;&quot;)">
            <text:p/>
          </table:table-cell>
          <table:table-cell/>
        </table:table-row>
        <table:table-row table:style-name="ro1">
          <table:table-cell table:formula="of:=IF([Sheet1.B512]&lt;&gt;&quot;&quot;;[Sheet1.B512];&quot;&quot;)">
            <text:p/>
          </table:table-cell>
          <table:table-cell table:formula="of:=IF([Sheet1.A512]&lt;&gt;&quot;&quot;;++([Sheet1.A512]-5*60*60)/(24*60*60)+[.$C$1];&quot;&quot;)">
            <text:p/>
          </table:table-cell>
          <table:table-cell/>
        </table:table-row>
        <table:table-row table:style-name="ro1">
          <table:table-cell table:formula="of:=IF([Sheet1.B513]&lt;&gt;&quot;&quot;;[Sheet1.B513];&quot;&quot;)">
            <text:p/>
          </table:table-cell>
          <table:table-cell table:formula="of:=IF([Sheet1.A513]&lt;&gt;&quot;&quot;;++([Sheet1.A513]-5*60*60)/(24*60*60)+[.$C$1];&quot;&quot;)">
            <text:p/>
          </table:table-cell>
          <table:table-cell/>
        </table:table-row>
        <table:table-row table:style-name="ro1">
          <table:table-cell table:formula="of:=IF([Sheet1.B514]&lt;&gt;&quot;&quot;;[Sheet1.B514];&quot;&quot;)">
            <text:p/>
          </table:table-cell>
          <table:table-cell table:formula="of:=IF([Sheet1.A514]&lt;&gt;&quot;&quot;;++([Sheet1.A514]-5*60*60)/(24*60*60)+[.$C$1];&quot;&quot;)">
            <text:p/>
          </table:table-cell>
          <table:table-cell/>
        </table:table-row>
        <table:table-row table:style-name="ro1">
          <table:table-cell table:formula="of:=IF([Sheet1.B515]&lt;&gt;&quot;&quot;;[Sheet1.B515];&quot;&quot;)">
            <text:p/>
          </table:table-cell>
          <table:table-cell table:formula="of:=IF([Sheet1.A515]&lt;&gt;&quot;&quot;;++([Sheet1.A515]-5*60*60)/(24*60*60)+[.$C$1];&quot;&quot;)">
            <text:p/>
          </table:table-cell>
          <table:table-cell/>
        </table:table-row>
        <table:table-row table:style-name="ro1">
          <table:table-cell table:formula="of:=IF([Sheet1.B516]&lt;&gt;&quot;&quot;;[Sheet1.B516];&quot;&quot;)">
            <text:p/>
          </table:table-cell>
          <table:table-cell table:formula="of:=IF([Sheet1.A516]&lt;&gt;&quot;&quot;;++([Sheet1.A516]-5*60*60)/(24*60*60)+[.$C$1];&quot;&quot;)">
            <text:p/>
          </table:table-cell>
          <table:table-cell/>
        </table:table-row>
        <table:table-row table:style-name="ro1">
          <table:table-cell table:formula="of:=IF([Sheet1.B517]&lt;&gt;&quot;&quot;;[Sheet1.B517];&quot;&quot;)">
            <text:p/>
          </table:table-cell>
          <table:table-cell table:formula="of:=IF([Sheet1.A517]&lt;&gt;&quot;&quot;;++([Sheet1.A517]-5*60*60)/(24*60*60)+[.$C$1];&quot;&quot;)">
            <text:p/>
          </table:table-cell>
          <table:table-cell/>
        </table:table-row>
        <table:table-row table:style-name="ro1">
          <table:table-cell table:formula="of:=IF([Sheet1.B518]&lt;&gt;&quot;&quot;;[Sheet1.B518];&quot;&quot;)">
            <text:p/>
          </table:table-cell>
          <table:table-cell table:formula="of:=IF([Sheet1.A518]&lt;&gt;&quot;&quot;;++([Sheet1.A518]-5*60*60)/(24*60*60)+[.$C$1];&quot;&quot;)">
            <text:p/>
          </table:table-cell>
          <table:table-cell/>
        </table:table-row>
        <table:table-row table:style-name="ro1">
          <table:table-cell table:formula="of:=IF([Sheet1.B519]&lt;&gt;&quot;&quot;;[Sheet1.B519];&quot;&quot;)">
            <text:p/>
          </table:table-cell>
          <table:table-cell table:formula="of:=IF([Sheet1.A519]&lt;&gt;&quot;&quot;;++([Sheet1.A519]-5*60*60)/(24*60*60)+[.$C$1];&quot;&quot;)">
            <text:p/>
          </table:table-cell>
          <table:table-cell/>
        </table:table-row>
        <table:table-row table:style-name="ro1">
          <table:table-cell table:formula="of:=IF([Sheet1.B520]&lt;&gt;&quot;&quot;;[Sheet1.B520];&quot;&quot;)">
            <text:p/>
          </table:table-cell>
          <table:table-cell table:formula="of:=IF([Sheet1.A520]&lt;&gt;&quot;&quot;;++([Sheet1.A520]-5*60*60)/(24*60*60)+[.$C$1];&quot;&quot;)">
            <text:p/>
          </table:table-cell>
          <table:table-cell/>
        </table:table-row>
        <table:table-row table:style-name="ro1">
          <table:table-cell table:formula="of:=IF([Sheet1.B521]&lt;&gt;&quot;&quot;;[Sheet1.B521];&quot;&quot;)">
            <text:p/>
          </table:table-cell>
          <table:table-cell table:formula="of:=IF([Sheet1.A521]&lt;&gt;&quot;&quot;;++([Sheet1.A521]-5*60*60)/(24*60*60)+[.$C$1];&quot;&quot;)">
            <text:p/>
          </table:table-cell>
          <table:table-cell/>
        </table:table-row>
        <table:table-row table:style-name="ro1">
          <table:table-cell table:formula="of:=IF([Sheet1.B522]&lt;&gt;&quot;&quot;;[Sheet1.B522];&quot;&quot;)">
            <text:p/>
          </table:table-cell>
          <table:table-cell table:formula="of:=IF([Sheet1.A522]&lt;&gt;&quot;&quot;;++([Sheet1.A522]-5*60*60)/(24*60*60)+[.$C$1];&quot;&quot;)">
            <text:p/>
          </table:table-cell>
          <table:table-cell/>
        </table:table-row>
        <table:table-row table:style-name="ro1">
          <table:table-cell table:formula="of:=IF([Sheet1.B523]&lt;&gt;&quot;&quot;;[Sheet1.B523];&quot;&quot;)">
            <text:p/>
          </table:table-cell>
          <table:table-cell table:formula="of:=IF([Sheet1.A523]&lt;&gt;&quot;&quot;;++([Sheet1.A523]-5*60*60)/(24*60*60)+[.$C$1];&quot;&quot;)">
            <text:p/>
          </table:table-cell>
          <table:table-cell/>
        </table:table-row>
        <table:table-row table:style-name="ro1">
          <table:table-cell table:formula="of:=IF([Sheet1.B524]&lt;&gt;&quot;&quot;;[Sheet1.B524];&quot;&quot;)">
            <text:p/>
          </table:table-cell>
          <table:table-cell table:formula="of:=IF([Sheet1.A524]&lt;&gt;&quot;&quot;;++([Sheet1.A524]-5*60*60)/(24*60*60)+[.$C$1];&quot;&quot;)">
            <text:p/>
          </table:table-cell>
          <table:table-cell/>
        </table:table-row>
        <table:table-row table:style-name="ro1">
          <table:table-cell table:formula="of:=IF([Sheet1.B525]&lt;&gt;&quot;&quot;;[Sheet1.B525];&quot;&quot;)">
            <text:p/>
          </table:table-cell>
          <table:table-cell table:formula="of:=IF([Sheet1.A525]&lt;&gt;&quot;&quot;;++([Sheet1.A525]-5*60*60)/(24*60*60)+[.$C$1];&quot;&quot;)">
            <text:p/>
          </table:table-cell>
          <table:table-cell/>
        </table:table-row>
        <table:table-row table:style-name="ro1">
          <table:table-cell table:formula="of:=IF([Sheet1.B526]&lt;&gt;&quot;&quot;;[Sheet1.B526];&quot;&quot;)">
            <text:p/>
          </table:table-cell>
          <table:table-cell table:formula="of:=IF([Sheet1.A526]&lt;&gt;&quot;&quot;;++([Sheet1.A526]-5*60*60)/(24*60*60)+[.$C$1];&quot;&quot;)">
            <text:p/>
          </table:table-cell>
          <table:table-cell/>
        </table:table-row>
        <table:table-row table:style-name="ro1">
          <table:table-cell table:formula="of:=IF([Sheet1.B527]&lt;&gt;&quot;&quot;;[Sheet1.B527];&quot;&quot;)">
            <text:p/>
          </table:table-cell>
          <table:table-cell table:formula="of:=IF([Sheet1.A527]&lt;&gt;&quot;&quot;;++([Sheet1.A527]-5*60*60)/(24*60*60)+[.$C$1];&quot;&quot;)">
            <text:p/>
          </table:table-cell>
          <table:table-cell/>
        </table:table-row>
        <table:table-row table:style-name="ro1">
          <table:table-cell table:formula="of:=IF([Sheet1.B528]&lt;&gt;&quot;&quot;;[Sheet1.B528];&quot;&quot;)">
            <text:p/>
          </table:table-cell>
          <table:table-cell table:formula="of:=IF([Sheet1.A528]&lt;&gt;&quot;&quot;;++([Sheet1.A528]-5*60*60)/(24*60*60)+[.$C$1];&quot;&quot;)">
            <text:p/>
          </table:table-cell>
          <table:table-cell/>
        </table:table-row>
        <table:table-row table:style-name="ro1">
          <table:table-cell table:formula="of:=IF([Sheet1.B529]&lt;&gt;&quot;&quot;;[Sheet1.B529];&quot;&quot;)">
            <text:p/>
          </table:table-cell>
          <table:table-cell table:formula="of:=IF([Sheet1.A529]&lt;&gt;&quot;&quot;;++([Sheet1.A529]-5*60*60)/(24*60*60)+[.$C$1];&quot;&quot;)">
            <text:p/>
          </table:table-cell>
          <table:table-cell/>
        </table:table-row>
        <table:table-row table:style-name="ro1">
          <table:table-cell table:formula="of:=IF([Sheet1.B530]&lt;&gt;&quot;&quot;;[Sheet1.B530];&quot;&quot;)">
            <text:p/>
          </table:table-cell>
          <table:table-cell table:formula="of:=IF([Sheet1.A530]&lt;&gt;&quot;&quot;;++([Sheet1.A530]-5*60*60)/(24*60*60)+[.$C$1];&quot;&quot;)">
            <text:p/>
          </table:table-cell>
          <table:table-cell/>
        </table:table-row>
        <table:table-row table:style-name="ro1">
          <table:table-cell table:formula="of:=IF([Sheet1.B531]&lt;&gt;&quot;&quot;;[Sheet1.B531];&quot;&quot;)">
            <text:p/>
          </table:table-cell>
          <table:table-cell table:formula="of:=IF([Sheet1.A531]&lt;&gt;&quot;&quot;;++([Sheet1.A531]-5*60*60)/(24*60*60)+[.$C$1];&quot;&quot;)">
            <text:p/>
          </table:table-cell>
          <table:table-cell/>
        </table:table-row>
        <table:table-row table:style-name="ro1">
          <table:table-cell table:formula="of:=IF([Sheet1.B532]&lt;&gt;&quot;&quot;;[Sheet1.B532];&quot;&quot;)">
            <text:p/>
          </table:table-cell>
          <table:table-cell table:formula="of:=IF([Sheet1.A532]&lt;&gt;&quot;&quot;;++([Sheet1.A532]-5*60*60)/(24*60*60)+[.$C$1];&quot;&quot;)">
            <text:p/>
          </table:table-cell>
          <table:table-cell/>
        </table:table-row>
        <table:table-row table:style-name="ro1">
          <table:table-cell table:formula="of:=IF([Sheet1.B533]&lt;&gt;&quot;&quot;;[Sheet1.B533];&quot;&quot;)">
            <text:p/>
          </table:table-cell>
          <table:table-cell table:formula="of:=IF([Sheet1.A533]&lt;&gt;&quot;&quot;;++([Sheet1.A533]-5*60*60)/(24*60*60)+[.$C$1];&quot;&quot;)">
            <text:p/>
          </table:table-cell>
          <table:table-cell/>
        </table:table-row>
        <table:table-row table:style-name="ro1">
          <table:table-cell table:formula="of:=IF([Sheet1.B534]&lt;&gt;&quot;&quot;;[Sheet1.B534];&quot;&quot;)">
            <text:p/>
          </table:table-cell>
          <table:table-cell table:formula="of:=IF([Sheet1.A534]&lt;&gt;&quot;&quot;;++([Sheet1.A534]-5*60*60)/(24*60*60)+[.$C$1];&quot;&quot;)">
            <text:p/>
          </table:table-cell>
          <table:table-cell/>
        </table:table-row>
        <table:table-row table:style-name="ro1">
          <table:table-cell table:formula="of:=IF([Sheet1.B535]&lt;&gt;&quot;&quot;;[Sheet1.B535];&quot;&quot;)">
            <text:p/>
          </table:table-cell>
          <table:table-cell table:formula="of:=IF([Sheet1.A535]&lt;&gt;&quot;&quot;;++([Sheet1.A535]-5*60*60)/(24*60*60)+[.$C$1];&quot;&quot;)">
            <text:p/>
          </table:table-cell>
          <table:table-cell/>
        </table:table-row>
        <table:table-row table:style-name="ro1">
          <table:table-cell table:formula="of:=IF([Sheet1.B536]&lt;&gt;&quot;&quot;;[Sheet1.B536];&quot;&quot;)">
            <text:p/>
          </table:table-cell>
          <table:table-cell table:formula="of:=IF([Sheet1.A536]&lt;&gt;&quot;&quot;;++([Sheet1.A536]-5*60*60)/(24*60*60)+[.$C$1];&quot;&quot;)">
            <text:p/>
          </table:table-cell>
          <table:table-cell/>
        </table:table-row>
        <table:table-row table:style-name="ro1">
          <table:table-cell table:formula="of:=IF([Sheet1.B537]&lt;&gt;&quot;&quot;;[Sheet1.B537];&quot;&quot;)">
            <text:p/>
          </table:table-cell>
          <table:table-cell table:formula="of:=IF([Sheet1.A537]&lt;&gt;&quot;&quot;;++([Sheet1.A537]-5*60*60)/(24*60*60)+[.$C$1];&quot;&quot;)">
            <text:p/>
          </table:table-cell>
          <table:table-cell/>
        </table:table-row>
        <table:table-row table:style-name="ro1">
          <table:table-cell table:formula="of:=IF([Sheet1.B538]&lt;&gt;&quot;&quot;;[Sheet1.B538];&quot;&quot;)">
            <text:p/>
          </table:table-cell>
          <table:table-cell table:formula="of:=IF([Sheet1.A538]&lt;&gt;&quot;&quot;;++([Sheet1.A538]-5*60*60)/(24*60*60)+[.$C$1];&quot;&quot;)">
            <text:p/>
          </table:table-cell>
          <table:table-cell/>
        </table:table-row>
        <table:table-row table:style-name="ro1">
          <table:table-cell table:formula="of:=IF([Sheet1.B539]&lt;&gt;&quot;&quot;;[Sheet1.B539];&quot;&quot;)">
            <text:p/>
          </table:table-cell>
          <table:table-cell table:formula="of:=IF([Sheet1.A539]&lt;&gt;&quot;&quot;;++([Sheet1.A539]-5*60*60)/(24*60*60)+[.$C$1];&quot;&quot;)">
            <text:p/>
          </table:table-cell>
          <table:table-cell/>
        </table:table-row>
        <table:table-row table:style-name="ro1">
          <table:table-cell table:formula="of:=IF([Sheet1.B540]&lt;&gt;&quot;&quot;;[Sheet1.B540];&quot;&quot;)">
            <text:p/>
          </table:table-cell>
          <table:table-cell table:formula="of:=IF([Sheet1.A540]&lt;&gt;&quot;&quot;;++([Sheet1.A540]-5*60*60)/(24*60*60)+[.$C$1];&quot;&quot;)">
            <text:p/>
          </table:table-cell>
          <table:table-cell/>
        </table:table-row>
        <table:table-row table:style-name="ro1">
          <table:table-cell table:formula="of:=IF([Sheet1.B541]&lt;&gt;&quot;&quot;;[Sheet1.B541];&quot;&quot;)">
            <text:p/>
          </table:table-cell>
          <table:table-cell table:formula="of:=IF([Sheet1.A541]&lt;&gt;&quot;&quot;;++([Sheet1.A541]-5*60*60)/(24*60*60)+[.$C$1];&quot;&quot;)">
            <text:p/>
          </table:table-cell>
          <table:table-cell/>
        </table:table-row>
        <table:table-row table:style-name="ro1">
          <table:table-cell table:formula="of:=IF([Sheet1.B542]&lt;&gt;&quot;&quot;;[Sheet1.B542];&quot;&quot;)">
            <text:p/>
          </table:table-cell>
          <table:table-cell table:formula="of:=IF([Sheet1.A542]&lt;&gt;&quot;&quot;;++([Sheet1.A542]-5*60*60)/(24*60*60)+[.$C$1];&quot;&quot;)">
            <text:p/>
          </table:table-cell>
          <table:table-cell/>
        </table:table-row>
        <table:table-row table:style-name="ro1">
          <table:table-cell table:formula="of:=IF([Sheet1.B543]&lt;&gt;&quot;&quot;;[Sheet1.B543];&quot;&quot;)">
            <text:p/>
          </table:table-cell>
          <table:table-cell table:formula="of:=IF([Sheet1.A543]&lt;&gt;&quot;&quot;;++([Sheet1.A543]-5*60*60)/(24*60*60)+[.$C$1];&quot;&quot;)">
            <text:p/>
          </table:table-cell>
          <table:table-cell/>
        </table:table-row>
        <table:table-row table:style-name="ro1">
          <table:table-cell table:formula="of:=IF([Sheet1.B544]&lt;&gt;&quot;&quot;;[Sheet1.B544];&quot;&quot;)">
            <text:p/>
          </table:table-cell>
          <table:table-cell table:formula="of:=IF([Sheet1.A544]&lt;&gt;&quot;&quot;;++([Sheet1.A544]-5*60*60)/(24*60*60)+[.$C$1];&quot;&quot;)">
            <text:p/>
          </table:table-cell>
          <table:table-cell/>
        </table:table-row>
        <table:table-row table:style-name="ro1">
          <table:table-cell table:formula="of:=IF([Sheet1.B545]&lt;&gt;&quot;&quot;;[Sheet1.B545];&quot;&quot;)">
            <text:p/>
          </table:table-cell>
          <table:table-cell table:formula="of:=IF([Sheet1.A545]&lt;&gt;&quot;&quot;;++([Sheet1.A545]-5*60*60)/(24*60*60)+[.$C$1];&quot;&quot;)">
            <text:p/>
          </table:table-cell>
          <table:table-cell/>
        </table:table-row>
        <table:table-row table:style-name="ro1">
          <table:table-cell table:formula="of:=IF([Sheet1.B546]&lt;&gt;&quot;&quot;;[Sheet1.B546];&quot;&quot;)">
            <text:p/>
          </table:table-cell>
          <table:table-cell table:formula="of:=IF([Sheet1.A546]&lt;&gt;&quot;&quot;;++([Sheet1.A546]-5*60*60)/(24*60*60)+[.$C$1];&quot;&quot;)">
            <text:p/>
          </table:table-cell>
          <table:table-cell/>
        </table:table-row>
        <table:table-row table:style-name="ro1">
          <table:table-cell table:formula="of:=IF([Sheet1.B547]&lt;&gt;&quot;&quot;;[Sheet1.B547];&quot;&quot;)">
            <text:p/>
          </table:table-cell>
          <table:table-cell table:formula="of:=IF([Sheet1.A547]&lt;&gt;&quot;&quot;;++([Sheet1.A547]-5*60*60)/(24*60*60)+[.$C$1];&quot;&quot;)">
            <text:p/>
          </table:table-cell>
          <table:table-cell/>
        </table:table-row>
        <table:table-row table:style-name="ro1">
          <table:table-cell table:formula="of:=IF([Sheet1.B548]&lt;&gt;&quot;&quot;;[Sheet1.B548];&quot;&quot;)">
            <text:p/>
          </table:table-cell>
          <table:table-cell table:formula="of:=IF([Sheet1.A548]&lt;&gt;&quot;&quot;;++([Sheet1.A548]-5*60*60)/(24*60*60)+[.$C$1];&quot;&quot;)">
            <text:p/>
          </table:table-cell>
          <table:table-cell/>
        </table:table-row>
        <table:table-row table:style-name="ro1">
          <table:table-cell table:formula="of:=IF([Sheet1.B549]&lt;&gt;&quot;&quot;;[Sheet1.B549];&quot;&quot;)">
            <text:p/>
          </table:table-cell>
          <table:table-cell table:formula="of:=IF([Sheet1.A549]&lt;&gt;&quot;&quot;;++([Sheet1.A549]-5*60*60)/(24*60*60)+[.$C$1];&quot;&quot;)">
            <text:p/>
          </table:table-cell>
          <table:table-cell/>
        </table:table-row>
        <table:table-row table:style-name="ro1">
          <table:table-cell table:formula="of:=IF([Sheet1.B550]&lt;&gt;&quot;&quot;;[Sheet1.B550];&quot;&quot;)">
            <text:p/>
          </table:table-cell>
          <table:table-cell table:formula="of:=IF([Sheet1.A550]&lt;&gt;&quot;&quot;;++([Sheet1.A550]-5*60*60)/(24*60*60)+[.$C$1];&quot;&quot;)">
            <text:p/>
          </table:table-cell>
          <table:table-cell/>
        </table:table-row>
        <table:table-row table:style-name="ro1">
          <table:table-cell table:formula="of:=IF([Sheet1.B551]&lt;&gt;&quot;&quot;;[Sheet1.B551];&quot;&quot;)">
            <text:p/>
          </table:table-cell>
          <table:table-cell table:formula="of:=IF([Sheet1.A551]&lt;&gt;&quot;&quot;;++([Sheet1.A551]-5*60*60)/(24*60*60)+[.$C$1];&quot;&quot;)">
            <text:p/>
          </table:table-cell>
          <table:table-cell/>
        </table:table-row>
        <table:table-row table:style-name="ro1">
          <table:table-cell table:formula="of:=IF([Sheet1.B552]&lt;&gt;&quot;&quot;;[Sheet1.B552];&quot;&quot;)">
            <text:p/>
          </table:table-cell>
          <table:table-cell table:formula="of:=IF([Sheet1.A552]&lt;&gt;&quot;&quot;;++([Sheet1.A552]-5*60*60)/(24*60*60)+[.$C$1];&quot;&quot;)">
            <text:p/>
          </table:table-cell>
          <table:table-cell/>
        </table:table-row>
        <table:table-row table:style-name="ro1">
          <table:table-cell table:formula="of:=IF([Sheet1.B553]&lt;&gt;&quot;&quot;;[Sheet1.B553];&quot;&quot;)">
            <text:p/>
          </table:table-cell>
          <table:table-cell table:formula="of:=IF([Sheet1.A553]&lt;&gt;&quot;&quot;;++([Sheet1.A553]-5*60*60)/(24*60*60)+[.$C$1];&quot;&quot;)">
            <text:p/>
          </table:table-cell>
          <table:table-cell/>
        </table:table-row>
        <table:table-row table:style-name="ro1">
          <table:table-cell table:formula="of:=IF([Sheet1.B554]&lt;&gt;&quot;&quot;;[Sheet1.B554];&quot;&quot;)">
            <text:p/>
          </table:table-cell>
          <table:table-cell table:formula="of:=IF([Sheet1.A554]&lt;&gt;&quot;&quot;;++([Sheet1.A554]-5*60*60)/(24*60*60)+[.$C$1];&quot;&quot;)">
            <text:p/>
          </table:table-cell>
          <table:table-cell/>
        </table:table-row>
        <table:table-row table:style-name="ro1">
          <table:table-cell table:formula="of:=IF([Sheet1.B555]&lt;&gt;&quot;&quot;;[Sheet1.B555];&quot;&quot;)">
            <text:p/>
          </table:table-cell>
          <table:table-cell table:formula="of:=IF([Sheet1.A555]&lt;&gt;&quot;&quot;;++([Sheet1.A555]-5*60*60)/(24*60*60)+[.$C$1];&quot;&quot;)">
            <text:p/>
          </table:table-cell>
          <table:table-cell/>
        </table:table-row>
        <table:table-row table:style-name="ro1">
          <table:table-cell table:formula="of:=IF([Sheet1.B556]&lt;&gt;&quot;&quot;;[Sheet1.B556];&quot;&quot;)">
            <text:p/>
          </table:table-cell>
          <table:table-cell table:formula="of:=IF([Sheet1.A556]&lt;&gt;&quot;&quot;;++([Sheet1.A556]-5*60*60)/(24*60*60)+[.$C$1];&quot;&quot;)">
            <text:p/>
          </table:table-cell>
          <table:table-cell/>
        </table:table-row>
        <table:table-row table:style-name="ro1">
          <table:table-cell table:formula="of:=IF([Sheet1.B557]&lt;&gt;&quot;&quot;;[Sheet1.B557];&quot;&quot;)">
            <text:p/>
          </table:table-cell>
          <table:table-cell table:formula="of:=IF([Sheet1.A557]&lt;&gt;&quot;&quot;;++([Sheet1.A557]-5*60*60)/(24*60*60)+[.$C$1];&quot;&quot;)">
            <text:p/>
          </table:table-cell>
          <table:table-cell/>
        </table:table-row>
        <table:table-row table:style-name="ro1">
          <table:table-cell table:formula="of:=IF([Sheet1.B558]&lt;&gt;&quot;&quot;;[Sheet1.B558];&quot;&quot;)">
            <text:p/>
          </table:table-cell>
          <table:table-cell table:formula="of:=IF([Sheet1.A558]&lt;&gt;&quot;&quot;;++([Sheet1.A558]-5*60*60)/(24*60*60)+[.$C$1];&quot;&quot;)">
            <text:p/>
          </table:table-cell>
          <table:table-cell/>
        </table:table-row>
        <table:table-row table:style-name="ro1">
          <table:table-cell table:formula="of:=IF([Sheet1.B559]&lt;&gt;&quot;&quot;;[Sheet1.B559];&quot;&quot;)">
            <text:p/>
          </table:table-cell>
          <table:table-cell table:formula="of:=IF([Sheet1.A559]&lt;&gt;&quot;&quot;;++([Sheet1.A559]-5*60*60)/(24*60*60)+[.$C$1];&quot;&quot;)">
            <text:p/>
          </table:table-cell>
          <table:table-cell/>
        </table:table-row>
        <table:table-row table:style-name="ro1">
          <table:table-cell table:formula="of:=IF([Sheet1.B560]&lt;&gt;&quot;&quot;;[Sheet1.B560];&quot;&quot;)">
            <text:p/>
          </table:table-cell>
          <table:table-cell table:formula="of:=IF([Sheet1.A560]&lt;&gt;&quot;&quot;;++([Sheet1.A560]-5*60*60)/(24*60*60)+[.$C$1];&quot;&quot;)">
            <text:p/>
          </table:table-cell>
          <table:table-cell/>
        </table:table-row>
        <table:table-row table:style-name="ro1">
          <table:table-cell table:formula="of:=IF([Sheet1.B561]&lt;&gt;&quot;&quot;;[Sheet1.B561];&quot;&quot;)">
            <text:p/>
          </table:table-cell>
          <table:table-cell table:formula="of:=IF([Sheet1.A561]&lt;&gt;&quot;&quot;;++([Sheet1.A561]-5*60*60)/(24*60*60)+[.$C$1];&quot;&quot;)">
            <text:p/>
          </table:table-cell>
          <table:table-cell/>
        </table:table-row>
        <table:table-row table:style-name="ro1">
          <table:table-cell table:formula="of:=IF([Sheet1.B562]&lt;&gt;&quot;&quot;;[Sheet1.B562];&quot;&quot;)">
            <text:p/>
          </table:table-cell>
          <table:table-cell table:formula="of:=IF([Sheet1.A562]&lt;&gt;&quot;&quot;;++([Sheet1.A562]-5*60*60)/(24*60*60)+[.$C$1];&quot;&quot;)">
            <text:p/>
          </table:table-cell>
          <table:table-cell/>
        </table:table-row>
        <table:table-row table:style-name="ro1">
          <table:table-cell table:formula="of:=IF([Sheet1.B563]&lt;&gt;&quot;&quot;;[Sheet1.B563];&quot;&quot;)">
            <text:p/>
          </table:table-cell>
          <table:table-cell table:formula="of:=IF([Sheet1.A563]&lt;&gt;&quot;&quot;;++([Sheet1.A563]-5*60*60)/(24*60*60)+[.$C$1];&quot;&quot;)">
            <text:p/>
          </table:table-cell>
          <table:table-cell/>
        </table:table-row>
        <table:table-row table:style-name="ro1">
          <table:table-cell table:formula="of:=IF([Sheet1.B564]&lt;&gt;&quot;&quot;;[Sheet1.B564];&quot;&quot;)">
            <text:p/>
          </table:table-cell>
          <table:table-cell table:formula="of:=IF([Sheet1.A564]&lt;&gt;&quot;&quot;;++([Sheet1.A564]-5*60*60)/(24*60*60)+[.$C$1];&quot;&quot;)">
            <text:p/>
          </table:table-cell>
          <table:table-cell/>
        </table:table-row>
        <table:table-row table:style-name="ro1">
          <table:table-cell table:formula="of:=IF([Sheet1.B565]&lt;&gt;&quot;&quot;;[Sheet1.B565];&quot;&quot;)">
            <text:p/>
          </table:table-cell>
          <table:table-cell table:formula="of:=IF([Sheet1.A565]&lt;&gt;&quot;&quot;;++([Sheet1.A565]-5*60*60)/(24*60*60)+[.$C$1];&quot;&quot;)">
            <text:p/>
          </table:table-cell>
          <table:table-cell/>
        </table:table-row>
        <table:table-row table:style-name="ro1">
          <table:table-cell table:formula="of:=IF([Sheet1.B566]&lt;&gt;&quot;&quot;;[Sheet1.B566];&quot;&quot;)">
            <text:p/>
          </table:table-cell>
          <table:table-cell table:formula="of:=IF([Sheet1.A566]&lt;&gt;&quot;&quot;;++([Sheet1.A566]-5*60*60)/(24*60*60)+[.$C$1];&quot;&quot;)">
            <text:p/>
          </table:table-cell>
          <table:table-cell/>
        </table:table-row>
        <table:table-row table:style-name="ro1">
          <table:table-cell table:formula="of:=IF([Sheet1.B567]&lt;&gt;&quot;&quot;;[Sheet1.B567];&quot;&quot;)">
            <text:p/>
          </table:table-cell>
          <table:table-cell table:formula="of:=IF([Sheet1.A567]&lt;&gt;&quot;&quot;;++([Sheet1.A567]-5*60*60)/(24*60*60)+[.$C$1];&quot;&quot;)">
            <text:p/>
          </table:table-cell>
          <table:table-cell/>
        </table:table-row>
        <table:table-row table:style-name="ro1">
          <table:table-cell table:formula="of:=IF([Sheet1.B568]&lt;&gt;&quot;&quot;;[Sheet1.B568];&quot;&quot;)">
            <text:p/>
          </table:table-cell>
          <table:table-cell table:formula="of:=IF([Sheet1.A568]&lt;&gt;&quot;&quot;;++([Sheet1.A568]-5*60*60)/(24*60*60)+[.$C$1];&quot;&quot;)">
            <text:p/>
          </table:table-cell>
          <table:table-cell/>
        </table:table-row>
        <table:table-row table:style-name="ro1">
          <table:table-cell table:formula="of:=IF([Sheet1.B569]&lt;&gt;&quot;&quot;;[Sheet1.B569];&quot;&quot;)">
            <text:p/>
          </table:table-cell>
          <table:table-cell table:formula="of:=IF([Sheet1.A569]&lt;&gt;&quot;&quot;;++([Sheet1.A569]-5*60*60)/(24*60*60)+[.$C$1];&quot;&quot;)">
            <text:p/>
          </table:table-cell>
          <table:table-cell/>
        </table:table-row>
        <table:table-row table:style-name="ro1">
          <table:table-cell table:formula="of:=IF([Sheet1.B570]&lt;&gt;&quot;&quot;;[Sheet1.B570];&quot;&quot;)">
            <text:p/>
          </table:table-cell>
          <table:table-cell table:formula="of:=IF([Sheet1.A570]&lt;&gt;&quot;&quot;;++([Sheet1.A570]-5*60*60)/(24*60*60)+[.$C$1];&quot;&quot;)">
            <text:p/>
          </table:table-cell>
          <table:table-cell/>
        </table:table-row>
        <table:table-row table:style-name="ro1">
          <table:table-cell table:formula="of:=IF([Sheet1.B571]&lt;&gt;&quot;&quot;;[Sheet1.B571];&quot;&quot;)">
            <text:p/>
          </table:table-cell>
          <table:table-cell table:formula="of:=IF([Sheet1.A571]&lt;&gt;&quot;&quot;;++([Sheet1.A571]-5*60*60)/(24*60*60)+[.$C$1];&quot;&quot;)">
            <text:p/>
          </table:table-cell>
          <table:table-cell/>
        </table:table-row>
        <table:table-row table:style-name="ro1">
          <table:table-cell table:formula="of:=IF([Sheet1.B572]&lt;&gt;&quot;&quot;;[Sheet1.B572];&quot;&quot;)">
            <text:p/>
          </table:table-cell>
          <table:table-cell table:formula="of:=IF([Sheet1.A572]&lt;&gt;&quot;&quot;;++([Sheet1.A572]-5*60*60)/(24*60*60)+[.$C$1];&quot;&quot;)">
            <text:p/>
          </table:table-cell>
          <table:table-cell/>
        </table:table-row>
        <table:table-row table:style-name="ro1">
          <table:table-cell table:formula="of:=IF([Sheet1.B573]&lt;&gt;&quot;&quot;;[Sheet1.B573];&quot;&quot;)">
            <text:p/>
          </table:table-cell>
          <table:table-cell table:formula="of:=IF([Sheet1.A573]&lt;&gt;&quot;&quot;;++([Sheet1.A573]-5*60*60)/(24*60*60)+[.$C$1];&quot;&quot;)">
            <text:p/>
          </table:table-cell>
          <table:table-cell/>
        </table:table-row>
        <table:table-row table:style-name="ro1">
          <table:table-cell table:formula="of:=IF([Sheet1.B574]&lt;&gt;&quot;&quot;;[Sheet1.B574];&quot;&quot;)">
            <text:p/>
          </table:table-cell>
          <table:table-cell table:formula="of:=IF([Sheet1.A574]&lt;&gt;&quot;&quot;;++([Sheet1.A574]-5*60*60)/(24*60*60)+[.$C$1];&quot;&quot;)">
            <text:p/>
          </table:table-cell>
          <table:table-cell/>
        </table:table-row>
        <table:table-row table:style-name="ro1">
          <table:table-cell table:formula="of:=IF([Sheet1.B575]&lt;&gt;&quot;&quot;;[Sheet1.B575];&quot;&quot;)">
            <text:p/>
          </table:table-cell>
          <table:table-cell table:formula="of:=IF([Sheet1.A575]&lt;&gt;&quot;&quot;;++([Sheet1.A575]-5*60*60)/(24*60*60)+[.$C$1];&quot;&quot;)">
            <text:p/>
          </table:table-cell>
          <table:table-cell/>
        </table:table-row>
        <table:table-row table:style-name="ro1">
          <table:table-cell table:formula="of:=IF([Sheet1.B576]&lt;&gt;&quot;&quot;;[Sheet1.B576];&quot;&quot;)">
            <text:p/>
          </table:table-cell>
          <table:table-cell table:formula="of:=IF([Sheet1.A576]&lt;&gt;&quot;&quot;;++([Sheet1.A576]-5*60*60)/(24*60*60)+[.$C$1];&quot;&quot;)">
            <text:p/>
          </table:table-cell>
          <table:table-cell/>
        </table:table-row>
        <table:table-row table:style-name="ro1">
          <table:table-cell table:formula="of:=IF([Sheet1.B577]&lt;&gt;&quot;&quot;;[Sheet1.B577];&quot;&quot;)">
            <text:p/>
          </table:table-cell>
          <table:table-cell table:formula="of:=IF([Sheet1.A577]&lt;&gt;&quot;&quot;;++([Sheet1.A577]-5*60*60)/(24*60*60)+[.$C$1];&quot;&quot;)">
            <text:p/>
          </table:table-cell>
          <table:table-cell/>
        </table:table-row>
        <table:table-row table:style-name="ro1">
          <table:table-cell table:formula="of:=IF([Sheet1.B578]&lt;&gt;&quot;&quot;;[Sheet1.B578];&quot;&quot;)">
            <text:p/>
          </table:table-cell>
          <table:table-cell table:formula="of:=IF([Sheet1.A578]&lt;&gt;&quot;&quot;;++([Sheet1.A578]-5*60*60)/(24*60*60)+[.$C$1];&quot;&quot;)">
            <text:p/>
          </table:table-cell>
          <table:table-cell/>
        </table:table-row>
        <table:table-row table:style-name="ro1">
          <table:table-cell table:formula="of:=IF([Sheet1.B579]&lt;&gt;&quot;&quot;;[Sheet1.B579];&quot;&quot;)">
            <text:p/>
          </table:table-cell>
          <table:table-cell table:formula="of:=IF([Sheet1.A579]&lt;&gt;&quot;&quot;;++([Sheet1.A579]-5*60*60)/(24*60*60)+[.$C$1];&quot;&quot;)">
            <text:p/>
          </table:table-cell>
          <table:table-cell/>
        </table:table-row>
        <table:table-row table:style-name="ro1">
          <table:table-cell table:formula="of:=IF([Sheet1.B580]&lt;&gt;&quot;&quot;;[Sheet1.B580];&quot;&quot;)">
            <text:p/>
          </table:table-cell>
          <table:table-cell table:formula="of:=IF([Sheet1.A580]&lt;&gt;&quot;&quot;;++([Sheet1.A580]-5*60*60)/(24*60*60)+[.$C$1];&quot;&quot;)">
            <text:p/>
          </table:table-cell>
          <table:table-cell/>
        </table:table-row>
        <table:table-row table:style-name="ro1">
          <table:table-cell table:formula="of:=IF([Sheet1.B581]&lt;&gt;&quot;&quot;;[Sheet1.B581];&quot;&quot;)">
            <text:p/>
          </table:table-cell>
          <table:table-cell table:formula="of:=IF([Sheet1.A581]&lt;&gt;&quot;&quot;;++([Sheet1.A581]-5*60*60)/(24*60*60)+[.$C$1];&quot;&quot;)">
            <text:p/>
          </table:table-cell>
          <table:table-cell/>
        </table:table-row>
        <table:table-row table:style-name="ro1">
          <table:table-cell table:formula="of:=IF([Sheet1.B582]&lt;&gt;&quot;&quot;;[Sheet1.B582];&quot;&quot;)">
            <text:p/>
          </table:table-cell>
          <table:table-cell table:formula="of:=IF([Sheet1.A582]&lt;&gt;&quot;&quot;;++([Sheet1.A582]-5*60*60)/(24*60*60)+[.$C$1];&quot;&quot;)">
            <text:p/>
          </table:table-cell>
          <table:table-cell/>
        </table:table-row>
        <table:table-row table:style-name="ro1">
          <table:table-cell table:formula="of:=IF([Sheet1.B583]&lt;&gt;&quot;&quot;;[Sheet1.B583];&quot;&quot;)">
            <text:p/>
          </table:table-cell>
          <table:table-cell table:formula="of:=IF([Sheet1.A583]&lt;&gt;&quot;&quot;;++([Sheet1.A583]-5*60*60)/(24*60*60)+[.$C$1];&quot;&quot;)">
            <text:p/>
          </table:table-cell>
          <table:table-cell/>
        </table:table-row>
        <table:table-row table:style-name="ro1">
          <table:table-cell table:formula="of:=IF([Sheet1.B584]&lt;&gt;&quot;&quot;;[Sheet1.B584];&quot;&quot;)">
            <text:p/>
          </table:table-cell>
          <table:table-cell table:formula="of:=IF([Sheet1.A584]&lt;&gt;&quot;&quot;;++([Sheet1.A584]-5*60*60)/(24*60*60)+[.$C$1];&quot;&quot;)">
            <text:p/>
          </table:table-cell>
          <table:table-cell/>
        </table:table-row>
        <table:table-row table:style-name="ro1">
          <table:table-cell table:formula="of:=IF([Sheet1.B585]&lt;&gt;&quot;&quot;;[Sheet1.B585];&quot;&quot;)">
            <text:p/>
          </table:table-cell>
          <table:table-cell table:formula="of:=IF([Sheet1.A585]&lt;&gt;&quot;&quot;;++([Sheet1.A585]-5*60*60)/(24*60*60)+[.$C$1];&quot;&quot;)">
            <text:p/>
          </table:table-cell>
          <table:table-cell/>
        </table:table-row>
        <table:table-row table:style-name="ro1">
          <table:table-cell table:formula="of:=IF([Sheet1.B586]&lt;&gt;&quot;&quot;;[Sheet1.B586];&quot;&quot;)">
            <text:p/>
          </table:table-cell>
          <table:table-cell table:formula="of:=IF([Sheet1.A586]&lt;&gt;&quot;&quot;;++([Sheet1.A586]-5*60*60)/(24*60*60)+[.$C$1];&quot;&quot;)">
            <text:p/>
          </table:table-cell>
          <table:table-cell/>
        </table:table-row>
        <table:table-row table:style-name="ro1">
          <table:table-cell table:formula="of:=IF([Sheet1.B587]&lt;&gt;&quot;&quot;;[Sheet1.B587];&quot;&quot;)">
            <text:p/>
          </table:table-cell>
          <table:table-cell table:formula="of:=IF([Sheet1.A587]&lt;&gt;&quot;&quot;;++([Sheet1.A587]-5*60*60)/(24*60*60)+[.$C$1];&quot;&quot;)">
            <text:p/>
          </table:table-cell>
          <table:table-cell/>
        </table:table-row>
        <table:table-row table:style-name="ro1">
          <table:table-cell table:formula="of:=IF([Sheet1.B588]&lt;&gt;&quot;&quot;;[Sheet1.B588];&quot;&quot;)">
            <text:p/>
          </table:table-cell>
          <table:table-cell table:formula="of:=IF([Sheet1.A588]&lt;&gt;&quot;&quot;;++([Sheet1.A588]-5*60*60)/(24*60*60)+[.$C$1];&quot;&quot;)">
            <text:p/>
          </table:table-cell>
          <table:table-cell/>
        </table:table-row>
        <table:table-row table:style-name="ro1">
          <table:table-cell table:formula="of:=IF([Sheet1.B589]&lt;&gt;&quot;&quot;;[Sheet1.B589];&quot;&quot;)">
            <text:p/>
          </table:table-cell>
          <table:table-cell table:formula="of:=IF([Sheet1.A589]&lt;&gt;&quot;&quot;;++([Sheet1.A589]-5*60*60)/(24*60*60)+[.$C$1];&quot;&quot;)">
            <text:p/>
          </table:table-cell>
          <table:table-cell/>
        </table:table-row>
        <table:table-row table:style-name="ro1">
          <table:table-cell table:formula="of:=IF([Sheet1.B590]&lt;&gt;&quot;&quot;;[Sheet1.B590];&quot;&quot;)">
            <text:p/>
          </table:table-cell>
          <table:table-cell table:formula="of:=IF([Sheet1.A590]&lt;&gt;&quot;&quot;;++([Sheet1.A590]-5*60*60)/(24*60*60)+[.$C$1];&quot;&quot;)">
            <text:p/>
          </table:table-cell>
          <table:table-cell/>
        </table:table-row>
        <table:table-row table:style-name="ro1">
          <table:table-cell table:formula="of:=IF([Sheet1.B591]&lt;&gt;&quot;&quot;;[Sheet1.B591];&quot;&quot;)">
            <text:p/>
          </table:table-cell>
          <table:table-cell table:formula="of:=IF([Sheet1.A591]&lt;&gt;&quot;&quot;;++([Sheet1.A591]-5*60*60)/(24*60*60)+[.$C$1];&quot;&quot;)">
            <text:p/>
          </table:table-cell>
          <table:table-cell/>
        </table:table-row>
        <table:table-row table:style-name="ro1">
          <table:table-cell table:formula="of:=IF([Sheet1.B592]&lt;&gt;&quot;&quot;;[Sheet1.B592];&quot;&quot;)">
            <text:p/>
          </table:table-cell>
          <table:table-cell table:formula="of:=IF([Sheet1.A592]&lt;&gt;&quot;&quot;;++([Sheet1.A592]-5*60*60)/(24*60*60)+[.$C$1];&quot;&quot;)">
            <text:p/>
          </table:table-cell>
          <table:table-cell/>
        </table:table-row>
        <table:table-row table:style-name="ro1">
          <table:table-cell table:formula="of:=IF([Sheet1.B593]&lt;&gt;&quot;&quot;;[Sheet1.B593];&quot;&quot;)">
            <text:p/>
          </table:table-cell>
          <table:table-cell table:formula="of:=IF([Sheet1.A593]&lt;&gt;&quot;&quot;;++([Sheet1.A593]-5*60*60)/(24*60*60)+[.$C$1];&quot;&quot;)">
            <text:p/>
          </table:table-cell>
          <table:table-cell/>
        </table:table-row>
        <table:table-row table:style-name="ro1">
          <table:table-cell table:formula="of:=IF([Sheet1.B594]&lt;&gt;&quot;&quot;;[Sheet1.B594];&quot;&quot;)">
            <text:p/>
          </table:table-cell>
          <table:table-cell table:formula="of:=IF([Sheet1.A594]&lt;&gt;&quot;&quot;;++([Sheet1.A594]-5*60*60)/(24*60*60)+[.$C$1];&quot;&quot;)">
            <text:p/>
          </table:table-cell>
          <table:table-cell/>
        </table:table-row>
        <table:table-row table:style-name="ro1">
          <table:table-cell table:formula="of:=IF([Sheet1.B595]&lt;&gt;&quot;&quot;;[Sheet1.B595];&quot;&quot;)">
            <text:p/>
          </table:table-cell>
          <table:table-cell table:formula="of:=IF([Sheet1.A595]&lt;&gt;&quot;&quot;;++([Sheet1.A595]-5*60*60)/(24*60*60)+[.$C$1];&quot;&quot;)">
            <text:p/>
          </table:table-cell>
          <table:table-cell/>
        </table:table-row>
        <table:table-row table:style-name="ro1">
          <table:table-cell table:formula="of:=IF([Sheet1.B596]&lt;&gt;&quot;&quot;;[Sheet1.B596];&quot;&quot;)">
            <text:p/>
          </table:table-cell>
          <table:table-cell table:formula="of:=IF([Sheet1.A596]&lt;&gt;&quot;&quot;;++([Sheet1.A596]-5*60*60)/(24*60*60)+[.$C$1];&quot;&quot;)">
            <text:p/>
          </table:table-cell>
          <table:table-cell/>
        </table:table-row>
        <table:table-row table:style-name="ro1">
          <table:table-cell table:formula="of:=IF([Sheet1.B597]&lt;&gt;&quot;&quot;;[Sheet1.B597];&quot;&quot;)">
            <text:p/>
          </table:table-cell>
          <table:table-cell table:formula="of:=IF([Sheet1.A597]&lt;&gt;&quot;&quot;;++([Sheet1.A597]-5*60*60)/(24*60*60)+[.$C$1];&quot;&quot;)">
            <text:p/>
          </table:table-cell>
          <table:table-cell/>
        </table:table-row>
        <table:table-row table:style-name="ro1">
          <table:table-cell table:formula="of:=IF([Sheet1.B598]&lt;&gt;&quot;&quot;;[Sheet1.B598];&quot;&quot;)">
            <text:p/>
          </table:table-cell>
          <table:table-cell table:formula="of:=IF([Sheet1.A598]&lt;&gt;&quot;&quot;;++([Sheet1.A598]-5*60*60)/(24*60*60)+[.$C$1];&quot;&quot;)">
            <text:p/>
          </table:table-cell>
          <table:table-cell/>
        </table:table-row>
        <table:table-row table:style-name="ro1">
          <table:table-cell table:formula="of:=IF([Sheet1.B599]&lt;&gt;&quot;&quot;;[Sheet1.B599];&quot;&quot;)">
            <text:p/>
          </table:table-cell>
          <table:table-cell table:formula="of:=IF([Sheet1.A599]&lt;&gt;&quot;&quot;;++([Sheet1.A599]-5*60*60)/(24*60*60)+[.$C$1];&quot;&quot;)">
            <text:p/>
          </table:table-cell>
          <table:table-cell/>
        </table:table-row>
        <table:table-row table:style-name="ro1">
          <table:table-cell table:formula="of:=IF([Sheet1.B600]&lt;&gt;&quot;&quot;;[Sheet1.B600];&quot;&quot;)">
            <text:p/>
          </table:table-cell>
          <table:table-cell table:formula="of:=IF([Sheet1.A600]&lt;&gt;&quot;&quot;;++([Sheet1.A600]-5*60*60)/(24*60*60)+[.$C$1];&quot;&quot;)">
            <text:p/>
          </table:table-cell>
          <table:table-cell/>
        </table:table-row>
        <table:table-row table:style-name="ro1">
          <table:table-cell table:formula="of:=IF([Sheet1.B601]&lt;&gt;&quot;&quot;;[Sheet1.B601];&quot;&quot;)">
            <text:p/>
          </table:table-cell>
          <table:table-cell table:formula="of:=IF([Sheet1.A601]&lt;&gt;&quot;&quot;;++([Sheet1.A601]-5*60*60)/(24*60*60)+[.$C$1];&quot;&quot;)">
            <text:p/>
          </table:table-cell>
          <table:table-cell/>
        </table:table-row>
        <table:table-row table:style-name="ro1">
          <table:table-cell table:formula="of:=IF([Sheet1.B602]&lt;&gt;&quot;&quot;;[Sheet1.B602];&quot;&quot;)">
            <text:p/>
          </table:table-cell>
          <table:table-cell table:formula="of:=IF([Sheet1.A602]&lt;&gt;&quot;&quot;;++([Sheet1.A602]-5*60*60)/(24*60*60)+[.$C$1];&quot;&quot;)">
            <text:p/>
          </table:table-cell>
          <table:table-cell/>
        </table:table-row>
        <table:table-row table:style-name="ro1">
          <table:table-cell table:formula="of:=IF([Sheet1.B603]&lt;&gt;&quot;&quot;;[Sheet1.B603];&quot;&quot;)">
            <text:p/>
          </table:table-cell>
          <table:table-cell table:formula="of:=IF([Sheet1.A603]&lt;&gt;&quot;&quot;;++([Sheet1.A603]-5*60*60)/(24*60*60)+[.$C$1];&quot;&quot;)">
            <text:p/>
          </table:table-cell>
          <table:table-cell/>
        </table:table-row>
        <table:table-row table:style-name="ro1">
          <table:table-cell table:formula="of:=IF([Sheet1.B604]&lt;&gt;&quot;&quot;;[Sheet1.B604];&quot;&quot;)">
            <text:p/>
          </table:table-cell>
          <table:table-cell table:formula="of:=IF([Sheet1.A604]&lt;&gt;&quot;&quot;;++([Sheet1.A604]-5*60*60)/(24*60*60)+[.$C$1];&quot;&quot;)">
            <text:p/>
          </table:table-cell>
          <table:table-cell/>
        </table:table-row>
        <table:table-row table:style-name="ro1">
          <table:table-cell table:formula="of:=IF([Sheet1.B605]&lt;&gt;&quot;&quot;;[Sheet1.B605];&quot;&quot;)">
            <text:p/>
          </table:table-cell>
          <table:table-cell table:formula="of:=IF([Sheet1.A605]&lt;&gt;&quot;&quot;;++([Sheet1.A605]-5*60*60)/(24*60*60)+[.$C$1];&quot;&quot;)">
            <text:p/>
          </table:table-cell>
          <table:table-cell/>
        </table:table-row>
        <table:table-row table:style-name="ro1">
          <table:table-cell table:formula="of:=IF([Sheet1.B606]&lt;&gt;&quot;&quot;;[Sheet1.B606];&quot;&quot;)">
            <text:p/>
          </table:table-cell>
          <table:table-cell table:formula="of:=IF([Sheet1.A606]&lt;&gt;&quot;&quot;;++([Sheet1.A606]-5*60*60)/(24*60*60)+[.$C$1];&quot;&quot;)">
            <text:p/>
          </table:table-cell>
          <table:table-cell/>
        </table:table-row>
        <table:table-row table:style-name="ro1">
          <table:table-cell table:formula="of:=IF([Sheet1.B607]&lt;&gt;&quot;&quot;;[Sheet1.B607];&quot;&quot;)">
            <text:p/>
          </table:table-cell>
          <table:table-cell table:formula="of:=IF([Sheet1.A607]&lt;&gt;&quot;&quot;;++([Sheet1.A607]-5*60*60)/(24*60*60)+[.$C$1];&quot;&quot;)">
            <text:p/>
          </table:table-cell>
          <table:table-cell/>
        </table:table-row>
        <table:table-row table:style-name="ro1">
          <table:table-cell table:formula="of:=IF([Sheet1.B608]&lt;&gt;&quot;&quot;;[Sheet1.B608];&quot;&quot;)">
            <text:p/>
          </table:table-cell>
          <table:table-cell table:formula="of:=IF([Sheet1.A608]&lt;&gt;&quot;&quot;;++([Sheet1.A608]-5*60*60)/(24*60*60)+[.$C$1];&quot;&quot;)">
            <text:p/>
          </table:table-cell>
          <table:table-cell/>
        </table:table-row>
        <table:table-row table:style-name="ro1">
          <table:table-cell table:formula="of:=IF([Sheet1.B609]&lt;&gt;&quot;&quot;;[Sheet1.B609];&quot;&quot;)">
            <text:p/>
          </table:table-cell>
          <table:table-cell table:formula="of:=IF([Sheet1.A609]&lt;&gt;&quot;&quot;;++([Sheet1.A609]-5*60*60)/(24*60*60)+[.$C$1];&quot;&quot;)">
            <text:p/>
          </table:table-cell>
          <table:table-cell/>
        </table:table-row>
        <table:table-row table:style-name="ro1">
          <table:table-cell table:formula="of:=IF([Sheet1.B610]&lt;&gt;&quot;&quot;;[Sheet1.B610];&quot;&quot;)">
            <text:p/>
          </table:table-cell>
          <table:table-cell table:formula="of:=IF([Sheet1.A610]&lt;&gt;&quot;&quot;;++([Sheet1.A610]-5*60*60)/(24*60*60)+[.$C$1];&quot;&quot;)">
            <text:p/>
          </table:table-cell>
          <table:table-cell/>
        </table:table-row>
        <table:table-row table:style-name="ro1">
          <table:table-cell table:formula="of:=IF([Sheet1.B611]&lt;&gt;&quot;&quot;;[Sheet1.B611];&quot;&quot;)">
            <text:p/>
          </table:table-cell>
          <table:table-cell table:formula="of:=IF([Sheet1.A611]&lt;&gt;&quot;&quot;;++([Sheet1.A611]-5*60*60)/(24*60*60)+[.$C$1];&quot;&quot;)">
            <text:p/>
          </table:table-cell>
          <table:table-cell/>
        </table:table-row>
        <table:table-row table:style-name="ro1">
          <table:table-cell table:formula="of:=IF([Sheet1.B612]&lt;&gt;&quot;&quot;;[Sheet1.B612];&quot;&quot;)">
            <text:p/>
          </table:table-cell>
          <table:table-cell table:formula="of:=IF([Sheet1.A612]&lt;&gt;&quot;&quot;;++([Sheet1.A612]-5*60*60)/(24*60*60)+[.$C$1];&quot;&quot;)">
            <text:p/>
          </table:table-cell>
          <table:table-cell/>
        </table:table-row>
        <table:table-row table:style-name="ro1">
          <table:table-cell table:formula="of:=IF([Sheet1.B613]&lt;&gt;&quot;&quot;;[Sheet1.B613];&quot;&quot;)">
            <text:p/>
          </table:table-cell>
          <table:table-cell table:formula="of:=IF([Sheet1.A613]&lt;&gt;&quot;&quot;;++([Sheet1.A613]-5*60*60)/(24*60*60)+[.$C$1];&quot;&quot;)">
            <text:p/>
          </table:table-cell>
          <table:table-cell/>
        </table:table-row>
        <table:table-row table:style-name="ro1">
          <table:table-cell table:formula="of:=IF([Sheet1.B614]&lt;&gt;&quot;&quot;;[Sheet1.B614];&quot;&quot;)">
            <text:p/>
          </table:table-cell>
          <table:table-cell table:formula="of:=IF([Sheet1.A614]&lt;&gt;&quot;&quot;;++([Sheet1.A614]-5*60*60)/(24*60*60)+[.$C$1];&quot;&quot;)">
            <text:p/>
          </table:table-cell>
          <table:table-cell/>
        </table:table-row>
        <table:table-row table:style-name="ro1">
          <table:table-cell table:formula="of:=IF([Sheet1.B615]&lt;&gt;&quot;&quot;;[Sheet1.B615];&quot;&quot;)">
            <text:p/>
          </table:table-cell>
          <table:table-cell table:formula="of:=IF([Sheet1.A615]&lt;&gt;&quot;&quot;;++([Sheet1.A615]-5*60*60)/(24*60*60)+[.$C$1];&quot;&quot;)">
            <text:p/>
          </table:table-cell>
          <table:table-cell/>
        </table:table-row>
        <table:table-row table:style-name="ro1">
          <table:table-cell table:formula="of:=IF([Sheet1.B616]&lt;&gt;&quot;&quot;;[Sheet1.B616];&quot;&quot;)">
            <text:p/>
          </table:table-cell>
          <table:table-cell table:formula="of:=IF([Sheet1.A616]&lt;&gt;&quot;&quot;;++([Sheet1.A616]-5*60*60)/(24*60*60)+[.$C$1];&quot;&quot;)">
            <text:p/>
          </table:table-cell>
          <table:table-cell/>
        </table:table-row>
        <table:table-row table:style-name="ro1">
          <table:table-cell table:formula="of:=IF([Sheet1.B617]&lt;&gt;&quot;&quot;;[Sheet1.B617];&quot;&quot;)">
            <text:p/>
          </table:table-cell>
          <table:table-cell table:formula="of:=IF([Sheet1.A617]&lt;&gt;&quot;&quot;;++([Sheet1.A617]-5*60*60)/(24*60*60)+[.$C$1];&quot;&quot;)">
            <text:p/>
          </table:table-cell>
          <table:table-cell/>
        </table:table-row>
        <table:table-row table:style-name="ro1">
          <table:table-cell table:formula="of:=IF([Sheet1.B618]&lt;&gt;&quot;&quot;;[Sheet1.B618];&quot;&quot;)">
            <text:p/>
          </table:table-cell>
          <table:table-cell table:formula="of:=IF([Sheet1.A618]&lt;&gt;&quot;&quot;;++([Sheet1.A618]-5*60*60)/(24*60*60)+[.$C$1];&quot;&quot;)">
            <text:p/>
          </table:table-cell>
          <table:table-cell/>
        </table:table-row>
        <table:table-row table:style-name="ro1">
          <table:table-cell table:formula="of:=IF([Sheet1.B619]&lt;&gt;&quot;&quot;;[Sheet1.B619];&quot;&quot;)">
            <text:p/>
          </table:table-cell>
          <table:table-cell table:formula="of:=IF([Sheet1.A619]&lt;&gt;&quot;&quot;;++([Sheet1.A619]-5*60*60)/(24*60*60)+[.$C$1];&quot;&quot;)">
            <text:p/>
          </table:table-cell>
          <table:table-cell/>
        </table:table-row>
        <table:table-row table:style-name="ro1">
          <table:table-cell table:formula="of:=IF([Sheet1.B620]&lt;&gt;&quot;&quot;;[Sheet1.B620];&quot;&quot;)">
            <text:p/>
          </table:table-cell>
          <table:table-cell table:formula="of:=IF([Sheet1.A620]&lt;&gt;&quot;&quot;;++([Sheet1.A620]-5*60*60)/(24*60*60)+[.$C$1];&quot;&quot;)">
            <text:p/>
          </table:table-cell>
          <table:table-cell/>
        </table:table-row>
        <table:table-row table:style-name="ro1">
          <table:table-cell table:formula="of:=IF([Sheet1.B621]&lt;&gt;&quot;&quot;;[Sheet1.B621];&quot;&quot;)">
            <text:p/>
          </table:table-cell>
          <table:table-cell table:formula="of:=IF([Sheet1.A621]&lt;&gt;&quot;&quot;;++([Sheet1.A621]-5*60*60)/(24*60*60)+[.$C$1];&quot;&quot;)">
            <text:p/>
          </table:table-cell>
          <table:table-cell/>
        </table:table-row>
        <table:table-row table:style-name="ro1">
          <table:table-cell table:formula="of:=IF([Sheet1.B622]&lt;&gt;&quot;&quot;;[Sheet1.B622];&quot;&quot;)">
            <text:p/>
          </table:table-cell>
          <table:table-cell table:formula="of:=IF([Sheet1.A622]&lt;&gt;&quot;&quot;;++([Sheet1.A622]-5*60*60)/(24*60*60)+[.$C$1];&quot;&quot;)">
            <text:p/>
          </table:table-cell>
          <table:table-cell/>
        </table:table-row>
        <table:table-row table:style-name="ro1">
          <table:table-cell table:formula="of:=IF([Sheet1.B623]&lt;&gt;&quot;&quot;;[Sheet1.B623];&quot;&quot;)">
            <text:p/>
          </table:table-cell>
          <table:table-cell table:formula="of:=IF([Sheet1.A623]&lt;&gt;&quot;&quot;;++([Sheet1.A623]-5*60*60)/(24*60*60)+[.$C$1];&quot;&quot;)">
            <text:p/>
          </table:table-cell>
          <table:table-cell/>
        </table:table-row>
        <table:table-row table:style-name="ro1">
          <table:table-cell table:formula="of:=IF([Sheet1.B624]&lt;&gt;&quot;&quot;;[Sheet1.B624];&quot;&quot;)">
            <text:p/>
          </table:table-cell>
          <table:table-cell table:formula="of:=IF([Sheet1.A624]&lt;&gt;&quot;&quot;;++([Sheet1.A624]-5*60*60)/(24*60*60)+[.$C$1];&quot;&quot;)">
            <text:p/>
          </table:table-cell>
          <table:table-cell/>
        </table:table-row>
        <table:table-row table:style-name="ro1">
          <table:table-cell table:formula="of:=IF([Sheet1.B625]&lt;&gt;&quot;&quot;;[Sheet1.B625];&quot;&quot;)">
            <text:p/>
          </table:table-cell>
          <table:table-cell table:formula="of:=IF([Sheet1.A625]&lt;&gt;&quot;&quot;;++([Sheet1.A625]-5*60*60)/(24*60*60)+[.$C$1];&quot;&quot;)">
            <text:p/>
          </table:table-cell>
          <table:table-cell/>
        </table:table-row>
        <table:table-row table:style-name="ro1">
          <table:table-cell table:formula="of:=IF([Sheet1.B626]&lt;&gt;&quot;&quot;;[Sheet1.B626];&quot;&quot;)">
            <text:p/>
          </table:table-cell>
          <table:table-cell table:formula="of:=IF([Sheet1.A626]&lt;&gt;&quot;&quot;;++([Sheet1.A626]-5*60*60)/(24*60*60)+[.$C$1];&quot;&quot;)">
            <text:p/>
          </table:table-cell>
          <table:table-cell/>
        </table:table-row>
        <table:table-row table:style-name="ro1">
          <table:table-cell table:formula="of:=IF([Sheet1.B627]&lt;&gt;&quot;&quot;;[Sheet1.B627];&quot;&quot;)">
            <text:p/>
          </table:table-cell>
          <table:table-cell table:formula="of:=IF([Sheet1.A627]&lt;&gt;&quot;&quot;;++([Sheet1.A627]-5*60*60)/(24*60*60)+[.$C$1];&quot;&quot;)">
            <text:p/>
          </table:table-cell>
          <table:table-cell/>
        </table:table-row>
        <table:table-row table:style-name="ro1">
          <table:table-cell table:formula="of:=IF([Sheet1.B628]&lt;&gt;&quot;&quot;;[Sheet1.B628];&quot;&quot;)">
            <text:p/>
          </table:table-cell>
          <table:table-cell table:formula="of:=IF([Sheet1.A628]&lt;&gt;&quot;&quot;;++([Sheet1.A628]-5*60*60)/(24*60*60)+[.$C$1];&quot;&quot;)">
            <text:p/>
          </table:table-cell>
          <table:table-cell/>
        </table:table-row>
        <table:table-row table:style-name="ro1">
          <table:table-cell table:formula="of:=IF([Sheet1.B629]&lt;&gt;&quot;&quot;;[Sheet1.B629];&quot;&quot;)">
            <text:p/>
          </table:table-cell>
          <table:table-cell table:formula="of:=IF([Sheet1.A629]&lt;&gt;&quot;&quot;;++([Sheet1.A629]-5*60*60)/(24*60*60)+[.$C$1];&quot;&quot;)">
            <text:p/>
          </table:table-cell>
          <table:table-cell/>
        </table:table-row>
        <table:table-row table:style-name="ro1">
          <table:table-cell table:formula="of:=IF([Sheet1.B630]&lt;&gt;&quot;&quot;;[Sheet1.B630];&quot;&quot;)">
            <text:p/>
          </table:table-cell>
          <table:table-cell table:formula="of:=IF([Sheet1.A630]&lt;&gt;&quot;&quot;;++([Sheet1.A630]-5*60*60)/(24*60*60)+[.$C$1];&quot;&quot;)">
            <text:p/>
          </table:table-cell>
          <table:table-cell/>
        </table:table-row>
        <table:table-row table:style-name="ro1">
          <table:table-cell table:formula="of:=IF([Sheet1.B631]&lt;&gt;&quot;&quot;;[Sheet1.B631];&quot;&quot;)">
            <text:p/>
          </table:table-cell>
          <table:table-cell table:formula="of:=IF([Sheet1.A631]&lt;&gt;&quot;&quot;;++([Sheet1.A631]-5*60*60)/(24*60*60)+[.$C$1];&quot;&quot;)">
            <text:p/>
          </table:table-cell>
          <table:table-cell/>
        </table:table-row>
        <table:table-row table:style-name="ro1">
          <table:table-cell table:formula="of:=IF([Sheet1.B632]&lt;&gt;&quot;&quot;;[Sheet1.B632];&quot;&quot;)">
            <text:p/>
          </table:table-cell>
          <table:table-cell table:formula="of:=IF([Sheet1.A632]&lt;&gt;&quot;&quot;;++([Sheet1.A632]-5*60*60)/(24*60*60)+[.$C$1];&quot;&quot;)">
            <text:p/>
          </table:table-cell>
          <table:table-cell/>
        </table:table-row>
        <table:table-row table:style-name="ro1">
          <table:table-cell table:formula="of:=IF([Sheet1.B633]&lt;&gt;&quot;&quot;;[Sheet1.B633];&quot;&quot;)">
            <text:p/>
          </table:table-cell>
          <table:table-cell table:formula="of:=IF([Sheet1.A633]&lt;&gt;&quot;&quot;;++([Sheet1.A633]-5*60*60)/(24*60*60)+[.$C$1];&quot;&quot;)">
            <text:p/>
          </table:table-cell>
          <table:table-cell/>
        </table:table-row>
        <table:table-row table:style-name="ro1">
          <table:table-cell table:formula="of:=IF([Sheet1.B634]&lt;&gt;&quot;&quot;;[Sheet1.B634];&quot;&quot;)">
            <text:p/>
          </table:table-cell>
          <table:table-cell table:formula="of:=IF([Sheet1.A634]&lt;&gt;&quot;&quot;;++([Sheet1.A634]-5*60*60)/(24*60*60)+[.$C$1];&quot;&quot;)">
            <text:p/>
          </table:table-cell>
          <table:table-cell/>
        </table:table-row>
        <table:table-row table:style-name="ro1">
          <table:table-cell table:formula="of:=IF([Sheet1.B635]&lt;&gt;&quot;&quot;;[Sheet1.B635];&quot;&quot;)">
            <text:p/>
          </table:table-cell>
          <table:table-cell table:formula="of:=IF([Sheet1.A635]&lt;&gt;&quot;&quot;;++([Sheet1.A635]-5*60*60)/(24*60*60)+[.$C$1];&quot;&quot;)">
            <text:p/>
          </table:table-cell>
          <table:table-cell/>
        </table:table-row>
        <table:table-row table:style-name="ro1">
          <table:table-cell table:formula="of:=IF([Sheet1.B636]&lt;&gt;&quot;&quot;;[Sheet1.B636];&quot;&quot;)">
            <text:p/>
          </table:table-cell>
          <table:table-cell table:formula="of:=IF([Sheet1.A636]&lt;&gt;&quot;&quot;;++([Sheet1.A636]-5*60*60)/(24*60*60)+[.$C$1];&quot;&quot;)">
            <text:p/>
          </table:table-cell>
          <table:table-cell/>
        </table:table-row>
        <table:table-row table:style-name="ro1">
          <table:table-cell table:formula="of:=IF([Sheet1.B637]&lt;&gt;&quot;&quot;;[Sheet1.B637];&quot;&quot;)">
            <text:p/>
          </table:table-cell>
          <table:table-cell table:formula="of:=IF([Sheet1.A637]&lt;&gt;&quot;&quot;;++([Sheet1.A637]-5*60*60)/(24*60*60)+[.$C$1];&quot;&quot;)">
            <text:p/>
          </table:table-cell>
          <table:table-cell/>
        </table:table-row>
        <table:table-row table:style-name="ro1">
          <table:table-cell table:formula="of:=IF([Sheet1.B638]&lt;&gt;&quot;&quot;;[Sheet1.B638];&quot;&quot;)">
            <text:p/>
          </table:table-cell>
          <table:table-cell table:formula="of:=IF([Sheet1.A638]&lt;&gt;&quot;&quot;;++([Sheet1.A638]-5*60*60)/(24*60*60)+[.$C$1];&quot;&quot;)">
            <text:p/>
          </table:table-cell>
          <table:table-cell/>
        </table:table-row>
        <table:table-row table:style-name="ro1">
          <table:table-cell table:formula="of:=IF([Sheet1.B639]&lt;&gt;&quot;&quot;;[Sheet1.B639];&quot;&quot;)">
            <text:p/>
          </table:table-cell>
          <table:table-cell table:formula="of:=IF([Sheet1.A639]&lt;&gt;&quot;&quot;;++([Sheet1.A639]-5*60*60)/(24*60*60)+[.$C$1];&quot;&quot;)">
            <text:p/>
          </table:table-cell>
          <table:table-cell/>
        </table:table-row>
        <table:table-row table:style-name="ro1">
          <table:table-cell table:formula="of:=IF([Sheet1.B640]&lt;&gt;&quot;&quot;;[Sheet1.B640];&quot;&quot;)">
            <text:p/>
          </table:table-cell>
          <table:table-cell table:formula="of:=IF([Sheet1.A640]&lt;&gt;&quot;&quot;;++([Sheet1.A640]-5*60*60)/(24*60*60)+[.$C$1];&quot;&quot;)">
            <text:p/>
          </table:table-cell>
          <table:table-cell/>
        </table:table-row>
        <table:table-row table:style-name="ro1">
          <table:table-cell table:formula="of:=IF([Sheet1.B641]&lt;&gt;&quot;&quot;;[Sheet1.B641];&quot;&quot;)">
            <text:p/>
          </table:table-cell>
          <table:table-cell table:formula="of:=IF([Sheet1.A641]&lt;&gt;&quot;&quot;;++([Sheet1.A641]-5*60*60)/(24*60*60)+[.$C$1];&quot;&quot;)">
            <text:p/>
          </table:table-cell>
          <table:table-cell/>
        </table:table-row>
        <table:table-row table:style-name="ro1">
          <table:table-cell table:formula="of:=IF([Sheet1.B642]&lt;&gt;&quot;&quot;;[Sheet1.B642];&quot;&quot;)">
            <text:p/>
          </table:table-cell>
          <table:table-cell table:formula="of:=IF([Sheet1.A642]&lt;&gt;&quot;&quot;;++([Sheet1.A642]-5*60*60)/(24*60*60)+[.$C$1];&quot;&quot;)">
            <text:p/>
          </table:table-cell>
          <table:table-cell/>
        </table:table-row>
        <table:table-row table:style-name="ro1">
          <table:table-cell table:formula="of:=IF([Sheet1.B643]&lt;&gt;&quot;&quot;;[Sheet1.B643];&quot;&quot;)">
            <text:p/>
          </table:table-cell>
          <table:table-cell table:formula="of:=IF([Sheet1.A643]&lt;&gt;&quot;&quot;;++([Sheet1.A643]-5*60*60)/(24*60*60)+[.$C$1];&quot;&quot;)">
            <text:p/>
          </table:table-cell>
          <table:table-cell/>
        </table:table-row>
        <table:table-row table:style-name="ro1">
          <table:table-cell table:formula="of:=IF([Sheet1.B644]&lt;&gt;&quot;&quot;;[Sheet1.B644];&quot;&quot;)">
            <text:p/>
          </table:table-cell>
          <table:table-cell table:formula="of:=IF([Sheet1.A644]&lt;&gt;&quot;&quot;;++([Sheet1.A644]-5*60*60)/(24*60*60)+[.$C$1];&quot;&quot;)">
            <text:p/>
          </table:table-cell>
          <table:table-cell/>
        </table:table-row>
        <table:table-row table:style-name="ro1">
          <table:table-cell table:formula="of:=IF([Sheet1.B645]&lt;&gt;&quot;&quot;;[Sheet1.B645];&quot;&quot;)">
            <text:p/>
          </table:table-cell>
          <table:table-cell table:formula="of:=IF([Sheet1.A645]&lt;&gt;&quot;&quot;;++([Sheet1.A645]-5*60*60)/(24*60*60)+[.$C$1];&quot;&quot;)">
            <text:p/>
          </table:table-cell>
          <table:table-cell/>
        </table:table-row>
        <table:table-row table:style-name="ro1">
          <table:table-cell table:formula="of:=IF([Sheet1.B646]&lt;&gt;&quot;&quot;;[Sheet1.B646];&quot;&quot;)">
            <text:p/>
          </table:table-cell>
          <table:table-cell table:formula="of:=IF([Sheet1.A646]&lt;&gt;&quot;&quot;;++([Sheet1.A646]-5*60*60)/(24*60*60)+[.$C$1];&quot;&quot;)">
            <text:p/>
          </table:table-cell>
          <table:table-cell/>
        </table:table-row>
        <table:table-row table:style-name="ro1">
          <table:table-cell table:formula="of:=IF([Sheet1.B647]&lt;&gt;&quot;&quot;;[Sheet1.B647];&quot;&quot;)">
            <text:p/>
          </table:table-cell>
          <table:table-cell table:formula="of:=IF([Sheet1.A647]&lt;&gt;&quot;&quot;;++([Sheet1.A647]-5*60*60)/(24*60*60)+[.$C$1];&quot;&quot;)">
            <text:p/>
          </table:table-cell>
          <table:table-cell/>
        </table:table-row>
        <table:table-row table:style-name="ro1">
          <table:table-cell table:formula="of:=IF([Sheet1.B648]&lt;&gt;&quot;&quot;;[Sheet1.B648];&quot;&quot;)">
            <text:p/>
          </table:table-cell>
          <table:table-cell table:formula="of:=IF([Sheet1.A648]&lt;&gt;&quot;&quot;;++([Sheet1.A648]-5*60*60)/(24*60*60)+[.$C$1];&quot;&quot;)">
            <text:p/>
          </table:table-cell>
          <table:table-cell/>
        </table:table-row>
        <table:table-row table:style-name="ro1">
          <table:table-cell table:formula="of:=IF([Sheet1.B649]&lt;&gt;&quot;&quot;;[Sheet1.B649];&quot;&quot;)">
            <text:p/>
          </table:table-cell>
          <table:table-cell table:formula="of:=IF([Sheet1.A649]&lt;&gt;&quot;&quot;;++([Sheet1.A649]-5*60*60)/(24*60*60)+[.$C$1];&quot;&quot;)">
            <text:p/>
          </table:table-cell>
          <table:table-cell/>
        </table:table-row>
        <table:table-row table:style-name="ro1">
          <table:table-cell table:formula="of:=IF([Sheet1.B650]&lt;&gt;&quot;&quot;;[Sheet1.B650];&quot;&quot;)">
            <text:p/>
          </table:table-cell>
          <table:table-cell table:formula="of:=IF([Sheet1.A650]&lt;&gt;&quot;&quot;;++([Sheet1.A650]-5*60*60)/(24*60*60)+[.$C$1];&quot;&quot;)">
            <text:p/>
          </table:table-cell>
          <table:table-cell/>
        </table:table-row>
        <table:table-row table:style-name="ro1">
          <table:table-cell table:formula="of:=IF([Sheet1.B651]&lt;&gt;&quot;&quot;;[Sheet1.B651];&quot;&quot;)">
            <text:p/>
          </table:table-cell>
          <table:table-cell table:formula="of:=IF([Sheet1.A651]&lt;&gt;&quot;&quot;;++([Sheet1.A651]-5*60*60)/(24*60*60)+[.$C$1];&quot;&quot;)">
            <text:p/>
          </table:table-cell>
          <table:table-cell/>
        </table:table-row>
        <table:table-row table:style-name="ro1">
          <table:table-cell table:formula="of:=IF([Sheet1.B652]&lt;&gt;&quot;&quot;;[Sheet1.B652];&quot;&quot;)">
            <text:p/>
          </table:table-cell>
          <table:table-cell table:formula="of:=IF([Sheet1.A652]&lt;&gt;&quot;&quot;;++([Sheet1.A652]-5*60*60)/(24*60*60)+[.$C$1];&quot;&quot;)">
            <text:p/>
          </table:table-cell>
          <table:table-cell/>
        </table:table-row>
        <table:table-row table:style-name="ro1">
          <table:table-cell table:formula="of:=IF([Sheet1.B653]&lt;&gt;&quot;&quot;;[Sheet1.B653];&quot;&quot;)">
            <text:p/>
          </table:table-cell>
          <table:table-cell table:formula="of:=IF([Sheet1.A653]&lt;&gt;&quot;&quot;;++([Sheet1.A653]-5*60*60)/(24*60*60)+[.$C$1];&quot;&quot;)">
            <text:p/>
          </table:table-cell>
          <table:table-cell/>
        </table:table-row>
        <table:table-row table:style-name="ro1">
          <table:table-cell table:formula="of:=IF([Sheet1.B654]&lt;&gt;&quot;&quot;;[Sheet1.B654];&quot;&quot;)">
            <text:p/>
          </table:table-cell>
          <table:table-cell table:formula="of:=IF([Sheet1.A654]&lt;&gt;&quot;&quot;;++([Sheet1.A654]-5*60*60)/(24*60*60)+[.$C$1];&quot;&quot;)">
            <text:p/>
          </table:table-cell>
          <table:table-cell/>
        </table:table-row>
        <table:table-row table:style-name="ro1">
          <table:table-cell table:formula="of:=IF([Sheet1.B655]&lt;&gt;&quot;&quot;;[Sheet1.B655];&quot;&quot;)">
            <text:p/>
          </table:table-cell>
          <table:table-cell table:formula="of:=IF([Sheet1.A655]&lt;&gt;&quot;&quot;;++([Sheet1.A655]-5*60*60)/(24*60*60)+[.$C$1];&quot;&quot;)">
            <text:p/>
          </table:table-cell>
          <table:table-cell/>
        </table:table-row>
        <table:table-row table:style-name="ro1">
          <table:table-cell table:formula="of:=IF([Sheet1.B656]&lt;&gt;&quot;&quot;;[Sheet1.B656];&quot;&quot;)">
            <text:p/>
          </table:table-cell>
          <table:table-cell table:formula="of:=IF([Sheet1.A656]&lt;&gt;&quot;&quot;;++([Sheet1.A656]-5*60*60)/(24*60*60)+[.$C$1];&quot;&quot;)">
            <text:p/>
          </table:table-cell>
          <table:table-cell/>
        </table:table-row>
        <table:table-row table:style-name="ro1">
          <table:table-cell table:formula="of:=IF([Sheet1.B657]&lt;&gt;&quot;&quot;;[Sheet1.B657];&quot;&quot;)">
            <text:p/>
          </table:table-cell>
          <table:table-cell table:formula="of:=IF([Sheet1.A657]&lt;&gt;&quot;&quot;;++([Sheet1.A657]-5*60*60)/(24*60*60)+[.$C$1];&quot;&quot;)">
            <text:p/>
          </table:table-cell>
          <table:table-cell/>
        </table:table-row>
        <table:table-row table:style-name="ro1">
          <table:table-cell table:formula="of:=IF([Sheet1.B658]&lt;&gt;&quot;&quot;;[Sheet1.B658];&quot;&quot;)">
            <text:p/>
          </table:table-cell>
          <table:table-cell table:formula="of:=IF([Sheet1.A658]&lt;&gt;&quot;&quot;;++([Sheet1.A658]-5*60*60)/(24*60*60)+[.$C$1];&quot;&quot;)">
            <text:p/>
          </table:table-cell>
          <table:table-cell/>
        </table:table-row>
        <table:table-row table:style-name="ro1">
          <table:table-cell table:formula="of:=IF([Sheet1.B659]&lt;&gt;&quot;&quot;;[Sheet1.B659];&quot;&quot;)">
            <text:p/>
          </table:table-cell>
          <table:table-cell table:formula="of:=IF([Sheet1.A659]&lt;&gt;&quot;&quot;;++([Sheet1.A659]-5*60*60)/(24*60*60)+[.$C$1];&quot;&quot;)">
            <text:p/>
          </table:table-cell>
          <table:table-cell/>
        </table:table-row>
        <table:table-row table:style-name="ro1">
          <table:table-cell table:formula="of:=IF([Sheet1.B660]&lt;&gt;&quot;&quot;;[Sheet1.B660];&quot;&quot;)">
            <text:p/>
          </table:table-cell>
          <table:table-cell table:formula="of:=IF([Sheet1.A660]&lt;&gt;&quot;&quot;;++([Sheet1.A660]-5*60*60)/(24*60*60)+[.$C$1];&quot;&quot;)">
            <text:p/>
          </table:table-cell>
          <table:table-cell/>
        </table:table-row>
        <table:table-row table:style-name="ro1">
          <table:table-cell table:formula="of:=IF([Sheet1.B661]&lt;&gt;&quot;&quot;;[Sheet1.B661];&quot;&quot;)">
            <text:p/>
          </table:table-cell>
          <table:table-cell table:formula="of:=IF([Sheet1.A661]&lt;&gt;&quot;&quot;;++([Sheet1.A661]-5*60*60)/(24*60*60)+[.$C$1];&quot;&quot;)">
            <text:p/>
          </table:table-cell>
          <table:table-cell/>
        </table:table-row>
        <table:table-row table:style-name="ro1">
          <table:table-cell table:formula="of:=IF([Sheet1.B662]&lt;&gt;&quot;&quot;;[Sheet1.B662];&quot;&quot;)">
            <text:p/>
          </table:table-cell>
          <table:table-cell table:formula="of:=IF([Sheet1.A662]&lt;&gt;&quot;&quot;;++([Sheet1.A662]-5*60*60)/(24*60*60)+[.$C$1];&quot;&quot;)">
            <text:p/>
          </table:table-cell>
          <table:table-cell/>
        </table:table-row>
        <table:table-row table:style-name="ro1">
          <table:table-cell table:formula="of:=IF([Sheet1.B663]&lt;&gt;&quot;&quot;;[Sheet1.B663];&quot;&quot;)">
            <text:p/>
          </table:table-cell>
          <table:table-cell table:formula="of:=IF([Sheet1.A663]&lt;&gt;&quot;&quot;;++([Sheet1.A663]-5*60*60)/(24*60*60)+[.$C$1];&quot;&quot;)">
            <text:p/>
          </table:table-cell>
          <table:table-cell/>
        </table:table-row>
        <table:table-row table:style-name="ro1">
          <table:table-cell table:formula="of:=IF([Sheet1.B664]&lt;&gt;&quot;&quot;;[Sheet1.B664];&quot;&quot;)">
            <text:p/>
          </table:table-cell>
          <table:table-cell table:formula="of:=IF([Sheet1.A664]&lt;&gt;&quot;&quot;;++([Sheet1.A664]-5*60*60)/(24*60*60)+[.$C$1];&quot;&quot;)">
            <text:p/>
          </table:table-cell>
          <table:table-cell/>
        </table:table-row>
        <table:table-row table:style-name="ro1">
          <table:table-cell table:formula="of:=IF([Sheet1.B665]&lt;&gt;&quot;&quot;;[Sheet1.B665];&quot;&quot;)">
            <text:p/>
          </table:table-cell>
          <table:table-cell table:formula="of:=IF([Sheet1.A665]&lt;&gt;&quot;&quot;;++([Sheet1.A665]-5*60*60)/(24*60*60)+[.$C$1];&quot;&quot;)">
            <text:p/>
          </table:table-cell>
          <table:table-cell/>
        </table:table-row>
        <table:table-row table:style-name="ro1">
          <table:table-cell table:formula="of:=IF([Sheet1.B666]&lt;&gt;&quot;&quot;;[Sheet1.B666];&quot;&quot;)">
            <text:p/>
          </table:table-cell>
          <table:table-cell table:formula="of:=IF([Sheet1.A666]&lt;&gt;&quot;&quot;;++([Sheet1.A666]-5*60*60)/(24*60*60)+[.$C$1];&quot;&quot;)">
            <text:p/>
          </table:table-cell>
          <table:table-cell/>
        </table:table-row>
        <table:table-row table:style-name="ro1">
          <table:table-cell table:formula="of:=IF([Sheet1.B667]&lt;&gt;&quot;&quot;;[Sheet1.B667];&quot;&quot;)">
            <text:p/>
          </table:table-cell>
          <table:table-cell table:formula="of:=IF([Sheet1.A667]&lt;&gt;&quot;&quot;;++([Sheet1.A667]-5*60*60)/(24*60*60)+[.$C$1];&quot;&quot;)">
            <text:p/>
          </table:table-cell>
          <table:table-cell/>
        </table:table-row>
        <table:table-row table:style-name="ro1">
          <table:table-cell table:formula="of:=IF([Sheet1.B668]&lt;&gt;&quot;&quot;;[Sheet1.B668];&quot;&quot;)">
            <text:p/>
          </table:table-cell>
          <table:table-cell table:formula="of:=IF([Sheet1.A668]&lt;&gt;&quot;&quot;;++([Sheet1.A668]-5*60*60)/(24*60*60)+[.$C$1];&quot;&quot;)">
            <text:p/>
          </table:table-cell>
          <table:table-cell/>
        </table:table-row>
        <table:table-row table:style-name="ro1">
          <table:table-cell table:formula="of:=IF([Sheet1.B669]&lt;&gt;&quot;&quot;;[Sheet1.B669];&quot;&quot;)">
            <text:p/>
          </table:table-cell>
          <table:table-cell table:formula="of:=IF([Sheet1.A669]&lt;&gt;&quot;&quot;;++([Sheet1.A669]-5*60*60)/(24*60*60)+[.$C$1];&quot;&quot;)">
            <text:p/>
          </table:table-cell>
          <table:table-cell/>
        </table:table-row>
        <table:table-row table:style-name="ro1">
          <table:table-cell table:formula="of:=IF([Sheet1.B670]&lt;&gt;&quot;&quot;;[Sheet1.B670];&quot;&quot;)">
            <text:p/>
          </table:table-cell>
          <table:table-cell table:formula="of:=IF([Sheet1.A670]&lt;&gt;&quot;&quot;;++([Sheet1.A670]-5*60*60)/(24*60*60)+[.$C$1];&quot;&quot;)">
            <text:p/>
          </table:table-cell>
          <table:table-cell/>
        </table:table-row>
        <table:table-row table:style-name="ro1">
          <table:table-cell table:formula="of:=IF([Sheet1.B671]&lt;&gt;&quot;&quot;;[Sheet1.B671];&quot;&quot;)">
            <text:p/>
          </table:table-cell>
          <table:table-cell table:formula="of:=IF([Sheet1.A671]&lt;&gt;&quot;&quot;;++([Sheet1.A671]-5*60*60)/(24*60*60)+[.$C$1];&quot;&quot;)">
            <text:p/>
          </table:table-cell>
          <table:table-cell/>
        </table:table-row>
        <table:table-row table:style-name="ro1">
          <table:table-cell table:formula="of:=IF([Sheet1.B672]&lt;&gt;&quot;&quot;;[Sheet1.B672];&quot;&quot;)">
            <text:p/>
          </table:table-cell>
          <table:table-cell table:formula="of:=IF([Sheet1.A672]&lt;&gt;&quot;&quot;;++([Sheet1.A672]-5*60*60)/(24*60*60)+[.$C$1];&quot;&quot;)">
            <text:p/>
          </table:table-cell>
          <table:table-cell/>
        </table:table-row>
        <table:table-row table:style-name="ro1">
          <table:table-cell table:formula="of:=IF([Sheet1.B673]&lt;&gt;&quot;&quot;;[Sheet1.B673];&quot;&quot;)">
            <text:p/>
          </table:table-cell>
          <table:table-cell table:formula="of:=IF([Sheet1.A673]&lt;&gt;&quot;&quot;;++([Sheet1.A673]-5*60*60)/(24*60*60)+[.$C$1];&quot;&quot;)">
            <text:p/>
          </table:table-cell>
          <table:table-cell/>
        </table:table-row>
        <table:table-row table:style-name="ro1">
          <table:table-cell table:formula="of:=IF([Sheet1.B674]&lt;&gt;&quot;&quot;;[Sheet1.B674];&quot;&quot;)">
            <text:p/>
          </table:table-cell>
          <table:table-cell table:formula="of:=IF([Sheet1.A674]&lt;&gt;&quot;&quot;;++([Sheet1.A674]-5*60*60)/(24*60*60)+[.$C$1];&quot;&quot;)">
            <text:p/>
          </table:table-cell>
          <table:table-cell/>
        </table:table-row>
        <table:table-row table:style-name="ro1">
          <table:table-cell table:formula="of:=IF([Sheet1.B675]&lt;&gt;&quot;&quot;;[Sheet1.B675];&quot;&quot;)">
            <text:p/>
          </table:table-cell>
          <table:table-cell table:formula="of:=IF([Sheet1.A675]&lt;&gt;&quot;&quot;;++([Sheet1.A675]-5*60*60)/(24*60*60)+[.$C$1];&quot;&quot;)">
            <text:p/>
          </table:table-cell>
          <table:table-cell/>
        </table:table-row>
        <table:table-row table:style-name="ro1">
          <table:table-cell table:formula="of:=IF([Sheet1.B676]&lt;&gt;&quot;&quot;;[Sheet1.B676];&quot;&quot;)">
            <text:p/>
          </table:table-cell>
          <table:table-cell table:formula="of:=IF([Sheet1.A676]&lt;&gt;&quot;&quot;;++([Sheet1.A676]-5*60*60)/(24*60*60)+[.$C$1];&quot;&quot;)">
            <text:p/>
          </table:table-cell>
          <table:table-cell/>
        </table:table-row>
        <table:table-row table:style-name="ro1">
          <table:table-cell table:formula="of:=IF([Sheet1.B677]&lt;&gt;&quot;&quot;;[Sheet1.B677];&quot;&quot;)">
            <text:p/>
          </table:table-cell>
          <table:table-cell table:formula="of:=IF([Sheet1.A677]&lt;&gt;&quot;&quot;;++([Sheet1.A677]-5*60*60)/(24*60*60)+[.$C$1];&quot;&quot;)">
            <text:p/>
          </table:table-cell>
          <table:table-cell/>
        </table:table-row>
        <table:table-row table:style-name="ro1">
          <table:table-cell table:formula="of:=IF([Sheet1.B678]&lt;&gt;&quot;&quot;;[Sheet1.B678];&quot;&quot;)">
            <text:p/>
          </table:table-cell>
          <table:table-cell table:formula="of:=IF([Sheet1.A678]&lt;&gt;&quot;&quot;;++([Sheet1.A678]-5*60*60)/(24*60*60)+[.$C$1];&quot;&quot;)">
            <text:p/>
          </table:table-cell>
          <table:table-cell/>
        </table:table-row>
        <table:table-row table:style-name="ro1">
          <table:table-cell table:formula="of:=IF([Sheet1.B679]&lt;&gt;&quot;&quot;;[Sheet1.B679];&quot;&quot;)">
            <text:p/>
          </table:table-cell>
          <table:table-cell table:formula="of:=IF([Sheet1.A679]&lt;&gt;&quot;&quot;;++([Sheet1.A679]-5*60*60)/(24*60*60)+[.$C$1];&quot;&quot;)">
            <text:p/>
          </table:table-cell>
          <table:table-cell/>
        </table:table-row>
        <table:table-row table:style-name="ro1">
          <table:table-cell table:formula="of:=IF([Sheet1.B680]&lt;&gt;&quot;&quot;;[Sheet1.B680];&quot;&quot;)">
            <text:p/>
          </table:table-cell>
          <table:table-cell table:formula="of:=IF([Sheet1.A680]&lt;&gt;&quot;&quot;;++([Sheet1.A680]-5*60*60)/(24*60*60)+[.$C$1];&quot;&quot;)">
            <text:p/>
          </table:table-cell>
          <table:table-cell/>
        </table:table-row>
        <table:table-row table:style-name="ro1">
          <table:table-cell table:formula="of:=IF([Sheet1.B681]&lt;&gt;&quot;&quot;;[Sheet1.B681];&quot;&quot;)">
            <text:p/>
          </table:table-cell>
          <table:table-cell table:formula="of:=IF([Sheet1.A681]&lt;&gt;&quot;&quot;;++([Sheet1.A681]-5*60*60)/(24*60*60)+[.$C$1];&quot;&quot;)">
            <text:p/>
          </table:table-cell>
          <table:table-cell/>
        </table:table-row>
        <table:table-row table:style-name="ro1">
          <table:table-cell table:formula="of:=IF([Sheet1.B682]&lt;&gt;&quot;&quot;;[Sheet1.B682];&quot;&quot;)">
            <text:p/>
          </table:table-cell>
          <table:table-cell table:formula="of:=IF([Sheet1.A682]&lt;&gt;&quot;&quot;;++([Sheet1.A682]-5*60*60)/(24*60*60)+[.$C$1];&quot;&quot;)">
            <text:p/>
          </table:table-cell>
          <table:table-cell/>
        </table:table-row>
        <table:table-row table:style-name="ro1">
          <table:table-cell table:formula="of:=IF([Sheet1.B683]&lt;&gt;&quot;&quot;;[Sheet1.B683];&quot;&quot;)">
            <text:p/>
          </table:table-cell>
          <table:table-cell table:formula="of:=IF([Sheet1.A683]&lt;&gt;&quot;&quot;;++([Sheet1.A683]-5*60*60)/(24*60*60)+[.$C$1];&quot;&quot;)">
            <text:p/>
          </table:table-cell>
          <table:table-cell/>
        </table:table-row>
        <table:table-row table:style-name="ro1">
          <table:table-cell table:formula="of:=IF([Sheet1.B684]&lt;&gt;&quot;&quot;;[Sheet1.B684];&quot;&quot;)">
            <text:p/>
          </table:table-cell>
          <table:table-cell table:formula="of:=IF([Sheet1.A684]&lt;&gt;&quot;&quot;;++([Sheet1.A684]-5*60*60)/(24*60*60)+[.$C$1];&quot;&quot;)">
            <text:p/>
          </table:table-cell>
          <table:table-cell/>
        </table:table-row>
        <table:table-row table:style-name="ro1">
          <table:table-cell table:formula="of:=IF([Sheet1.B685]&lt;&gt;&quot;&quot;;[Sheet1.B685];&quot;&quot;)">
            <text:p/>
          </table:table-cell>
          <table:table-cell table:formula="of:=IF([Sheet1.A685]&lt;&gt;&quot;&quot;;++([Sheet1.A685]-5*60*60)/(24*60*60)+[.$C$1];&quot;&quot;)">
            <text:p/>
          </table:table-cell>
          <table:table-cell/>
        </table:table-row>
        <table:table-row table:style-name="ro1">
          <table:table-cell table:formula="of:=IF([Sheet1.B686]&lt;&gt;&quot;&quot;;[Sheet1.B686];&quot;&quot;)">
            <text:p/>
          </table:table-cell>
          <table:table-cell table:formula="of:=IF([Sheet1.A686]&lt;&gt;&quot;&quot;;++([Sheet1.A686]-5*60*60)/(24*60*60)+[.$C$1];&quot;&quot;)">
            <text:p/>
          </table:table-cell>
          <table:table-cell/>
        </table:table-row>
        <table:table-row table:style-name="ro1">
          <table:table-cell table:formula="of:=IF([Sheet1.B687]&lt;&gt;&quot;&quot;;[Sheet1.B687];&quot;&quot;)">
            <text:p/>
          </table:table-cell>
          <table:table-cell table:formula="of:=IF([Sheet1.A687]&lt;&gt;&quot;&quot;;++([Sheet1.A687]-5*60*60)/(24*60*60)+[.$C$1];&quot;&quot;)">
            <text:p/>
          </table:table-cell>
          <table:table-cell/>
        </table:table-row>
        <table:table-row table:style-name="ro1">
          <table:table-cell table:formula="of:=IF([Sheet1.B688]&lt;&gt;&quot;&quot;;[Sheet1.B688];&quot;&quot;)">
            <text:p/>
          </table:table-cell>
          <table:table-cell table:formula="of:=IF([Sheet1.A688]&lt;&gt;&quot;&quot;;++([Sheet1.A688]-5*60*60)/(24*60*60)+[.$C$1];&quot;&quot;)">
            <text:p/>
          </table:table-cell>
          <table:table-cell/>
        </table:table-row>
        <table:table-row table:style-name="ro1">
          <table:table-cell table:formula="of:=IF([Sheet1.B689]&lt;&gt;&quot;&quot;;[Sheet1.B689];&quot;&quot;)">
            <text:p/>
          </table:table-cell>
          <table:table-cell table:formula="of:=IF([Sheet1.A689]&lt;&gt;&quot;&quot;;++([Sheet1.A689]-5*60*60)/(24*60*60)+[.$C$1];&quot;&quot;)">
            <text:p/>
          </table:table-cell>
          <table:table-cell/>
        </table:table-row>
        <table:table-row table:style-name="ro1">
          <table:table-cell table:formula="of:=IF([Sheet1.B690]&lt;&gt;&quot;&quot;;[Sheet1.B690];&quot;&quot;)">
            <text:p/>
          </table:table-cell>
          <table:table-cell table:formula="of:=IF([Sheet1.A690]&lt;&gt;&quot;&quot;;++([Sheet1.A690]-5*60*60)/(24*60*60)+[.$C$1];&quot;&quot;)">
            <text:p/>
          </table:table-cell>
          <table:table-cell/>
        </table:table-row>
        <table:table-row table:style-name="ro1">
          <table:table-cell table:formula="of:=IF([Sheet1.B691]&lt;&gt;&quot;&quot;;[Sheet1.B691];&quot;&quot;)">
            <text:p/>
          </table:table-cell>
          <table:table-cell table:formula="of:=IF([Sheet1.A691]&lt;&gt;&quot;&quot;;++([Sheet1.A691]-5*60*60)/(24*60*60)+[.$C$1];&quot;&quot;)">
            <text:p/>
          </table:table-cell>
          <table:table-cell/>
        </table:table-row>
        <table:table-row table:style-name="ro1">
          <table:table-cell table:formula="of:=IF([Sheet1.B692]&lt;&gt;&quot;&quot;;[Sheet1.B692];&quot;&quot;)">
            <text:p/>
          </table:table-cell>
          <table:table-cell table:formula="of:=IF([Sheet1.A692]&lt;&gt;&quot;&quot;;++([Sheet1.A692]-5*60*60)/(24*60*60)+[.$C$1];&quot;&quot;)">
            <text:p/>
          </table:table-cell>
          <table:table-cell/>
        </table:table-row>
        <table:table-row table:style-name="ro1">
          <table:table-cell table:formula="of:=IF([Sheet1.B693]&lt;&gt;&quot;&quot;;[Sheet1.B693];&quot;&quot;)">
            <text:p/>
          </table:table-cell>
          <table:table-cell table:formula="of:=IF([Sheet1.A693]&lt;&gt;&quot;&quot;;++([Sheet1.A693]-5*60*60)/(24*60*60)+[.$C$1];&quot;&quot;)">
            <text:p/>
          </table:table-cell>
          <table:table-cell/>
        </table:table-row>
        <table:table-row table:style-name="ro1">
          <table:table-cell table:formula="of:=IF([Sheet1.B694]&lt;&gt;&quot;&quot;;[Sheet1.B694];&quot;&quot;)">
            <text:p/>
          </table:table-cell>
          <table:table-cell table:formula="of:=IF([Sheet1.A694]&lt;&gt;&quot;&quot;;++([Sheet1.A694]-5*60*60)/(24*60*60)+[.$C$1];&quot;&quot;)">
            <text:p/>
          </table:table-cell>
          <table:table-cell/>
        </table:table-row>
        <table:table-row table:style-name="ro1">
          <table:table-cell table:formula="of:=IF([Sheet1.B695]&lt;&gt;&quot;&quot;;[Sheet1.B695];&quot;&quot;)">
            <text:p/>
          </table:table-cell>
          <table:table-cell table:formula="of:=IF([Sheet1.A695]&lt;&gt;&quot;&quot;;++([Sheet1.A695]-5*60*60)/(24*60*60)+[.$C$1];&quot;&quot;)">
            <text:p/>
          </table:table-cell>
          <table:table-cell/>
        </table:table-row>
        <table:table-row table:style-name="ro1">
          <table:table-cell table:formula="of:=IF([Sheet1.B696]&lt;&gt;&quot;&quot;;[Sheet1.B696];&quot;&quot;)">
            <text:p/>
          </table:table-cell>
          <table:table-cell table:formula="of:=IF([Sheet1.A696]&lt;&gt;&quot;&quot;;++([Sheet1.A696]-5*60*60)/(24*60*60)+[.$C$1];&quot;&quot;)">
            <text:p/>
          </table:table-cell>
          <table:table-cell/>
        </table:table-row>
        <table:table-row table:style-name="ro1">
          <table:table-cell table:formula="of:=IF([Sheet1.B697]&lt;&gt;&quot;&quot;;[Sheet1.B697];&quot;&quot;)">
            <text:p/>
          </table:table-cell>
          <table:table-cell table:formula="of:=IF([Sheet1.A697]&lt;&gt;&quot;&quot;;++([Sheet1.A697]-5*60*60)/(24*60*60)+[.$C$1];&quot;&quot;)">
            <text:p/>
          </table:table-cell>
          <table:table-cell/>
        </table:table-row>
        <table:table-row table:style-name="ro1">
          <table:table-cell table:formula="of:=IF([Sheet1.B698]&lt;&gt;&quot;&quot;;[Sheet1.B698];&quot;&quot;)">
            <text:p/>
          </table:table-cell>
          <table:table-cell table:formula="of:=IF([Sheet1.A698]&lt;&gt;&quot;&quot;;++([Sheet1.A698]-5*60*60)/(24*60*60)+[.$C$1];&quot;&quot;)">
            <text:p/>
          </table:table-cell>
          <table:table-cell/>
        </table:table-row>
        <table:table-row table:style-name="ro1">
          <table:table-cell table:formula="of:=IF([Sheet1.B699]&lt;&gt;&quot;&quot;;[Sheet1.B699];&quot;&quot;)">
            <text:p/>
          </table:table-cell>
          <table:table-cell table:formula="of:=IF([Sheet1.A699]&lt;&gt;&quot;&quot;;++([Sheet1.A699]-5*60*60)/(24*60*60)+[.$C$1];&quot;&quot;)">
            <text:p/>
          </table:table-cell>
          <table:table-cell/>
        </table:table-row>
        <table:table-row table:style-name="ro1">
          <table:table-cell table:formula="of:=IF([Sheet1.B700]&lt;&gt;&quot;&quot;;[Sheet1.B700];&quot;&quot;)">
            <text:p/>
          </table:table-cell>
          <table:table-cell table:formula="of:=IF([Sheet1.A700]&lt;&gt;&quot;&quot;;++([Sheet1.A700]-5*60*60)/(24*60*60)+[.$C$1];&quot;&quot;)">
            <text:p/>
          </table:table-cell>
          <table:table-cell/>
        </table:table-row>
        <table:table-row table:style-name="ro1">
          <table:table-cell table:formula="of:=IF([Sheet1.B701]&lt;&gt;&quot;&quot;;[Sheet1.B701];&quot;&quot;)">
            <text:p/>
          </table:table-cell>
          <table:table-cell table:formula="of:=IF([Sheet1.A701]&lt;&gt;&quot;&quot;;++([Sheet1.A701]-5*60*60)/(24*60*60)+[.$C$1];&quot;&quot;)">
            <text:p/>
          </table:table-cell>
          <table:table-cell/>
        </table:table-row>
        <table:table-row table:style-name="ro1">
          <table:table-cell table:formula="of:=IF([Sheet1.B702]&lt;&gt;&quot;&quot;;[Sheet1.B702];&quot;&quot;)">
            <text:p/>
          </table:table-cell>
          <table:table-cell table:formula="of:=IF([Sheet1.A702]&lt;&gt;&quot;&quot;;++([Sheet1.A702]-5*60*60)/(24*60*60)+[.$C$1];&quot;&quot;)">
            <text:p/>
          </table:table-cell>
          <table:table-cell/>
        </table:table-row>
        <table:table-row table:style-name="ro1">
          <table:table-cell table:formula="of:=IF([Sheet1.B703]&lt;&gt;&quot;&quot;;[Sheet1.B703];&quot;&quot;)">
            <text:p/>
          </table:table-cell>
          <table:table-cell table:formula="of:=IF([Sheet1.A703]&lt;&gt;&quot;&quot;;++([Sheet1.A703]-5*60*60)/(24*60*60)+[.$C$1];&quot;&quot;)">
            <text:p/>
          </table:table-cell>
          <table:table-cell/>
        </table:table-row>
        <table:table-row table:style-name="ro1">
          <table:table-cell table:formula="of:=IF([Sheet1.B704]&lt;&gt;&quot;&quot;;[Sheet1.B704];&quot;&quot;)">
            <text:p/>
          </table:table-cell>
          <table:table-cell table:formula="of:=IF([Sheet1.A704]&lt;&gt;&quot;&quot;;++([Sheet1.A704]-5*60*60)/(24*60*60)+[.$C$1];&quot;&quot;)">
            <text:p/>
          </table:table-cell>
          <table:table-cell/>
        </table:table-row>
        <table:table-row table:style-name="ro1">
          <table:table-cell table:formula="of:=IF([Sheet1.B705]&lt;&gt;&quot;&quot;;[Sheet1.B705];&quot;&quot;)">
            <text:p/>
          </table:table-cell>
          <table:table-cell table:formula="of:=IF([Sheet1.A705]&lt;&gt;&quot;&quot;;++([Sheet1.A705]-5*60*60)/(24*60*60)+[.$C$1];&quot;&quot;)">
            <text:p/>
          </table:table-cell>
          <table:table-cell/>
        </table:table-row>
        <table:table-row table:style-name="ro1">
          <table:table-cell table:formula="of:=IF([Sheet1.B706]&lt;&gt;&quot;&quot;;[Sheet1.B706];&quot;&quot;)">
            <text:p/>
          </table:table-cell>
          <table:table-cell table:formula="of:=IF([Sheet1.A706]&lt;&gt;&quot;&quot;;++([Sheet1.A706]-5*60*60)/(24*60*60)+[.$C$1];&quot;&quot;)">
            <text:p/>
          </table:table-cell>
          <table:table-cell/>
        </table:table-row>
        <table:table-row table:style-name="ro1">
          <table:table-cell table:formula="of:=IF([Sheet1.B707]&lt;&gt;&quot;&quot;;[Sheet1.B707];&quot;&quot;)">
            <text:p/>
          </table:table-cell>
          <table:table-cell table:formula="of:=IF([Sheet1.A707]&lt;&gt;&quot;&quot;;++([Sheet1.A707]-5*60*60)/(24*60*60)+[.$C$1];&quot;&quot;)">
            <text:p/>
          </table:table-cell>
          <table:table-cell/>
        </table:table-row>
        <table:table-row table:style-name="ro1">
          <table:table-cell table:formula="of:=IF([Sheet1.B708]&lt;&gt;&quot;&quot;;[Sheet1.B708];&quot;&quot;)">
            <text:p/>
          </table:table-cell>
          <table:table-cell table:formula="of:=IF([Sheet1.A708]&lt;&gt;&quot;&quot;;++([Sheet1.A708]-5*60*60)/(24*60*60)+[.$C$1];&quot;&quot;)">
            <text:p/>
          </table:table-cell>
          <table:table-cell/>
        </table:table-row>
        <table:table-row table:style-name="ro1">
          <table:table-cell table:formula="of:=IF([Sheet1.B709]&lt;&gt;&quot;&quot;;[Sheet1.B709];&quot;&quot;)">
            <text:p/>
          </table:table-cell>
          <table:table-cell table:formula="of:=IF([Sheet1.A709]&lt;&gt;&quot;&quot;;++([Sheet1.A709]-5*60*60)/(24*60*60)+[.$C$1];&quot;&quot;)">
            <text:p/>
          </table:table-cell>
          <table:table-cell/>
        </table:table-row>
        <table:table-row table:style-name="ro1">
          <table:table-cell table:formula="of:=IF([Sheet1.B710]&lt;&gt;&quot;&quot;;[Sheet1.B710];&quot;&quot;)">
            <text:p/>
          </table:table-cell>
          <table:table-cell table:formula="of:=IF([Sheet1.A710]&lt;&gt;&quot;&quot;;++([Sheet1.A710]-5*60*60)/(24*60*60)+[.$C$1];&quot;&quot;)">
            <text:p/>
          </table:table-cell>
          <table:table-cell/>
        </table:table-row>
        <table:table-row table:style-name="ro1">
          <table:table-cell table:formula="of:=IF([Sheet1.B711]&lt;&gt;&quot;&quot;;[Sheet1.B711];&quot;&quot;)">
            <text:p/>
          </table:table-cell>
          <table:table-cell table:formula="of:=IF([Sheet1.A711]&lt;&gt;&quot;&quot;;++([Sheet1.A711]-5*60*60)/(24*60*60)+[.$C$1];&quot;&quot;)">
            <text:p/>
          </table:table-cell>
          <table:table-cell/>
        </table:table-row>
        <table:table-row table:style-name="ro1">
          <table:table-cell table:formula="of:=IF([Sheet1.B712]&lt;&gt;&quot;&quot;;[Sheet1.B712];&quot;&quot;)">
            <text:p/>
          </table:table-cell>
          <table:table-cell table:formula="of:=IF([Sheet1.A712]&lt;&gt;&quot;&quot;;++([Sheet1.A712]-5*60*60)/(24*60*60)+[.$C$1];&quot;&quot;)">
            <text:p/>
          </table:table-cell>
          <table:table-cell/>
        </table:table-row>
        <table:table-row table:style-name="ro1">
          <table:table-cell table:formula="of:=IF([Sheet1.B713]&lt;&gt;&quot;&quot;;[Sheet1.B713];&quot;&quot;)">
            <text:p/>
          </table:table-cell>
          <table:table-cell table:formula="of:=IF([Sheet1.A713]&lt;&gt;&quot;&quot;;++([Sheet1.A713]-5*60*60)/(24*60*60)+[.$C$1];&quot;&quot;)">
            <text:p/>
          </table:table-cell>
          <table:table-cell/>
        </table:table-row>
        <table:table-row table:style-name="ro1">
          <table:table-cell table:formula="of:=IF([Sheet1.B714]&lt;&gt;&quot;&quot;;[Sheet1.B714];&quot;&quot;)">
            <text:p/>
          </table:table-cell>
          <table:table-cell table:formula="of:=IF([Sheet1.A714]&lt;&gt;&quot;&quot;;++([Sheet1.A714]-5*60*60)/(24*60*60)+[.$C$1];&quot;&quot;)">
            <text:p/>
          </table:table-cell>
          <table:table-cell/>
        </table:table-row>
        <table:table-row table:style-name="ro1">
          <table:table-cell table:formula="of:=IF([Sheet1.B715]&lt;&gt;&quot;&quot;;[Sheet1.B715];&quot;&quot;)">
            <text:p/>
          </table:table-cell>
          <table:table-cell table:formula="of:=IF([Sheet1.A715]&lt;&gt;&quot;&quot;;++([Sheet1.A715]-5*60*60)/(24*60*60)+[.$C$1];&quot;&quot;)">
            <text:p/>
          </table:table-cell>
          <table:table-cell/>
        </table:table-row>
        <table:table-row table:style-name="ro1">
          <table:table-cell table:formula="of:=IF([Sheet1.B716]&lt;&gt;&quot;&quot;;[Sheet1.B716];&quot;&quot;)">
            <text:p/>
          </table:table-cell>
          <table:table-cell table:formula="of:=IF([Sheet1.A716]&lt;&gt;&quot;&quot;;++([Sheet1.A716]-5*60*60)/(24*60*60)+[.$C$1];&quot;&quot;)">
            <text:p/>
          </table:table-cell>
          <table:table-cell/>
        </table:table-row>
        <table:table-row table:style-name="ro1">
          <table:table-cell table:formula="of:=IF([Sheet1.B717]&lt;&gt;&quot;&quot;;[Sheet1.B717];&quot;&quot;)">
            <text:p/>
          </table:table-cell>
          <table:table-cell table:formula="of:=IF([Sheet1.A717]&lt;&gt;&quot;&quot;;++([Sheet1.A717]-5*60*60)/(24*60*60)+[.$C$1];&quot;&quot;)">
            <text:p/>
          </table:table-cell>
          <table:table-cell/>
        </table:table-row>
        <table:table-row table:style-name="ro1">
          <table:table-cell table:formula="of:=IF([Sheet1.B718]&lt;&gt;&quot;&quot;;[Sheet1.B718];&quot;&quot;)">
            <text:p/>
          </table:table-cell>
          <table:table-cell table:formula="of:=IF([Sheet1.A718]&lt;&gt;&quot;&quot;;++([Sheet1.A718]-5*60*60)/(24*60*60)+[.$C$1];&quot;&quot;)">
            <text:p/>
          </table:table-cell>
          <table:table-cell/>
        </table:table-row>
        <table:table-row table:style-name="ro1">
          <table:table-cell table:formula="of:=IF([Sheet1.B719]&lt;&gt;&quot;&quot;;[Sheet1.B719];&quot;&quot;)">
            <text:p/>
          </table:table-cell>
          <table:table-cell table:formula="of:=IF([Sheet1.A719]&lt;&gt;&quot;&quot;;++([Sheet1.A719]-5*60*60)/(24*60*60)+[.$C$1];&quot;&quot;)">
            <text:p/>
          </table:table-cell>
          <table:table-cell/>
        </table:table-row>
        <table:table-row table:style-name="ro1">
          <table:table-cell table:formula="of:=IF([Sheet1.B720]&lt;&gt;&quot;&quot;;[Sheet1.B720];&quot;&quot;)">
            <text:p/>
          </table:table-cell>
          <table:table-cell table:formula="of:=IF([Sheet1.A720]&lt;&gt;&quot;&quot;;++([Sheet1.A720]-5*60*60)/(24*60*60)+[.$C$1];&quot;&quot;)">
            <text:p/>
          </table:table-cell>
          <table:table-cell/>
        </table:table-row>
        <table:table-row table:style-name="ro1">
          <table:table-cell table:formula="of:=IF([Sheet1.B721]&lt;&gt;&quot;&quot;;[Sheet1.B721];&quot;&quot;)">
            <text:p/>
          </table:table-cell>
          <table:table-cell table:formula="of:=IF([Sheet1.A721]&lt;&gt;&quot;&quot;;++([Sheet1.A721]-5*60*60)/(24*60*60)+[.$C$1];&quot;&quot;)">
            <text:p/>
          </table:table-cell>
          <table:table-cell/>
        </table:table-row>
        <table:table-row table:style-name="ro1">
          <table:table-cell table:formula="of:=IF([Sheet1.B722]&lt;&gt;&quot;&quot;;[Sheet1.B722];&quot;&quot;)">
            <text:p/>
          </table:table-cell>
          <table:table-cell table:formula="of:=IF([Sheet1.A722]&lt;&gt;&quot;&quot;;++([Sheet1.A722]-5*60*60)/(24*60*60)+[.$C$1];&quot;&quot;)">
            <text:p/>
          </table:table-cell>
          <table:table-cell/>
        </table:table-row>
        <table:table-row table:style-name="ro1">
          <table:table-cell table:formula="of:=IF([Sheet1.B723]&lt;&gt;&quot;&quot;;[Sheet1.B723];&quot;&quot;)">
            <text:p/>
          </table:table-cell>
          <table:table-cell table:formula="of:=IF([Sheet1.A723]&lt;&gt;&quot;&quot;;++([Sheet1.A723]-5*60*60)/(24*60*60)+[.$C$1];&quot;&quot;)">
            <text:p/>
          </table:table-cell>
          <table:table-cell/>
        </table:table-row>
        <table:table-row table:style-name="ro1">
          <table:table-cell table:formula="of:=IF([Sheet1.B724]&lt;&gt;&quot;&quot;;[Sheet1.B724];&quot;&quot;)">
            <text:p/>
          </table:table-cell>
          <table:table-cell table:formula="of:=IF([Sheet1.A724]&lt;&gt;&quot;&quot;;++([Sheet1.A724]-5*60*60)/(24*60*60)+[.$C$1];&quot;&quot;)">
            <text:p/>
          </table:table-cell>
          <table:table-cell/>
        </table:table-row>
        <table:table-row table:style-name="ro1">
          <table:table-cell table:formula="of:=IF([Sheet1.B725]&lt;&gt;&quot;&quot;;[Sheet1.B725];&quot;&quot;)">
            <text:p/>
          </table:table-cell>
          <table:table-cell table:formula="of:=IF([Sheet1.A725]&lt;&gt;&quot;&quot;;++([Sheet1.A725]-5*60*60)/(24*60*60)+[.$C$1];&quot;&quot;)">
            <text:p/>
          </table:table-cell>
          <table:table-cell/>
        </table:table-row>
        <table:table-row table:style-name="ro1">
          <table:table-cell table:formula="of:=IF([Sheet1.B726]&lt;&gt;&quot;&quot;;[Sheet1.B726];&quot;&quot;)">
            <text:p/>
          </table:table-cell>
          <table:table-cell table:formula="of:=IF([Sheet1.A726]&lt;&gt;&quot;&quot;;++([Sheet1.A726]-5*60*60)/(24*60*60)+[.$C$1];&quot;&quot;)">
            <text:p/>
          </table:table-cell>
          <table:table-cell/>
        </table:table-row>
        <table:table-row table:style-name="ro1">
          <table:table-cell table:formula="of:=IF([Sheet1.B727]&lt;&gt;&quot;&quot;;[Sheet1.B727];&quot;&quot;)">
            <text:p/>
          </table:table-cell>
          <table:table-cell table:formula="of:=IF([Sheet1.A727]&lt;&gt;&quot;&quot;;++([Sheet1.A727]-5*60*60)/(24*60*60)+[.$C$1];&quot;&quot;)">
            <text:p/>
          </table:table-cell>
          <table:table-cell/>
        </table:table-row>
        <table:table-row table:style-name="ro1">
          <table:table-cell table:formula="of:=IF([Sheet1.B728]&lt;&gt;&quot;&quot;;[Sheet1.B728];&quot;&quot;)">
            <text:p/>
          </table:table-cell>
          <table:table-cell table:formula="of:=IF([Sheet1.A728]&lt;&gt;&quot;&quot;;++([Sheet1.A728]-5*60*60)/(24*60*60)+[.$C$1];&quot;&quot;)">
            <text:p/>
          </table:table-cell>
          <table:table-cell/>
        </table:table-row>
        <table:table-row table:style-name="ro1">
          <table:table-cell table:formula="of:=IF([Sheet1.B729]&lt;&gt;&quot;&quot;;[Sheet1.B729];&quot;&quot;)">
            <text:p/>
          </table:table-cell>
          <table:table-cell table:formula="of:=IF([Sheet1.A729]&lt;&gt;&quot;&quot;;++([Sheet1.A729]-5*60*60)/(24*60*60)+[.$C$1];&quot;&quot;)">
            <text:p/>
          </table:table-cell>
          <table:table-cell/>
        </table:table-row>
        <table:table-row table:style-name="ro1">
          <table:table-cell table:formula="of:=IF([Sheet1.B730]&lt;&gt;&quot;&quot;;[Sheet1.B730];&quot;&quot;)">
            <text:p/>
          </table:table-cell>
          <table:table-cell table:formula="of:=IF([Sheet1.A730]&lt;&gt;&quot;&quot;;++([Sheet1.A730]-5*60*60)/(24*60*60)+[.$C$1];&quot;&quot;)">
            <text:p/>
          </table:table-cell>
          <table:table-cell/>
        </table:table-row>
        <table:table-row table:style-name="ro1">
          <table:table-cell table:formula="of:=IF([Sheet1.B731]&lt;&gt;&quot;&quot;;[Sheet1.B731];&quot;&quot;)">
            <text:p/>
          </table:table-cell>
          <table:table-cell table:formula="of:=IF([Sheet1.A731]&lt;&gt;&quot;&quot;;++([Sheet1.A731]-5*60*60)/(24*60*60)+[.$C$1];&quot;&quot;)">
            <text:p/>
          </table:table-cell>
          <table:table-cell/>
        </table:table-row>
        <table:table-row table:style-name="ro1">
          <table:table-cell table:formula="of:=IF([Sheet1.B732]&lt;&gt;&quot;&quot;;[Sheet1.B732];&quot;&quot;)">
            <text:p/>
          </table:table-cell>
          <table:table-cell table:formula="of:=IF([Sheet1.A732]&lt;&gt;&quot;&quot;;++([Sheet1.A732]-5*60*60)/(24*60*60)+[.$C$1];&quot;&quot;)">
            <text:p/>
          </table:table-cell>
          <table:table-cell/>
        </table:table-row>
        <table:table-row table:style-name="ro1">
          <table:table-cell table:formula="of:=IF([Sheet1.B733]&lt;&gt;&quot;&quot;;[Sheet1.B733];&quot;&quot;)">
            <text:p/>
          </table:table-cell>
          <table:table-cell table:formula="of:=IF([Sheet1.A733]&lt;&gt;&quot;&quot;;++([Sheet1.A733]-5*60*60)/(24*60*60)+[.$C$1];&quot;&quot;)">
            <text:p/>
          </table:table-cell>
          <table:table-cell/>
        </table:table-row>
        <table:table-row table:style-name="ro1">
          <table:table-cell table:formula="of:=IF([Sheet1.B734]&lt;&gt;&quot;&quot;;[Sheet1.B734];&quot;&quot;)">
            <text:p/>
          </table:table-cell>
          <table:table-cell table:formula="of:=IF([Sheet1.A734]&lt;&gt;&quot;&quot;;++([Sheet1.A734]-5*60*60)/(24*60*60)+[.$C$1];&quot;&quot;)">
            <text:p/>
          </table:table-cell>
          <table:table-cell/>
        </table:table-row>
        <table:table-row table:style-name="ro1">
          <table:table-cell table:formula="of:=IF([Sheet1.B735]&lt;&gt;&quot;&quot;;[Sheet1.B735];&quot;&quot;)">
            <text:p/>
          </table:table-cell>
          <table:table-cell table:formula="of:=IF([Sheet1.A735]&lt;&gt;&quot;&quot;;++([Sheet1.A735]-5*60*60)/(24*60*60)+[.$C$1];&quot;&quot;)">
            <text:p/>
          </table:table-cell>
          <table:table-cell/>
        </table:table-row>
        <table:table-row table:style-name="ro1">
          <table:table-cell table:formula="of:=IF([Sheet1.B736]&lt;&gt;&quot;&quot;;[Sheet1.B736];&quot;&quot;)">
            <text:p/>
          </table:table-cell>
          <table:table-cell table:formula="of:=IF([Sheet1.A736]&lt;&gt;&quot;&quot;;++([Sheet1.A736]-5*60*60)/(24*60*60)+[.$C$1];&quot;&quot;)">
            <text:p/>
          </table:table-cell>
          <table:table-cell/>
        </table:table-row>
        <table:table-row table:style-name="ro1">
          <table:table-cell table:formula="of:=IF([Sheet1.B737]&lt;&gt;&quot;&quot;;[Sheet1.B737];&quot;&quot;)">
            <text:p/>
          </table:table-cell>
          <table:table-cell table:formula="of:=IF([Sheet1.A737]&lt;&gt;&quot;&quot;;++([Sheet1.A737]-5*60*60)/(24*60*60)+[.$C$1];&quot;&quot;)">
            <text:p/>
          </table:table-cell>
          <table:table-cell/>
        </table:table-row>
        <table:table-row table:style-name="ro1">
          <table:table-cell table:formula="of:=IF([Sheet1.B738]&lt;&gt;&quot;&quot;;[Sheet1.B738];&quot;&quot;)">
            <text:p/>
          </table:table-cell>
          <table:table-cell table:formula="of:=IF([Sheet1.A738]&lt;&gt;&quot;&quot;;++([Sheet1.A738]-5*60*60)/(24*60*60)+[.$C$1];&quot;&quot;)">
            <text:p/>
          </table:table-cell>
          <table:table-cell/>
        </table:table-row>
        <table:table-row table:style-name="ro1">
          <table:table-cell table:formula="of:=IF([Sheet1.B739]&lt;&gt;&quot;&quot;;[Sheet1.B739];&quot;&quot;)">
            <text:p/>
          </table:table-cell>
          <table:table-cell table:formula="of:=IF([Sheet1.A739]&lt;&gt;&quot;&quot;;++([Sheet1.A739]-5*60*60)/(24*60*60)+[.$C$1];&quot;&quot;)">
            <text:p/>
          </table:table-cell>
          <table:table-cell/>
        </table:table-row>
        <table:table-row table:style-name="ro1">
          <table:table-cell table:formula="of:=IF([Sheet1.B740]&lt;&gt;&quot;&quot;;[Sheet1.B740];&quot;&quot;)">
            <text:p/>
          </table:table-cell>
          <table:table-cell table:formula="of:=IF([Sheet1.A740]&lt;&gt;&quot;&quot;;++([Sheet1.A740]-5*60*60)/(24*60*60)+[.$C$1];&quot;&quot;)">
            <text:p/>
          </table:table-cell>
          <table:table-cell/>
        </table:table-row>
        <table:table-row table:style-name="ro1">
          <table:table-cell table:formula="of:=IF([Sheet1.B741]&lt;&gt;&quot;&quot;;[Sheet1.B741];&quot;&quot;)">
            <text:p/>
          </table:table-cell>
          <table:table-cell table:formula="of:=IF([Sheet1.A741]&lt;&gt;&quot;&quot;;++([Sheet1.A741]-5*60*60)/(24*60*60)+[.$C$1];&quot;&quot;)">
            <text:p/>
          </table:table-cell>
          <table:table-cell/>
        </table:table-row>
        <table:table-row table:style-name="ro1">
          <table:table-cell table:formula="of:=IF([Sheet1.B742]&lt;&gt;&quot;&quot;;[Sheet1.B742];&quot;&quot;)">
            <text:p/>
          </table:table-cell>
          <table:table-cell table:formula="of:=IF([Sheet1.A742]&lt;&gt;&quot;&quot;;++([Sheet1.A742]-5*60*60)/(24*60*60)+[.$C$1];&quot;&quot;)">
            <text:p/>
          </table:table-cell>
          <table:table-cell/>
        </table:table-row>
        <table:table-row table:style-name="ro1">
          <table:table-cell table:formula="of:=IF([Sheet1.B743]&lt;&gt;&quot;&quot;;[Sheet1.B743];&quot;&quot;)">
            <text:p/>
          </table:table-cell>
          <table:table-cell table:formula="of:=IF([Sheet1.A743]&lt;&gt;&quot;&quot;;++([Sheet1.A743]-5*60*60)/(24*60*60)+[.$C$1];&quot;&quot;)">
            <text:p/>
          </table:table-cell>
          <table:table-cell/>
        </table:table-row>
        <table:table-row table:style-name="ro1">
          <table:table-cell table:formula="of:=IF([Sheet1.B744]&lt;&gt;&quot;&quot;;[Sheet1.B744];&quot;&quot;)">
            <text:p/>
          </table:table-cell>
          <table:table-cell table:formula="of:=IF([Sheet1.A744]&lt;&gt;&quot;&quot;;++([Sheet1.A744]-5*60*60)/(24*60*60)+[.$C$1];&quot;&quot;)">
            <text:p/>
          </table:table-cell>
          <table:table-cell/>
        </table:table-row>
        <table:table-row table:style-name="ro1">
          <table:table-cell table:formula="of:=IF([Sheet1.B745]&lt;&gt;&quot;&quot;;[Sheet1.B745];&quot;&quot;)">
            <text:p/>
          </table:table-cell>
          <table:table-cell table:formula="of:=IF([Sheet1.A745]&lt;&gt;&quot;&quot;;++([Sheet1.A745]-5*60*60)/(24*60*60)+[.$C$1];&quot;&quot;)">
            <text:p/>
          </table:table-cell>
          <table:table-cell/>
        </table:table-row>
        <table:table-row table:style-name="ro1">
          <table:table-cell table:formula="of:=IF([Sheet1.B746]&lt;&gt;&quot;&quot;;[Sheet1.B746];&quot;&quot;)">
            <text:p/>
          </table:table-cell>
          <table:table-cell table:formula="of:=IF([Sheet1.A746]&lt;&gt;&quot;&quot;;++([Sheet1.A746]-5*60*60)/(24*60*60)+[.$C$1];&quot;&quot;)">
            <text:p/>
          </table:table-cell>
          <table:table-cell/>
        </table:table-row>
        <table:table-row table:style-name="ro1">
          <table:table-cell table:formula="of:=IF([Sheet1.B747]&lt;&gt;&quot;&quot;;[Sheet1.B747];&quot;&quot;)">
            <text:p/>
          </table:table-cell>
          <table:table-cell table:formula="of:=IF([Sheet1.A747]&lt;&gt;&quot;&quot;;++([Sheet1.A747]-5*60*60)/(24*60*60)+[.$C$1];&quot;&quot;)">
            <text:p/>
          </table:table-cell>
          <table:table-cell/>
        </table:table-row>
        <table:table-row table:style-name="ro1">
          <table:table-cell table:formula="of:=IF([Sheet1.B748]&lt;&gt;&quot;&quot;;[Sheet1.B748];&quot;&quot;)">
            <text:p/>
          </table:table-cell>
          <table:table-cell table:formula="of:=IF([Sheet1.A748]&lt;&gt;&quot;&quot;;++([Sheet1.A748]-5*60*60)/(24*60*60)+[.$C$1];&quot;&quot;)">
            <text:p/>
          </table:table-cell>
          <table:table-cell/>
        </table:table-row>
        <table:table-row table:style-name="ro1">
          <table:table-cell table:formula="of:=IF([Sheet1.B749]&lt;&gt;&quot;&quot;;[Sheet1.B749];&quot;&quot;)">
            <text:p/>
          </table:table-cell>
          <table:table-cell table:formula="of:=IF([Sheet1.A749]&lt;&gt;&quot;&quot;;++([Sheet1.A749]-5*60*60)/(24*60*60)+[.$C$1];&quot;&quot;)">
            <text:p/>
          </table:table-cell>
          <table:table-cell/>
        </table:table-row>
        <table:table-row table:style-name="ro1">
          <table:table-cell table:formula="of:=IF([Sheet1.B750]&lt;&gt;&quot;&quot;;[Sheet1.B750];&quot;&quot;)">
            <text:p/>
          </table:table-cell>
          <table:table-cell table:formula="of:=IF([Sheet1.A750]&lt;&gt;&quot;&quot;;++([Sheet1.A750]-5*60*60)/(24*60*60)+[.$C$1];&quot;&quot;)">
            <text:p/>
          </table:table-cell>
          <table:table-cell/>
        </table:table-row>
        <table:table-row table:style-name="ro1">
          <table:table-cell table:formula="of:=IF([Sheet1.B751]&lt;&gt;&quot;&quot;;[Sheet1.B751];&quot;&quot;)">
            <text:p/>
          </table:table-cell>
          <table:table-cell table:formula="of:=IF([Sheet1.A751]&lt;&gt;&quot;&quot;;++([Sheet1.A751]-5*60*60)/(24*60*60)+[.$C$1];&quot;&quot;)">
            <text:p/>
          </table:table-cell>
          <table:table-cell/>
        </table:table-row>
        <table:table-row table:style-name="ro1">
          <table:table-cell table:formula="of:=IF([Sheet1.B752]&lt;&gt;&quot;&quot;;[Sheet1.B752];&quot;&quot;)">
            <text:p/>
          </table:table-cell>
          <table:table-cell table:formula="of:=IF([Sheet1.A752]&lt;&gt;&quot;&quot;;++([Sheet1.A752]-5*60*60)/(24*60*60)+[.$C$1];&quot;&quot;)">
            <text:p/>
          </table:table-cell>
          <table:table-cell/>
        </table:table-row>
        <table:table-row table:style-name="ro1">
          <table:table-cell table:formula="of:=IF([Sheet1.B753]&lt;&gt;&quot;&quot;;[Sheet1.B753];&quot;&quot;)">
            <text:p/>
          </table:table-cell>
          <table:table-cell table:formula="of:=IF([Sheet1.A753]&lt;&gt;&quot;&quot;;++([Sheet1.A753]-5*60*60)/(24*60*60)+[.$C$1];&quot;&quot;)">
            <text:p/>
          </table:table-cell>
          <table:table-cell/>
        </table:table-row>
        <table:table-row table:style-name="ro1">
          <table:table-cell table:formula="of:=IF([Sheet1.B754]&lt;&gt;&quot;&quot;;[Sheet1.B754];&quot;&quot;)">
            <text:p/>
          </table:table-cell>
          <table:table-cell table:formula="of:=IF([Sheet1.A754]&lt;&gt;&quot;&quot;;++([Sheet1.A754]-5*60*60)/(24*60*60)+[.$C$1];&quot;&quot;)">
            <text:p/>
          </table:table-cell>
          <table:table-cell/>
        </table:table-row>
        <table:table-row table:style-name="ro1">
          <table:table-cell table:formula="of:=IF([Sheet1.B755]&lt;&gt;&quot;&quot;;[Sheet1.B755];&quot;&quot;)">
            <text:p/>
          </table:table-cell>
          <table:table-cell table:formula="of:=IF([Sheet1.A755]&lt;&gt;&quot;&quot;;++([Sheet1.A755]-5*60*60)/(24*60*60)+[.$C$1];&quot;&quot;)">
            <text:p/>
          </table:table-cell>
          <table:table-cell/>
        </table:table-row>
        <table:table-row table:style-name="ro1">
          <table:table-cell table:formula="of:=IF([Sheet1.B756]&lt;&gt;&quot;&quot;;[Sheet1.B756];&quot;&quot;)">
            <text:p/>
          </table:table-cell>
          <table:table-cell table:formula="of:=IF([Sheet1.A756]&lt;&gt;&quot;&quot;;++([Sheet1.A756]-5*60*60)/(24*60*60)+[.$C$1];&quot;&quot;)">
            <text:p/>
          </table:table-cell>
          <table:table-cell/>
        </table:table-row>
        <table:table-row table:style-name="ro1">
          <table:table-cell table:formula="of:=IF([Sheet1.B757]&lt;&gt;&quot;&quot;;[Sheet1.B757];&quot;&quot;)">
            <text:p/>
          </table:table-cell>
          <table:table-cell table:formula="of:=IF([Sheet1.A757]&lt;&gt;&quot;&quot;;++([Sheet1.A757]-5*60*60)/(24*60*60)+[.$C$1];&quot;&quot;)">
            <text:p/>
          </table:table-cell>
          <table:table-cell/>
        </table:table-row>
        <table:table-row table:style-name="ro1">
          <table:table-cell table:formula="of:=IF([Sheet1.B758]&lt;&gt;&quot;&quot;;[Sheet1.B758];&quot;&quot;)">
            <text:p/>
          </table:table-cell>
          <table:table-cell table:formula="of:=IF([Sheet1.A758]&lt;&gt;&quot;&quot;;++([Sheet1.A758]-5*60*60)/(24*60*60)+[.$C$1];&quot;&quot;)">
            <text:p/>
          </table:table-cell>
          <table:table-cell/>
        </table:table-row>
        <table:table-row table:style-name="ro1">
          <table:table-cell table:formula="of:=IF([Sheet1.B759]&lt;&gt;&quot;&quot;;[Sheet1.B759];&quot;&quot;)">
            <text:p/>
          </table:table-cell>
          <table:table-cell table:formula="of:=IF([Sheet1.A759]&lt;&gt;&quot;&quot;;++([Sheet1.A759]-5*60*60)/(24*60*60)+[.$C$1];&quot;&quot;)">
            <text:p/>
          </table:table-cell>
          <table:table-cell/>
        </table:table-row>
        <table:table-row table:style-name="ro1">
          <table:table-cell table:formula="of:=IF([Sheet1.B760]&lt;&gt;&quot;&quot;;[Sheet1.B760];&quot;&quot;)">
            <text:p/>
          </table:table-cell>
          <table:table-cell table:formula="of:=IF([Sheet1.A760]&lt;&gt;&quot;&quot;;++([Sheet1.A760]-5*60*60)/(24*60*60)+[.$C$1];&quot;&quot;)">
            <text:p/>
          </table:table-cell>
          <table:table-cell/>
        </table:table-row>
        <table:table-row table:style-name="ro1">
          <table:table-cell table:formula="of:=IF([Sheet1.B761]&lt;&gt;&quot;&quot;;[Sheet1.B761];&quot;&quot;)">
            <text:p/>
          </table:table-cell>
          <table:table-cell table:formula="of:=IF([Sheet1.A761]&lt;&gt;&quot;&quot;;++([Sheet1.A761]-5*60*60)/(24*60*60)+[.$C$1];&quot;&quot;)">
            <text:p/>
          </table:table-cell>
          <table:table-cell/>
        </table:table-row>
        <table:table-row table:style-name="ro1">
          <table:table-cell table:formula="of:=IF([Sheet1.B762]&lt;&gt;&quot;&quot;;[Sheet1.B762];&quot;&quot;)">
            <text:p/>
          </table:table-cell>
          <table:table-cell table:formula="of:=IF([Sheet1.A762]&lt;&gt;&quot;&quot;;++([Sheet1.A762]-5*60*60)/(24*60*60)+[.$C$1];&quot;&quot;)">
            <text:p/>
          </table:table-cell>
          <table:table-cell/>
        </table:table-row>
        <table:table-row table:style-name="ro1">
          <table:table-cell table:formula="of:=IF([Sheet1.B763]&lt;&gt;&quot;&quot;;[Sheet1.B763];&quot;&quot;)">
            <text:p/>
          </table:table-cell>
          <table:table-cell table:formula="of:=IF([Sheet1.A763]&lt;&gt;&quot;&quot;;++([Sheet1.A763]-5*60*60)/(24*60*60)+[.$C$1];&quot;&quot;)">
            <text:p/>
          </table:table-cell>
          <table:table-cell/>
        </table:table-row>
        <table:table-row table:style-name="ro1">
          <table:table-cell table:formula="of:=IF([Sheet1.B764]&lt;&gt;&quot;&quot;;[Sheet1.B764];&quot;&quot;)">
            <text:p/>
          </table:table-cell>
          <table:table-cell table:formula="of:=IF([Sheet1.A764]&lt;&gt;&quot;&quot;;++([Sheet1.A764]-5*60*60)/(24*60*60)+[.$C$1];&quot;&quot;)">
            <text:p/>
          </table:table-cell>
          <table:table-cell/>
        </table:table-row>
        <table:table-row table:style-name="ro1">
          <table:table-cell table:formula="of:=IF([Sheet1.B765]&lt;&gt;&quot;&quot;;[Sheet1.B765];&quot;&quot;)">
            <text:p/>
          </table:table-cell>
          <table:table-cell table:formula="of:=IF([Sheet1.A765]&lt;&gt;&quot;&quot;;++([Sheet1.A765]-5*60*60)/(24*60*60)+[.$C$1];&quot;&quot;)">
            <text:p/>
          </table:table-cell>
          <table:table-cell/>
        </table:table-row>
        <table:table-row table:style-name="ro1">
          <table:table-cell table:formula="of:=IF([Sheet1.B766]&lt;&gt;&quot;&quot;;[Sheet1.B766];&quot;&quot;)">
            <text:p/>
          </table:table-cell>
          <table:table-cell table:formula="of:=IF([Sheet1.A766]&lt;&gt;&quot;&quot;;++([Sheet1.A766]-5*60*60)/(24*60*60)+[.$C$1];&quot;&quot;)">
            <text:p/>
          </table:table-cell>
          <table:table-cell/>
        </table:table-row>
        <table:table-row table:style-name="ro1">
          <table:table-cell table:formula="of:=IF([Sheet1.B767]&lt;&gt;&quot;&quot;;[Sheet1.B767];&quot;&quot;)">
            <text:p/>
          </table:table-cell>
          <table:table-cell table:formula="of:=IF([Sheet1.A767]&lt;&gt;&quot;&quot;;++([Sheet1.A767]-5*60*60)/(24*60*60)+[.$C$1];&quot;&quot;)">
            <text:p/>
          </table:table-cell>
          <table:table-cell/>
        </table:table-row>
        <table:table-row table:style-name="ro1">
          <table:table-cell table:formula="of:=IF([Sheet1.B768]&lt;&gt;&quot;&quot;;[Sheet1.B768];&quot;&quot;)">
            <text:p/>
          </table:table-cell>
          <table:table-cell table:formula="of:=IF([Sheet1.A768]&lt;&gt;&quot;&quot;;++([Sheet1.A768]-5*60*60)/(24*60*60)+[.$C$1];&quot;&quot;)">
            <text:p/>
          </table:table-cell>
          <table:table-cell/>
        </table:table-row>
        <table:table-row table:style-name="ro1">
          <table:table-cell table:formula="of:=IF([Sheet1.B769]&lt;&gt;&quot;&quot;;[Sheet1.B769];&quot;&quot;)">
            <text:p/>
          </table:table-cell>
          <table:table-cell table:formula="of:=IF([Sheet1.A769]&lt;&gt;&quot;&quot;;++([Sheet1.A769]-5*60*60)/(24*60*60)+[.$C$1];&quot;&quot;)">
            <text:p/>
          </table:table-cell>
          <table:table-cell/>
        </table:table-row>
        <table:table-row table:style-name="ro1">
          <table:table-cell table:formula="of:=IF([Sheet1.B770]&lt;&gt;&quot;&quot;;[Sheet1.B770];&quot;&quot;)">
            <text:p/>
          </table:table-cell>
          <table:table-cell table:formula="of:=IF([Sheet1.A770]&lt;&gt;&quot;&quot;;++([Sheet1.A770]-5*60*60)/(24*60*60)+[.$C$1];&quot;&quot;)">
            <text:p/>
          </table:table-cell>
          <table:table-cell/>
        </table:table-row>
        <table:table-row table:style-name="ro1">
          <table:table-cell table:formula="of:=IF([Sheet1.B771]&lt;&gt;&quot;&quot;;[Sheet1.B771];&quot;&quot;)">
            <text:p/>
          </table:table-cell>
          <table:table-cell table:formula="of:=IF([Sheet1.A771]&lt;&gt;&quot;&quot;;++([Sheet1.A771]-5*60*60)/(24*60*60)+[.$C$1];&quot;&quot;)">
            <text:p/>
          </table:table-cell>
          <table:table-cell/>
        </table:table-row>
        <table:table-row table:style-name="ro1">
          <table:table-cell table:formula="of:=IF([Sheet1.B772]&lt;&gt;&quot;&quot;;[Sheet1.B772];&quot;&quot;)">
            <text:p/>
          </table:table-cell>
          <table:table-cell table:formula="of:=IF([Sheet1.A772]&lt;&gt;&quot;&quot;;++([Sheet1.A772]-5*60*60)/(24*60*60)+[.$C$1];&quot;&quot;)">
            <text:p/>
          </table:table-cell>
          <table:table-cell/>
        </table:table-row>
        <table:table-row table:style-name="ro1">
          <table:table-cell table:formula="of:=IF([Sheet1.B773]&lt;&gt;&quot;&quot;;[Sheet1.B773];&quot;&quot;)">
            <text:p/>
          </table:table-cell>
          <table:table-cell table:formula="of:=IF([Sheet1.A773]&lt;&gt;&quot;&quot;;++([Sheet1.A773]-5*60*60)/(24*60*60)+[.$C$1];&quot;&quot;)">
            <text:p/>
          </table:table-cell>
          <table:table-cell/>
        </table:table-row>
        <table:table-row table:style-name="ro1">
          <table:table-cell table:formula="of:=IF([Sheet1.B774]&lt;&gt;&quot;&quot;;[Sheet1.B774];&quot;&quot;)">
            <text:p/>
          </table:table-cell>
          <table:table-cell table:formula="of:=IF([Sheet1.A774]&lt;&gt;&quot;&quot;;++([Sheet1.A774]-5*60*60)/(24*60*60)+[.$C$1];&quot;&quot;)">
            <text:p/>
          </table:table-cell>
          <table:table-cell/>
        </table:table-row>
        <table:table-row table:style-name="ro1">
          <table:table-cell table:formula="of:=IF([Sheet1.B775]&lt;&gt;&quot;&quot;;[Sheet1.B775];&quot;&quot;)">
            <text:p/>
          </table:table-cell>
          <table:table-cell table:formula="of:=IF([Sheet1.A775]&lt;&gt;&quot;&quot;;++([Sheet1.A775]-5*60*60)/(24*60*60)+[.$C$1];&quot;&quot;)">
            <text:p/>
          </table:table-cell>
          <table:table-cell/>
        </table:table-row>
        <table:table-row table:style-name="ro1">
          <table:table-cell table:formula="of:=IF([Sheet1.B776]&lt;&gt;&quot;&quot;;[Sheet1.B776];&quot;&quot;)">
            <text:p/>
          </table:table-cell>
          <table:table-cell table:formula="of:=IF([Sheet1.A776]&lt;&gt;&quot;&quot;;++([Sheet1.A776]-5*60*60)/(24*60*60)+[.$C$1];&quot;&quot;)">
            <text:p/>
          </table:table-cell>
          <table:table-cell/>
        </table:table-row>
        <table:table-row table:style-name="ro1">
          <table:table-cell table:formula="of:=IF([Sheet1.B777]&lt;&gt;&quot;&quot;;[Sheet1.B777];&quot;&quot;)">
            <text:p/>
          </table:table-cell>
          <table:table-cell table:formula="of:=IF([Sheet1.A777]&lt;&gt;&quot;&quot;;++([Sheet1.A777]-5*60*60)/(24*60*60)+[.$C$1];&quot;&quot;)">
            <text:p/>
          </table:table-cell>
          <table:table-cell/>
        </table:table-row>
        <table:table-row table:style-name="ro1">
          <table:table-cell table:formula="of:=IF([Sheet1.B778]&lt;&gt;&quot;&quot;;[Sheet1.B778];&quot;&quot;)">
            <text:p/>
          </table:table-cell>
          <table:table-cell table:formula="of:=IF([Sheet1.A778]&lt;&gt;&quot;&quot;;++([Sheet1.A778]-5*60*60)/(24*60*60)+[.$C$1];&quot;&quot;)">
            <text:p/>
          </table:table-cell>
          <table:table-cell/>
        </table:table-row>
        <table:table-row table:style-name="ro1">
          <table:table-cell table:formula="of:=IF([Sheet1.B779]&lt;&gt;&quot;&quot;;[Sheet1.B779];&quot;&quot;)">
            <text:p/>
          </table:table-cell>
          <table:table-cell table:formula="of:=IF([Sheet1.A779]&lt;&gt;&quot;&quot;;++([Sheet1.A779]-5*60*60)/(24*60*60)+[.$C$1];&quot;&quot;)">
            <text:p/>
          </table:table-cell>
          <table:table-cell/>
        </table:table-row>
        <table:table-row table:style-name="ro1">
          <table:table-cell table:formula="of:=IF([Sheet1.B780]&lt;&gt;&quot;&quot;;[Sheet1.B780];&quot;&quot;)">
            <text:p/>
          </table:table-cell>
          <table:table-cell table:formula="of:=IF([Sheet1.A780]&lt;&gt;&quot;&quot;;++([Sheet1.A780]-5*60*60)/(24*60*60)+[.$C$1];&quot;&quot;)">
            <text:p/>
          </table:table-cell>
          <table:table-cell/>
        </table:table-row>
        <table:table-row table:style-name="ro1">
          <table:table-cell table:formula="of:=IF([Sheet1.B781]&lt;&gt;&quot;&quot;;[Sheet1.B781];&quot;&quot;)">
            <text:p/>
          </table:table-cell>
          <table:table-cell table:formula="of:=IF([Sheet1.A781]&lt;&gt;&quot;&quot;;++([Sheet1.A781]-5*60*60)/(24*60*60)+[.$C$1];&quot;&quot;)">
            <text:p/>
          </table:table-cell>
          <table:table-cell/>
        </table:table-row>
        <table:table-row table:style-name="ro1">
          <table:table-cell table:formula="of:=IF([Sheet1.B782]&lt;&gt;&quot;&quot;;[Sheet1.B782];&quot;&quot;)">
            <text:p/>
          </table:table-cell>
          <table:table-cell table:formula="of:=IF([Sheet1.A782]&lt;&gt;&quot;&quot;;++([Sheet1.A782]-5*60*60)/(24*60*60)+[.$C$1];&quot;&quot;)">
            <text:p/>
          </table:table-cell>
          <table:table-cell/>
        </table:table-row>
        <table:table-row table:style-name="ro1">
          <table:table-cell table:formula="of:=IF([Sheet1.B783]&lt;&gt;&quot;&quot;;[Sheet1.B783];&quot;&quot;)">
            <text:p/>
          </table:table-cell>
          <table:table-cell table:formula="of:=IF([Sheet1.A783]&lt;&gt;&quot;&quot;;++([Sheet1.A783]-5*60*60)/(24*60*60)+[.$C$1];&quot;&quot;)">
            <text:p/>
          </table:table-cell>
          <table:table-cell/>
        </table:table-row>
        <table:table-row table:style-name="ro1">
          <table:table-cell table:formula="of:=IF([Sheet1.B784]&lt;&gt;&quot;&quot;;[Sheet1.B784];&quot;&quot;)">
            <text:p/>
          </table:table-cell>
          <table:table-cell table:formula="of:=IF([Sheet1.A784]&lt;&gt;&quot;&quot;;++([Sheet1.A784]-5*60*60)/(24*60*60)+[.$C$1];&quot;&quot;)">
            <text:p/>
          </table:table-cell>
          <table:table-cell/>
        </table:table-row>
        <table:table-row table:style-name="ro1">
          <table:table-cell table:formula="of:=IF([Sheet1.B785]&lt;&gt;&quot;&quot;;[Sheet1.B785];&quot;&quot;)">
            <text:p/>
          </table:table-cell>
          <table:table-cell table:formula="of:=IF([Sheet1.A785]&lt;&gt;&quot;&quot;;++([Sheet1.A785]-5*60*60)/(24*60*60)+[.$C$1];&quot;&quot;)">
            <text:p/>
          </table:table-cell>
          <table:table-cell/>
        </table:table-row>
        <table:table-row table:style-name="ro1">
          <table:table-cell table:formula="of:=IF([Sheet1.B786]&lt;&gt;&quot;&quot;;[Sheet1.B786];&quot;&quot;)">
            <text:p/>
          </table:table-cell>
          <table:table-cell table:formula="of:=IF([Sheet1.A786]&lt;&gt;&quot;&quot;;++([Sheet1.A786]-5*60*60)/(24*60*60)+[.$C$1];&quot;&quot;)">
            <text:p/>
          </table:table-cell>
          <table:table-cell/>
        </table:table-row>
        <table:table-row table:style-name="ro1">
          <table:table-cell table:formula="of:=IF([Sheet1.B787]&lt;&gt;&quot;&quot;;[Sheet1.B787];&quot;&quot;)">
            <text:p/>
          </table:table-cell>
          <table:table-cell table:formula="of:=IF([Sheet1.A787]&lt;&gt;&quot;&quot;;++([Sheet1.A787]-5*60*60)/(24*60*60)+[.$C$1];&quot;&quot;)">
            <text:p/>
          </table:table-cell>
          <table:table-cell/>
        </table:table-row>
        <table:table-row table:style-name="ro1">
          <table:table-cell table:formula="of:=IF([Sheet1.B788]&lt;&gt;&quot;&quot;;[Sheet1.B788];&quot;&quot;)">
            <text:p/>
          </table:table-cell>
          <table:table-cell table:formula="of:=IF([Sheet1.A788]&lt;&gt;&quot;&quot;;++([Sheet1.A788]-5*60*60)/(24*60*60)+[.$C$1];&quot;&quot;)">
            <text:p/>
          </table:table-cell>
          <table:table-cell/>
        </table:table-row>
        <table:table-row table:style-name="ro1">
          <table:table-cell table:formula="of:=IF([Sheet1.B789]&lt;&gt;&quot;&quot;;[Sheet1.B789];&quot;&quot;)">
            <text:p/>
          </table:table-cell>
          <table:table-cell table:formula="of:=IF([Sheet1.A789]&lt;&gt;&quot;&quot;;++([Sheet1.A789]-5*60*60)/(24*60*60)+[.$C$1];&quot;&quot;)">
            <text:p/>
          </table:table-cell>
          <table:table-cell/>
        </table:table-row>
        <table:table-row table:style-name="ro1">
          <table:table-cell table:formula="of:=IF([Sheet1.B790]&lt;&gt;&quot;&quot;;[Sheet1.B790];&quot;&quot;)">
            <text:p/>
          </table:table-cell>
          <table:table-cell table:formula="of:=IF([Sheet1.A790]&lt;&gt;&quot;&quot;;++([Sheet1.A790]-5*60*60)/(24*60*60)+[.$C$1];&quot;&quot;)">
            <text:p/>
          </table:table-cell>
          <table:table-cell/>
        </table:table-row>
        <table:table-row table:style-name="ro1">
          <table:table-cell table:formula="of:=IF([Sheet1.B791]&lt;&gt;&quot;&quot;;[Sheet1.B791];&quot;&quot;)">
            <text:p/>
          </table:table-cell>
          <table:table-cell table:formula="of:=IF([Sheet1.A791]&lt;&gt;&quot;&quot;;++([Sheet1.A791]-5*60*60)/(24*60*60)+[.$C$1];&quot;&quot;)">
            <text:p/>
          </table:table-cell>
          <table:table-cell/>
        </table:table-row>
        <table:table-row table:style-name="ro1">
          <table:table-cell table:formula="of:=IF([Sheet1.B792]&lt;&gt;&quot;&quot;;[Sheet1.B792];&quot;&quot;)">
            <text:p/>
          </table:table-cell>
          <table:table-cell table:formula="of:=IF([Sheet1.A792]&lt;&gt;&quot;&quot;;++([Sheet1.A792]-5*60*60)/(24*60*60)+[.$C$1];&quot;&quot;)">
            <text:p/>
          </table:table-cell>
          <table:table-cell/>
        </table:table-row>
        <table:table-row table:style-name="ro1">
          <table:table-cell table:formula="of:=IF([Sheet1.B793]&lt;&gt;&quot;&quot;;[Sheet1.B793];&quot;&quot;)">
            <text:p/>
          </table:table-cell>
          <table:table-cell table:formula="of:=IF([Sheet1.A793]&lt;&gt;&quot;&quot;;++([Sheet1.A793]-5*60*60)/(24*60*60)+[.$C$1];&quot;&quot;)">
            <text:p/>
          </table:table-cell>
          <table:table-cell/>
        </table:table-row>
        <table:table-row table:style-name="ro1">
          <table:table-cell table:formula="of:=IF([Sheet1.B794]&lt;&gt;&quot;&quot;;[Sheet1.B794];&quot;&quot;)">
            <text:p/>
          </table:table-cell>
          <table:table-cell table:formula="of:=IF([Sheet1.A794]&lt;&gt;&quot;&quot;;++([Sheet1.A794]-5*60*60)/(24*60*60)+[.$C$1];&quot;&quot;)">
            <text:p/>
          </table:table-cell>
          <table:table-cell/>
        </table:table-row>
        <table:table-row table:style-name="ro1">
          <table:table-cell table:formula="of:=IF([Sheet1.B795]&lt;&gt;&quot;&quot;;[Sheet1.B795];&quot;&quot;)">
            <text:p/>
          </table:table-cell>
          <table:table-cell table:formula="of:=IF([Sheet1.A795]&lt;&gt;&quot;&quot;;++([Sheet1.A795]-5*60*60)/(24*60*60)+[.$C$1];&quot;&quot;)">
            <text:p/>
          </table:table-cell>
          <table:table-cell/>
        </table:table-row>
        <table:table-row table:style-name="ro1">
          <table:table-cell table:formula="of:=IF([Sheet1.B796]&lt;&gt;&quot;&quot;;[Sheet1.B796];&quot;&quot;)">
            <text:p/>
          </table:table-cell>
          <table:table-cell table:formula="of:=IF([Sheet1.A796]&lt;&gt;&quot;&quot;;++([Sheet1.A796]-5*60*60)/(24*60*60)+[.$C$1];&quot;&quot;)">
            <text:p/>
          </table:table-cell>
          <table:table-cell/>
        </table:table-row>
        <table:table-row table:style-name="ro1">
          <table:table-cell table:formula="of:=IF([Sheet1.B797]&lt;&gt;&quot;&quot;;[Sheet1.B797];&quot;&quot;)">
            <text:p/>
          </table:table-cell>
          <table:table-cell table:formula="of:=IF([Sheet1.A797]&lt;&gt;&quot;&quot;;++([Sheet1.A797]-5*60*60)/(24*60*60)+[.$C$1];&quot;&quot;)">
            <text:p/>
          </table:table-cell>
          <table:table-cell/>
        </table:table-row>
        <table:table-row table:style-name="ro1">
          <table:table-cell table:formula="of:=IF([Sheet1.B798]&lt;&gt;&quot;&quot;;[Sheet1.B798];&quot;&quot;)">
            <text:p/>
          </table:table-cell>
          <table:table-cell table:formula="of:=IF([Sheet1.A798]&lt;&gt;&quot;&quot;;++([Sheet1.A798]-5*60*60)/(24*60*60)+[.$C$1];&quot;&quot;)">
            <text:p/>
          </table:table-cell>
          <table:table-cell/>
        </table:table-row>
        <table:table-row table:style-name="ro1">
          <table:table-cell table:formula="of:=IF([Sheet1.B799]&lt;&gt;&quot;&quot;;[Sheet1.B799];&quot;&quot;)">
            <text:p/>
          </table:table-cell>
          <table:table-cell table:formula="of:=IF([Sheet1.A799]&lt;&gt;&quot;&quot;;++([Sheet1.A799]-5*60*60)/(24*60*60)+[.$C$1];&quot;&quot;)">
            <text:p/>
          </table:table-cell>
          <table:table-cell/>
        </table:table-row>
        <table:table-row table:style-name="ro1">
          <table:table-cell table:formula="of:=IF([Sheet1.B800]&lt;&gt;&quot;&quot;;[Sheet1.B800];&quot;&quot;)">
            <text:p/>
          </table:table-cell>
          <table:table-cell table:formula="of:=IF([Sheet1.A800]&lt;&gt;&quot;&quot;;++([Sheet1.A800]-5*60*60)/(24*60*60)+[.$C$1];&quot;&quot;)">
            <text:p/>
          </table:table-cell>
          <table:table-cell/>
        </table:table-row>
        <table:table-row table:style-name="ro1">
          <table:table-cell table:formula="of:=IF([Sheet1.B801]&lt;&gt;&quot;&quot;;[Sheet1.B801];&quot;&quot;)">
            <text:p/>
          </table:table-cell>
          <table:table-cell table:formula="of:=IF([Sheet1.A801]&lt;&gt;&quot;&quot;;++([Sheet1.A801]-5*60*60)/(24*60*60)+[.$C$1];&quot;&quot;)">
            <text:p/>
          </table:table-cell>
          <table:table-cell/>
        </table:table-row>
        <table:table-row table:style-name="ro1">
          <table:table-cell table:formula="of:=IF([Sheet1.B802]&lt;&gt;&quot;&quot;;[Sheet1.B802];&quot;&quot;)">
            <text:p/>
          </table:table-cell>
          <table:table-cell table:formula="of:=IF([Sheet1.A802]&lt;&gt;&quot;&quot;;++([Sheet1.A802]-5*60*60)/(24*60*60)+[.$C$1];&quot;&quot;)">
            <text:p/>
          </table:table-cell>
          <table:table-cell/>
        </table:table-row>
        <table:table-row table:style-name="ro1">
          <table:table-cell table:formula="of:=IF([Sheet1.B803]&lt;&gt;&quot;&quot;;[Sheet1.B803];&quot;&quot;)">
            <text:p/>
          </table:table-cell>
          <table:table-cell table:formula="of:=IF([Sheet1.A803]&lt;&gt;&quot;&quot;;++([Sheet1.A803]-5*60*60)/(24*60*60)+[.$C$1];&quot;&quot;)">
            <text:p/>
          </table:table-cell>
          <table:table-cell/>
        </table:table-row>
        <table:table-row table:style-name="ro1">
          <table:table-cell table:formula="of:=IF([Sheet1.B804]&lt;&gt;&quot;&quot;;[Sheet1.B804];&quot;&quot;)">
            <text:p/>
          </table:table-cell>
          <table:table-cell table:formula="of:=IF([Sheet1.A804]&lt;&gt;&quot;&quot;;++([Sheet1.A804]-5*60*60)/(24*60*60)+[.$C$1];&quot;&quot;)">
            <text:p/>
          </table:table-cell>
          <table:table-cell/>
        </table:table-row>
        <table:table-row table:style-name="ro1">
          <table:table-cell table:formula="of:=IF([Sheet1.B805]&lt;&gt;&quot;&quot;;[Sheet1.B805];&quot;&quot;)">
            <text:p/>
          </table:table-cell>
          <table:table-cell table:formula="of:=IF([Sheet1.A805]&lt;&gt;&quot;&quot;;++([Sheet1.A805]-5*60*60)/(24*60*60)+[.$C$1];&quot;&quot;)">
            <text:p/>
          </table:table-cell>
          <table:table-cell/>
        </table:table-row>
        <table:table-row table:style-name="ro1">
          <table:table-cell table:formula="of:=IF([Sheet1.B806]&lt;&gt;&quot;&quot;;[Sheet1.B806];&quot;&quot;)">
            <text:p/>
          </table:table-cell>
          <table:table-cell table:formula="of:=IF([Sheet1.A806]&lt;&gt;&quot;&quot;;++([Sheet1.A806]-5*60*60)/(24*60*60)+[.$C$1];&quot;&quot;)">
            <text:p/>
          </table:table-cell>
          <table:table-cell/>
        </table:table-row>
        <table:table-row table:style-name="ro1">
          <table:table-cell table:formula="of:=IF([Sheet1.B807]&lt;&gt;&quot;&quot;;[Sheet1.B807];&quot;&quot;)">
            <text:p/>
          </table:table-cell>
          <table:table-cell table:formula="of:=IF([Sheet1.A807]&lt;&gt;&quot;&quot;;++([Sheet1.A807]-5*60*60)/(24*60*60)+[.$C$1];&quot;&quot;)">
            <text:p/>
          </table:table-cell>
          <table:table-cell/>
        </table:table-row>
        <table:table-row table:style-name="ro1">
          <table:table-cell table:formula="of:=IF([Sheet1.B808]&lt;&gt;&quot;&quot;;[Sheet1.B808];&quot;&quot;)">
            <text:p/>
          </table:table-cell>
          <table:table-cell table:formula="of:=IF([Sheet1.A808]&lt;&gt;&quot;&quot;;++([Sheet1.A808]-5*60*60)/(24*60*60)+[.$C$1];&quot;&quot;)">
            <text:p/>
          </table:table-cell>
          <table:table-cell/>
        </table:table-row>
        <table:table-row table:style-name="ro1">
          <table:table-cell table:formula="of:=IF([Sheet1.B809]&lt;&gt;&quot;&quot;;[Sheet1.B809];&quot;&quot;)">
            <text:p/>
          </table:table-cell>
          <table:table-cell table:formula="of:=IF([Sheet1.A809]&lt;&gt;&quot;&quot;;++([Sheet1.A809]-5*60*60)/(24*60*60)+[.$C$1];&quot;&quot;)">
            <text:p/>
          </table:table-cell>
          <table:table-cell/>
        </table:table-row>
        <table:table-row table:style-name="ro1">
          <table:table-cell table:formula="of:=IF([Sheet1.B810]&lt;&gt;&quot;&quot;;[Sheet1.B810];&quot;&quot;)">
            <text:p/>
          </table:table-cell>
          <table:table-cell table:formula="of:=IF([Sheet1.A810]&lt;&gt;&quot;&quot;;++([Sheet1.A810]-5*60*60)/(24*60*60)+[.$C$1];&quot;&quot;)">
            <text:p/>
          </table:table-cell>
          <table:table-cell/>
        </table:table-row>
        <table:table-row table:style-name="ro1">
          <table:table-cell table:formula="of:=IF([Sheet1.B811]&lt;&gt;&quot;&quot;;[Sheet1.B811];&quot;&quot;)">
            <text:p/>
          </table:table-cell>
          <table:table-cell table:formula="of:=IF([Sheet1.A811]&lt;&gt;&quot;&quot;;++([Sheet1.A811]-5*60*60)/(24*60*60)+[.$C$1];&quot;&quot;)">
            <text:p/>
          </table:table-cell>
          <table:table-cell/>
        </table:table-row>
        <table:table-row table:style-name="ro1">
          <table:table-cell table:formula="of:=IF([Sheet1.B812]&lt;&gt;&quot;&quot;;[Sheet1.B812];&quot;&quot;)">
            <text:p/>
          </table:table-cell>
          <table:table-cell table:formula="of:=IF([Sheet1.A812]&lt;&gt;&quot;&quot;;++([Sheet1.A812]-5*60*60)/(24*60*60)+[.$C$1];&quot;&quot;)">
            <text:p/>
          </table:table-cell>
          <table:table-cell/>
        </table:table-row>
        <table:table-row table:style-name="ro1">
          <table:table-cell table:formula="of:=IF([Sheet1.B813]&lt;&gt;&quot;&quot;;[Sheet1.B813];&quot;&quot;)">
            <text:p/>
          </table:table-cell>
          <table:table-cell table:formula="of:=IF([Sheet1.A813]&lt;&gt;&quot;&quot;;++([Sheet1.A813]-5*60*60)/(24*60*60)+[.$C$1];&quot;&quot;)">
            <text:p/>
          </table:table-cell>
          <table:table-cell/>
        </table:table-row>
        <table:table-row table:style-name="ro1">
          <table:table-cell table:formula="of:=IF([Sheet1.B814]&lt;&gt;&quot;&quot;;[Sheet1.B814];&quot;&quot;)">
            <text:p/>
          </table:table-cell>
          <table:table-cell table:formula="of:=IF([Sheet1.A814]&lt;&gt;&quot;&quot;;++([Sheet1.A814]-5*60*60)/(24*60*60)+[.$C$1];&quot;&quot;)">
            <text:p/>
          </table:table-cell>
          <table:table-cell/>
        </table:table-row>
        <table:table-row table:style-name="ro1">
          <table:table-cell table:formula="of:=IF([Sheet1.B815]&lt;&gt;&quot;&quot;;[Sheet1.B815];&quot;&quot;)">
            <text:p/>
          </table:table-cell>
          <table:table-cell table:formula="of:=IF([Sheet1.A815]&lt;&gt;&quot;&quot;;++([Sheet1.A815]-5*60*60)/(24*60*60)+[.$C$1];&quot;&quot;)">
            <text:p/>
          </table:table-cell>
          <table:table-cell/>
        </table:table-row>
        <table:table-row table:style-name="ro1">
          <table:table-cell table:formula="of:=IF([Sheet1.B816]&lt;&gt;&quot;&quot;;[Sheet1.B816];&quot;&quot;)">
            <text:p/>
          </table:table-cell>
          <table:table-cell table:formula="of:=IF([Sheet1.A816]&lt;&gt;&quot;&quot;;++([Sheet1.A816]-5*60*60)/(24*60*60)+[.$C$1];&quot;&quot;)">
            <text:p/>
          </table:table-cell>
          <table:table-cell/>
        </table:table-row>
        <table:table-row table:style-name="ro1">
          <table:table-cell table:formula="of:=IF([Sheet1.B817]&lt;&gt;&quot;&quot;;[Sheet1.B817];&quot;&quot;)">
            <text:p/>
          </table:table-cell>
          <table:table-cell table:formula="of:=IF([Sheet1.A817]&lt;&gt;&quot;&quot;;++([Sheet1.A817]-5*60*60)/(24*60*60)+[.$C$1];&quot;&quot;)">
            <text:p/>
          </table:table-cell>
          <table:table-cell/>
        </table:table-row>
        <table:table-row table:style-name="ro1">
          <table:table-cell table:formula="of:=IF([Sheet1.B818]&lt;&gt;&quot;&quot;;[Sheet1.B818];&quot;&quot;)">
            <text:p/>
          </table:table-cell>
          <table:table-cell table:formula="of:=IF([Sheet1.A818]&lt;&gt;&quot;&quot;;++([Sheet1.A818]-5*60*60)/(24*60*60)+[.$C$1];&quot;&quot;)">
            <text:p/>
          </table:table-cell>
          <table:table-cell/>
        </table:table-row>
        <table:table-row table:style-name="ro1">
          <table:table-cell table:formula="of:=IF([Sheet1.B819]&lt;&gt;&quot;&quot;;[Sheet1.B819];&quot;&quot;)">
            <text:p/>
          </table:table-cell>
          <table:table-cell table:formula="of:=IF([Sheet1.A819]&lt;&gt;&quot;&quot;;++([Sheet1.A819]-5*60*60)/(24*60*60)+[.$C$1];&quot;&quot;)">
            <text:p/>
          </table:table-cell>
          <table:table-cell/>
        </table:table-row>
        <table:table-row table:style-name="ro1">
          <table:table-cell table:formula="of:=IF([Sheet1.B820]&lt;&gt;&quot;&quot;;[Sheet1.B820];&quot;&quot;)">
            <text:p/>
          </table:table-cell>
          <table:table-cell table:formula="of:=IF([Sheet1.A820]&lt;&gt;&quot;&quot;;++([Sheet1.A820]-5*60*60)/(24*60*60)+[.$C$1];&quot;&quot;)">
            <text:p/>
          </table:table-cell>
          <table:table-cell/>
        </table:table-row>
        <table:table-row table:style-name="ro1">
          <table:table-cell table:formula="of:=IF([Sheet1.B821]&lt;&gt;&quot;&quot;;[Sheet1.B821];&quot;&quot;)">
            <text:p/>
          </table:table-cell>
          <table:table-cell table:formula="of:=IF([Sheet1.A821]&lt;&gt;&quot;&quot;;++([Sheet1.A821]-5*60*60)/(24*60*60)+[.$C$1];&quot;&quot;)">
            <text:p/>
          </table:table-cell>
          <table:table-cell/>
        </table:table-row>
        <table:table-row table:style-name="ro1">
          <table:table-cell table:formula="of:=IF([Sheet1.B822]&lt;&gt;&quot;&quot;;[Sheet1.B822];&quot;&quot;)">
            <text:p/>
          </table:table-cell>
          <table:table-cell table:formula="of:=IF([Sheet1.A822]&lt;&gt;&quot;&quot;;++([Sheet1.A822]-5*60*60)/(24*60*60)+[.$C$1];&quot;&quot;)">
            <text:p/>
          </table:table-cell>
          <table:table-cell/>
        </table:table-row>
        <table:table-row table:style-name="ro1">
          <table:table-cell table:formula="of:=IF([Sheet1.B823]&lt;&gt;&quot;&quot;;[Sheet1.B823];&quot;&quot;)">
            <text:p/>
          </table:table-cell>
          <table:table-cell table:formula="of:=IF([Sheet1.A823]&lt;&gt;&quot;&quot;;++([Sheet1.A823]-5*60*60)/(24*60*60)+[.$C$1];&quot;&quot;)">
            <text:p/>
          </table:table-cell>
          <table:table-cell/>
        </table:table-row>
        <table:table-row table:style-name="ro1">
          <table:table-cell table:formula="of:=IF([Sheet1.B824]&lt;&gt;&quot;&quot;;[Sheet1.B824];&quot;&quot;)">
            <text:p/>
          </table:table-cell>
          <table:table-cell table:formula="of:=IF([Sheet1.A824]&lt;&gt;&quot;&quot;;++([Sheet1.A824]-5*60*60)/(24*60*60)+[.$C$1];&quot;&quot;)">
            <text:p/>
          </table:table-cell>
          <table:table-cell/>
        </table:table-row>
        <table:table-row table:style-name="ro1">
          <table:table-cell table:formula="of:=IF([Sheet1.B825]&lt;&gt;&quot;&quot;;[Sheet1.B825];&quot;&quot;)">
            <text:p/>
          </table:table-cell>
          <table:table-cell table:formula="of:=IF([Sheet1.A825]&lt;&gt;&quot;&quot;;++([Sheet1.A825]-5*60*60)/(24*60*60)+[.$C$1];&quot;&quot;)">
            <text:p/>
          </table:table-cell>
          <table:table-cell/>
        </table:table-row>
        <table:table-row table:style-name="ro1">
          <table:table-cell table:formula="of:=IF([Sheet1.B826]&lt;&gt;&quot;&quot;;[Sheet1.B826];&quot;&quot;)">
            <text:p/>
          </table:table-cell>
          <table:table-cell table:formula="of:=IF([Sheet1.A826]&lt;&gt;&quot;&quot;;++([Sheet1.A826]-5*60*60)/(24*60*60)+[.$C$1];&quot;&quot;)">
            <text:p/>
          </table:table-cell>
          <table:table-cell/>
        </table:table-row>
        <table:table-row table:style-name="ro1">
          <table:table-cell table:formula="of:=IF([Sheet1.B827]&lt;&gt;&quot;&quot;;[Sheet1.B827];&quot;&quot;)">
            <text:p/>
          </table:table-cell>
          <table:table-cell table:formula="of:=IF([Sheet1.A827]&lt;&gt;&quot;&quot;;++([Sheet1.A827]-5*60*60)/(24*60*60)+[.$C$1];&quot;&quot;)">
            <text:p/>
          </table:table-cell>
          <table:table-cell/>
        </table:table-row>
        <table:table-row table:style-name="ro1">
          <table:table-cell table:formula="of:=IF([Sheet1.B828]&lt;&gt;&quot;&quot;;[Sheet1.B828];&quot;&quot;)">
            <text:p/>
          </table:table-cell>
          <table:table-cell table:formula="of:=IF([Sheet1.A828]&lt;&gt;&quot;&quot;;++([Sheet1.A828]-5*60*60)/(24*60*60)+[.$C$1];&quot;&quot;)">
            <text:p/>
          </table:table-cell>
          <table:table-cell/>
        </table:table-row>
        <table:table-row table:style-name="ro1">
          <table:table-cell table:formula="of:=IF([Sheet1.B829]&lt;&gt;&quot;&quot;;[Sheet1.B829];&quot;&quot;)">
            <text:p/>
          </table:table-cell>
          <table:table-cell table:formula="of:=IF([Sheet1.A829]&lt;&gt;&quot;&quot;;++([Sheet1.A829]-5*60*60)/(24*60*60)+[.$C$1];&quot;&quot;)">
            <text:p/>
          </table:table-cell>
          <table:table-cell/>
        </table:table-row>
        <table:table-row table:style-name="ro1">
          <table:table-cell table:formula="of:=IF([Sheet1.B830]&lt;&gt;&quot;&quot;;[Sheet1.B830];&quot;&quot;)">
            <text:p/>
          </table:table-cell>
          <table:table-cell table:formula="of:=IF([Sheet1.A830]&lt;&gt;&quot;&quot;;++([Sheet1.A830]-5*60*60)/(24*60*60)+[.$C$1];&quot;&quot;)">
            <text:p/>
          </table:table-cell>
          <table:table-cell/>
        </table:table-row>
        <table:table-row table:style-name="ro1">
          <table:table-cell table:formula="of:=IF([Sheet1.B831]&lt;&gt;&quot;&quot;;[Sheet1.B831];&quot;&quot;)">
            <text:p/>
          </table:table-cell>
          <table:table-cell table:formula="of:=IF([Sheet1.A831]&lt;&gt;&quot;&quot;;++([Sheet1.A831]-5*60*60)/(24*60*60)+[.$C$1];&quot;&quot;)">
            <text:p/>
          </table:table-cell>
          <table:table-cell/>
        </table:table-row>
        <table:table-row table:style-name="ro1">
          <table:table-cell table:formula="of:=IF([Sheet1.B832]&lt;&gt;&quot;&quot;;[Sheet1.B832];&quot;&quot;)">
            <text:p/>
          </table:table-cell>
          <table:table-cell table:formula="of:=IF([Sheet1.A832]&lt;&gt;&quot;&quot;;++([Sheet1.A832]-5*60*60)/(24*60*60)+[.$C$1];&quot;&quot;)">
            <text:p/>
          </table:table-cell>
          <table:table-cell/>
        </table:table-row>
        <table:table-row table:style-name="ro1">
          <table:table-cell table:formula="of:=IF([Sheet1.B833]&lt;&gt;&quot;&quot;;[Sheet1.B833];&quot;&quot;)">
            <text:p/>
          </table:table-cell>
          <table:table-cell table:formula="of:=IF([Sheet1.A833]&lt;&gt;&quot;&quot;;++([Sheet1.A833]-5*60*60)/(24*60*60)+[.$C$1];&quot;&quot;)">
            <text:p/>
          </table:table-cell>
          <table:table-cell/>
        </table:table-row>
        <table:table-row table:style-name="ro1">
          <table:table-cell table:formula="of:=IF([Sheet1.B834]&lt;&gt;&quot;&quot;;[Sheet1.B834];&quot;&quot;)">
            <text:p/>
          </table:table-cell>
          <table:table-cell table:formula="of:=IF([Sheet1.A834]&lt;&gt;&quot;&quot;;++([Sheet1.A834]-5*60*60)/(24*60*60)+[.$C$1];&quot;&quot;)">
            <text:p/>
          </table:table-cell>
          <table:table-cell/>
        </table:table-row>
        <table:table-row table:style-name="ro1">
          <table:table-cell table:formula="of:=IF([Sheet1.B835]&lt;&gt;&quot;&quot;;[Sheet1.B835];&quot;&quot;)">
            <text:p/>
          </table:table-cell>
          <table:table-cell table:formula="of:=IF([Sheet1.A835]&lt;&gt;&quot;&quot;;++([Sheet1.A835]-5*60*60)/(24*60*60)+[.$C$1];&quot;&quot;)">
            <text:p/>
          </table:table-cell>
          <table:table-cell/>
        </table:table-row>
        <table:table-row table:style-name="ro1">
          <table:table-cell table:formula="of:=IF([Sheet1.B836]&lt;&gt;&quot;&quot;;[Sheet1.B836];&quot;&quot;)">
            <text:p/>
          </table:table-cell>
          <table:table-cell table:formula="of:=IF([Sheet1.A836]&lt;&gt;&quot;&quot;;++([Sheet1.A836]-5*60*60)/(24*60*60)+[.$C$1];&quot;&quot;)">
            <text:p/>
          </table:table-cell>
          <table:table-cell/>
        </table:table-row>
        <table:table-row table:style-name="ro1">
          <table:table-cell table:formula="of:=IF([Sheet1.B837]&lt;&gt;&quot;&quot;;[Sheet1.B837];&quot;&quot;)">
            <text:p/>
          </table:table-cell>
          <table:table-cell table:formula="of:=IF([Sheet1.A837]&lt;&gt;&quot;&quot;;++([Sheet1.A837]-5*60*60)/(24*60*60)+[.$C$1];&quot;&quot;)">
            <text:p/>
          </table:table-cell>
          <table:table-cell/>
        </table:table-row>
        <table:table-row table:style-name="ro1">
          <table:table-cell table:formula="of:=IF([Sheet1.B838]&lt;&gt;&quot;&quot;;[Sheet1.B838];&quot;&quot;)">
            <text:p/>
          </table:table-cell>
          <table:table-cell table:formula="of:=IF([Sheet1.A838]&lt;&gt;&quot;&quot;;++([Sheet1.A838]-5*60*60)/(24*60*60)+[.$C$1];&quot;&quot;)">
            <text:p/>
          </table:table-cell>
          <table:table-cell/>
        </table:table-row>
        <table:table-row table:style-name="ro1">
          <table:table-cell table:formula="of:=IF([Sheet1.B839]&lt;&gt;&quot;&quot;;[Sheet1.B839];&quot;&quot;)">
            <text:p/>
          </table:table-cell>
          <table:table-cell table:formula="of:=IF([Sheet1.A839]&lt;&gt;&quot;&quot;;++([Sheet1.A839]-5*60*60)/(24*60*60)+[.$C$1];&quot;&quot;)">
            <text:p/>
          </table:table-cell>
          <table:table-cell/>
        </table:table-row>
        <table:table-row table:style-name="ro1">
          <table:table-cell table:formula="of:=IF([Sheet1.B840]&lt;&gt;&quot;&quot;;[Sheet1.B840];&quot;&quot;)">
            <text:p/>
          </table:table-cell>
          <table:table-cell table:formula="of:=IF([Sheet1.A840]&lt;&gt;&quot;&quot;;++([Sheet1.A840]-5*60*60)/(24*60*60)+[.$C$1];&quot;&quot;)">
            <text:p/>
          </table:table-cell>
          <table:table-cell/>
        </table:table-row>
        <table:table-row table:style-name="ro1">
          <table:table-cell table:formula="of:=IF([Sheet1.B841]&lt;&gt;&quot;&quot;;[Sheet1.B841];&quot;&quot;)">
            <text:p/>
          </table:table-cell>
          <table:table-cell table:formula="of:=IF([Sheet1.A841]&lt;&gt;&quot;&quot;;++([Sheet1.A841]-5*60*60)/(24*60*60)+[.$C$1];&quot;&quot;)">
            <text:p/>
          </table:table-cell>
          <table:table-cell/>
        </table:table-row>
        <table:table-row table:style-name="ro1">
          <table:table-cell table:formula="of:=IF([Sheet1.B842]&lt;&gt;&quot;&quot;;[Sheet1.B842];&quot;&quot;)">
            <text:p/>
          </table:table-cell>
          <table:table-cell table:formula="of:=IF([Sheet1.A842]&lt;&gt;&quot;&quot;;++([Sheet1.A842]-5*60*60)/(24*60*60)+[.$C$1];&quot;&quot;)">
            <text:p/>
          </table:table-cell>
          <table:table-cell/>
        </table:table-row>
        <table:table-row table:style-name="ro1">
          <table:table-cell table:formula="of:=IF([Sheet1.B843]&lt;&gt;&quot;&quot;;[Sheet1.B843];&quot;&quot;)">
            <text:p/>
          </table:table-cell>
          <table:table-cell table:formula="of:=IF([Sheet1.A843]&lt;&gt;&quot;&quot;;++([Sheet1.A843]-5*60*60)/(24*60*60)+[.$C$1];&quot;&quot;)">
            <text:p/>
          </table:table-cell>
          <table:table-cell/>
        </table:table-row>
        <table:table-row table:style-name="ro1">
          <table:table-cell table:formula="of:=IF([Sheet1.B844]&lt;&gt;&quot;&quot;;[Sheet1.B844];&quot;&quot;)">
            <text:p/>
          </table:table-cell>
          <table:table-cell table:formula="of:=IF([Sheet1.A844]&lt;&gt;&quot;&quot;;++([Sheet1.A844]-5*60*60)/(24*60*60)+[.$C$1];&quot;&quot;)">
            <text:p/>
          </table:table-cell>
          <table:table-cell/>
        </table:table-row>
        <table:table-row table:style-name="ro1">
          <table:table-cell table:formula="of:=IF([Sheet1.B845]&lt;&gt;&quot;&quot;;[Sheet1.B845];&quot;&quot;)">
            <text:p/>
          </table:table-cell>
          <table:table-cell table:formula="of:=IF([Sheet1.A845]&lt;&gt;&quot;&quot;;++([Sheet1.A845]-5*60*60)/(24*60*60)+[.$C$1];&quot;&quot;)">
            <text:p/>
          </table:table-cell>
          <table:table-cell/>
        </table:table-row>
        <table:table-row table:style-name="ro1">
          <table:table-cell table:formula="of:=IF([Sheet1.B846]&lt;&gt;&quot;&quot;;[Sheet1.B846];&quot;&quot;)">
            <text:p/>
          </table:table-cell>
          <table:table-cell table:formula="of:=IF([Sheet1.A846]&lt;&gt;&quot;&quot;;++([Sheet1.A846]-5*60*60)/(24*60*60)+[.$C$1];&quot;&quot;)">
            <text:p/>
          </table:table-cell>
          <table:table-cell/>
        </table:table-row>
        <table:table-row table:style-name="ro1">
          <table:table-cell table:formula="of:=IF([Sheet1.B847]&lt;&gt;&quot;&quot;;[Sheet1.B847];&quot;&quot;)">
            <text:p/>
          </table:table-cell>
          <table:table-cell table:formula="of:=IF([Sheet1.A847]&lt;&gt;&quot;&quot;;++([Sheet1.A847]-5*60*60)/(24*60*60)+[.$C$1];&quot;&quot;)">
            <text:p/>
          </table:table-cell>
          <table:table-cell/>
        </table:table-row>
        <table:table-row table:style-name="ro1">
          <table:table-cell table:formula="of:=IF([Sheet1.B848]&lt;&gt;&quot;&quot;;[Sheet1.B848];&quot;&quot;)">
            <text:p/>
          </table:table-cell>
          <table:table-cell table:formula="of:=IF([Sheet1.A848]&lt;&gt;&quot;&quot;;++([Sheet1.A848]-5*60*60)/(24*60*60)+[.$C$1];&quot;&quot;)">
            <text:p/>
          </table:table-cell>
          <table:table-cell/>
        </table:table-row>
        <table:table-row table:style-name="ro1">
          <table:table-cell table:formula="of:=IF([Sheet1.B849]&lt;&gt;&quot;&quot;;[Sheet1.B849];&quot;&quot;)">
            <text:p/>
          </table:table-cell>
          <table:table-cell table:formula="of:=IF([Sheet1.A849]&lt;&gt;&quot;&quot;;++([Sheet1.A849]-5*60*60)/(24*60*60)+[.$C$1];&quot;&quot;)">
            <text:p/>
          </table:table-cell>
          <table:table-cell/>
        </table:table-row>
        <table:table-row table:style-name="ro1">
          <table:table-cell table:formula="of:=IF([Sheet1.B850]&lt;&gt;&quot;&quot;;[Sheet1.B850];&quot;&quot;)">
            <text:p/>
          </table:table-cell>
          <table:table-cell table:formula="of:=IF([Sheet1.A850]&lt;&gt;&quot;&quot;;++([Sheet1.A850]-5*60*60)/(24*60*60)+[.$C$1];&quot;&quot;)">
            <text:p/>
          </table:table-cell>
          <table:table-cell/>
        </table:table-row>
        <table:table-row table:style-name="ro1">
          <table:table-cell table:formula="of:=IF([Sheet1.B851]&lt;&gt;&quot;&quot;;[Sheet1.B851];&quot;&quot;)">
            <text:p/>
          </table:table-cell>
          <table:table-cell table:formula="of:=IF([Sheet1.A851]&lt;&gt;&quot;&quot;;++([Sheet1.A851]-5*60*60)/(24*60*60)+[.$C$1];&quot;&quot;)">
            <text:p/>
          </table:table-cell>
          <table:table-cell/>
        </table:table-row>
        <table:table-row table:style-name="ro1">
          <table:table-cell table:formula="of:=IF([Sheet1.B852]&lt;&gt;&quot;&quot;;[Sheet1.B852];&quot;&quot;)">
            <text:p/>
          </table:table-cell>
          <table:table-cell table:formula="of:=IF([Sheet1.A852]&lt;&gt;&quot;&quot;;++([Sheet1.A852]-5*60*60)/(24*60*60)+[.$C$1];&quot;&quot;)">
            <text:p/>
          </table:table-cell>
          <table:table-cell/>
        </table:table-row>
        <table:table-row table:style-name="ro1">
          <table:table-cell table:formula="of:=IF([Sheet1.B853]&lt;&gt;&quot;&quot;;[Sheet1.B853];&quot;&quot;)">
            <text:p/>
          </table:table-cell>
          <table:table-cell table:formula="of:=IF([Sheet1.A853]&lt;&gt;&quot;&quot;;++([Sheet1.A853]-5*60*60)/(24*60*60)+[.$C$1];&quot;&quot;)">
            <text:p/>
          </table:table-cell>
          <table:table-cell/>
        </table:table-row>
        <table:table-row table:style-name="ro1">
          <table:table-cell table:formula="of:=IF([Sheet1.B854]&lt;&gt;&quot;&quot;;[Sheet1.B854];&quot;&quot;)">
            <text:p/>
          </table:table-cell>
          <table:table-cell table:formula="of:=IF([Sheet1.A854]&lt;&gt;&quot;&quot;;++([Sheet1.A854]-5*60*60)/(24*60*60)+[.$C$1];&quot;&quot;)">
            <text:p/>
          </table:table-cell>
          <table:table-cell/>
        </table:table-row>
        <table:table-row table:style-name="ro1">
          <table:table-cell table:formula="of:=IF([Sheet1.B855]&lt;&gt;&quot;&quot;;[Sheet1.B855];&quot;&quot;)">
            <text:p/>
          </table:table-cell>
          <table:table-cell table:formula="of:=IF([Sheet1.A855]&lt;&gt;&quot;&quot;;++([Sheet1.A855]-5*60*60)/(24*60*60)+[.$C$1];&quot;&quot;)">
            <text:p/>
          </table:table-cell>
          <table:table-cell/>
        </table:table-row>
        <table:table-row table:style-name="ro1">
          <table:table-cell table:formula="of:=IF([Sheet1.B856]&lt;&gt;&quot;&quot;;[Sheet1.B856];&quot;&quot;)">
            <text:p/>
          </table:table-cell>
          <table:table-cell table:formula="of:=IF([Sheet1.A856]&lt;&gt;&quot;&quot;;++([Sheet1.A856]-5*60*60)/(24*60*60)+[.$C$1];&quot;&quot;)">
            <text:p/>
          </table:table-cell>
          <table:table-cell/>
        </table:table-row>
        <table:table-row table:style-name="ro1">
          <table:table-cell table:formula="of:=IF([Sheet1.B857]&lt;&gt;&quot;&quot;;[Sheet1.B857];&quot;&quot;)">
            <text:p/>
          </table:table-cell>
          <table:table-cell table:formula="of:=IF([Sheet1.A857]&lt;&gt;&quot;&quot;;++([Sheet1.A857]-5*60*60)/(24*60*60)+[.$C$1];&quot;&quot;)">
            <text:p/>
          </table:table-cell>
          <table:table-cell/>
        </table:table-row>
        <table:table-row table:style-name="ro1">
          <table:table-cell table:formula="of:=IF([Sheet1.B858]&lt;&gt;&quot;&quot;;[Sheet1.B858];&quot;&quot;)">
            <text:p/>
          </table:table-cell>
          <table:table-cell table:formula="of:=IF([Sheet1.A858]&lt;&gt;&quot;&quot;;++([Sheet1.A858]-5*60*60)/(24*60*60)+[.$C$1];&quot;&quot;)">
            <text:p/>
          </table:table-cell>
          <table:table-cell/>
        </table:table-row>
        <table:table-row table:style-name="ro1">
          <table:table-cell table:formula="of:=IF([Sheet1.B859]&lt;&gt;&quot;&quot;;[Sheet1.B859];&quot;&quot;)">
            <text:p/>
          </table:table-cell>
          <table:table-cell table:formula="of:=IF([Sheet1.A859]&lt;&gt;&quot;&quot;;++([Sheet1.A859]-5*60*60)/(24*60*60)+[.$C$1];&quot;&quot;)">
            <text:p/>
          </table:table-cell>
          <table:table-cell/>
        </table:table-row>
        <table:table-row table:style-name="ro1">
          <table:table-cell table:formula="of:=IF([Sheet1.B860]&lt;&gt;&quot;&quot;;[Sheet1.B860];&quot;&quot;)">
            <text:p/>
          </table:table-cell>
          <table:table-cell table:formula="of:=IF([Sheet1.A860]&lt;&gt;&quot;&quot;;++([Sheet1.A860]-5*60*60)/(24*60*60)+[.$C$1];&quot;&quot;)">
            <text:p/>
          </table:table-cell>
          <table:table-cell/>
        </table:table-row>
        <table:table-row table:style-name="ro1">
          <table:table-cell table:formula="of:=IF([Sheet1.B861]&lt;&gt;&quot;&quot;;[Sheet1.B861];&quot;&quot;)">
            <text:p/>
          </table:table-cell>
          <table:table-cell table:formula="of:=IF([Sheet1.A861]&lt;&gt;&quot;&quot;;++([Sheet1.A861]-5*60*60)/(24*60*60)+[.$C$1];&quot;&quot;)">
            <text:p/>
          </table:table-cell>
          <table:table-cell/>
        </table:table-row>
        <table:table-row table:style-name="ro1">
          <table:table-cell table:formula="of:=IF([Sheet1.B862]&lt;&gt;&quot;&quot;;[Sheet1.B862];&quot;&quot;)">
            <text:p/>
          </table:table-cell>
          <table:table-cell table:formula="of:=IF([Sheet1.A862]&lt;&gt;&quot;&quot;;++([Sheet1.A862]-5*60*60)/(24*60*60)+[.$C$1];&quot;&quot;)">
            <text:p/>
          </table:table-cell>
          <table:table-cell/>
        </table:table-row>
        <table:table-row table:style-name="ro1">
          <table:table-cell table:formula="of:=IF([Sheet1.B863]&lt;&gt;&quot;&quot;;[Sheet1.B863];&quot;&quot;)">
            <text:p/>
          </table:table-cell>
          <table:table-cell table:formula="of:=IF([Sheet1.A863]&lt;&gt;&quot;&quot;;++([Sheet1.A863]-5*60*60)/(24*60*60)+[.$C$1];&quot;&quot;)">
            <text:p/>
          </table:table-cell>
          <table:table-cell/>
        </table:table-row>
        <table:table-row table:style-name="ro1">
          <table:table-cell table:formula="of:=IF([Sheet1.B864]&lt;&gt;&quot;&quot;;[Sheet1.B864];&quot;&quot;)">
            <text:p/>
          </table:table-cell>
          <table:table-cell table:formula="of:=IF([Sheet1.A864]&lt;&gt;&quot;&quot;;++([Sheet1.A864]-5*60*60)/(24*60*60)+[.$C$1];&quot;&quot;)">
            <text:p/>
          </table:table-cell>
          <table:table-cell/>
        </table:table-row>
        <table:table-row table:style-name="ro1">
          <table:table-cell table:formula="of:=IF([Sheet1.B865]&lt;&gt;&quot;&quot;;[Sheet1.B865];&quot;&quot;)">
            <text:p/>
          </table:table-cell>
          <table:table-cell table:formula="of:=IF([Sheet1.A865]&lt;&gt;&quot;&quot;;++([Sheet1.A865]-5*60*60)/(24*60*60)+[.$C$1];&quot;&quot;)">
            <text:p/>
          </table:table-cell>
          <table:table-cell/>
        </table:table-row>
        <table:table-row table:style-name="ro1">
          <table:table-cell table:formula="of:=IF([Sheet1.B866]&lt;&gt;&quot;&quot;;[Sheet1.B866];&quot;&quot;)">
            <text:p/>
          </table:table-cell>
          <table:table-cell table:formula="of:=IF([Sheet1.A866]&lt;&gt;&quot;&quot;;++([Sheet1.A866]-5*60*60)/(24*60*60)+[.$C$1];&quot;&quot;)">
            <text:p/>
          </table:table-cell>
          <table:table-cell/>
        </table:table-row>
        <table:table-row table:style-name="ro1">
          <table:table-cell table:formula="of:=IF([Sheet1.B867]&lt;&gt;&quot;&quot;;[Sheet1.B867];&quot;&quot;)">
            <text:p/>
          </table:table-cell>
          <table:table-cell table:formula="of:=IF([Sheet1.A867]&lt;&gt;&quot;&quot;;++([Sheet1.A867]-5*60*60)/(24*60*60)+[.$C$1];&quot;&quot;)">
            <text:p/>
          </table:table-cell>
          <table:table-cell/>
        </table:table-row>
        <table:table-row table:style-name="ro1">
          <table:table-cell table:formula="of:=IF([Sheet1.B868]&lt;&gt;&quot;&quot;;[Sheet1.B868];&quot;&quot;)">
            <text:p/>
          </table:table-cell>
          <table:table-cell table:formula="of:=IF([Sheet1.A868]&lt;&gt;&quot;&quot;;++([Sheet1.A868]-5*60*60)/(24*60*60)+[.$C$1];&quot;&quot;)">
            <text:p/>
          </table:table-cell>
          <table:table-cell/>
        </table:table-row>
        <table:table-row table:style-name="ro1">
          <table:table-cell table:formula="of:=IF([Sheet1.B869]&lt;&gt;&quot;&quot;;[Sheet1.B869];&quot;&quot;)">
            <text:p/>
          </table:table-cell>
          <table:table-cell table:formula="of:=IF([Sheet1.A869]&lt;&gt;&quot;&quot;;++([Sheet1.A869]-5*60*60)/(24*60*60)+[.$C$1];&quot;&quot;)">
            <text:p/>
          </table:table-cell>
          <table:table-cell/>
        </table:table-row>
        <table:table-row table:style-name="ro1">
          <table:table-cell table:formula="of:=IF([Sheet1.B870]&lt;&gt;&quot;&quot;;[Sheet1.B870];&quot;&quot;)">
            <text:p/>
          </table:table-cell>
          <table:table-cell table:formula="of:=IF([Sheet1.A870]&lt;&gt;&quot;&quot;;++([Sheet1.A870]-5*60*60)/(24*60*60)+[.$C$1];&quot;&quot;)">
            <text:p/>
          </table:table-cell>
          <table:table-cell/>
        </table:table-row>
        <table:table-row table:style-name="ro1">
          <table:table-cell table:formula="of:=IF([Sheet1.B871]&lt;&gt;&quot;&quot;;[Sheet1.B871];&quot;&quot;)">
            <text:p/>
          </table:table-cell>
          <table:table-cell table:formula="of:=IF([Sheet1.A871]&lt;&gt;&quot;&quot;;++([Sheet1.A871]-5*60*60)/(24*60*60)+[.$C$1];&quot;&quot;)">
            <text:p/>
          </table:table-cell>
          <table:table-cell/>
        </table:table-row>
        <table:table-row table:style-name="ro1">
          <table:table-cell table:formula="of:=IF([Sheet1.B872]&lt;&gt;&quot;&quot;;[Sheet1.B872];&quot;&quot;)">
            <text:p/>
          </table:table-cell>
          <table:table-cell table:formula="of:=IF([Sheet1.A872]&lt;&gt;&quot;&quot;;++([Sheet1.A872]-5*60*60)/(24*60*60)+[.$C$1];&quot;&quot;)">
            <text:p/>
          </table:table-cell>
          <table:table-cell/>
        </table:table-row>
        <table:table-row table:style-name="ro1">
          <table:table-cell table:formula="of:=IF([Sheet1.B873]&lt;&gt;&quot;&quot;;[Sheet1.B873];&quot;&quot;)">
            <text:p/>
          </table:table-cell>
          <table:table-cell table:formula="of:=IF([Sheet1.A873]&lt;&gt;&quot;&quot;;++([Sheet1.A873]-5*60*60)/(24*60*60)+[.$C$1];&quot;&quot;)">
            <text:p/>
          </table:table-cell>
          <table:table-cell/>
        </table:table-row>
        <table:table-row table:style-name="ro1">
          <table:table-cell table:formula="of:=IF([Sheet1.B874]&lt;&gt;&quot;&quot;;[Sheet1.B874];&quot;&quot;)">
            <text:p/>
          </table:table-cell>
          <table:table-cell table:formula="of:=IF([Sheet1.A874]&lt;&gt;&quot;&quot;;++([Sheet1.A874]-5*60*60)/(24*60*60)+[.$C$1];&quot;&quot;)">
            <text:p/>
          </table:table-cell>
          <table:table-cell/>
        </table:table-row>
        <table:table-row table:style-name="ro1">
          <table:table-cell table:formula="of:=IF([Sheet1.B875]&lt;&gt;&quot;&quot;;[Sheet1.B875];&quot;&quot;)">
            <text:p/>
          </table:table-cell>
          <table:table-cell table:formula="of:=IF([Sheet1.A875]&lt;&gt;&quot;&quot;;++([Sheet1.A875]-5*60*60)/(24*60*60)+[.$C$1];&quot;&quot;)">
            <text:p/>
          </table:table-cell>
          <table:table-cell/>
        </table:table-row>
        <table:table-row table:style-name="ro1">
          <table:table-cell table:formula="of:=IF([Sheet1.B876]&lt;&gt;&quot;&quot;;[Sheet1.B876];&quot;&quot;)">
            <text:p/>
          </table:table-cell>
          <table:table-cell table:formula="of:=IF([Sheet1.A876]&lt;&gt;&quot;&quot;;++([Sheet1.A876]-5*60*60)/(24*60*60)+[.$C$1];&quot;&quot;)">
            <text:p/>
          </table:table-cell>
          <table:table-cell/>
        </table:table-row>
        <table:table-row table:style-name="ro1">
          <table:table-cell table:formula="of:=IF([Sheet1.B877]&lt;&gt;&quot;&quot;;[Sheet1.B877];&quot;&quot;)">
            <text:p/>
          </table:table-cell>
          <table:table-cell table:formula="of:=IF([Sheet1.A877]&lt;&gt;&quot;&quot;;++([Sheet1.A877]-5*60*60)/(24*60*60)+[.$C$1];&quot;&quot;)">
            <text:p/>
          </table:table-cell>
          <table:table-cell/>
        </table:table-row>
        <table:table-row table:style-name="ro1">
          <table:table-cell table:formula="of:=IF([Sheet1.B878]&lt;&gt;&quot;&quot;;[Sheet1.B878];&quot;&quot;)">
            <text:p/>
          </table:table-cell>
          <table:table-cell table:formula="of:=IF([Sheet1.A878]&lt;&gt;&quot;&quot;;++([Sheet1.A878]-5*60*60)/(24*60*60)+[.$C$1];&quot;&quot;)">
            <text:p/>
          </table:table-cell>
          <table:table-cell/>
        </table:table-row>
        <table:table-row table:style-name="ro1">
          <table:table-cell table:formula="of:=IF([Sheet1.B879]&lt;&gt;&quot;&quot;;[Sheet1.B879];&quot;&quot;)">
            <text:p/>
          </table:table-cell>
          <table:table-cell table:formula="of:=IF([Sheet1.A879]&lt;&gt;&quot;&quot;;++([Sheet1.A879]-5*60*60)/(24*60*60)+[.$C$1];&quot;&quot;)">
            <text:p/>
          </table:table-cell>
          <table:table-cell/>
        </table:table-row>
        <table:table-row table:style-name="ro1">
          <table:table-cell table:formula="of:=IF([Sheet1.B880]&lt;&gt;&quot;&quot;;[Sheet1.B880];&quot;&quot;)">
            <text:p/>
          </table:table-cell>
          <table:table-cell table:formula="of:=IF([Sheet1.A880]&lt;&gt;&quot;&quot;;++([Sheet1.A880]-5*60*60)/(24*60*60)+[.$C$1];&quot;&quot;)">
            <text:p/>
          </table:table-cell>
          <table:table-cell/>
        </table:table-row>
        <table:table-row table:style-name="ro1">
          <table:table-cell table:formula="of:=IF([Sheet1.B881]&lt;&gt;&quot;&quot;;[Sheet1.B881];&quot;&quot;)">
            <text:p/>
          </table:table-cell>
          <table:table-cell table:formula="of:=IF([Sheet1.A881]&lt;&gt;&quot;&quot;;++([Sheet1.A881]-5*60*60)/(24*60*60)+[.$C$1];&quot;&quot;)">
            <text:p/>
          </table:table-cell>
          <table:table-cell/>
        </table:table-row>
        <table:table-row table:style-name="ro1">
          <table:table-cell table:formula="of:=IF([Sheet1.B882]&lt;&gt;&quot;&quot;;[Sheet1.B882];&quot;&quot;)">
            <text:p/>
          </table:table-cell>
          <table:table-cell table:formula="of:=IF([Sheet1.A882]&lt;&gt;&quot;&quot;;++([Sheet1.A882]-5*60*60)/(24*60*60)+[.$C$1];&quot;&quot;)">
            <text:p/>
          </table:table-cell>
          <table:table-cell/>
        </table:table-row>
        <table:table-row table:style-name="ro1">
          <table:table-cell table:formula="of:=IF([Sheet1.B883]&lt;&gt;&quot;&quot;;[Sheet1.B883];&quot;&quot;)">
            <text:p/>
          </table:table-cell>
          <table:table-cell table:formula="of:=IF([Sheet1.A883]&lt;&gt;&quot;&quot;;++([Sheet1.A883]-5*60*60)/(24*60*60)+[.$C$1];&quot;&quot;)">
            <text:p/>
          </table:table-cell>
          <table:table-cell/>
        </table:table-row>
        <table:table-row table:style-name="ro1">
          <table:table-cell table:formula="of:=IF([Sheet1.B884]&lt;&gt;&quot;&quot;;[Sheet1.B884];&quot;&quot;)">
            <text:p/>
          </table:table-cell>
          <table:table-cell table:formula="of:=IF([Sheet1.A884]&lt;&gt;&quot;&quot;;++([Sheet1.A884]-5*60*60)/(24*60*60)+[.$C$1];&quot;&quot;)">
            <text:p/>
          </table:table-cell>
          <table:table-cell/>
        </table:table-row>
        <table:table-row table:style-name="ro1">
          <table:table-cell table:formula="of:=IF([Sheet1.B885]&lt;&gt;&quot;&quot;;[Sheet1.B885];&quot;&quot;)">
            <text:p/>
          </table:table-cell>
          <table:table-cell table:formula="of:=IF([Sheet1.A885]&lt;&gt;&quot;&quot;;++([Sheet1.A885]-5*60*60)/(24*60*60)+[.$C$1];&quot;&quot;)">
            <text:p/>
          </table:table-cell>
          <table:table-cell/>
        </table:table-row>
        <table:table-row table:style-name="ro1">
          <table:table-cell table:formula="of:=IF([Sheet1.B886]&lt;&gt;&quot;&quot;;[Sheet1.B886];&quot;&quot;)">
            <text:p/>
          </table:table-cell>
          <table:table-cell table:formula="of:=IF([Sheet1.A886]&lt;&gt;&quot;&quot;;++([Sheet1.A886]-5*60*60)/(24*60*60)+[.$C$1];&quot;&quot;)">
            <text:p/>
          </table:table-cell>
          <table:table-cell/>
        </table:table-row>
        <table:table-row table:style-name="ro1">
          <table:table-cell table:formula="of:=IF([Sheet1.B887]&lt;&gt;&quot;&quot;;[Sheet1.B887];&quot;&quot;)">
            <text:p/>
          </table:table-cell>
          <table:table-cell table:formula="of:=IF([Sheet1.A887]&lt;&gt;&quot;&quot;;++([Sheet1.A887]-5*60*60)/(24*60*60)+[.$C$1];&quot;&quot;)">
            <text:p/>
          </table:table-cell>
          <table:table-cell/>
        </table:table-row>
        <table:table-row table:style-name="ro1">
          <table:table-cell table:formula="of:=IF([Sheet1.B888]&lt;&gt;&quot;&quot;;[Sheet1.B888];&quot;&quot;)">
            <text:p/>
          </table:table-cell>
          <table:table-cell table:formula="of:=IF([Sheet1.A888]&lt;&gt;&quot;&quot;;++([Sheet1.A888]-5*60*60)/(24*60*60)+[.$C$1];&quot;&quot;)">
            <text:p/>
          </table:table-cell>
          <table:table-cell/>
        </table:table-row>
        <table:table-row table:style-name="ro1">
          <table:table-cell table:formula="of:=IF([Sheet1.B889]&lt;&gt;&quot;&quot;;[Sheet1.B889];&quot;&quot;)">
            <text:p/>
          </table:table-cell>
          <table:table-cell table:formula="of:=IF([Sheet1.A889]&lt;&gt;&quot;&quot;;++([Sheet1.A889]-5*60*60)/(24*60*60)+[.$C$1];&quot;&quot;)">
            <text:p/>
          </table:table-cell>
          <table:table-cell/>
        </table:table-row>
        <table:table-row table:style-name="ro1">
          <table:table-cell table:formula="of:=IF([Sheet1.B890]&lt;&gt;&quot;&quot;;[Sheet1.B890];&quot;&quot;)">
            <text:p/>
          </table:table-cell>
          <table:table-cell table:formula="of:=IF([Sheet1.A890]&lt;&gt;&quot;&quot;;++([Sheet1.A890]-5*60*60)/(24*60*60)+[.$C$1];&quot;&quot;)">
            <text:p/>
          </table:table-cell>
          <table:table-cell/>
        </table:table-row>
        <table:table-row table:style-name="ro1">
          <table:table-cell table:formula="of:=IF([Sheet1.B891]&lt;&gt;&quot;&quot;;[Sheet1.B891];&quot;&quot;)">
            <text:p/>
          </table:table-cell>
          <table:table-cell table:formula="of:=IF([Sheet1.A891]&lt;&gt;&quot;&quot;;++([Sheet1.A891]-5*60*60)/(24*60*60)+[.$C$1];&quot;&quot;)">
            <text:p/>
          </table:table-cell>
          <table:table-cell/>
        </table:table-row>
        <table:table-row table:style-name="ro1">
          <table:table-cell table:formula="of:=IF([Sheet1.B892]&lt;&gt;&quot;&quot;;[Sheet1.B892];&quot;&quot;)">
            <text:p/>
          </table:table-cell>
          <table:table-cell table:formula="of:=IF([Sheet1.A892]&lt;&gt;&quot;&quot;;++([Sheet1.A892]-5*60*60)/(24*60*60)+[.$C$1];&quot;&quot;)">
            <text:p/>
          </table:table-cell>
          <table:table-cell/>
        </table:table-row>
        <table:table-row table:style-name="ro1">
          <table:table-cell table:formula="of:=IF([Sheet1.B893]&lt;&gt;&quot;&quot;;[Sheet1.B893];&quot;&quot;)">
            <text:p/>
          </table:table-cell>
          <table:table-cell table:formula="of:=IF([Sheet1.A893]&lt;&gt;&quot;&quot;;++([Sheet1.A893]-5*60*60)/(24*60*60)+[.$C$1];&quot;&quot;)">
            <text:p/>
          </table:table-cell>
          <table:table-cell/>
        </table:table-row>
        <table:table-row table:style-name="ro1">
          <table:table-cell table:formula="of:=IF([Sheet1.B894]&lt;&gt;&quot;&quot;;[Sheet1.B894];&quot;&quot;)">
            <text:p/>
          </table:table-cell>
          <table:table-cell table:formula="of:=IF([Sheet1.A894]&lt;&gt;&quot;&quot;;++([Sheet1.A894]-5*60*60)/(24*60*60)+[.$C$1];&quot;&quot;)">
            <text:p/>
          </table:table-cell>
          <table:table-cell/>
        </table:table-row>
        <table:table-row table:style-name="ro1">
          <table:table-cell table:formula="of:=IF([Sheet1.B895]&lt;&gt;&quot;&quot;;[Sheet1.B895];&quot;&quot;)">
            <text:p/>
          </table:table-cell>
          <table:table-cell table:formula="of:=IF([Sheet1.A895]&lt;&gt;&quot;&quot;;++([Sheet1.A895]-5*60*60)/(24*60*60)+[.$C$1];&quot;&quot;)">
            <text:p/>
          </table:table-cell>
          <table:table-cell/>
        </table:table-row>
        <table:table-row table:style-name="ro1">
          <table:table-cell table:formula="of:=IF([Sheet1.B896]&lt;&gt;&quot;&quot;;[Sheet1.B896];&quot;&quot;)">
            <text:p/>
          </table:table-cell>
          <table:table-cell table:formula="of:=IF([Sheet1.A896]&lt;&gt;&quot;&quot;;++([Sheet1.A896]-5*60*60)/(24*60*60)+[.$C$1];&quot;&quot;)">
            <text:p/>
          </table:table-cell>
          <table:table-cell/>
        </table:table-row>
        <table:table-row table:style-name="ro1">
          <table:table-cell table:formula="of:=IF([Sheet1.B897]&lt;&gt;&quot;&quot;;[Sheet1.B897];&quot;&quot;)">
            <text:p/>
          </table:table-cell>
          <table:table-cell table:formula="of:=IF([Sheet1.A897]&lt;&gt;&quot;&quot;;++([Sheet1.A897]-5*60*60)/(24*60*60)+[.$C$1];&quot;&quot;)">
            <text:p/>
          </table:table-cell>
          <table:table-cell/>
        </table:table-row>
        <table:table-row table:style-name="ro1">
          <table:table-cell table:formula="of:=IF([Sheet1.B898]&lt;&gt;&quot;&quot;;[Sheet1.B898];&quot;&quot;)">
            <text:p/>
          </table:table-cell>
          <table:table-cell table:formula="of:=IF([Sheet1.A898]&lt;&gt;&quot;&quot;;++([Sheet1.A898]-5*60*60)/(24*60*60)+[.$C$1];&quot;&quot;)">
            <text:p/>
          </table:table-cell>
          <table:table-cell/>
        </table:table-row>
        <table:table-row table:style-name="ro1">
          <table:table-cell table:formula="of:=IF([Sheet1.B899]&lt;&gt;&quot;&quot;;[Sheet1.B899];&quot;&quot;)">
            <text:p/>
          </table:table-cell>
          <table:table-cell table:formula="of:=IF([Sheet1.A899]&lt;&gt;&quot;&quot;;++([Sheet1.A899]-5*60*60)/(24*60*60)+[.$C$1];&quot;&quot;)">
            <text:p/>
          </table:table-cell>
          <table:table-cell/>
        </table:table-row>
        <table:table-row table:style-name="ro1">
          <table:table-cell table:formula="of:=IF([Sheet1.B900]&lt;&gt;&quot;&quot;;[Sheet1.B900];&quot;&quot;)">
            <text:p/>
          </table:table-cell>
          <table:table-cell table:formula="of:=IF([Sheet1.A900]&lt;&gt;&quot;&quot;;++([Sheet1.A900]-5*60*60)/(24*60*60)+[.$C$1];&quot;&quot;)">
            <text:p/>
          </table:table-cell>
          <table:table-cell/>
        </table:table-row>
        <table:table-row table:style-name="ro1">
          <table:table-cell table:formula="of:=IF([Sheet1.B901]&lt;&gt;&quot;&quot;;[Sheet1.B901];&quot;&quot;)">
            <text:p/>
          </table:table-cell>
          <table:table-cell table:formula="of:=IF([Sheet1.A901]&lt;&gt;&quot;&quot;;++([Sheet1.A901]-5*60*60)/(24*60*60)+[.$C$1];&quot;&quot;)">
            <text:p/>
          </table:table-cell>
          <table:table-cell/>
        </table:table-row>
        <table:table-row table:style-name="ro1">
          <table:table-cell table:formula="of:=IF([Sheet1.B902]&lt;&gt;&quot;&quot;;[Sheet1.B902];&quot;&quot;)">
            <text:p/>
          </table:table-cell>
          <table:table-cell table:formula="of:=IF([Sheet1.A902]&lt;&gt;&quot;&quot;;++([Sheet1.A902]-5*60*60)/(24*60*60)+[.$C$1];&quot;&quot;)">
            <text:p/>
          </table:table-cell>
          <table:table-cell/>
        </table:table-row>
        <table:table-row table:style-name="ro1">
          <table:table-cell table:formula="of:=IF([Sheet1.B903]&lt;&gt;&quot;&quot;;[Sheet1.B903];&quot;&quot;)">
            <text:p/>
          </table:table-cell>
          <table:table-cell table:formula="of:=IF([Sheet1.A903]&lt;&gt;&quot;&quot;;++([Sheet1.A903]-5*60*60)/(24*60*60)+[.$C$1];&quot;&quot;)">
            <text:p/>
          </table:table-cell>
          <table:table-cell/>
        </table:table-row>
        <table:table-row table:style-name="ro1">
          <table:table-cell table:formula="of:=IF([Sheet1.B904]&lt;&gt;&quot;&quot;;[Sheet1.B904];&quot;&quot;)">
            <text:p/>
          </table:table-cell>
          <table:table-cell table:formula="of:=IF([Sheet1.A904]&lt;&gt;&quot;&quot;;++([Sheet1.A904]-5*60*60)/(24*60*60)+[.$C$1];&quot;&quot;)">
            <text:p/>
          </table:table-cell>
          <table:table-cell/>
        </table:table-row>
        <table:table-row table:style-name="ro1">
          <table:table-cell table:formula="of:=IF([Sheet1.B905]&lt;&gt;&quot;&quot;;[Sheet1.B905];&quot;&quot;)">
            <text:p/>
          </table:table-cell>
          <table:table-cell table:formula="of:=IF([Sheet1.A905]&lt;&gt;&quot;&quot;;++([Sheet1.A905]-5*60*60)/(24*60*60)+[.$C$1];&quot;&quot;)">
            <text:p/>
          </table:table-cell>
          <table:table-cell/>
        </table:table-row>
        <table:table-row table:style-name="ro1">
          <table:table-cell table:formula="of:=IF([Sheet1.B906]&lt;&gt;&quot;&quot;;[Sheet1.B906];&quot;&quot;)">
            <text:p/>
          </table:table-cell>
          <table:table-cell table:formula="of:=IF([Sheet1.A906]&lt;&gt;&quot;&quot;;++([Sheet1.A906]-5*60*60)/(24*60*60)+[.$C$1];&quot;&quot;)">
            <text:p/>
          </table:table-cell>
          <table:table-cell/>
        </table:table-row>
        <table:table-row table:style-name="ro1">
          <table:table-cell table:formula="of:=IF([Sheet1.B907]&lt;&gt;&quot;&quot;;[Sheet1.B907];&quot;&quot;)">
            <text:p/>
          </table:table-cell>
          <table:table-cell table:formula="of:=IF([Sheet1.A907]&lt;&gt;&quot;&quot;;++([Sheet1.A907]-5*60*60)/(24*60*60)+[.$C$1];&quot;&quot;)">
            <text:p/>
          </table:table-cell>
          <table:table-cell/>
        </table:table-row>
        <table:table-row table:style-name="ro1">
          <table:table-cell table:formula="of:=IF([Sheet1.B908]&lt;&gt;&quot;&quot;;[Sheet1.B908];&quot;&quot;)">
            <text:p/>
          </table:table-cell>
          <table:table-cell table:formula="of:=IF([Sheet1.A908]&lt;&gt;&quot;&quot;;++([Sheet1.A908]-5*60*60)/(24*60*60)+[.$C$1];&quot;&quot;)">
            <text:p/>
          </table:table-cell>
          <table:table-cell/>
        </table:table-row>
        <table:table-row table:style-name="ro1">
          <table:table-cell table:formula="of:=IF([Sheet1.B909]&lt;&gt;&quot;&quot;;[Sheet1.B909];&quot;&quot;)">
            <text:p/>
          </table:table-cell>
          <table:table-cell table:formula="of:=IF([Sheet1.A909]&lt;&gt;&quot;&quot;;++([Sheet1.A909]-5*60*60)/(24*60*60)+[.$C$1];&quot;&quot;)">
            <text:p/>
          </table:table-cell>
          <table:table-cell/>
        </table:table-row>
        <table:table-row table:style-name="ro1">
          <table:table-cell table:formula="of:=IF([Sheet1.B910]&lt;&gt;&quot;&quot;;[Sheet1.B910];&quot;&quot;)">
            <text:p/>
          </table:table-cell>
          <table:table-cell table:formula="of:=IF([Sheet1.A910]&lt;&gt;&quot;&quot;;++([Sheet1.A910]-5*60*60)/(24*60*60)+[.$C$1];&quot;&quot;)">
            <text:p/>
          </table:table-cell>
          <table:table-cell/>
        </table:table-row>
        <table:table-row table:style-name="ro1">
          <table:table-cell table:formula="of:=IF([Sheet1.B911]&lt;&gt;&quot;&quot;;[Sheet1.B911];&quot;&quot;)">
            <text:p/>
          </table:table-cell>
          <table:table-cell table:formula="of:=IF([Sheet1.A911]&lt;&gt;&quot;&quot;;++([Sheet1.A911]-5*60*60)/(24*60*60)+[.$C$1];&quot;&quot;)">
            <text:p/>
          </table:table-cell>
          <table:table-cell/>
        </table:table-row>
        <table:table-row table:style-name="ro1">
          <table:table-cell table:formula="of:=IF([Sheet1.B912]&lt;&gt;&quot;&quot;;[Sheet1.B912];&quot;&quot;)">
            <text:p/>
          </table:table-cell>
          <table:table-cell table:formula="of:=IF([Sheet1.A912]&lt;&gt;&quot;&quot;;++([Sheet1.A912]-5*60*60)/(24*60*60)+[.$C$1];&quot;&quot;)">
            <text:p/>
          </table:table-cell>
          <table:table-cell/>
        </table:table-row>
        <table:table-row table:style-name="ro1">
          <table:table-cell table:formula="of:=IF([Sheet1.B913]&lt;&gt;&quot;&quot;;[Sheet1.B913];&quot;&quot;)">
            <text:p/>
          </table:table-cell>
          <table:table-cell table:formula="of:=IF([Sheet1.A913]&lt;&gt;&quot;&quot;;++([Sheet1.A913]-5*60*60)/(24*60*60)+[.$C$1];&quot;&quot;)">
            <text:p/>
          </table:table-cell>
          <table:table-cell/>
        </table:table-row>
        <table:table-row table:style-name="ro1">
          <table:table-cell table:formula="of:=IF([Sheet1.B914]&lt;&gt;&quot;&quot;;[Sheet1.B914];&quot;&quot;)">
            <text:p/>
          </table:table-cell>
          <table:table-cell table:formula="of:=IF([Sheet1.A914]&lt;&gt;&quot;&quot;;++([Sheet1.A914]-5*60*60)/(24*60*60)+[.$C$1];&quot;&quot;)">
            <text:p/>
          </table:table-cell>
          <table:table-cell/>
        </table:table-row>
        <table:table-row table:style-name="ro1">
          <table:table-cell table:formula="of:=IF([Sheet1.B915]&lt;&gt;&quot;&quot;;[Sheet1.B915];&quot;&quot;)">
            <text:p/>
          </table:table-cell>
          <table:table-cell table:formula="of:=IF([Sheet1.A915]&lt;&gt;&quot;&quot;;++([Sheet1.A915]-5*60*60)/(24*60*60)+[.$C$1];&quot;&quot;)">
            <text:p/>
          </table:table-cell>
          <table:table-cell/>
        </table:table-row>
        <table:table-row table:style-name="ro1">
          <table:table-cell table:formula="of:=IF([Sheet1.B916]&lt;&gt;&quot;&quot;;[Sheet1.B916];&quot;&quot;)">
            <text:p/>
          </table:table-cell>
          <table:table-cell table:formula="of:=IF([Sheet1.A916]&lt;&gt;&quot;&quot;;++([Sheet1.A916]-5*60*60)/(24*60*60)+[.$C$1];&quot;&quot;)">
            <text:p/>
          </table:table-cell>
          <table:table-cell/>
        </table:table-row>
        <table:table-row table:style-name="ro1">
          <table:table-cell table:formula="of:=IF([Sheet1.B917]&lt;&gt;&quot;&quot;;[Sheet1.B917];&quot;&quot;)">
            <text:p/>
          </table:table-cell>
          <table:table-cell table:formula="of:=IF([Sheet1.A917]&lt;&gt;&quot;&quot;;++([Sheet1.A917]-5*60*60)/(24*60*60)+[.$C$1];&quot;&quot;)">
            <text:p/>
          </table:table-cell>
          <table:table-cell/>
        </table:table-row>
        <table:table-row table:style-name="ro1">
          <table:table-cell table:formula="of:=IF([Sheet1.B918]&lt;&gt;&quot;&quot;;[Sheet1.B918];&quot;&quot;)">
            <text:p/>
          </table:table-cell>
          <table:table-cell table:formula="of:=IF([Sheet1.A918]&lt;&gt;&quot;&quot;;++([Sheet1.A918]-5*60*60)/(24*60*60)+[.$C$1];&quot;&quot;)">
            <text:p/>
          </table:table-cell>
          <table:table-cell/>
        </table:table-row>
        <table:table-row table:style-name="ro1">
          <table:table-cell table:formula="of:=IF([Sheet1.B919]&lt;&gt;&quot;&quot;;[Sheet1.B919];&quot;&quot;)">
            <text:p/>
          </table:table-cell>
          <table:table-cell table:formula="of:=IF([Sheet1.A919]&lt;&gt;&quot;&quot;;++([Sheet1.A919]-5*60*60)/(24*60*60)+[.$C$1];&quot;&quot;)">
            <text:p/>
          </table:table-cell>
          <table:table-cell/>
        </table:table-row>
        <table:table-row table:style-name="ro1">
          <table:table-cell table:formula="of:=IF([Sheet1.B920]&lt;&gt;&quot;&quot;;[Sheet1.B920];&quot;&quot;)">
            <text:p/>
          </table:table-cell>
          <table:table-cell table:formula="of:=IF([Sheet1.A920]&lt;&gt;&quot;&quot;;++([Sheet1.A920]-5*60*60)/(24*60*60)+[.$C$1];&quot;&quot;)">
            <text:p/>
          </table:table-cell>
          <table:table-cell/>
        </table:table-row>
        <table:table-row table:style-name="ro1">
          <table:table-cell table:formula="of:=IF([Sheet1.B921]&lt;&gt;&quot;&quot;;[Sheet1.B921];&quot;&quot;)">
            <text:p/>
          </table:table-cell>
          <table:table-cell table:formula="of:=IF([Sheet1.A921]&lt;&gt;&quot;&quot;;++([Sheet1.A921]-5*60*60)/(24*60*60)+[.$C$1];&quot;&quot;)">
            <text:p/>
          </table:table-cell>
          <table:table-cell/>
        </table:table-row>
        <table:table-row table:style-name="ro1">
          <table:table-cell table:formula="of:=IF([Sheet1.B922]&lt;&gt;&quot;&quot;;[Sheet1.B922];&quot;&quot;)">
            <text:p/>
          </table:table-cell>
          <table:table-cell table:formula="of:=IF([Sheet1.A922]&lt;&gt;&quot;&quot;;++([Sheet1.A922]-5*60*60)/(24*60*60)+[.$C$1];&quot;&quot;)">
            <text:p/>
          </table:table-cell>
          <table:table-cell/>
        </table:table-row>
        <table:table-row table:style-name="ro1">
          <table:table-cell table:formula="of:=IF([Sheet1.B923]&lt;&gt;&quot;&quot;;[Sheet1.B923];&quot;&quot;)">
            <text:p/>
          </table:table-cell>
          <table:table-cell table:formula="of:=IF([Sheet1.A923]&lt;&gt;&quot;&quot;;++([Sheet1.A923]-5*60*60)/(24*60*60)+[.$C$1];&quot;&quot;)">
            <text:p/>
          </table:table-cell>
          <table:table-cell/>
        </table:table-row>
        <table:table-row table:style-name="ro1">
          <table:table-cell table:formula="of:=IF([Sheet1.B924]&lt;&gt;&quot;&quot;;[Sheet1.B924];&quot;&quot;)">
            <text:p/>
          </table:table-cell>
          <table:table-cell table:formula="of:=IF([Sheet1.A924]&lt;&gt;&quot;&quot;;++([Sheet1.A924]-5*60*60)/(24*60*60)+[.$C$1];&quot;&quot;)">
            <text:p/>
          </table:table-cell>
          <table:table-cell/>
        </table:table-row>
        <table:table-row table:style-name="ro1">
          <table:table-cell table:formula="of:=IF([Sheet1.B925]&lt;&gt;&quot;&quot;;[Sheet1.B925];&quot;&quot;)">
            <text:p/>
          </table:table-cell>
          <table:table-cell table:formula="of:=IF([Sheet1.A925]&lt;&gt;&quot;&quot;;++([Sheet1.A925]-5*60*60)/(24*60*60)+[.$C$1];&quot;&quot;)">
            <text:p/>
          </table:table-cell>
          <table:table-cell/>
        </table:table-row>
        <table:table-row table:style-name="ro1">
          <table:table-cell table:formula="of:=IF([Sheet1.B926]&lt;&gt;&quot;&quot;;[Sheet1.B926];&quot;&quot;)">
            <text:p/>
          </table:table-cell>
          <table:table-cell table:formula="of:=IF([Sheet1.A926]&lt;&gt;&quot;&quot;;++([Sheet1.A926]-5*60*60)/(24*60*60)+[.$C$1];&quot;&quot;)">
            <text:p/>
          </table:table-cell>
          <table:table-cell/>
        </table:table-row>
        <table:table-row table:style-name="ro1">
          <table:table-cell table:formula="of:=IF([Sheet1.B927]&lt;&gt;&quot;&quot;;[Sheet1.B927];&quot;&quot;)">
            <text:p/>
          </table:table-cell>
          <table:table-cell table:formula="of:=IF([Sheet1.A927]&lt;&gt;&quot;&quot;;++([Sheet1.A927]-5*60*60)/(24*60*60)+[.$C$1];&quot;&quot;)">
            <text:p/>
          </table:table-cell>
          <table:table-cell/>
        </table:table-row>
        <table:table-row table:style-name="ro1">
          <table:table-cell table:formula="of:=IF([Sheet1.B928]&lt;&gt;&quot;&quot;;[Sheet1.B928];&quot;&quot;)">
            <text:p/>
          </table:table-cell>
          <table:table-cell table:formula="of:=IF([Sheet1.A928]&lt;&gt;&quot;&quot;;++([Sheet1.A928]-5*60*60)/(24*60*60)+[.$C$1];&quot;&quot;)">
            <text:p/>
          </table:table-cell>
          <table:table-cell/>
        </table:table-row>
        <table:table-row table:style-name="ro1">
          <table:table-cell table:formula="of:=IF([Sheet1.B929]&lt;&gt;&quot;&quot;;[Sheet1.B929];&quot;&quot;)">
            <text:p/>
          </table:table-cell>
          <table:table-cell table:formula="of:=IF([Sheet1.A929]&lt;&gt;&quot;&quot;;++([Sheet1.A929]-5*60*60)/(24*60*60)+[.$C$1];&quot;&quot;)">
            <text:p/>
          </table:table-cell>
          <table:table-cell/>
        </table:table-row>
        <table:table-row table:style-name="ro1">
          <table:table-cell table:formula="of:=IF([Sheet1.B930]&lt;&gt;&quot;&quot;;[Sheet1.B930];&quot;&quot;)">
            <text:p/>
          </table:table-cell>
          <table:table-cell table:formula="of:=IF([Sheet1.A930]&lt;&gt;&quot;&quot;;++([Sheet1.A930]-5*60*60)/(24*60*60)+[.$C$1];&quot;&quot;)">
            <text:p/>
          </table:table-cell>
          <table:table-cell/>
        </table:table-row>
        <table:table-row table:style-name="ro1">
          <table:table-cell table:formula="of:=IF([Sheet1.B931]&lt;&gt;&quot;&quot;;[Sheet1.B931];&quot;&quot;)">
            <text:p/>
          </table:table-cell>
          <table:table-cell table:formula="of:=IF([Sheet1.A931]&lt;&gt;&quot;&quot;;++([Sheet1.A931]-5*60*60)/(24*60*60)+[.$C$1];&quot;&quot;)">
            <text:p/>
          </table:table-cell>
          <table:table-cell/>
        </table:table-row>
        <table:table-row table:style-name="ro1">
          <table:table-cell table:formula="of:=IF([Sheet1.B932]&lt;&gt;&quot;&quot;;[Sheet1.B932];&quot;&quot;)">
            <text:p/>
          </table:table-cell>
          <table:table-cell table:formula="of:=IF([Sheet1.A932]&lt;&gt;&quot;&quot;;++([Sheet1.A932]-5*60*60)/(24*60*60)+[.$C$1];&quot;&quot;)">
            <text:p/>
          </table:table-cell>
          <table:table-cell/>
        </table:table-row>
        <table:table-row table:style-name="ro1">
          <table:table-cell table:formula="of:=IF([Sheet1.B933]&lt;&gt;&quot;&quot;;[Sheet1.B933];&quot;&quot;)">
            <text:p/>
          </table:table-cell>
          <table:table-cell table:formula="of:=IF([Sheet1.A933]&lt;&gt;&quot;&quot;;++([Sheet1.A933]-5*60*60)/(24*60*60)+[.$C$1];&quot;&quot;)">
            <text:p/>
          </table:table-cell>
          <table:table-cell/>
        </table:table-row>
        <table:table-row table:style-name="ro1">
          <table:table-cell table:formula="of:=IF([Sheet1.B934]&lt;&gt;&quot;&quot;;[Sheet1.B934];&quot;&quot;)">
            <text:p/>
          </table:table-cell>
          <table:table-cell table:formula="of:=IF([Sheet1.A934]&lt;&gt;&quot;&quot;;++([Sheet1.A934]-5*60*60)/(24*60*60)+[.$C$1];&quot;&quot;)">
            <text:p/>
          </table:table-cell>
          <table:table-cell/>
        </table:table-row>
        <table:table-row table:style-name="ro1">
          <table:table-cell table:formula="of:=IF([Sheet1.B935]&lt;&gt;&quot;&quot;;[Sheet1.B935];&quot;&quot;)">
            <text:p/>
          </table:table-cell>
          <table:table-cell table:formula="of:=IF([Sheet1.A935]&lt;&gt;&quot;&quot;;++([Sheet1.A935]-5*60*60)/(24*60*60)+[.$C$1];&quot;&quot;)">
            <text:p/>
          </table:table-cell>
          <table:table-cell/>
        </table:table-row>
        <table:table-row table:style-name="ro1">
          <table:table-cell table:formula="of:=IF([Sheet1.B936]&lt;&gt;&quot;&quot;;[Sheet1.B936];&quot;&quot;)">
            <text:p/>
          </table:table-cell>
          <table:table-cell table:formula="of:=IF([Sheet1.A936]&lt;&gt;&quot;&quot;;++([Sheet1.A936]-5*60*60)/(24*60*60)+[.$C$1];&quot;&quot;)">
            <text:p/>
          </table:table-cell>
          <table:table-cell/>
        </table:table-row>
        <table:table-row table:style-name="ro1">
          <table:table-cell table:formula="of:=IF([Sheet1.B937]&lt;&gt;&quot;&quot;;[Sheet1.B937];&quot;&quot;)">
            <text:p/>
          </table:table-cell>
          <table:table-cell table:formula="of:=IF([Sheet1.A937]&lt;&gt;&quot;&quot;;++([Sheet1.A937]-5*60*60)/(24*60*60)+[.$C$1];&quot;&quot;)">
            <text:p/>
          </table:table-cell>
          <table:table-cell/>
        </table:table-row>
        <table:table-row table:style-name="ro1">
          <table:table-cell table:formula="of:=IF([Sheet1.B938]&lt;&gt;&quot;&quot;;[Sheet1.B938];&quot;&quot;)">
            <text:p/>
          </table:table-cell>
          <table:table-cell table:formula="of:=IF([Sheet1.A938]&lt;&gt;&quot;&quot;;++([Sheet1.A938]-5*60*60)/(24*60*60)+[.$C$1];&quot;&quot;)">
            <text:p/>
          </table:table-cell>
          <table:table-cell/>
        </table:table-row>
        <table:table-row table:style-name="ro1">
          <table:table-cell table:formula="of:=IF([Sheet1.B939]&lt;&gt;&quot;&quot;;[Sheet1.B939];&quot;&quot;)">
            <text:p/>
          </table:table-cell>
          <table:table-cell table:formula="of:=IF([Sheet1.A939]&lt;&gt;&quot;&quot;;++([Sheet1.A939]-5*60*60)/(24*60*60)+[.$C$1];&quot;&quot;)">
            <text:p/>
          </table:table-cell>
          <table:table-cell/>
        </table:table-row>
        <table:table-row table:style-name="ro1">
          <table:table-cell table:formula="of:=IF([Sheet1.B940]&lt;&gt;&quot;&quot;;[Sheet1.B940];&quot;&quot;)">
            <text:p/>
          </table:table-cell>
          <table:table-cell table:formula="of:=IF([Sheet1.A940]&lt;&gt;&quot;&quot;;++([Sheet1.A940]-5*60*60)/(24*60*60)+[.$C$1];&quot;&quot;)">
            <text:p/>
          </table:table-cell>
          <table:table-cell/>
        </table:table-row>
        <table:table-row table:style-name="ro1">
          <table:table-cell table:formula="of:=IF([Sheet1.B941]&lt;&gt;&quot;&quot;;[Sheet1.B941];&quot;&quot;)">
            <text:p/>
          </table:table-cell>
          <table:table-cell table:formula="of:=IF([Sheet1.A941]&lt;&gt;&quot;&quot;;++([Sheet1.A941]-5*60*60)/(24*60*60)+[.$C$1];&quot;&quot;)">
            <text:p/>
          </table:table-cell>
          <table:table-cell/>
        </table:table-row>
        <table:table-row table:style-name="ro1">
          <table:table-cell table:formula="of:=IF([Sheet1.B942]&lt;&gt;&quot;&quot;;[Sheet1.B942];&quot;&quot;)">
            <text:p/>
          </table:table-cell>
          <table:table-cell table:formula="of:=IF([Sheet1.A942]&lt;&gt;&quot;&quot;;++([Sheet1.A942]-5*60*60)/(24*60*60)+[.$C$1];&quot;&quot;)">
            <text:p/>
          </table:table-cell>
          <table:table-cell/>
        </table:table-row>
        <table:table-row table:style-name="ro1">
          <table:table-cell table:formula="of:=IF([Sheet1.B943]&lt;&gt;&quot;&quot;;[Sheet1.B943];&quot;&quot;)">
            <text:p/>
          </table:table-cell>
          <table:table-cell table:formula="of:=IF([Sheet1.A943]&lt;&gt;&quot;&quot;;++([Sheet1.A943]-5*60*60)/(24*60*60)+[.$C$1];&quot;&quot;)">
            <text:p/>
          </table:table-cell>
          <table:table-cell/>
        </table:table-row>
        <table:table-row table:style-name="ro1">
          <table:table-cell table:formula="of:=IF([Sheet1.B944]&lt;&gt;&quot;&quot;;[Sheet1.B944];&quot;&quot;)">
            <text:p/>
          </table:table-cell>
          <table:table-cell table:formula="of:=IF([Sheet1.A944]&lt;&gt;&quot;&quot;;++([Sheet1.A944]-5*60*60)/(24*60*60)+[.$C$1];&quot;&quot;)">
            <text:p/>
          </table:table-cell>
          <table:table-cell/>
        </table:table-row>
        <table:table-row table:style-name="ro1">
          <table:table-cell table:formula="of:=IF([Sheet1.B945]&lt;&gt;&quot;&quot;;[Sheet1.B945];&quot;&quot;)">
            <text:p/>
          </table:table-cell>
          <table:table-cell table:formula="of:=IF([Sheet1.A945]&lt;&gt;&quot;&quot;;++([Sheet1.A945]-5*60*60)/(24*60*60)+[.$C$1];&quot;&quot;)">
            <text:p/>
          </table:table-cell>
          <table:table-cell/>
        </table:table-row>
        <table:table-row table:style-name="ro1">
          <table:table-cell table:formula="of:=IF([Sheet1.B946]&lt;&gt;&quot;&quot;;[Sheet1.B946];&quot;&quot;)">
            <text:p/>
          </table:table-cell>
          <table:table-cell table:formula="of:=IF([Sheet1.A946]&lt;&gt;&quot;&quot;;++([Sheet1.A946]-5*60*60)/(24*60*60)+[.$C$1];&quot;&quot;)">
            <text:p/>
          </table:table-cell>
          <table:table-cell/>
        </table:table-row>
        <table:table-row table:style-name="ro1">
          <table:table-cell table:formula="of:=IF([Sheet1.B947]&lt;&gt;&quot;&quot;;[Sheet1.B947];&quot;&quot;)">
            <text:p/>
          </table:table-cell>
          <table:table-cell table:formula="of:=IF([Sheet1.A947]&lt;&gt;&quot;&quot;;++([Sheet1.A947]-5*60*60)/(24*60*60)+[.$C$1];&quot;&quot;)">
            <text:p/>
          </table:table-cell>
          <table:table-cell/>
        </table:table-row>
        <table:table-row table:style-name="ro1">
          <table:table-cell table:formula="of:=IF([Sheet1.B948]&lt;&gt;&quot;&quot;;[Sheet1.B948];&quot;&quot;)">
            <text:p/>
          </table:table-cell>
          <table:table-cell table:formula="of:=IF([Sheet1.A948]&lt;&gt;&quot;&quot;;++([Sheet1.A948]-5*60*60)/(24*60*60)+[.$C$1];&quot;&quot;)">
            <text:p/>
          </table:table-cell>
          <table:table-cell/>
        </table:table-row>
        <table:table-row table:style-name="ro1">
          <table:table-cell table:formula="of:=IF([Sheet1.B949]&lt;&gt;&quot;&quot;;[Sheet1.B949];&quot;&quot;)">
            <text:p/>
          </table:table-cell>
          <table:table-cell table:formula="of:=IF([Sheet1.A949]&lt;&gt;&quot;&quot;;++([Sheet1.A949]-5*60*60)/(24*60*60)+[.$C$1];&quot;&quot;)">
            <text:p/>
          </table:table-cell>
          <table:table-cell/>
        </table:table-row>
        <table:table-row table:style-name="ro1">
          <table:table-cell table:formula="of:=IF([Sheet1.B950]&lt;&gt;&quot;&quot;;[Sheet1.B950];&quot;&quot;)">
            <text:p/>
          </table:table-cell>
          <table:table-cell table:formula="of:=IF([Sheet1.A950]&lt;&gt;&quot;&quot;;++([Sheet1.A950]-5*60*60)/(24*60*60)+[.$C$1];&quot;&quot;)">
            <text:p/>
          </table:table-cell>
          <table:table-cell/>
        </table:table-row>
        <table:table-row table:style-name="ro1">
          <table:table-cell table:formula="of:=IF([Sheet1.B951]&lt;&gt;&quot;&quot;;[Sheet1.B951];&quot;&quot;)">
            <text:p/>
          </table:table-cell>
          <table:table-cell table:formula="of:=IF([Sheet1.A951]&lt;&gt;&quot;&quot;;++([Sheet1.A951]-5*60*60)/(24*60*60)+[.$C$1];&quot;&quot;)">
            <text:p/>
          </table:table-cell>
          <table:table-cell/>
        </table:table-row>
        <table:table-row table:style-name="ro1">
          <table:table-cell table:formula="of:=IF([Sheet1.B952]&lt;&gt;&quot;&quot;;[Sheet1.B952];&quot;&quot;)">
            <text:p/>
          </table:table-cell>
          <table:table-cell table:formula="of:=IF([Sheet1.A952]&lt;&gt;&quot;&quot;;++([Sheet1.A952]-5*60*60)/(24*60*60)+[.$C$1];&quot;&quot;)">
            <text:p/>
          </table:table-cell>
          <table:table-cell/>
        </table:table-row>
        <table:table-row table:style-name="ro1">
          <table:table-cell table:formula="of:=IF([Sheet1.B953]&lt;&gt;&quot;&quot;;[Sheet1.B953];&quot;&quot;)">
            <text:p/>
          </table:table-cell>
          <table:table-cell table:formula="of:=IF([Sheet1.A953]&lt;&gt;&quot;&quot;;++([Sheet1.A953]-5*60*60)/(24*60*60)+[.$C$1];&quot;&quot;)">
            <text:p/>
          </table:table-cell>
          <table:table-cell/>
        </table:table-row>
        <table:table-row table:style-name="ro1">
          <table:table-cell table:formula="of:=IF([Sheet1.B954]&lt;&gt;&quot;&quot;;[Sheet1.B954];&quot;&quot;)">
            <text:p/>
          </table:table-cell>
          <table:table-cell table:formula="of:=IF([Sheet1.A954]&lt;&gt;&quot;&quot;;++([Sheet1.A954]-5*60*60)/(24*60*60)+[.$C$1];&quot;&quot;)">
            <text:p/>
          </table:table-cell>
          <table:table-cell/>
        </table:table-row>
        <table:table-row table:style-name="ro1">
          <table:table-cell table:formula="of:=IF([Sheet1.B955]&lt;&gt;&quot;&quot;;[Sheet1.B955];&quot;&quot;)">
            <text:p/>
          </table:table-cell>
          <table:table-cell table:formula="of:=IF([Sheet1.A955]&lt;&gt;&quot;&quot;;++([Sheet1.A955]-5*60*60)/(24*60*60)+[.$C$1];&quot;&quot;)">
            <text:p/>
          </table:table-cell>
          <table:table-cell/>
        </table:table-row>
        <table:table-row table:style-name="ro1">
          <table:table-cell table:formula="of:=IF([Sheet1.B956]&lt;&gt;&quot;&quot;;[Sheet1.B956];&quot;&quot;)">
            <text:p/>
          </table:table-cell>
          <table:table-cell table:formula="of:=IF([Sheet1.A956]&lt;&gt;&quot;&quot;;++([Sheet1.A956]-5*60*60)/(24*60*60)+[.$C$1];&quot;&quot;)">
            <text:p/>
          </table:table-cell>
          <table:table-cell/>
        </table:table-row>
        <table:table-row table:style-name="ro1">
          <table:table-cell table:formula="of:=IF([Sheet1.B957]&lt;&gt;&quot;&quot;;[Sheet1.B957];&quot;&quot;)">
            <text:p/>
          </table:table-cell>
          <table:table-cell table:formula="of:=IF([Sheet1.A957]&lt;&gt;&quot;&quot;;++([Sheet1.A957]-5*60*60)/(24*60*60)+[.$C$1];&quot;&quot;)">
            <text:p/>
          </table:table-cell>
          <table:table-cell/>
        </table:table-row>
        <table:table-row table:style-name="ro1">
          <table:table-cell table:formula="of:=IF([Sheet1.B958]&lt;&gt;&quot;&quot;;[Sheet1.B958];&quot;&quot;)">
            <text:p/>
          </table:table-cell>
          <table:table-cell table:formula="of:=IF([Sheet1.A958]&lt;&gt;&quot;&quot;;++([Sheet1.A958]-5*60*60)/(24*60*60)+[.$C$1];&quot;&quot;)">
            <text:p/>
          </table:table-cell>
          <table:table-cell/>
        </table:table-row>
        <table:table-row table:style-name="ro1">
          <table:table-cell table:formula="of:=IF([Sheet1.B959]&lt;&gt;&quot;&quot;;[Sheet1.B959];&quot;&quot;)">
            <text:p/>
          </table:table-cell>
          <table:table-cell table:formula="of:=IF([Sheet1.A959]&lt;&gt;&quot;&quot;;++([Sheet1.A959]-5*60*60)/(24*60*60)+[.$C$1];&quot;&quot;)">
            <text:p/>
          </table:table-cell>
          <table:table-cell/>
        </table:table-row>
        <table:table-row table:style-name="ro1">
          <table:table-cell table:formula="of:=IF([Sheet1.B960]&lt;&gt;&quot;&quot;;[Sheet1.B960];&quot;&quot;)">
            <text:p/>
          </table:table-cell>
          <table:table-cell table:formula="of:=IF([Sheet1.A960]&lt;&gt;&quot;&quot;;++([Sheet1.A960]-5*60*60)/(24*60*60)+[.$C$1];&quot;&quot;)">
            <text:p/>
          </table:table-cell>
          <table:table-cell/>
        </table:table-row>
        <table:table-row table:style-name="ro1">
          <table:table-cell table:formula="of:=IF([Sheet1.B961]&lt;&gt;&quot;&quot;;[Sheet1.B961];&quot;&quot;)">
            <text:p/>
          </table:table-cell>
          <table:table-cell table:formula="of:=IF([Sheet1.A961]&lt;&gt;&quot;&quot;;++([Sheet1.A961]-5*60*60)/(24*60*60)+[.$C$1];&quot;&quot;)">
            <text:p/>
          </table:table-cell>
          <table:table-cell/>
        </table:table-row>
        <table:table-row table:style-name="ro1">
          <table:table-cell table:formula="of:=IF([Sheet1.B962]&lt;&gt;&quot;&quot;;[Sheet1.B962];&quot;&quot;)">
            <text:p/>
          </table:table-cell>
          <table:table-cell table:formula="of:=IF([Sheet1.A962]&lt;&gt;&quot;&quot;;++([Sheet1.A962]-5*60*60)/(24*60*60)+[.$C$1];&quot;&quot;)">
            <text:p/>
          </table:table-cell>
          <table:table-cell/>
        </table:table-row>
        <table:table-row table:style-name="ro1">
          <table:table-cell table:formula="of:=IF([Sheet1.B963]&lt;&gt;&quot;&quot;;[Sheet1.B963];&quot;&quot;)">
            <text:p/>
          </table:table-cell>
          <table:table-cell table:formula="of:=IF([Sheet1.A963]&lt;&gt;&quot;&quot;;++([Sheet1.A963]-5*60*60)/(24*60*60)+[.$C$1];&quot;&quot;)">
            <text:p/>
          </table:table-cell>
          <table:table-cell/>
        </table:table-row>
        <table:table-row table:style-name="ro1">
          <table:table-cell table:formula="of:=IF([Sheet1.B964]&lt;&gt;&quot;&quot;;[Sheet1.B964];&quot;&quot;)">
            <text:p/>
          </table:table-cell>
          <table:table-cell table:formula="of:=IF([Sheet1.A964]&lt;&gt;&quot;&quot;;++([Sheet1.A964]-5*60*60)/(24*60*60)+[.$C$1];&quot;&quot;)">
            <text:p/>
          </table:table-cell>
          <table:table-cell/>
        </table:table-row>
        <table:table-row table:style-name="ro1">
          <table:table-cell table:formula="of:=IF([Sheet1.B965]&lt;&gt;&quot;&quot;;[Sheet1.B965];&quot;&quot;)">
            <text:p/>
          </table:table-cell>
          <table:table-cell table:formula="of:=IF([Sheet1.A965]&lt;&gt;&quot;&quot;;++([Sheet1.A965]-5*60*60)/(24*60*60)+[.$C$1];&quot;&quot;)">
            <text:p/>
          </table:table-cell>
          <table:table-cell/>
        </table:table-row>
        <table:table-row table:style-name="ro1">
          <table:table-cell table:formula="of:=IF([Sheet1.B966]&lt;&gt;&quot;&quot;;[Sheet1.B966];&quot;&quot;)">
            <text:p/>
          </table:table-cell>
          <table:table-cell table:formula="of:=IF([Sheet1.A966]&lt;&gt;&quot;&quot;;++([Sheet1.A966]-5*60*60)/(24*60*60)+[.$C$1];&quot;&quot;)">
            <text:p/>
          </table:table-cell>
          <table:table-cell/>
        </table:table-row>
        <table:table-row table:style-name="ro1">
          <table:table-cell table:formula="of:=IF([Sheet1.B967]&lt;&gt;&quot;&quot;;[Sheet1.B967];&quot;&quot;)">
            <text:p/>
          </table:table-cell>
          <table:table-cell table:formula="of:=IF([Sheet1.A967]&lt;&gt;&quot;&quot;;++([Sheet1.A967]-5*60*60)/(24*60*60)+[.$C$1];&quot;&quot;)">
            <text:p/>
          </table:table-cell>
          <table:table-cell/>
        </table:table-row>
        <table:table-row table:style-name="ro1">
          <table:table-cell table:formula="of:=IF([Sheet1.B968]&lt;&gt;&quot;&quot;;[Sheet1.B968];&quot;&quot;)">
            <text:p/>
          </table:table-cell>
          <table:table-cell table:formula="of:=IF([Sheet1.A968]&lt;&gt;&quot;&quot;;++([Sheet1.A968]-5*60*60)/(24*60*60)+[.$C$1];&quot;&quot;)">
            <text:p/>
          </table:table-cell>
          <table:table-cell/>
        </table:table-row>
        <table:table-row table:style-name="ro1">
          <table:table-cell table:formula="of:=IF([Sheet1.B969]&lt;&gt;&quot;&quot;;[Sheet1.B969];&quot;&quot;)">
            <text:p/>
          </table:table-cell>
          <table:table-cell table:formula="of:=IF([Sheet1.A969]&lt;&gt;&quot;&quot;;++([Sheet1.A969]-5*60*60)/(24*60*60)+[.$C$1];&quot;&quot;)">
            <text:p/>
          </table:table-cell>
          <table:table-cell/>
        </table:table-row>
        <table:table-row table:style-name="ro1">
          <table:table-cell table:formula="of:=IF([Sheet1.B970]&lt;&gt;&quot;&quot;;[Sheet1.B970];&quot;&quot;)">
            <text:p/>
          </table:table-cell>
          <table:table-cell table:formula="of:=IF([Sheet1.A970]&lt;&gt;&quot;&quot;;++([Sheet1.A970]-5*60*60)/(24*60*60)+[.$C$1];&quot;&quot;)">
            <text:p/>
          </table:table-cell>
          <table:table-cell/>
        </table:table-row>
        <table:table-row table:style-name="ro1">
          <table:table-cell table:formula="of:=IF([Sheet1.B971]&lt;&gt;&quot;&quot;;[Sheet1.B971];&quot;&quot;)">
            <text:p/>
          </table:table-cell>
          <table:table-cell table:formula="of:=IF([Sheet1.A971]&lt;&gt;&quot;&quot;;++([Sheet1.A971]-5*60*60)/(24*60*60)+[.$C$1];&quot;&quot;)">
            <text:p/>
          </table:table-cell>
          <table:table-cell/>
        </table:table-row>
        <table:table-row table:style-name="ro1">
          <table:table-cell table:formula="of:=IF([Sheet1.B972]&lt;&gt;&quot;&quot;;[Sheet1.B972];&quot;&quot;)">
            <text:p/>
          </table:table-cell>
          <table:table-cell table:formula="of:=IF([Sheet1.A972]&lt;&gt;&quot;&quot;;++([Sheet1.A972]-5*60*60)/(24*60*60)+[.$C$1];&quot;&quot;)">
            <text:p/>
          </table:table-cell>
          <table:table-cell/>
        </table:table-row>
        <table:table-row table:style-name="ro1">
          <table:table-cell table:formula="of:=IF([Sheet1.B973]&lt;&gt;&quot;&quot;;[Sheet1.B973];&quot;&quot;)">
            <text:p/>
          </table:table-cell>
          <table:table-cell table:formula="of:=IF([Sheet1.A973]&lt;&gt;&quot;&quot;;++([Sheet1.A973]-5*60*60)/(24*60*60)+[.$C$1];&quot;&quot;)">
            <text:p/>
          </table:table-cell>
          <table:table-cell/>
        </table:table-row>
        <table:table-row table:style-name="ro1">
          <table:table-cell table:formula="of:=IF([Sheet1.B974]&lt;&gt;&quot;&quot;;[Sheet1.B974];&quot;&quot;)">
            <text:p/>
          </table:table-cell>
          <table:table-cell table:formula="of:=IF([Sheet1.A974]&lt;&gt;&quot;&quot;;++([Sheet1.A974]-5*60*60)/(24*60*60)+[.$C$1];&quot;&quot;)">
            <text:p/>
          </table:table-cell>
          <table:table-cell/>
        </table:table-row>
        <table:table-row table:style-name="ro1">
          <table:table-cell table:formula="of:=IF([Sheet1.B975]&lt;&gt;&quot;&quot;;[Sheet1.B975];&quot;&quot;)">
            <text:p/>
          </table:table-cell>
          <table:table-cell table:formula="of:=IF([Sheet1.A975]&lt;&gt;&quot;&quot;;++([Sheet1.A975]-5*60*60)/(24*60*60)+[.$C$1];&quot;&quot;)">
            <text:p/>
          </table:table-cell>
          <table:table-cell/>
        </table:table-row>
        <table:table-row table:style-name="ro1">
          <table:table-cell table:formula="of:=IF([Sheet1.B976]&lt;&gt;&quot;&quot;;[Sheet1.B976];&quot;&quot;)">
            <text:p/>
          </table:table-cell>
          <table:table-cell table:formula="of:=IF([Sheet1.A976]&lt;&gt;&quot;&quot;;++([Sheet1.A976]-5*60*60)/(24*60*60)+[.$C$1];&quot;&quot;)">
            <text:p/>
          </table:table-cell>
          <table:table-cell/>
        </table:table-row>
        <table:table-row table:style-name="ro1">
          <table:table-cell table:formula="of:=IF([Sheet1.B977]&lt;&gt;&quot;&quot;;[Sheet1.B977];&quot;&quot;)">
            <text:p/>
          </table:table-cell>
          <table:table-cell table:formula="of:=IF([Sheet1.A977]&lt;&gt;&quot;&quot;;++([Sheet1.A977]-5*60*60)/(24*60*60)+[.$C$1];&quot;&quot;)">
            <text:p/>
          </table:table-cell>
          <table:table-cell/>
        </table:table-row>
        <table:table-row table:style-name="ro1">
          <table:table-cell table:formula="of:=IF([Sheet1.B978]&lt;&gt;&quot;&quot;;[Sheet1.B978];&quot;&quot;)">
            <text:p/>
          </table:table-cell>
          <table:table-cell table:formula="of:=IF([Sheet1.A978]&lt;&gt;&quot;&quot;;++([Sheet1.A978]-5*60*60)/(24*60*60)+[.$C$1];&quot;&quot;)">
            <text:p/>
          </table:table-cell>
          <table:table-cell/>
        </table:table-row>
        <table:table-row table:style-name="ro1">
          <table:table-cell table:formula="of:=IF([Sheet1.B979]&lt;&gt;&quot;&quot;;[Sheet1.B979];&quot;&quot;)">
            <text:p/>
          </table:table-cell>
          <table:table-cell table:formula="of:=IF([Sheet1.A979]&lt;&gt;&quot;&quot;;++([Sheet1.A979]-5*60*60)/(24*60*60)+[.$C$1];&quot;&quot;)">
            <text:p/>
          </table:table-cell>
          <table:table-cell/>
        </table:table-row>
        <table:table-row table:style-name="ro1">
          <table:table-cell table:formula="of:=IF([Sheet1.B980]&lt;&gt;&quot;&quot;;[Sheet1.B980];&quot;&quot;)">
            <text:p/>
          </table:table-cell>
          <table:table-cell table:formula="of:=IF([Sheet1.A980]&lt;&gt;&quot;&quot;;++([Sheet1.A980]-5*60*60)/(24*60*60)+[.$C$1];&quot;&quot;)">
            <text:p/>
          </table:table-cell>
          <table:table-cell/>
        </table:table-row>
        <table:table-row table:style-name="ro1">
          <table:table-cell table:formula="of:=IF([Sheet1.B981]&lt;&gt;&quot;&quot;;[Sheet1.B981];&quot;&quot;)">
            <text:p/>
          </table:table-cell>
          <table:table-cell table:formula="of:=IF([Sheet1.A981]&lt;&gt;&quot;&quot;;++([Sheet1.A981]-5*60*60)/(24*60*60)+[.$C$1];&quot;&quot;)">
            <text:p/>
          </table:table-cell>
          <table:table-cell/>
        </table:table-row>
        <table:table-row table:style-name="ro1">
          <table:table-cell table:formula="of:=IF([Sheet1.B982]&lt;&gt;&quot;&quot;;[Sheet1.B982];&quot;&quot;)">
            <text:p/>
          </table:table-cell>
          <table:table-cell table:formula="of:=IF([Sheet1.A982]&lt;&gt;&quot;&quot;;++([Sheet1.A982]-5*60*60)/(24*60*60)+[.$C$1];&quot;&quot;)">
            <text:p/>
          </table:table-cell>
          <table:table-cell/>
        </table:table-row>
        <table:table-row table:style-name="ro1">
          <table:table-cell table:formula="of:=IF([Sheet1.B983]&lt;&gt;&quot;&quot;;[Sheet1.B983];&quot;&quot;)">
            <text:p/>
          </table:table-cell>
          <table:table-cell table:formula="of:=IF([Sheet1.A983]&lt;&gt;&quot;&quot;;++([Sheet1.A983]-5*60*60)/(24*60*60)+[.$C$1];&quot;&quot;)">
            <text:p/>
          </table:table-cell>
          <table:table-cell/>
        </table:table-row>
        <table:table-row table:style-name="ro1">
          <table:table-cell table:formula="of:=IF([Sheet1.B984]&lt;&gt;&quot;&quot;;[Sheet1.B984];&quot;&quot;)">
            <text:p/>
          </table:table-cell>
          <table:table-cell table:formula="of:=IF([Sheet1.A984]&lt;&gt;&quot;&quot;;++([Sheet1.A984]-5*60*60)/(24*60*60)+[.$C$1];&quot;&quot;)">
            <text:p/>
          </table:table-cell>
          <table:table-cell/>
        </table:table-row>
        <table:table-row table:style-name="ro1">
          <table:table-cell table:formula="of:=IF([Sheet1.B985]&lt;&gt;&quot;&quot;;[Sheet1.B985];&quot;&quot;)">
            <text:p/>
          </table:table-cell>
          <table:table-cell table:formula="of:=IF([Sheet1.A985]&lt;&gt;&quot;&quot;;++([Sheet1.A985]-5*60*60)/(24*60*60)+[.$C$1];&quot;&quot;)">
            <text:p/>
          </table:table-cell>
          <table:table-cell/>
        </table:table-row>
        <table:table-row table:style-name="ro1">
          <table:table-cell table:formula="of:=IF([Sheet1.B986]&lt;&gt;&quot;&quot;;[Sheet1.B986];&quot;&quot;)">
            <text:p/>
          </table:table-cell>
          <table:table-cell table:formula="of:=IF([Sheet1.A986]&lt;&gt;&quot;&quot;;++([Sheet1.A986]-5*60*60)/(24*60*60)+[.$C$1];&quot;&quot;)">
            <text:p/>
          </table:table-cell>
          <table:table-cell/>
        </table:table-row>
        <table:table-row table:style-name="ro1">
          <table:table-cell table:formula="of:=IF([Sheet1.B987]&lt;&gt;&quot;&quot;;[Sheet1.B987];&quot;&quot;)">
            <text:p/>
          </table:table-cell>
          <table:table-cell table:formula="of:=IF([Sheet1.A987]&lt;&gt;&quot;&quot;;++([Sheet1.A987]-5*60*60)/(24*60*60)+[.$C$1];&quot;&quot;)">
            <text:p/>
          </table:table-cell>
          <table:table-cell/>
        </table:table-row>
        <table:table-row table:style-name="ro1">
          <table:table-cell table:formula="of:=IF([Sheet1.B988]&lt;&gt;&quot;&quot;;[Sheet1.B988];&quot;&quot;)">
            <text:p/>
          </table:table-cell>
          <table:table-cell table:formula="of:=IF([Sheet1.A988]&lt;&gt;&quot;&quot;;++([Sheet1.A988]-5*60*60)/(24*60*60)+[.$C$1];&quot;&quot;)">
            <text:p/>
          </table:table-cell>
          <table:table-cell/>
        </table:table-row>
        <table:table-row table:style-name="ro1">
          <table:table-cell table:formula="of:=IF([Sheet1.B989]&lt;&gt;&quot;&quot;;[Sheet1.B989];&quot;&quot;)">
            <text:p/>
          </table:table-cell>
          <table:table-cell table:formula="of:=IF([Sheet1.A989]&lt;&gt;&quot;&quot;;++([Sheet1.A989]-5*60*60)/(24*60*60)+[.$C$1];&quot;&quot;)">
            <text:p/>
          </table:table-cell>
          <table:table-cell/>
        </table:table-row>
        <table:table-row table:style-name="ro1">
          <table:table-cell table:formula="of:=IF([Sheet1.B990]&lt;&gt;&quot;&quot;;[Sheet1.B990];&quot;&quot;)">
            <text:p/>
          </table:table-cell>
          <table:table-cell table:formula="of:=IF([Sheet1.A990]&lt;&gt;&quot;&quot;;++([Sheet1.A990]-5*60*60)/(24*60*60)+[.$C$1];&quot;&quot;)">
            <text:p/>
          </table:table-cell>
          <table:table-cell/>
        </table:table-row>
        <table:table-row table:style-name="ro1">
          <table:table-cell table:formula="of:=IF([Sheet1.B991]&lt;&gt;&quot;&quot;;[Sheet1.B991];&quot;&quot;)">
            <text:p/>
          </table:table-cell>
          <table:table-cell table:formula="of:=IF([Sheet1.A991]&lt;&gt;&quot;&quot;;++([Sheet1.A991]-5*60*60)/(24*60*60)+[.$C$1];&quot;&quot;)">
            <text:p/>
          </table:table-cell>
          <table:table-cell/>
        </table:table-row>
        <table:table-row table:style-name="ro1">
          <table:table-cell table:formula="of:=IF([Sheet1.B992]&lt;&gt;&quot;&quot;;[Sheet1.B992];&quot;&quot;)">
            <text:p/>
          </table:table-cell>
          <table:table-cell table:formula="of:=IF([Sheet1.A992]&lt;&gt;&quot;&quot;;++([Sheet1.A992]-5*60*60)/(24*60*60)+[.$C$1];&quot;&quot;)">
            <text:p/>
          </table:table-cell>
          <table:table-cell/>
        </table:table-row>
        <table:table-row table:style-name="ro1">
          <table:table-cell table:formula="of:=IF([Sheet1.B993]&lt;&gt;&quot;&quot;;[Sheet1.B993];&quot;&quot;)">
            <text:p/>
          </table:table-cell>
          <table:table-cell table:formula="of:=IF([Sheet1.A993]&lt;&gt;&quot;&quot;;++([Sheet1.A993]-5*60*60)/(24*60*60)+[.$C$1];&quot;&quot;)">
            <text:p/>
          </table:table-cell>
          <table:table-cell/>
        </table:table-row>
        <table:table-row table:style-name="ro1">
          <table:table-cell table:formula="of:=IF([Sheet1.B994]&lt;&gt;&quot;&quot;;[Sheet1.B994];&quot;&quot;)">
            <text:p/>
          </table:table-cell>
          <table:table-cell table:formula="of:=IF([Sheet1.A994]&lt;&gt;&quot;&quot;;++([Sheet1.A994]-5*60*60)/(24*60*60)+[.$C$1];&quot;&quot;)">
            <text:p/>
          </table:table-cell>
          <table:table-cell/>
        </table:table-row>
        <table:table-row table:style-name="ro1">
          <table:table-cell table:formula="of:=IF([Sheet1.B995]&lt;&gt;&quot;&quot;;[Sheet1.B995];&quot;&quot;)">
            <text:p/>
          </table:table-cell>
          <table:table-cell table:formula="of:=IF([Sheet1.A995]&lt;&gt;&quot;&quot;;++([Sheet1.A995]-5*60*60)/(24*60*60)+[.$C$1];&quot;&quot;)">
            <text:p/>
          </table:table-cell>
          <table:table-cell/>
        </table:table-row>
        <table:table-row table:style-name="ro1">
          <table:table-cell table:formula="of:=IF([Sheet1.B996]&lt;&gt;&quot;&quot;;[Sheet1.B996];&quot;&quot;)">
            <text:p/>
          </table:table-cell>
          <table:table-cell table:formula="of:=IF([Sheet1.A996]&lt;&gt;&quot;&quot;;++([Sheet1.A996]-5*60*60)/(24*60*60)+[.$C$1];&quot;&quot;)">
            <text:p/>
          </table:table-cell>
          <table:table-cell/>
        </table:table-row>
        <table:table-row table:style-name="ro1">
          <table:table-cell table:formula="of:=IF([Sheet1.B997]&lt;&gt;&quot;&quot;;[Sheet1.B997];&quot;&quot;)">
            <text:p/>
          </table:table-cell>
          <table:table-cell table:formula="of:=IF([Sheet1.A997]&lt;&gt;&quot;&quot;;++([Sheet1.A997]-5*60*60)/(24*60*60)+[.$C$1];&quot;&quot;)">
            <text:p/>
          </table:table-cell>
          <table:table-cell/>
        </table:table-row>
        <table:table-row table:style-name="ro1">
          <table:table-cell table:formula="of:=IF([Sheet1.B998]&lt;&gt;&quot;&quot;;[Sheet1.B998];&quot;&quot;)">
            <text:p/>
          </table:table-cell>
          <table:table-cell table:formula="of:=IF([Sheet1.A998]&lt;&gt;&quot;&quot;;++([Sheet1.A998]-5*60*60)/(24*60*60)+[.$C$1];&quot;&quot;)">
            <text:p/>
          </table:table-cell>
          <table:table-cell/>
        </table:table-row>
        <table:table-row table:style-name="ro1">
          <table:table-cell table:formula="of:=IF([Sheet1.B999]&lt;&gt;&quot;&quot;;[Sheet1.B999];&quot;&quot;)">
            <text:p/>
          </table:table-cell>
          <table:table-cell table:formula="of:=IF([Sheet1.A999]&lt;&gt;&quot;&quot;;++([Sheet1.A99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0]&lt;&gt;&quot;&quot;;++([Sheet1.A100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1]&lt;&gt;&quot;&quot;;++([Sheet1.A100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2]&lt;&gt;&quot;&quot;;++([Sheet1.A100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3]&lt;&gt;&quot;&quot;;++([Sheet1.A100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4]&lt;&gt;&quot;&quot;;++([Sheet1.A100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5]&lt;&gt;&quot;&quot;;++([Sheet1.A100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6]&lt;&gt;&quot;&quot;;++([Sheet1.A100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7]&lt;&gt;&quot;&quot;;++([Sheet1.A100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8]&lt;&gt;&quot;&quot;;++([Sheet1.A100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9]&lt;&gt;&quot;&quot;;++([Sheet1.A100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0]&lt;&gt;&quot;&quot;;++([Sheet1.A101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1]&lt;&gt;&quot;&quot;;++([Sheet1.A101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2]&lt;&gt;&quot;&quot;;++([Sheet1.A101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3]&lt;&gt;&quot;&quot;;++([Sheet1.A101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4]&lt;&gt;&quot;&quot;;++([Sheet1.A101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5]&lt;&gt;&quot;&quot;;++([Sheet1.A101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6]&lt;&gt;&quot;&quot;;++([Sheet1.A101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7]&lt;&gt;&quot;&quot;;++([Sheet1.A101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8]&lt;&gt;&quot;&quot;;++([Sheet1.A101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9]&lt;&gt;&quot;&quot;;++([Sheet1.A101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0]&lt;&gt;&quot;&quot;;++([Sheet1.A102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1]&lt;&gt;&quot;&quot;;++([Sheet1.A102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2]&lt;&gt;&quot;&quot;;++([Sheet1.A102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3]&lt;&gt;&quot;&quot;;++([Sheet1.A102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4]&lt;&gt;&quot;&quot;;++([Sheet1.A102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5]&lt;&gt;&quot;&quot;;++([Sheet1.A102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6]&lt;&gt;&quot;&quot;;++([Sheet1.A102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7]&lt;&gt;&quot;&quot;;++([Sheet1.A102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8]&lt;&gt;&quot;&quot;;++([Sheet1.A102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9]&lt;&gt;&quot;&quot;;++([Sheet1.A102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0]&lt;&gt;&quot;&quot;;++([Sheet1.A103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1]&lt;&gt;&quot;&quot;;++([Sheet1.A103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2]&lt;&gt;&quot;&quot;;++([Sheet1.A103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3]&lt;&gt;&quot;&quot;;++([Sheet1.A103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4]&lt;&gt;&quot;&quot;;++([Sheet1.A103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5]&lt;&gt;&quot;&quot;;++([Sheet1.A103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6]&lt;&gt;&quot;&quot;;++([Sheet1.A103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7]&lt;&gt;&quot;&quot;;++([Sheet1.A1037]-5*60*60)/(24*60*60)+[.$C$1]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date-style style:name="N12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2:38:15.37245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3:17:14.31</meta:creation-date>
    <meta:editing-duration>PT1H31M27S</meta:editing-duration>
    <meta:editing-cycles>24</meta:editing-cycles>
    <meta:generator>LibreOffice/5.4.5.1$Linux_X86_64 LibreOffice_project/79c9829dd5d8054ec39a82dc51cd9eff340dbee8</meta:generator>
    <dc:date>2018-11-07T16:39:27.446202702</dc:date>
    <meta:document-statistic meta:table-count="2" meta:cell-count="2063" meta:object-count="1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global nCounter as Integer

function Refresh_Sheet_Link(B1)
    thisComponent.SheetLinks(0).refresh
End function


function Refresh_Sheet_Link_advanced(B1)
    DialogLibraries.loadLibrary("Standard")
    oDlg = CreateUnoDialog(DialogLibraries.Standard.dlg_import_running)
    olblrunning = oDlg.getcontrol("lblrunning")
    oDlg.setVisible(true)
    thisComponent.SheetLinks(0).refresh
    nCounter = ncounter + 1
    if Ncounter = 60 then
        thiscomponent.store
        nCounter = 0
    endif
    wait 3000
    oDlg.setVisible(false)
    odlg.dispose(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lg_import_running"/>
</library:library>
</file>

<file path=Dialogs/Standard/dlg_import_running.xml><?xml version="1.0" encoding="utf-8"?>
<!DOCTYPE window  PUBLIC '-//OpenOffice.org//DTD OfficeDocument 1.0//EN'  'dialog.dtd'>
<dlg:window xmlns:dlg="http://openoffice.org/2000/dialog" xmlns:script="http://openoffice.org/2000/script" dlg:id="dlg_import_running" dlg:left="308" dlg:top="206" dlg:width="135" dlg:height="29" dlg:closeable="true" dlg:moveable="true" dlg:title="Info">
  <dlg:styles>
    <dlg:style dlg:style-id="0" dlg:font-height="14" dlg:font-weight="150"/>
  </dlg:styles>
  <dlg:bulletinboard>
    <dlg:text dlg:style-id="0" dlg:id="lblrunning" dlg:tab-index="0" dlg:left="4" dlg:top="9" dlg:width="124" dlg:height="16" dlg:value="Data Import running ..." dlg:align="center" dlg:multiline="true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ef413d" fo:font-size="16pt" fo:font-style="italic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ed1c24" fo:font-size="12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ed1c24" fo:font-size="12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57cm" svg:height="14.768cm" xlink:href=".." xlink:type="simple" chart:class="chart:scatter" chart:style-name="ch1">
        <chart:title svg:x="13.472cm" svg:y="0.431cm" chart:style-name="ch2">
          <text:p>Polarion License Usage over Time</text:p>
        </chart:title>
        <chart:plot-area chart:style-name="ch3" table:cell-range-address="Trigger.A1:Trigger.B1000" chart:data-source-has-labels="row" svg:x="1.882cm" svg:y="1.673cm" svg:width="33.748cm" svg:height="11.675cm">
          <chartooo:coordinate-region svg:x="3.02cm" svg:y="1.872cm" svg:width="31.471cm" svg:height="10.829cm"/>
          <chart:axis chart:dimension="x" chart:name="primary-x" chart:style-name="ch4">
            <chart:title svg:x="18.19cm" svg:y="13.643cm" chart:style-name="ch5">
              <text:p>Time</text:p>
            </chart:title>
          </chart:axis>
          <chart:axis chart:dimension="y" chart:name="primary-y" chart:style-name="ch6">
            <chart:title svg:x="0.451cm" svg:y="9.081cm" chart:style-name="ch7">
              <text:p>Licenses Used</text:p>
            </chart:title>
            <chart:grid chart:style-name="ch8" chart:class="major"/>
          </chart:axis>
          <chart:series chart:style-name="ch9" chart:values-cell-range-address="Trigger.A3:Trigger.A1000" chart:label-cell-address="Trigger.B1:Trigger.B2" chart:class="chart:scatter">
            <chart:domain table:cell-range-address="Trigger.B3:Trigger.B1000"/>
            <chart:data-point chart:repeated="9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Trigger.B1:Trigger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11.5582157407">
                <text:p>43411.5582157407</text:p>
                <draw:g>
                  <svg:desc>Trigger.B3:Trigger.B1000</svg:desc>
                </draw:g>
              </table:table-cell>
              <table:table-cell office:value-type="float" office:value="55">
                <text:p>55</text:p>
                <draw:g>
                  <svg:desc>Trigger.A3:Trigger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11.5601385417">
                <text:p>43411.56013854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411.6480553241">
                <text:p>43411.64805532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11.6562858796">
                <text:p>43411.65628587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11.6675850694">
                <text:p>43411.66758506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411.6693596065">
                <text:p>43411.66935960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11.6703459491">
                <text:p>43411.67034594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11.6792478009">
                <text:p>43411.6792478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11.6803865741">
                <text:p>43411.68038657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11.6860540509">
                <text:p>43411.68605405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11.6901803241">
                <text:p>43411.69018032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